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elle50" style:family="table">
      <style:table-properties style:width="16.2cm" table:align="margins"/>
    </style:style>
    <style:style style:name="Tabelle50.A" style:family="table-column">
      <style:table-column-properties style:column-width="4.313cm" style:rel-column-width="17446*"/>
    </style:style>
    <style:style style:name="Tabelle50.B" style:family="table-column">
      <style:table-column-properties style:column-width="11.887cm" style:rel-column-width="4808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3" style:family="table">
      <style:table-properties style:width="16.2cm" table:align="margins"/>
    </style:style>
    <style:style style:name="Tabelle53.A" style:family="table-column">
      <style:table-column-properties style:column-width="4.311cm" style:rel-column-width="17439*"/>
    </style:style>
    <style:style style:name="Tabelle53.B" style:family="table-column">
      <style:table-column-properties style:column-width="11.889cm" style:rel-column-width="48096*"/>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1" style:family="table">
      <style:table-properties style:width="16.2cm" table:align="margins"/>
    </style:style>
    <style:style style:name="Tabelle1.A" style:family="table-column">
      <style:table-column-properties style:column-width="4.313cm" style:rel-column-width="17446*"/>
    </style:style>
    <style:style style:name="Tabelle1.B" style:family="table-column">
      <style:table-column-properties style:column-width="11.887cm" style:rel-column-width="4808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52" style:family="table">
      <style:table-properties style:width="16.2cm" table:align="margins"/>
    </style:style>
    <style:style style:name="Tabelle52.A" style:family="table-column">
      <style:table-column-properties style:column-width="4.313cm" style:rel-column-width="17446*"/>
    </style:style>
    <style:style style:name="Tabelle52.B" style:family="table-column">
      <style:table-column-properties style:column-width="11.887cm" style:rel-column-width="48089*"/>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3" style:family="table">
      <style:table-properties style:width="16.2cm" table:align="margins"/>
    </style:style>
    <style:style style:name="Tabelle3.A" style:family="table-column">
      <style:table-column-properties style:column-width="4.313cm" style:rel-column-width="17446*"/>
    </style:style>
    <style:style style:name="Tabelle3.B" style:family="table-column">
      <style:table-column-properties style:column-width="11.887cm" style:rel-column-width="48089*"/>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2cm" table:align="margins"/>
    </style:style>
    <style:style style:name="Tabelle2.A" style:family="table-column">
      <style:table-column-properties style:column-width="4.313cm" style:rel-column-width="17446*"/>
    </style:style>
    <style:style style:name="Tabelle2.B" style:family="table-column">
      <style:table-column-properties style:column-width="11.887cm" style:rel-column-width="4808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2cm" table:align="margins"/>
    </style:style>
    <style:style style:name="Tabelle4.A" style:family="table-column">
      <style:table-column-properties style:column-width="4.311cm" style:rel-column-width="17439*"/>
    </style:style>
    <style:style style:name="Tabelle4.B" style:family="table-column">
      <style:table-column-properties style:column-width="11.889cm" style:rel-column-width="4809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2cm" table:align="margins"/>
    </style:style>
    <style:style style:name="Tabelle5.A" style:family="table-column">
      <style:table-column-properties style:column-width="4.313cm" style:rel-column-width="17446*"/>
    </style:style>
    <style:style style:name="Tabelle5.B" style:family="table-column">
      <style:table-column-properties style:column-width="11.887cm" style:rel-column-width="4808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2cm" table:align="margins"/>
    </style:style>
    <style:style style:name="Tabelle6.A" style:family="table-column">
      <style:table-column-properties style:column-width="4.313cm" style:rel-column-width="17446*"/>
    </style:style>
    <style:style style:name="Tabelle6.B" style:family="table-column">
      <style:table-column-properties style:column-width="11.887cm" style:rel-column-width="4808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6.2cm" table:align="margins"/>
    </style:style>
    <style:style style:name="Tabelle7.A" style:family="table-column">
      <style:table-column-properties style:column-width="4.313cm" style:rel-column-width="17446*"/>
    </style:style>
    <style:style style:name="Tabelle7.B" style:family="table-column">
      <style:table-column-properties style:column-width="11.887cm" style:rel-column-width="4808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6.2cm" table:align="margins"/>
    </style:style>
    <style:style style:name="Tabelle8.A" style:family="table-column">
      <style:table-column-properties style:column-width="4.313cm" style:rel-column-width="17446*"/>
    </style:style>
    <style:style style:name="Tabelle8.B" style:family="table-column">
      <style:table-column-properties style:column-width="11.887cm" style:rel-column-width="4808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6.2cm" table:align="margins"/>
    </style:style>
    <style:style style:name="Tabelle9.A" style:family="table-column">
      <style:table-column-properties style:column-width="4.313cm" style:rel-column-width="17446*"/>
    </style:style>
    <style:style style:name="Tabelle9.B" style:family="table-column">
      <style:table-column-properties style:column-width="11.887cm" style:rel-column-width="4808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6.2cm" table:align="margins"/>
    </style:style>
    <style:style style:name="Tabelle10.A" style:family="table-column">
      <style:table-column-properties style:column-width="4.313cm" style:rel-column-width="17446*"/>
    </style:style>
    <style:style style:name="Tabelle10.B" style:family="table-column">
      <style:table-column-properties style:column-width="11.887cm" style:rel-column-width="4808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2cm" table:align="margins"/>
    </style:style>
    <style:style style:name="Tabelle11.A" style:family="table-column">
      <style:table-column-properties style:column-width="4.313cm" style:rel-column-width="17446*"/>
    </style:style>
    <style:style style:name="Tabelle11.B" style:family="table-column">
      <style:table-column-properties style:column-width="11.887cm" style:rel-column-width="4808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6.2cm" table:align="margins"/>
    </style:style>
    <style:style style:name="Tabelle12.A" style:family="table-column">
      <style:table-column-properties style:column-width="4.313cm" style:rel-column-width="17446*"/>
    </style:style>
    <style:style style:name="Tabelle12.B" style:family="table-column">
      <style:table-column-properties style:column-width="11.887cm" style:rel-column-width="4808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6.2cm" table:align="margins"/>
    </style:style>
    <style:style style:name="Tabelle13.A" style:family="table-column">
      <style:table-column-properties style:column-width="4.313cm" style:rel-column-width="17446*"/>
    </style:style>
    <style:style style:name="Tabelle13.B" style:family="table-column">
      <style:table-column-properties style:column-width="11.887cm" style:rel-column-width="4808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6.2cm" table:align="margins"/>
    </style:style>
    <style:style style:name="Tabelle14.A" style:family="table-column">
      <style:table-column-properties style:column-width="4.313cm" style:rel-column-width="17446*"/>
    </style:style>
    <style:style style:name="Tabelle14.B" style:family="table-column">
      <style:table-column-properties style:column-width="11.887cm" style:rel-column-width="4808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6" style:family="table-row">
      <style:table-row-properties style:min-row-height="1.192cm"/>
    </style:style>
    <style:style style:name="Tabelle15" style:family="table">
      <style:table-properties style:width="16.2cm" table:align="margins"/>
    </style:style>
    <style:style style:name="Tabelle15.A" style:family="table-column">
      <style:table-column-properties style:column-width="4.313cm" style:rel-column-width="17446*"/>
    </style:style>
    <style:style style:name="Tabelle15.B" style:family="table-column">
      <style:table-column-properties style:column-width="11.887cm" style:rel-column-width="4808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6.2cm" table:align="margins"/>
    </style:style>
    <style:style style:name="Tabelle16.A" style:family="table-column">
      <style:table-column-properties style:column-width="4.313cm" style:rel-column-width="17446*"/>
    </style:style>
    <style:style style:name="Tabelle16.B" style:family="table-column">
      <style:table-column-properties style:column-width="11.887cm" style:rel-column-width="4808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6.2cm" table:align="margins"/>
    </style:style>
    <style:style style:name="Tabelle17.A" style:family="table-column">
      <style:table-column-properties style:column-width="4.313cm" style:rel-column-width="17446*"/>
    </style:style>
    <style:style style:name="Tabelle17.B" style:family="table-column">
      <style:table-column-properties style:column-width="11.887cm" style:rel-column-width="4808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6.2cm" table:align="margins"/>
    </style:style>
    <style:style style:name="Tabelle18.A" style:family="table-column">
      <style:table-column-properties style:column-width="4.313cm" style:rel-column-width="17446*"/>
    </style:style>
    <style:style style:name="Tabelle18.B" style:family="table-column">
      <style:table-column-properties style:column-width="11.887cm" style:rel-column-width="4808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6.2cm" table:align="margins"/>
    </style:style>
    <style:style style:name="Tabelle19.A" style:family="table-column">
      <style:table-column-properties style:column-width="4.313cm" style:rel-column-width="17446*"/>
    </style:style>
    <style:style style:name="Tabelle19.B" style:family="table-column">
      <style:table-column-properties style:column-width="11.887cm" style:rel-column-width="4808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1" style:family="table">
      <style:table-properties style:width="16.2cm" table:align="margins"/>
    </style:style>
    <style:style style:name="Tabelle21.A" style:family="table-column">
      <style:table-column-properties style:column-width="4.313cm" style:rel-column-width="17446*"/>
    </style:style>
    <style:style style:name="Tabelle21.B" style:family="table-column">
      <style:table-column-properties style:column-width="11.887cm" style:rel-column-width="4808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3" style:family="table">
      <style:table-properties style:width="16.2cm" table:align="margins"/>
    </style:style>
    <style:style style:name="Tabelle23.A" style:family="table-column">
      <style:table-column-properties style:column-width="4.313cm" style:rel-column-width="17446*"/>
    </style:style>
    <style:style style:name="Tabelle23.B" style:family="table-column">
      <style:table-column-properties style:column-width="11.887cm" style:rel-column-width="48089*"/>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6.2cm" table:align="margins"/>
    </style:style>
    <style:style style:name="Tabelle24.A" style:family="table-column">
      <style:table-column-properties style:column-width="4.313cm" style:rel-column-width="17446*"/>
    </style:style>
    <style:style style:name="Tabelle24.B" style:family="table-column">
      <style:table-column-properties style:column-width="11.887cm" style:rel-column-width="4808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6.2cm" table:align="margins"/>
    </style:style>
    <style:style style:name="Tabelle25.A" style:family="table-column">
      <style:table-column-properties style:column-width="4.313cm" style:rel-column-width="17446*"/>
    </style:style>
    <style:style style:name="Tabelle25.B" style:family="table-column">
      <style:table-column-properties style:column-width="11.887cm" style:rel-column-width="48089*"/>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6" style:family="table">
      <style:table-properties style:width="16.2cm" table:align="margins"/>
    </style:style>
    <style:style style:name="Tabelle26.A" style:family="table-column">
      <style:table-column-properties style:column-width="4.313cm" style:rel-column-width="17446*"/>
    </style:style>
    <style:style style:name="Tabelle26.B" style:family="table-column">
      <style:table-column-properties style:column-width="11.887cm" style:rel-column-width="4808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7" style:family="table">
      <style:table-properties style:width="16.2cm" table:align="margins"/>
    </style:style>
    <style:style style:name="Tabelle27.A" style:family="table-column">
      <style:table-column-properties style:column-width="4.313cm" style:rel-column-width="17446*"/>
    </style:style>
    <style:style style:name="Tabelle27.B" style:family="table-column">
      <style:table-column-properties style:column-width="11.887cm" style:rel-column-width="4808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16.2cm" table:align="margins"/>
    </style:style>
    <style:style style:name="Tabelle28.A" style:family="table-column">
      <style:table-column-properties style:column-width="4.313cm" style:rel-column-width="17446*"/>
    </style:style>
    <style:style style:name="Tabelle28.B" style:family="table-column">
      <style:table-column-properties style:column-width="11.887cm" style:rel-column-width="4808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9" style:family="table">
      <style:table-properties style:width="16.2cm" table:align="margins"/>
    </style:style>
    <style:style style:name="Tabelle29.A" style:family="table-column">
      <style:table-column-properties style:column-width="4.313cm" style:rel-column-width="17446*"/>
    </style:style>
    <style:style style:name="Tabelle29.B" style:family="table-column">
      <style:table-column-properties style:column-width="11.887cm" style:rel-column-width="4808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1" style:family="table">
      <style:table-properties style:width="16.2cm" table:align="margins"/>
    </style:style>
    <style:style style:name="Tabelle31.A" style:family="table-column">
      <style:table-column-properties style:column-width="4.313cm" style:rel-column-width="17446*"/>
    </style:style>
    <style:style style:name="Tabelle31.B" style:family="table-column">
      <style:table-column-properties style:column-width="11.887cm" style:rel-column-width="4808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5" style:family="table-row">
      <style:table-row-properties style:min-row-height="0.845cm"/>
    </style:style>
    <style:style style:name="Tabelle32" style:family="table">
      <style:table-properties style:width="16.2cm" table:align="margins"/>
    </style:style>
    <style:style style:name="Tabelle32.A" style:family="table-column">
      <style:table-column-properties style:column-width="4.313cm" style:rel-column-width="17446*"/>
    </style:style>
    <style:style style:name="Tabelle32.B" style:family="table-column">
      <style:table-column-properties style:column-width="11.887cm" style:rel-column-width="4808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845cm"/>
    </style:style>
    <style:style style:name="Tabelle33" style:family="table">
      <style:table-properties style:width="16.2cm" table:align="margins"/>
    </style:style>
    <style:style style:name="Tabelle33.A" style:family="table-column">
      <style:table-column-properties style:column-width="4.313cm" style:rel-column-width="17446*"/>
    </style:style>
    <style:style style:name="Tabelle33.B" style:family="table-column">
      <style:table-column-properties style:column-width="11.887cm" style:rel-column-width="4808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5" style:family="table-row">
      <style:table-row-properties style:min-row-height="0.845cm"/>
    </style:style>
    <style:style style:name="Tabelle51" style:family="table">
      <style:table-properties style:width="16.2cm" table:align="margins"/>
    </style:style>
    <style:style style:name="Tabelle51.A" style:family="table-column">
      <style:table-column-properties style:column-width="4.313cm" style:rel-column-width="17446*"/>
    </style:style>
    <style:style style:name="Tabelle51.B" style:family="table-column">
      <style:table-column-properties style:column-width="11.887cm" style:rel-column-width="4808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34" style:family="table">
      <style:table-properties style:width="16.2cm" table:align="margins"/>
    </style:style>
    <style:style style:name="Tabelle34.A" style:family="table-column">
      <style:table-column-properties style:column-width="4.311cm" style:rel-column-width="17439*"/>
    </style:style>
    <style:style style:name="Tabelle34.B" style:family="table-column">
      <style:table-column-properties style:column-width="11.889cm" style:rel-column-width="4809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6.2cm" table:align="margins"/>
    </style:style>
    <style:style style:name="Tabelle35.A" style:family="table-column">
      <style:table-column-properties style:column-width="4.311cm" style:rel-column-width="17439*"/>
    </style:style>
    <style:style style:name="Tabelle35.B" style:family="table-column">
      <style:table-column-properties style:column-width="11.889cm" style:rel-column-width="4809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57" style:family="table">
      <style:table-properties style:width="16.2cm" table:align="margins"/>
    </style:style>
    <style:style style:name="Tabelle57.A" style:family="table-column">
      <style:table-column-properties style:column-width="4.311cm" style:rel-column-width="17439*"/>
    </style:style>
    <style:style style:name="Tabelle57.B" style:family="table-column">
      <style:table-column-properties style:column-width="11.889cm" style:rel-column-width="48096*"/>
    </style:style>
    <style:style style:name="Tabelle57.A1" style:family="table-cell">
      <style:table-cell-properties fo:padding="0.097cm" fo:border-left="0.05pt solid #000000" fo:border-right="none" fo:border-top="0.05pt solid #000000" fo:border-bottom="0.05pt solid #000000"/>
    </style:style>
    <style:style style:name="Tabelle57.B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8" style:family="table">
      <style:table-properties style:width="16.2cm" table:align="margins"/>
    </style:style>
    <style:style style:name="Tabelle58.A" style:family="table-column">
      <style:table-column-properties style:column-width="4.311cm" style:rel-column-width="17439*"/>
    </style:style>
    <style:style style:name="Tabelle58.B" style:family="table-column">
      <style:table-column-properties style:column-width="11.889cm" style:rel-column-width="48096*"/>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73" style:family="table">
      <style:table-properties style:width="16.2cm" table:align="margins"/>
    </style:style>
    <style:style style:name="Tabelle73.A" style:family="table-column">
      <style:table-column-properties style:column-width="4.311cm" style:rel-column-width="17439*"/>
    </style:style>
    <style:style style:name="Tabelle73.B" style:family="table-column">
      <style:table-column-properties style:column-width="11.889cm" style:rel-column-width="48096*"/>
    </style:style>
    <style:style style:name="Tabelle73.A1" style:family="table-cell">
      <style:table-cell-properties fo:padding="0.097cm" fo:border-left="0.05pt solid #000000" fo:border-right="none" fo:border-top="0.05pt solid #000000" fo:border-bottom="0.05pt solid #000000"/>
    </style:style>
    <style:style style:name="Tabelle73.B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59" style:family="table">
      <style:table-properties style:width="16.2cm" table:align="margins"/>
    </style:style>
    <style:style style:name="Tabelle59.A" style:family="table-column">
      <style:table-column-properties style:column-width="4.311cm" style:rel-column-width="17439*"/>
    </style:style>
    <style:style style:name="Tabelle59.B" style:family="table-column">
      <style:table-column-properties style:column-width="11.889cm" style:rel-column-width="48096*"/>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60" style:family="table">
      <style:table-properties style:width="16.2cm" table:align="margins"/>
    </style:style>
    <style:style style:name="Tabelle60.A" style:family="table-column">
      <style:table-column-properties style:column-width="4.311cm" style:rel-column-width="17439*"/>
    </style:style>
    <style:style style:name="Tabelle60.B" style:family="table-column">
      <style:table-column-properties style:column-width="11.889cm" style:rel-column-width="48096*"/>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1" style:family="table">
      <style:table-properties style:width="16.2cm" table:align="margins"/>
    </style:style>
    <style:style style:name="Tabelle61.A" style:family="table-column">
      <style:table-column-properties style:column-width="4.311cm" style:rel-column-width="17439*"/>
    </style:style>
    <style:style style:name="Tabelle61.B" style:family="table-column">
      <style:table-column-properties style:column-width="11.889cm" style:rel-column-width="48096*"/>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6.2cm" table:align="margins"/>
    </style:style>
    <style:style style:name="Tabelle62.A" style:family="table-column">
      <style:table-column-properties style:column-width="4.311cm" style:rel-column-width="17439*"/>
    </style:style>
    <style:style style:name="Tabelle62.B" style:family="table-column">
      <style:table-column-properties style:column-width="11.889cm" style:rel-column-width="48096*"/>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36" style:family="table">
      <style:table-properties style:width="16.2cm" table:align="margins"/>
    </style:style>
    <style:style style:name="Tabelle36.A" style:family="table-column">
      <style:table-column-properties style:column-width="4.311cm" style:rel-column-width="17439*"/>
    </style:style>
    <style:style style:name="Tabelle36.B" style:family="table-column">
      <style:table-column-properties style:column-width="11.889cm" style:rel-column-width="4809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6.2cm" table:align="margins"/>
    </style:style>
    <style:style style:name="Tabelle37.A" style:family="table-column">
      <style:table-column-properties style:column-width="4.311cm" style:rel-column-width="17439*"/>
    </style:style>
    <style:style style:name="Tabelle37.B" style:family="table-column">
      <style:table-column-properties style:column-width="11.889cm" style:rel-column-width="4809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8" style:family="table">
      <style:table-properties style:width="16.2cm" table:align="margins"/>
    </style:style>
    <style:style style:name="Tabelle38.A" style:family="table-column">
      <style:table-column-properties style:column-width="4.311cm" style:rel-column-width="17439*"/>
    </style:style>
    <style:style style:name="Tabelle38.B" style:family="table-column">
      <style:table-column-properties style:column-width="11.889cm" style:rel-column-width="4809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9" style:family="table">
      <style:table-properties style:width="16.2cm" table:align="margins"/>
    </style:style>
    <style:style style:name="Tabelle39.A" style:family="table-column">
      <style:table-column-properties style:column-width="16.2cm" style:rel-column-width="65535*"/>
    </style:style>
    <style:style style:name="Tabelle39.A1" style:family="table-cell">
      <style:table-cell-properties fo:padding="0.097cm" fo:border="0.05pt solid #000000"/>
    </style:style>
    <style:style style:name="Tabelle40" style:family="table">
      <style:table-properties style:width="16.2cm" table:align="margins"/>
    </style:style>
    <style:style style:name="Tabelle40.A" style:family="table-column">
      <style:table-column-properties style:column-width="16.2cm" style:rel-column-width="65535*"/>
    </style:style>
    <style:style style:name="Tabelle40.A1" style:family="table-cell">
      <style:table-cell-properties fo:padding="0.097cm" fo:border="0.05pt solid #000000"/>
    </style:style>
    <style:style style:name="Tabelle41" style:family="table">
      <style:table-properties style:width="16.2cm" table:align="margins"/>
    </style:style>
    <style:style style:name="Tabelle41.A" style:family="table-column">
      <style:table-column-properties style:column-width="4.311cm" style:rel-column-width="17439*"/>
    </style:style>
    <style:style style:name="Tabelle41.B" style:family="table-column">
      <style:table-column-properties style:column-width="11.889cm" style:rel-column-width="4809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6.2cm" table:align="margins"/>
    </style:style>
    <style:style style:name="Tabelle42.A" style:family="table-column">
      <style:table-column-properties style:column-width="4.311cm" style:rel-column-width="17439*"/>
    </style:style>
    <style:style style:name="Tabelle42.B" style:family="table-column">
      <style:table-column-properties style:column-width="11.889cm" style:rel-column-width="4809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6.2cm" table:align="margins"/>
    </style:style>
    <style:style style:name="Tabelle43.A" style:family="table-column">
      <style:table-column-properties style:column-width="4.311cm" style:rel-column-width="17439*"/>
    </style:style>
    <style:style style:name="Tabelle43.B" style:family="table-column">
      <style:table-column-properties style:column-width="11.889cm" style:rel-column-width="48096*"/>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6.2cm" table:align="margins"/>
    </style:style>
    <style:style style:name="Tabelle44.A" style:family="table-column">
      <style:table-column-properties style:column-width="4.311cm" style:rel-column-width="17439*"/>
    </style:style>
    <style:style style:name="Tabelle44.B" style:family="table-column">
      <style:table-column-properties style:column-width="11.889cm" style:rel-column-width="48096*"/>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6.2cm" table:align="margins"/>
    </style:style>
    <style:style style:name="Tabelle45.A" style:family="table-column">
      <style:table-column-properties style:column-width="4.311cm" style:rel-column-width="17439*"/>
    </style:style>
    <style:style style:name="Tabelle45.B" style:family="table-column">
      <style:table-column-properties style:column-width="11.889cm" style:rel-column-width="48096*"/>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6.2cm" table:align="margins"/>
    </style:style>
    <style:style style:name="Tabelle46.A" style:family="table-column">
      <style:table-column-properties style:column-width="4.311cm" style:rel-column-width="17439*"/>
    </style:style>
    <style:style style:name="Tabelle46.B" style:family="table-column">
      <style:table-column-properties style:column-width="11.889cm" style:rel-column-width="48096*"/>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6.2cm" table:align="margins"/>
    </style:style>
    <style:style style:name="Tabelle47.A" style:family="table-column">
      <style:table-column-properties style:column-width="4.311cm" style:rel-column-width="17439*"/>
    </style:style>
    <style:style style:name="Tabelle47.B" style:family="table-column">
      <style:table-column-properties style:column-width="11.889cm" style:rel-column-width="48096*"/>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8" style:family="table">
      <style:table-properties style:width="16.2cm" table:align="margins"/>
    </style:style>
    <style:style style:name="Tabelle48.A" style:family="table-column">
      <style:table-column-properties style:column-width="4.311cm" style:rel-column-width="17439*"/>
    </style:style>
    <style:style style:name="Tabelle48.B" style:family="table-column">
      <style:table-column-properties style:column-width="11.889cm" style:rel-column-width="48096*"/>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6.2cm" table:align="margins"/>
    </style:style>
    <style:style style:name="Tabelle49.A" style:family="table-column">
      <style:table-column-properties style:column-width="4.311cm" style:rel-column-width="17439*"/>
    </style:style>
    <style:style style:name="Tabelle49.B" style:family="table-column">
      <style:table-column-properties style:column-width="11.889cm" style:rel-column-width="48096*"/>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30" style:family="table">
      <style:table-properties style:width="16.2cm" table:align="margins"/>
    </style:style>
    <style:style style:name="Tabelle30.A" style:family="table-column">
      <style:table-column-properties style:column-width="4.311cm" style:rel-column-width="17439*"/>
    </style:style>
    <style:style style:name="Tabelle30.B" style:family="table-column">
      <style:table-column-properties style:column-width="11.889cm" style:rel-column-width="4809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2" style:family="table">
      <style:table-properties style:width="16.2cm" table:align="margins"/>
    </style:style>
    <style:style style:name="Tabelle22.A" style:family="table-column">
      <style:table-column-properties style:column-width="4.311cm" style:rel-column-width="17439*"/>
    </style:style>
    <style:style style:name="Tabelle22.B" style:family="table-column">
      <style:table-column-properties style:column-width="11.889cm" style:rel-column-width="4809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55" style:family="table">
      <style:table-properties style:width="16.2cm" table:align="margins"/>
    </style:style>
    <style:style style:name="Tabelle55.A" style:family="table-column">
      <style:table-column-properties style:column-width="4.311cm" style:rel-column-width="17439*"/>
    </style:style>
    <style:style style:name="Tabelle55.B" style:family="table-column">
      <style:table-column-properties style:column-width="11.889cm" style:rel-column-width="48096*"/>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6.2cm" table:align="margins"/>
    </style:style>
    <style:style style:name="Tabelle56.A" style:family="table-column">
      <style:table-column-properties style:column-width="4.311cm" style:rel-column-width="17439*"/>
    </style:style>
    <style:style style:name="Tabelle56.B" style:family="table-column">
      <style:table-column-properties style:column-width="11.889cm" style:rel-column-width="48096*"/>
    </style:style>
    <style:style style:name="Tabelle56.A1" style:family="table-cell">
      <style:table-cell-properties fo:padding="0.097cm" fo:border-left="0.05pt solid #000000" fo:border-right="none" fo:border-top="0.05pt solid #000000" fo:border-bottom="0.05pt solid #000000"/>
    </style:style>
    <style:style style:name="Tabelle56.B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20" style:family="table">
      <style:table-properties style:width="16.2cm" table:align="margins"/>
    </style:style>
    <style:style style:name="Tabelle20.A" style:family="table-column">
      <style:table-column-properties style:column-width="4.313cm" style:rel-column-width="17446*"/>
    </style:style>
    <style:style style:name="Tabelle20.B" style:family="table-column">
      <style:table-column-properties style:column-width="11.887cm" style:rel-column-width="4808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63" style:family="table">
      <style:table-properties style:width="16.2cm" table:align="margins"/>
    </style:style>
    <style:style style:name="Tabelle63.A" style:family="table-column">
      <style:table-column-properties style:column-width="4.311cm" style:rel-column-width="17439*"/>
    </style:style>
    <style:style style:name="Tabelle63.B" style:family="table-column">
      <style:table-column-properties style:column-width="11.889cm" style:rel-column-width="48096*"/>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none" fo:border-top="none" fo:border-bottom="0.05pt solid #000000"/>
    </style:style>
    <style:style style:name="Tabelle64" style:family="table">
      <style:table-properties style:width="16.2cm" table:align="margins"/>
    </style:style>
    <style:style style:name="Tabelle64.A" style:family="table-column">
      <style:table-column-properties style:column-width="4.313cm" style:rel-column-width="17446*"/>
    </style:style>
    <style:style style:name="Tabelle64.B" style:family="table-column">
      <style:table-column-properties style:column-width="11.887cm" style:rel-column-width="48089*"/>
    </style:style>
    <style:style style:name="Tabelle64.A1" style:family="table-cell">
      <style:table-cell-properties fo:padding="0.097cm" fo:border-left="0.05pt solid #000000" fo:border-right="none" fo:border-top="0.05pt solid #000000" fo:border-bottom="0.05pt solid #000000"/>
    </style:style>
    <style:style style:name="Tabelle64.B1" style:family="table-cell">
      <style:table-cell-properties fo:padding="0.097cm" fo:border="0.05pt solid #000000"/>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76" style:family="table">
      <style:table-properties style:width="16.2cm" table:align="margins"/>
    </style:style>
    <style:style style:name="Tabelle76.A" style:family="table-column">
      <style:table-column-properties style:column-width="4.313cm" style:rel-column-width="17446*"/>
    </style:style>
    <style:style style:name="Tabelle76.B" style:family="table-column">
      <style:table-column-properties style:column-width="11.887cm" style:rel-column-width="48089*"/>
    </style:style>
    <style:style style:name="Tabelle76.A1" style:family="table-cell">
      <style:table-cell-properties fo:padding="0.097cm" fo:border-left="0.05pt solid #000000" fo:border-right="none" fo:border-top="0.05pt solid #000000" fo:border-bottom="0.05pt solid #000000"/>
    </style:style>
    <style:style style:name="Tabelle76.B1" style:family="table-cell">
      <style:table-cell-properties fo:padding="0.097cm" fo:border="0.05pt solid #000000"/>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4" style:family="table">
      <style:table-properties style:width="16.2cm" table:align="margins"/>
    </style:style>
    <style:style style:name="Tabelle74.A" style:family="table-column">
      <style:table-column-properties style:column-width="5.794cm" style:rel-column-width="23441*"/>
    </style:style>
    <style:style style:name="Tabelle74.B" style:family="table-column">
      <style:table-column-properties style:column-width="10.405cm" style:rel-column-width="42094*"/>
    </style:style>
    <style:style style:name="Tabelle74.A1" style:family="table-cell">
      <style:table-cell-properties fo:padding="0.097cm" fo:border-left="0.05pt solid #000000" fo:border-right="none" fo:border-top="0.05pt solid #000000" fo:border-bottom="0.05pt solid #000000"/>
    </style:style>
    <style:style style:name="Tabelle74.B1" style:family="table-cell">
      <style:table-cell-properties fo:padding="0.097cm" fo:border="0.05pt solid #000000"/>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5" style:family="table">
      <style:table-properties style:width="16.2cm" table:align="margins"/>
    </style:style>
    <style:style style:name="Tabelle75.A" style:family="table-column">
      <style:table-column-properties style:column-width="5.794cm" style:rel-column-width="23441*"/>
    </style:style>
    <style:style style:name="Tabelle75.B" style:family="table-column">
      <style:table-column-properties style:column-width="10.405cm" style:rel-column-width="42094*"/>
    </style:style>
    <style:style style:name="Tabelle75.A1" style:family="table-cell">
      <style:table-cell-properties fo:padding="0.097cm" fo:border-left="0.05pt solid #000000" fo:border-right="none" fo:border-top="0.05pt solid #000000" fo:border-bottom="0.05pt solid #000000"/>
    </style:style>
    <style:style style:name="Tabelle75.B1" style:family="table-cell">
      <style:table-cell-properties fo:padding="0.097cm" fo:border="0.05pt solid #000000"/>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0.05pt solid #000000" fo:border-top="none" fo:border-bottom="0.05pt solid #000000"/>
    </style:style>
    <style:style style:name="Tabelle65" style:family="table">
      <style:table-properties style:width="16.2cm" table:align="margins"/>
    </style:style>
    <style:style style:name="Tabelle65.A" style:family="table-column">
      <style:table-column-properties style:column-width="5.794cm" style:rel-column-width="23441*"/>
    </style:style>
    <style:style style:name="Tabelle65.B" style:family="table-column">
      <style:table-column-properties style:column-width="10.405cm" style:rel-column-width="42094*"/>
    </style:style>
    <style:style style:name="Tabelle65.A1" style:family="table-cell">
      <style:table-cell-properties fo:padding="0.097cm" fo:border-left="0.05pt solid #000000" fo:border-right="none" fo:border-top="0.05pt solid #000000" fo:border-bottom="0.05pt solid #000000"/>
    </style:style>
    <style:style style:name="Tabelle65.B1" style:family="table-cell">
      <style:table-cell-properties fo:padding="0.097cm" fo:border="0.05pt solid #000000"/>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6" style:family="table">
      <style:table-properties style:width="16.2cm" table:align="margins"/>
    </style:style>
    <style:style style:name="Tabelle66.A" style:family="table-column">
      <style:table-column-properties style:column-width="11.404cm" style:rel-column-width="46132*"/>
    </style:style>
    <style:style style:name="Tabelle66.B" style:family="table-column">
      <style:table-column-properties style:column-width="4.796cm" style:rel-column-width="19403*"/>
    </style:style>
    <style:style style:name="Tabelle66.A1" style:family="table-cell">
      <style:table-cell-properties fo:padding="0.097cm" fo:border-left="0.05pt solid #000000" fo:border-right="none" fo:border-top="0.05pt solid #000000" fo:border-bottom="0.05pt solid #000000"/>
    </style:style>
    <style:style style:name="Tabelle66.B1" style:family="table-cell">
      <style:table-cell-properties fo:padding="0.097cm" fo:border="0.05pt solid #000000"/>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9" style:family="table">
      <style:table-properties style:width="16.2cm" table:align="margins"/>
    </style:style>
    <style:style style:name="Tabelle69.A" style:family="table-column">
      <style:table-column-properties style:column-width="4.71cm" style:rel-column-width="19052*"/>
    </style:style>
    <style:style style:name="Tabelle69.B" style:family="table-column">
      <style:table-column-properties style:column-width="11.49cm" style:rel-column-width="46483*"/>
    </style:style>
    <style:style style:name="Tabelle69.A1" style:family="table-cell">
      <style:table-cell-properties fo:padding="0.097cm" fo:border-left="0.05pt solid #000000" fo:border-right="none" fo:border-top="0.05pt solid #000000" fo:border-bottom="0.05pt solid #000000"/>
    </style:style>
    <style:style style:name="Tabelle69.B1" style:family="table-cell">
      <style:table-cell-properties fo:padding="0.097cm" fo:border="0.05pt solid #000000"/>
    </style:style>
    <style:style style:name="Tabelle69.A2" style:family="table-cell">
      <style:table-cell-properties fo:padding="0.097cm" fo:border-left="0.05pt solid #000000" fo:border-right="none" fo:border-top="none" fo:border-bottom="0.05pt solid #000000"/>
    </style:style>
    <style:style style:name="Tabelle69.B2" style:family="table-cell">
      <style:table-cell-properties fo:padding="0.097cm" fo:border-left="0.05pt solid #000000" fo:border-right="0.05pt solid #000000" fo:border-top="none" fo:border-bottom="0.05pt solid #000000"/>
    </style:style>
    <style:style style:name="Tabelle71" style:family="table">
      <style:table-properties style:width="16.2cm" table:align="margins"/>
    </style:style>
    <style:style style:name="Tabelle71.A" style:family="table-column">
      <style:table-column-properties style:column-width="4.71cm" style:rel-column-width="19052*"/>
    </style:style>
    <style:style style:name="Tabelle71.B" style:family="table-column">
      <style:table-column-properties style:column-width="11.49cm" style:rel-column-width="46483*"/>
    </style:style>
    <style:style style:name="Tabelle71.A1" style:family="table-cell">
      <style:table-cell-properties fo:padding="0.097cm" fo:border-left="0.05pt solid #000000" fo:border-right="none" fo:border-top="0.05pt solid #000000" fo:border-bottom="0.05pt solid #000000"/>
    </style:style>
    <style:style style:name="Tabelle71.B1" style:family="table-cell">
      <style:table-cell-properties fo:padding="0.097cm" fo:border="0.05pt solid #000000"/>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2" style:family="table">
      <style:table-properties style:width="16.2cm" table:align="margins"/>
    </style:style>
    <style:style style:name="Tabelle72.A" style:family="table-column">
      <style:table-column-properties style:column-width="4.498cm" style:rel-column-width="18196*"/>
    </style:style>
    <style:style style:name="Tabelle72.B" style:family="table-column">
      <style:table-column-properties style:column-width="11.702cm" style:rel-column-width="47339*"/>
    </style:style>
    <style:style style:name="Tabelle72.A1" style:family="table-cell">
      <style:table-cell-properties fo:padding="0.097cm" fo:border-left="0.05pt solid #000000" fo:border-right="none" fo:border-top="0.05pt solid #000000" fo:border-bottom="0.05pt solid #000000"/>
    </style:style>
    <style:style style:name="Tabelle72.B1" style:family="table-cell">
      <style:table-cell-properties fo:padding="0.097cm" fo:border="0.05pt solid #000000"/>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67" style:family="table">
      <style:table-properties style:width="16.2cm" table:align="margins"/>
    </style:style>
    <style:style style:name="Tabelle67.A" style:family="table-column">
      <style:table-column-properties style:column-width="4.498cm" style:rel-column-width="18196*"/>
    </style:style>
    <style:style style:name="Tabelle67.B" style:family="table-column">
      <style:table-column-properties style:column-width="11.702cm" style:rel-column-width="47339*"/>
    </style:style>
    <style:style style:name="Tabelle67.A1" style:family="table-cell">
      <style:table-cell-properties fo:padding="0.097cm" fo:border-left="0.05pt solid #000000" fo:border-right="none" fo:border-top="0.05pt solid #000000" fo:border-bottom="0.05pt solid #000000"/>
    </style:style>
    <style:style style:name="Tabelle67.B1" style:family="table-cell">
      <style:table-cell-properties fo:padding="0.097cm" fo:border="0.05pt solid #000000"/>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70" style:family="table">
      <style:table-properties style:width="16.2cm" table:align="margins"/>
    </style:style>
    <style:style style:name="Tabelle70.A" style:family="table-column">
      <style:table-column-properties style:column-width="4.498cm" style:rel-column-width="18196*"/>
    </style:style>
    <style:style style:name="Tabelle70.B" style:family="table-column">
      <style:table-column-properties style:column-width="11.702cm" style:rel-column-width="47339*"/>
    </style:style>
    <style:style style:name="Tabelle70.A1" style:family="table-cell">
      <style:table-cell-properties fo:padding="0.097cm" fo:border-left="0.05pt solid #000000" fo:border-right="none" fo:border-top="0.05pt solid #000000" fo:border-bottom="0.05pt solid #000000"/>
    </style:style>
    <style:style style:name="Tabelle70.B1" style:family="table-cell">
      <style:table-cell-properties fo:padding="0.097cm" fo:border="0.05pt solid #000000"/>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9" style:family="table">
      <style:table-properties style:width="16.2cm" table:align="margins"/>
    </style:style>
    <style:style style:name="Tabelle79.A" style:family="table-column">
      <style:table-column-properties style:column-width="4.498cm" style:rel-column-width="18196*"/>
    </style:style>
    <style:style style:name="Tabelle79.B" style:family="table-column">
      <style:table-column-properties style:column-width="11.702cm" style:rel-column-width="47339*"/>
    </style:style>
    <style:style style:name="Tabelle79.A1" style:family="table-cell">
      <style:table-cell-properties fo:padding="0.097cm" fo:border-left="0.05pt solid #000000" fo:border-right="none" fo:border-top="0.05pt solid #000000" fo:border-bottom="0.05pt solid #000000"/>
    </style:style>
    <style:style style:name="Tabelle79.B1" style:family="table-cell">
      <style:table-cell-properties fo:padding="0.097cm" fo:border="0.05pt solid #000000"/>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54" style:family="table">
      <style:table-properties style:width="16.2cm" table:align="margins"/>
    </style:style>
    <style:style style:name="Tabelle54.A" style:family="table-column">
      <style:table-column-properties style:column-width="4.313cm" style:rel-column-width="17446*"/>
    </style:style>
    <style:style style:name="Tabelle54.B" style:family="table-column">
      <style:table-column-properties style:column-width="11.887cm" style:rel-column-width="48089*"/>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68" style:family="table">
      <style:table-properties style:width="16.2cm" table:align="margins"/>
    </style:style>
    <style:style style:name="Tabelle68.A" style:family="table-column">
      <style:table-column-properties style:column-width="4.313cm" style:rel-column-width="17446*"/>
    </style:style>
    <style:style style:name="Tabelle68.B" style:family="table-column">
      <style:table-column-properties style:column-width="11.887cm" style:rel-column-width="48089*"/>
    </style:style>
    <style:style style:name="Tabelle68.A1" style:family="table-cell">
      <style:table-cell-properties fo:padding="0.097cm" fo:border-left="0.05pt solid #000000" fo:border-right="none" fo:border-top="0.05pt solid #000000" fo:border-bottom="0.05pt solid #000000"/>
    </style:style>
    <style:style style:name="Tabelle68.B1" style:family="table-cell">
      <style:table-cell-properties fo:padding="0.097cm" fo:border="0.05pt solid #000000"/>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77" style:family="table">
      <style:table-properties style:width="16.2cm" table:align="margins"/>
    </style:style>
    <style:style style:name="Tabelle77.A" style:family="table-column">
      <style:table-column-properties style:column-width="4.313cm" style:rel-column-width="17446*"/>
    </style:style>
    <style:style style:name="Tabelle77.B" style:family="table-column">
      <style:table-column-properties style:column-width="11.887cm" style:rel-column-width="48089*"/>
    </style:style>
    <style:style style:name="Tabelle77.A1" style:family="table-cell">
      <style:table-cell-properties fo:padding="0.097cm" fo:border-left="0.05pt solid #000000" fo:border-right="none" fo:border-top="0.05pt solid #000000" fo:border-bottom="0.05pt solid #000000"/>
    </style:style>
    <style:style style:name="Tabelle77.B1" style:family="table-cell">
      <style:table-cell-properties fo:padding="0.097cm" fo:border="0.05pt solid #000000"/>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8" style:family="table">
      <style:table-properties style:width="16.2cm" table:align="margins"/>
    </style:style>
    <style:style style:name="Tabelle78.A" style:family="table-column">
      <style:table-column-properties style:column-width="4.313cm" style:rel-column-width="17446*"/>
    </style:style>
    <style:style style:name="Tabelle78.B" style:family="table-column">
      <style:table-column-properties style:column-width="11.887cm" style:rel-column-width="48089*"/>
    </style:style>
    <style:style style:name="Tabelle78.A1" style:family="table-cell">
      <style:table-cell-properties fo:padding="0.097cm" fo:border-left="0.05pt solid #000000" fo:border-right="none" fo:border-top="0.05pt solid #000000" fo:border-bottom="0.05pt solid #000000"/>
    </style:style>
    <style:style style:name="Tabelle78.B1" style:family="table-cell">
      <style:table-cell-properties fo:padding="0.097cm" fo:border="0.05pt solid #000000"/>
    </style:style>
    <style:style style:name="Tabelle78.A2" style:family="table-cell">
      <style:table-cell-properties fo:padding="0.097cm" fo:border-left="0.05pt solid #000000" fo:border-right="none" fo:border-top="none" fo:border-bottom="0.05pt solid #000000"/>
    </style:style>
    <style:style style:name="Tabelle7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009a87" officeooo:paragraph-rsid="003508a6" fo:background-color="transparent"/>
    </style:style>
    <style:style style:name="P2" style:family="paragraph" style:parent-style-name="Text_20_body">
      <style:text-properties officeooo:rsid="014ce3d7" officeooo:paragraph-rsid="014fbf26"/>
    </style:style>
    <style:style style:name="P3" style:family="paragraph" style:parent-style-name="Text_20_body">
      <style:paragraph-properties fo:text-align="justify" style:justify-single-word="false"/>
      <style:text-properties officeooo:paragraph-rsid="014ce3d7"/>
    </style:style>
    <style:style style:name="P4" style:family="paragraph" style:parent-style-name="Text_20_body">
      <style:text-properties officeooo:rsid="014ee258" officeooo:paragraph-rsid="014ee258"/>
    </style:style>
    <style:style style:name="P5" style:family="paragraph" style:parent-style-name="Text_20_body">
      <style:text-properties officeooo:paragraph-rsid="014ee258"/>
    </style:style>
    <style:style style:name="P6" style:family="paragraph" style:parent-style-name="Text_20_body">
      <style:text-properties officeooo:rsid="014fbf26" officeooo:paragraph-rsid="014fbf26"/>
    </style:style>
    <style:style style:name="P7" style:family="paragraph" style:parent-style-name="Text_20_body">
      <style:text-properties officeooo:rsid="014fbf26" officeooo:paragraph-rsid="015012f3"/>
    </style:style>
    <style:style style:name="P8" style:family="paragraph" style:parent-style-name="Text_20_body">
      <style:text-properties officeooo:rsid="01549688" officeooo:paragraph-rsid="01549688"/>
    </style:style>
    <style:style style:name="P9" style:family="paragraph" style:parent-style-name="Text_20_body">
      <style:text-properties officeooo:paragraph-rsid="01549688"/>
    </style:style>
    <style:style style:name="P10" style:family="paragraph" style:parent-style-name="Text_20_body">
      <style:text-properties officeooo:rsid="0154fc26" officeooo:paragraph-rsid="0154fc26"/>
    </style:style>
    <style:style style:name="P11" style:family="paragraph" style:parent-style-name="Text_20_body">
      <style:text-properties officeooo:rsid="0154fc26" officeooo:paragraph-rsid="0156a67f"/>
    </style:style>
    <style:style style:name="P12" style:family="paragraph" style:parent-style-name="Text_20_body">
      <style:text-properties officeooo:rsid="0156a67f" officeooo:paragraph-rsid="0156a67f"/>
    </style:style>
    <style:style style:name="P13" style:family="paragraph" style:parent-style-name="Text_20_body">
      <style:text-properties officeooo:rsid="015e6ff6" officeooo:paragraph-rsid="015e6ff6"/>
    </style:style>
    <style:style style:name="P14" style:family="paragraph" style:parent-style-name="Text_20_body">
      <style:text-properties officeooo:rsid="015e6ff6" officeooo:paragraph-rsid="015e6ff6" fo:background-color="#ffff00"/>
    </style:style>
    <style:style style:name="P15" style:family="paragraph" style:parent-style-name="Text_20_body">
      <style:text-properties officeooo:rsid="01549688" officeooo:paragraph-rsid="0154a98b" fo:background-color="#ffff00"/>
    </style:style>
    <style:style style:name="P16" style:family="paragraph" style:parent-style-name="Footnote">
      <style:text-properties officeooo:rsid="0051b00e" officeooo:paragraph-rsid="0051b00e"/>
    </style:style>
    <style:style style:name="P17" style:family="paragraph" style:parent-style-name="Standard">
      <style:paragraph-properties fo:text-align="justify" style:justify-single-word="false"/>
      <style:text-properties style:font-name="WeblySleek UI Semilight" fo:font-size="11pt" officeooo:rsid="00418c9c" officeooo:paragraph-rsid="00418c9c" style:font-size-asian="10.5pt"/>
    </style:style>
    <style:style style:name="P18" style:family="paragraph" style:parent-style-name="Standard">
      <style:paragraph-properties fo:text-align="justify" style:justify-single-word="false"/>
      <style:text-properties style:font-name="WeblySleek UI Semilight" fo:font-size="11pt" officeooo:rsid="003c5ee3" officeooo:paragraph-rsid="003c5ee3" style:font-size-asian="10.5pt"/>
    </style:style>
    <style:style style:name="P19" style:family="paragraph" style:parent-style-name="Standard">
      <style:paragraph-properties fo:text-align="justify" style:justify-single-word="false"/>
      <style:text-properties style:font-name="WeblySleek UI Semilight" fo:font-size="11pt" officeooo:rsid="003f1a70" officeooo:paragraph-rsid="003f1a70" style:font-size-asian="10.5pt"/>
    </style:style>
    <style:style style:name="P20" style:family="paragraph" style:parent-style-name="Standard">
      <style:paragraph-properties fo:text-align="justify" style:justify-single-word="false"/>
      <style:text-properties style:font-name="WeblySleek UI Semilight" fo:font-size="11pt" fo:font-style="italic" officeooo:rsid="003c5ee3" officeooo:paragraph-rsid="003f1a70" style:font-size-asian="10.5pt" style:font-style-asian="italic" style:font-style-complex="italic"/>
    </style:style>
    <style:style style:name="P21" style:family="paragraph" style:parent-style-name="Standard">
      <style:paragraph-properties fo:text-align="justify" style:justify-single-word="false"/>
      <style:text-properties style:font-name="WeblySleek UI Semilight" fo:font-size="11pt" fo:font-style="normal" officeooo:rsid="003b6d60" officeooo:paragraph-rsid="003b6d60" style:font-size-asian="10.5pt" style:font-style-asian="normal" style:font-style-complex="normal"/>
    </style:style>
    <style:style style:name="P22" style:family="paragraph" style:parent-style-name="Standard">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23" style:family="paragraph" style:parent-style-name="Standard">
      <style:paragraph-properties fo:text-align="justify" style:justify-single-word="false"/>
      <style:text-properties style:font-name="WeblySleek UI Semilight" fo:font-size="11pt" fo:font-style="normal" officeooo:rsid="004ecb80" officeooo:paragraph-rsid="009ebf9f" style:font-size-asian="10.5pt" style:font-style-asian="normal" style:font-style-complex="normal"/>
    </style:style>
    <style:style style:name="P24" style:family="paragraph" style:parent-style-name="Standard">
      <style:paragraph-properties fo:text-align="justify" style:justify-single-word="false"/>
      <style:text-properties style:font-name="WeblySleek UI Semilight" fo:font-size="11pt" fo:font-style="normal" officeooo:rsid="004ecb80" officeooo:paragraph-rsid="009ffd0c" style:font-size-asian="10.5pt" style:font-style-asian="normal" style:font-style-complex="normal"/>
    </style:style>
    <style:style style:name="P25" style:family="paragraph" style:parent-style-name="Standard">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26" style:family="paragraph" style:parent-style-name="Standard">
      <style:paragraph-properties fo:text-align="justify" style:justify-single-word="false"/>
      <style:text-properties style:font-name="WeblySleek UI Semilight" fo:font-size="11pt" fo:font-style="normal" officeooo:rsid="009ffd0c" officeooo:paragraph-rsid="009ffd0c" style:font-size-asian="10.5pt" style:font-style-asian="normal" style:font-style-complex="normal"/>
    </style:style>
    <style:style style:name="P27" style:family="paragraph" style:parent-style-name="Standard">
      <style:paragraph-properties fo:text-align="justify" style:justify-single-word="false"/>
      <style:text-properties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style:font-name="WeblySleek UI Semilight" fo:font-size="11pt" fo:font-weight="bold" officeooo:rsid="0101b43a" officeooo:paragraph-rsid="0101b43a" style:font-size-asian="10.5pt" style:font-weight-asian="bold" style:font-weight-complex="bold"/>
    </style:style>
    <style:style style:name="P29" style:family="paragraph" style:parent-style-name="Standard">
      <style:text-properties officeooo:rsid="003be555" officeooo:paragraph-rsid="003be555"/>
    </style:style>
    <style:style style:name="P30" style:family="paragraph" style:parent-style-name="Standard">
      <style:text-properties fo:font-size="11pt" officeooo:rsid="003be555" officeooo:paragraph-rsid="003f1a70" style:font-size-asian="11pt" style:font-size-complex="11pt"/>
    </style:style>
    <style:style style:name="P31" style:family="paragraph" style:parent-style-name="Standard">
      <style:text-properties officeooo:rsid="0040d149" officeooo:paragraph-rsid="0040d149"/>
    </style:style>
    <style:style style:name="P32" style:family="paragraph" style:parent-style-name="Standard">
      <style:text-properties officeooo:rsid="00418c9c" officeooo:paragraph-rsid="00418c9c"/>
    </style:style>
    <style:style style:name="P33" style:family="paragraph" style:parent-style-name="Standard">
      <style:paragraph-properties fo:text-align="justify" style:justify-single-word="false"/>
      <style:text-properties fo:color="#000000" style:font-name="WeblySleek UI Semilight" fo:font-size="11pt" fo:font-style="normal" officeooo:rsid="003be555" officeooo:paragraph-rsid="003be555" style:font-size-asian="10.5pt" style:font-style-asian="normal" style:font-style-complex="normal"/>
    </style:style>
    <style:style style:name="P34" style:family="paragraph" style:parent-style-name="Standard">
      <style:paragraph-properties fo:text-align="justify" style:justify-single-word="false"/>
      <style:text-properties fo:color="#000000"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style:use-window-font-color="true" style:font-name="WeblySleek UI Semilight" fo:font-size="11pt" fo:font-weight="bold" officeooo:rsid="003f1a70" officeooo:paragraph-rsid="003f1a70" style:font-size-asian="10.5pt" style:font-weight-asian="bold" style:font-weight-complex="bold"/>
    </style:style>
    <style:style style:name="P36" style:family="paragraph" style:parent-style-name="Standard">
      <style:text-properties officeooo:rsid="01440595" officeooo:paragraph-rsid="0156a67f"/>
    </style:style>
    <style:style style:name="P37" style:family="paragraph" style:parent-style-name="Table_20_Contents">
      <style:paragraph-properties fo:text-align="justify" style:justify-single-word="false"/>
      <style:text-properties style:font-name="WeblySleek UI Semilight" fo:font-size="11pt" officeooo:rsid="003a82ee" officeooo:paragraph-rsid="003a82ee" style:font-size-asian="10.5pt"/>
    </style:style>
    <style:style style:name="P38" style:family="paragraph" style:parent-style-name="Table_20_Contents">
      <style:paragraph-properties fo:text-align="justify" style:justify-single-word="false"/>
      <style:text-properties style:font-name="WeblySleek UI Semilight" fo:font-size="11pt" officeooo:rsid="003a82ee" officeooo:paragraph-rsid="003c5ee3" style:font-size-asian="10.5pt"/>
    </style:style>
    <style:style style:name="P39" style:family="paragraph" style:parent-style-name="Table_20_Contents">
      <style:paragraph-properties fo:text-align="justify" style:justify-single-word="false"/>
      <style:text-properties style:font-name="WeblySleek UI Semilight" fo:font-size="11pt" officeooo:rsid="003a82ee" officeooo:paragraph-rsid="003f1a70" style:font-size-asian="10.5pt"/>
    </style:style>
    <style:style style:name="P40" style:family="paragraph" style:parent-style-name="Table_20_Contents">
      <style:paragraph-properties fo:text-align="justify" style:justify-single-word="false"/>
      <style:text-properties style:font-name="WeblySleek UI Semilight" fo:font-size="11pt" officeooo:rsid="003a82ee" officeooo:paragraph-rsid="004ecb80" style:font-size-asian="10.5pt"/>
    </style:style>
    <style:style style:name="P41" style:family="paragraph" style:parent-style-name="Table_20_Contents">
      <style:paragraph-properties fo:text-align="justify" style:justify-single-word="false"/>
      <style:text-properties style:font-name="WeblySleek UI Semilight" fo:font-size="11pt" officeooo:rsid="003a82ee" officeooo:paragraph-rsid="004f92d6" style:font-size-asian="10.5pt"/>
    </style:style>
    <style:style style:name="P42" style:family="paragraph" style:parent-style-name="Table_20_Contents">
      <style:paragraph-properties fo:text-align="justify" style:justify-single-word="false"/>
      <style:text-properties style:font-name="WeblySleek UI Semilight" fo:font-size="11pt" officeooo:rsid="003a82ee" officeooo:paragraph-rsid="0127cd78" style:font-size-asian="10.5pt"/>
    </style:style>
    <style:style style:name="P43" style:family="paragraph" style:parent-style-name="Table_20_Contents">
      <style:paragraph-properties fo:text-align="justify" style:justify-single-word="false"/>
      <style:text-properties style:font-name="WeblySleek UI Semilight" fo:font-size="11pt" officeooo:rsid="003be555" officeooo:paragraph-rsid="003be555" style:font-size-asian="10.5pt"/>
    </style:style>
    <style:style style:name="P44" style:family="paragraph" style:parent-style-name="Table_20_Contents">
      <style:paragraph-properties fo:text-align="justify" style:justify-single-word="false"/>
      <style:text-properties style:font-name="WeblySleek UI Semilight" fo:font-size="11pt" officeooo:rsid="003be555" officeooo:paragraph-rsid="003c5ee3" style:font-size-asian="10.5pt"/>
    </style:style>
    <style:style style:name="P45" style:family="paragraph" style:parent-style-name="Table_20_Contents">
      <style:paragraph-properties fo:text-align="justify" style:justify-single-word="false"/>
      <style:text-properties style:font-name="WeblySleek UI Semilight" fo:font-size="11pt" officeooo:rsid="003be555" officeooo:paragraph-rsid="003f1a70" style:font-size-asian="10.5pt"/>
    </style:style>
    <style:style style:name="P46" style:family="paragraph" style:parent-style-name="Table_20_Contents">
      <style:paragraph-properties fo:text-align="justify" style:justify-single-word="false"/>
      <style:text-properties style:font-name="WeblySleek UI Semilight" fo:font-size="11pt" officeooo:rsid="003c5ee3" officeooo:paragraph-rsid="003c5ee3" style:font-size-asian="10.5pt"/>
    </style:style>
    <style:style style:name="P47" style:family="paragraph" style:parent-style-name="Table_20_Contents">
      <style:paragraph-properties fo:text-align="justify" style:justify-single-word="false"/>
      <style:text-properties style:font-name="WeblySleek UI Semilight" fo:font-size="11pt" officeooo:rsid="003c5ee3" officeooo:paragraph-rsid="003f1a70" style:font-size-asian="10.5pt"/>
    </style:style>
    <style:style style:name="P48" style:family="paragraph" style:parent-style-name="Table_20_Contents">
      <style:paragraph-properties fo:text-align="justify" style:justify-single-word="false"/>
      <style:text-properties style:font-name="WeblySleek UI Semilight" fo:font-size="11pt" officeooo:rsid="00418c9c" officeooo:paragraph-rsid="00418c9c" style:font-size-asian="10.5pt"/>
    </style:style>
    <style:style style:name="P49" style:family="paragraph" style:parent-style-name="Table_20_Contents">
      <style:paragraph-properties fo:text-align="justify" style:justify-single-word="false"/>
      <style:text-properties style:font-name="WeblySleek UI Semilight" fo:font-size="11pt" officeooo:rsid="004b9da6" officeooo:paragraph-rsid="004b9da6" style:font-size-asian="10.5pt"/>
    </style:style>
    <style:style style:name="P50" style:family="paragraph" style:parent-style-name="Table_20_Contents">
      <style:paragraph-properties fo:text-align="justify" style:justify-single-word="false"/>
      <style:text-properties style:font-name="WeblySleek UI Semilight" fo:font-size="11pt" officeooo:rsid="004ecb80" officeooo:paragraph-rsid="004ecb80" style:font-size-asian="10.5pt"/>
    </style:style>
    <style:style style:name="P51" style:family="paragraph" style:parent-style-name="Table_20_Contents">
      <style:paragraph-properties fo:text-align="justify" style:justify-single-word="false"/>
      <style:text-properties style:font-name="WeblySleek UI Semilight" fo:font-size="11pt" officeooo:rsid="004f92d6" officeooo:paragraph-rsid="004f92d6" style:font-size-asian="10.5pt"/>
    </style:style>
    <style:style style:name="P52" style:family="paragraph" style:parent-style-name="Table_20_Contents">
      <style:paragraph-properties fo:text-align="justify" style:justify-single-word="false"/>
      <style:text-properties style:font-name="WeblySleek UI Semilight" fo:font-size="11pt" officeooo:rsid="0070ba0d" officeooo:paragraph-rsid="006db22b" style:font-size-asian="10.5pt"/>
    </style:style>
    <style:style style:name="P53" style:family="paragraph" style:parent-style-name="Table_20_Contents">
      <style:paragraph-properties fo:text-align="justify" style:justify-single-word="false"/>
      <style:text-properties style:font-name="WeblySleek UI Semilight" fo:font-size="11pt" officeooo:rsid="0070ba0d" officeooo:paragraph-rsid="0070ba0d" style:font-size-asian="10.5pt"/>
    </style:style>
    <style:style style:name="P54" style:family="paragraph" style:parent-style-name="Table_20_Contents">
      <style:paragraph-properties fo:text-align="justify" style:justify-single-word="false"/>
      <style:text-properties style:font-name="WeblySleek UI Semilight" fo:font-size="11pt" officeooo:rsid="007141be" officeooo:paragraph-rsid="007141be" style:font-size-asian="10.5pt"/>
    </style:style>
    <style:style style:name="P55" style:family="paragraph" style:parent-style-name="Table_20_Contents">
      <style:paragraph-properties fo:text-align="justify" style:justify-single-word="false"/>
      <style:text-properties style:font-name="WeblySleek UI Semilight" fo:font-size="11pt" officeooo:rsid="0078fe1e" officeooo:paragraph-rsid="0078fe1e" style:font-size-asian="10.5pt"/>
    </style:style>
    <style:style style:name="P56" style:family="paragraph" style:parent-style-name="Table_20_Contents">
      <style:paragraph-properties fo:text-align="justify" style:justify-single-word="false"/>
      <style:text-properties style:font-name="WeblySleek UI Semilight" fo:font-size="11pt" officeooo:rsid="0101b43a" officeooo:paragraph-rsid="0101b43a" style:font-size-asian="10.5pt"/>
    </style:style>
    <style:style style:name="P57" style:family="paragraph" style:parent-style-name="Table_20_Contents">
      <style:paragraph-properties fo:text-align="justify" style:justify-single-word="false"/>
      <style:text-properties style:font-name="WeblySleek UI Semilight" fo:font-size="11pt" officeooo:rsid="00a00058" officeooo:paragraph-rsid="00a00058" style:font-size-asian="10.5pt"/>
    </style:style>
    <style:style style:name="P58" style:family="paragraph" style:parent-style-name="Table_20_Contents">
      <style:paragraph-properties fo:text-align="justify" style:justify-single-word="false"/>
      <style:text-properties style:font-name="WeblySleek UI Semilight" fo:font-size="11pt" officeooo:rsid="0127cd78" officeooo:paragraph-rsid="0127cd78" style:font-size-asian="10.5pt"/>
    </style:style>
    <style:style style:name="P59" style:family="paragraph" style:parent-style-name="Table_20_Contents">
      <style:paragraph-properties fo:text-align="justify" style:justify-single-word="false"/>
      <style:text-properties style:font-name="WeblySleek UI Semilight" fo:font-size="11pt" officeooo:rsid="012cd7b4" officeooo:paragraph-rsid="012cd7b4" style:font-size-asian="10.5pt"/>
    </style:style>
    <style:style style:name="P60" style:family="paragraph" style:parent-style-name="Table_20_Contents">
      <style:paragraph-properties fo:text-align="justify" style:justify-single-word="false"/>
      <style:text-properties style:font-name="WeblySleek UI Semilight" fo:font-size="11pt" fo:font-style="italic" officeooo:rsid="003a82ee" officeooo:paragraph-rsid="003a82ee" style:font-size-asian="10.5pt" style:font-style-asian="italic" style:font-style-complex="italic"/>
    </style:style>
    <style:style style:name="P61" style:family="paragraph" style:parent-style-name="Table_20_Contents">
      <style:paragraph-properties fo:text-align="justify" style:justify-single-word="false"/>
      <style:text-properties style:font-name="WeblySleek UI Semilight" fo:font-size="11pt" fo:font-style="italic" officeooo:rsid="003b6d60" officeooo:paragraph-rsid="003b6d60" style:font-size-asian="10.5pt" style:font-style-asian="italic" style:font-style-complex="italic"/>
    </style:style>
    <style:style style:name="P62" style:family="paragraph" style:parent-style-name="Table_20_Contents">
      <style:paragraph-properties fo:text-align="justify" style:justify-single-word="false"/>
      <style:text-properties style:font-name="WeblySleek UI Semilight" fo:font-size="11pt" fo:font-style="italic" officeooo:rsid="003f1a70" officeooo:paragraph-rsid="003f1a70" style:font-size-asian="10.5pt" style:font-style-asian="italic" style:font-style-complex="italic"/>
    </style:style>
    <style:style style:name="P63" style:family="paragraph" style:parent-style-name="Table_20_Contents">
      <style:paragraph-properties fo:text-align="justify" style:justify-single-word="false"/>
      <style:text-properties style:font-name="WeblySleek UI Semilight" fo:font-size="11pt" fo:font-style="italic" officeooo:rsid="004f92d6" officeooo:paragraph-rsid="004f92d6" style:font-size-asian="10.5pt" style:font-style-asian="italic" style:font-style-complex="italic"/>
    </style:style>
    <style:style style:name="P64" style:family="paragraph" style:parent-style-name="Table_20_Contents">
      <style:paragraph-properties fo:text-align="justify" style:justify-single-word="false"/>
      <style:text-properties style:font-name="WeblySleek UI Semilight" fo:font-size="11pt" fo:font-style="italic" officeooo:rsid="0127cd78" officeooo:paragraph-rsid="0127cd78" style:font-size-asian="10.5pt" style:font-style-asian="italic" style:font-style-complex="italic"/>
    </style:style>
    <style:style style:name="P65" style:family="paragraph" style:parent-style-name="Table_20_Contents">
      <style:paragraph-properties fo:text-align="justify" style:justify-single-word="false"/>
      <style:text-properties style:font-name="WeblySleek UI Semilight" fo:font-size="11pt" fo:font-style="normal" officeooo:rsid="003be555" officeooo:paragraph-rsid="003be555" style:font-size-asian="10.5pt" style:font-style-asian="normal" style:font-style-complex="normal"/>
    </style:style>
    <style:style style:name="P66" style:family="paragraph" style:parent-style-name="Table_20_Contents">
      <style:paragraph-properties fo:text-align="justify" style:justify-single-word="false"/>
      <style:text-properties style:font-name="WeblySleek UI Semilight" fo:font-size="11pt" fo:font-style="normal" officeooo:rsid="003c5ee3" officeooo:paragraph-rsid="003c5ee3" style:font-size-asian="10.5pt" style:font-style-asian="normal" style:font-style-complex="normal"/>
    </style:style>
    <style:style style:name="P67" style:family="paragraph" style:parent-style-name="Table_20_Contents">
      <style:paragraph-properties fo:text-align="justify" style:justify-single-word="false"/>
      <style:text-properties style:font-name="WeblySleek UI Semilight" fo:font-size="11pt" fo:font-style="normal" officeooo:rsid="004b9da6" officeooo:paragraph-rsid="004b9da6" style:font-size-asian="10.5pt" style:font-style-asian="normal" style:font-style-complex="normal"/>
    </style:style>
    <style:style style:name="P68" style:family="paragraph" style:parent-style-name="Table_20_Contents">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69" style:family="paragraph" style:parent-style-name="Table_20_Contents">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70" style:family="paragraph" style:parent-style-name="Table_20_Contents">
      <style:paragraph-properties fo:text-align="justify" style:justify-single-word="false"/>
      <style:text-properties style:font-name="WeblySleek UI Semilight" fo:font-size="11pt" fo:font-style="normal" officeooo:rsid="00a00058" officeooo:paragraph-rsid="00a00058" style:font-size-asian="10.5pt" style:font-style-asian="normal" style:font-style-complex="normal"/>
    </style:style>
    <style:style style:name="P71" style:family="paragraph" style:parent-style-name="Table_20_Contents">
      <style:paragraph-properties fo:text-align="justify" style:justify-single-word="false"/>
      <style:text-properties style:font-name="WeblySleek UI Semilight" fo:font-size="11pt" fo:font-style="normal" officeooo:rsid="00a00058" officeooo:paragraph-rsid="01032926" style:font-size-asian="10.5pt" style:font-style-asian="normal" style:font-style-complex="normal"/>
    </style:style>
    <style:style style:name="P72" style:family="paragraph" style:parent-style-name="Table_20_Contents">
      <style:paragraph-properties fo:text-align="justify" style:justify-single-word="false"/>
      <style:text-properties style:font-name="WeblySleek UI Semilight" fo:font-size="11pt" fo:font-style="normal" officeooo:rsid="00a37528" officeooo:paragraph-rsid="00a37528" style:font-size-asian="10.5pt" style:font-style-asian="normal" style:font-style-complex="normal"/>
    </style:style>
    <style:style style:name="P73" style:family="paragraph" style:parent-style-name="Table_20_Contents">
      <style:paragraph-properties fo:text-align="justify" style:justify-single-word="false"/>
      <style:text-properties style:font-name="WeblySleek UI Semilight" fo:font-size="11pt" fo:font-style="normal" officeooo:rsid="0040d149" officeooo:paragraph-rsid="0040d149" style:font-size-asian="10.5pt" style:font-style-asian="normal" style:font-style-complex="normal"/>
    </style:style>
    <style:style style:name="P74" style:family="paragraph" style:parent-style-name="Table_20_Contents">
      <style:paragraph-properties fo:text-align="justify" style:justify-single-word="false"/>
      <style:text-properties style:font-name="WeblySleek UI Semilight" fo:font-size="11pt" fo:font-style="normal" officeooo:rsid="0127cd78" officeooo:paragraph-rsid="0129040b" style:font-size-asian="10.5pt" style:font-style-asian="normal" style:font-style-complex="normal"/>
    </style:style>
    <style:style style:name="P75" style:family="paragraph" style:parent-style-name="Table_20_Contents">
      <style:paragraph-properties fo:text-align="justify" style:justify-single-word="false"/>
      <style:text-properties style:font-name="WeblySleek UI Semilight" fo:font-size="11pt" fo:font-style="normal" officeooo:rsid="0127cd78" officeooo:paragraph-rsid="0138a7f9" style:font-size-asian="10.5pt" style:font-style-asian="normal" style:font-style-complex="normal"/>
    </style:style>
    <style:style style:name="P76" style:family="paragraph" style:parent-style-name="Table_20_Contents">
      <style:paragraph-properties fo:text-align="justify" style:justify-single-word="false"/>
      <style:text-properties style:font-name="WeblySleek UI Semilight" fo:font-size="11pt" fo:font-style="normal" officeooo:rsid="003b6d60" officeooo:paragraph-rsid="0141ca0f" style:font-size-asian="10.5pt" style:font-style-asian="normal" style:font-style-complex="normal"/>
    </style:style>
    <style:style style:name="P77" style:family="paragraph" style:parent-style-name="Table_20_Contents">
      <style:paragraph-properties fo:text-align="justify" style:justify-single-word="false"/>
      <style:text-properties style:font-name="WeblySleek UI Semilight" fo:font-size="11pt" fo:font-style="normal" fo:font-weight="normal" officeooo:rsid="004d90ba" officeooo:paragraph-rsid="004ecb80" style:font-size-asian="10.5pt" style:font-style-asian="normal" style:font-weight-asian="normal" style:font-style-complex="normal" style:font-weight-complex="normal"/>
    </style:style>
    <style:style style:name="P78"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4f92d6" style:font-size-asian="10.5pt" style:font-style-asian="normal" style:font-style-complex="normal"/>
    </style:style>
    <style:style style:name="P7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1495a" style:font-size-asian="10.5pt" style:font-style-asian="normal" style:font-style-complex="normal"/>
    </style:style>
    <style:style style:name="P8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3777c" style:font-size-asian="10.5pt" style:font-style-asian="normal" style:font-style-complex="normal"/>
    </style:style>
    <style:style style:name="P81"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938a4" style:font-size-asian="10.5pt" style:font-style-asian="normal" style:font-style-complex="normal"/>
    </style:style>
    <style:style style:name="P82"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4942" style:font-size-asian="10.5pt" style:font-style-asian="normal" style:font-style-complex="normal"/>
    </style:style>
    <style:style style:name="P8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ebfa" style:font-size-asian="10.5pt" style:font-style-asian="normal" style:font-style-complex="normal"/>
    </style:style>
    <style:style style:name="P8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dfae2" style:font-size-asian="10.5pt" style:font-style-asian="normal" style:font-style-complex="normal"/>
    </style:style>
    <style:style style:name="P8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12592" style:font-size-asian="10.5pt" style:font-style-asian="normal" style:font-style-complex="normal"/>
    </style:style>
    <style:style style:name="P86"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55876" style:font-size-asian="10.5pt" style:font-style-asian="normal" style:font-style-complex="normal"/>
    </style:style>
    <style:style style:name="P87"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85d1f" style:font-size-asian="10.5pt" style:font-style-asian="normal" style:font-style-complex="normal"/>
    </style:style>
    <style:style style:name="P88"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db22b" style:font-size-asian="10.5pt" style:font-style-asian="normal" style:font-style-complex="normal"/>
    </style:style>
    <style:style style:name="P8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7141be" style:font-size-asian="10.5pt" style:font-style-asian="normal" style:font-style-complex="normal"/>
    </style:style>
    <style:style style:name="P9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10b17e8" style:font-size-asian="10.5pt" style:font-style-asian="normal" style:font-style-complex="normal"/>
    </style:style>
    <style:style style:name="P91" style:family="paragraph" style:parent-style-name="Table_20_Contents">
      <style:paragraph-properties fo:text-align="justify" style:justify-single-word="false"/>
      <style:text-properties style:font-name="WeblySleek UI Semilight" fo:font-size="11pt" fo:font-style="normal" style:text-underline-style="none" officeooo:rsid="004f92d6" officeooo:paragraph-rsid="004f92d6" style:font-size-asian="10.5pt" style:font-style-asian="normal" style:font-style-complex="normal"/>
    </style:style>
    <style:style style:name="P92" style:family="paragraph" style:parent-style-name="Table_20_Contents">
      <style:paragraph-properties fo:text-align="justify" style:justify-single-word="false"/>
      <style:text-properties style:font-name="WeblySleek UI Semilight" fo:font-size="11pt" fo:font-style="normal" style:text-underline-style="none" officeooo:rsid="0051495a" officeooo:paragraph-rsid="0051495a" style:font-size-asian="10.5pt" style:font-style-asian="normal" style:font-style-complex="normal"/>
    </style:style>
    <style:style style:name="P93" style:family="paragraph" style:parent-style-name="Table_20_Contents">
      <style:paragraph-properties fo:text-align="justify" style:justify-single-word="false"/>
      <style:text-properties style:font-name="WeblySleek UI Semilight" fo:font-size="11pt" fo:font-style="normal" style:text-underline-style="none" officeooo:rsid="005187d0" officeooo:paragraph-rsid="005187d0" style:font-size-asian="10.5pt" style:font-style-asian="normal" style:font-style-complex="normal"/>
    </style:style>
    <style:style style:name="P94" style:family="paragraph" style:parent-style-name="Table_20_Contents">
      <style:paragraph-properties fo:text-align="justify" style:justify-single-word="false"/>
      <style:text-properties style:font-name="WeblySleek UI Semilight" fo:font-size="11pt" fo:font-style="normal" style:text-underline-style="none" officeooo:rsid="0051b00e" officeooo:paragraph-rsid="0051b00e" style:font-size-asian="10.5pt" style:font-style-asian="normal" style:font-style-complex="normal"/>
    </style:style>
    <style:style style:name="P95" style:family="paragraph" style:parent-style-name="Table_20_Contents">
      <style:paragraph-properties fo:text-align="justify" style:justify-single-word="false"/>
      <style:text-properties style:font-name="WeblySleek UI Semilight" fo:font-size="11pt" fo:font-style="normal" style:text-underline-style="none" officeooo:rsid="0053777c" officeooo:paragraph-rsid="0053777c" style:font-size-asian="10.5pt" style:font-style-asian="normal" style:font-style-complex="normal"/>
    </style:style>
    <style:style style:name="P96" style:family="paragraph" style:parent-style-name="Table_20_Contents">
      <style:paragraph-properties fo:text-align="justify" style:justify-single-word="false"/>
      <style:text-properties style:font-name="WeblySleek UI Semilight" fo:font-size="11pt" fo:font-style="normal" style:text-underline-style="none" officeooo:rsid="005757df" officeooo:paragraph-rsid="005757df" style:font-size-asian="10.5pt" style:font-style-asian="normal" style:font-style-complex="normal"/>
    </style:style>
    <style:style style:name="P97" style:family="paragraph" style:parent-style-name="Table_20_Contents">
      <style:paragraph-properties fo:text-align="justify" style:justify-single-word="false"/>
      <style:text-properties style:font-name="WeblySleek UI Semilight" fo:font-size="11pt" fo:font-style="normal" style:text-underline-style="none" officeooo:rsid="005938a4" officeooo:paragraph-rsid="005938a4" style:font-size-asian="10.5pt" style:font-style-asian="normal" style:font-style-complex="normal"/>
    </style:style>
    <style:style style:name="P98" style:family="paragraph" style:parent-style-name="Table_20_Contents">
      <style:paragraph-properties fo:text-align="justify" style:justify-single-word="false"/>
      <style:text-properties style:font-name="WeblySleek UI Semilight" fo:font-size="11pt" fo:font-style="normal" style:text-underline-style="none" officeooo:rsid="005a30f1" officeooo:paragraph-rsid="005a30f1" style:font-size-asian="10.5pt" style:font-style-asian="normal" style:font-style-complex="normal"/>
    </style:style>
    <style:style style:name="P99"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4942" style:font-size-asian="10.5pt" style:font-style-asian="normal" style:font-style-complex="normal"/>
    </style:style>
    <style:style style:name="P100"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ebfa" style:font-size-asian="10.5pt" style:font-style-asian="normal" style:font-style-complex="normal"/>
    </style:style>
    <style:style style:name="P101" style:family="paragraph" style:parent-style-name="Table_20_Contents">
      <style:paragraph-properties fo:text-align="justify" style:justify-single-word="false"/>
      <style:text-properties style:font-name="WeblySleek UI Semilight" fo:font-size="11pt" fo:font-style="normal" style:text-underline-style="none" officeooo:rsid="005aebfa" officeooo:paragraph-rsid="005aebfa" style:font-size-asian="10.5pt" style:font-style-asian="normal" style:font-style-complex="normal"/>
    </style:style>
    <style:style style:name="P102" style:family="paragraph" style:parent-style-name="Table_20_Contents">
      <style:paragraph-properties fo:text-align="justify" style:justify-single-word="false"/>
      <style:text-properties style:font-name="WeblySleek UI Semilight" fo:font-size="11pt" fo:font-style="normal" style:text-underline-style="none" officeooo:rsid="005dfae2" officeooo:paragraph-rsid="005dfae2" style:font-size-asian="10.5pt" style:font-style-asian="normal" style:font-style-complex="normal"/>
    </style:style>
    <style:style style:name="P103" style:family="paragraph" style:parent-style-name="Table_20_Contents">
      <style:paragraph-properties fo:text-align="justify" style:justify-single-word="false"/>
      <style:text-properties style:font-name="WeblySleek UI Semilight" fo:font-size="11pt" fo:font-style="normal" style:text-underline-style="none" officeooo:rsid="005fd755" officeooo:paragraph-rsid="005fd755" style:font-size-asian="10.5pt" style:font-style-asian="normal" style:font-style-complex="normal"/>
    </style:style>
    <style:style style:name="P104" style:family="paragraph" style:parent-style-name="Table_20_Contents">
      <style:paragraph-properties fo:text-align="justify" style:justify-single-word="false"/>
      <style:text-properties style:font-name="WeblySleek UI Semilight" fo:font-size="11pt" fo:font-style="normal" style:text-underline-style="none" officeooo:rsid="00612592" officeooo:paragraph-rsid="00612592" style:font-size-asian="10.5pt" style:font-style-asian="normal" style:font-style-complex="normal"/>
    </style:style>
    <style:style style:name="P105" style:family="paragraph" style:parent-style-name="Table_20_Contents">
      <style:paragraph-properties fo:text-align="justify" style:justify-single-word="false"/>
      <style:text-properties style:font-name="WeblySleek UI Semilight" fo:font-size="11pt" fo:font-style="normal" style:text-underline-style="none" officeooo:rsid="00655876" officeooo:paragraph-rsid="00655876" style:font-size-asian="10.5pt" style:font-style-asian="normal" style:font-style-complex="normal"/>
    </style:style>
    <style:style style:name="P106"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674b4" style:font-size-asian="10.5pt" style:font-style-asian="normal" style:font-style-complex="normal"/>
    </style:style>
    <style:style style:name="P107"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db22b" style:font-size-asian="10.5pt" style:font-style-asian="normal" style:font-style-complex="normal"/>
    </style:style>
    <style:style style:name="P108" style:family="paragraph" style:parent-style-name="Table_20_Contents">
      <style:paragraph-properties fo:text-align="justify" style:justify-single-word="false"/>
      <style:text-properties style:font-name="WeblySleek UI Semilight" fo:font-size="11pt" fo:font-style="normal" style:text-underline-style="none" officeooo:rsid="006a5a27" officeooo:paragraph-rsid="006a5a27" style:font-size-asian="10.5pt" style:font-style-asian="normal" style:font-style-complex="normal"/>
    </style:style>
    <style:style style:name="P109"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7740" style:font-size-asian="10.5pt" style:font-style-asian="normal" style:font-style-complex="normal"/>
    </style:style>
    <style:style style:name="P110"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b22b" style:font-size-asian="10.5pt" style:font-style-asian="normal" style:font-style-complex="normal"/>
    </style:style>
    <style:style style:name="P111" style:family="paragraph" style:parent-style-name="Table_20_Contents">
      <style:paragraph-properties fo:text-align="justify" style:justify-single-word="false"/>
      <style:text-properties style:font-name="WeblySleek UI Semilight" fo:font-size="11pt" fo:font-style="normal" style:text-underline-style="none" officeooo:rsid="006db22b" officeooo:paragraph-rsid="006db22b" style:font-size-asian="10.5pt" style:font-style-asian="normal" style:font-style-complex="normal"/>
    </style:style>
    <style:style style:name="P112"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07141be" style:font-size-asian="10.5pt" style:font-style-asian="normal" style:font-style-complex="normal"/>
    </style:style>
    <style:style style:name="P113"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10b17e8" style:font-size-asian="10.5pt" style:font-style-asian="normal" style:font-style-complex="normal"/>
    </style:style>
    <style:style style:name="P114"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073ca8d" style:font-size-asian="10.5pt" style:font-style-asian="normal" style:font-style-complex="normal"/>
    </style:style>
    <style:style style:name="P115"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10b17e8" style:font-size-asian="10.5pt" style:font-style-asian="normal" style:font-style-complex="normal"/>
    </style:style>
    <style:style style:name="P116"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0765b17" style:font-size-asian="10.5pt" style:font-style-asian="normal" style:font-style-complex="normal"/>
    </style:style>
    <style:style style:name="P117"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10b17e8" style:font-size-asian="10.5pt" style:font-style-asian="normal" style:font-style-complex="normal"/>
    </style:style>
    <style:style style:name="P118"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0794cc1" style:font-size-asian="10.5pt" style:font-style-asian="normal" style:font-style-complex="normal"/>
    </style:style>
    <style:style style:name="P119"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10b17e8" style:font-size-asian="10.5pt" style:font-style-asian="normal" style:font-style-complex="normal"/>
    </style:style>
    <style:style style:name="P120"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1ca0f" style:font-size-asian="10.5pt" style:font-style-asian="normal" style:font-style-complex="normal"/>
    </style:style>
    <style:style style:name="P121"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40595" style:font-size-asian="10.5pt" style:font-style-asian="normal" style:font-style-complex="normal"/>
    </style:style>
    <style:style style:name="P122"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b084" style:font-size-asian="10.5pt" style:font-style-asian="normal" style:font-style-complex="normal"/>
    </style:style>
    <style:style style:name="P123"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efcf" style:font-size-asian="10.5pt" style:font-style-asian="normal" style:font-style-complex="normal"/>
    </style:style>
    <style:style style:name="P124"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ce3d7" style:font-size-asian="10.5pt" style:font-style-asian="normal" style:font-style-complex="normal"/>
    </style:style>
    <style:style style:name="P125"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9688" style:font-size-asian="10.5pt" style:font-style-asian="normal" style:font-style-complex="normal"/>
    </style:style>
    <style:style style:name="P126"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a98b" style:font-size-asian="10.5pt" style:font-style-asian="normal" style:font-style-complex="normal"/>
    </style:style>
    <style:style style:name="P127" style:family="paragraph" style:parent-style-name="Table_20_Contents">
      <style:paragraph-properties fo:text-align="justify" style:justify-single-word="false"/>
      <style:text-properties style:font-name="WeblySleek UI Semilight" fo:font-size="11pt" fo:font-style="normal" style:text-underline-style="none" officeooo:rsid="01440595" officeooo:paragraph-rsid="01440595" style:font-size-asian="10.5pt" style:font-style-asian="normal" style:font-style-complex="normal"/>
    </style:style>
    <style:style style:name="P128"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5b084" style:font-size-asian="10.5pt" style:font-style-asian="normal" style:font-style-complex="normal"/>
    </style:style>
    <style:style style:name="P129"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ce3d7" style:font-size-asian="10.5pt" style:font-style-asian="normal" style:font-style-complex="normal"/>
    </style:style>
    <style:style style:name="P130"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012f3" style:font-size-asian="10.5pt" style:font-style-asian="normal" style:font-style-complex="normal"/>
    </style:style>
    <style:style style:name="P131"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e6ff6" style:font-size-asian="10.5pt" style:font-style-asian="normal" style:font-style-complex="normal"/>
    </style:style>
    <style:style style:name="P132" style:family="paragraph" style:parent-style-name="Table_20_Contents">
      <style:paragraph-properties fo:text-align="justify" style:justify-single-word="false"/>
      <style:text-properties style:font-name="WeblySleek UI Semilight" fo:font-size="11pt" fo:font-style="normal" style:text-underline-style="none" officeooo:rsid="0145ddd8" officeooo:paragraph-rsid="0145ddd8" style:font-size-asian="10.5pt" style:font-style-asian="normal" style:font-style-complex="normal"/>
    </style:style>
    <style:style style:name="P133" style:family="paragraph" style:parent-style-name="Table_20_Contents">
      <style:paragraph-properties fo:text-align="justify" style:justify-single-word="false"/>
      <style:text-properties style:font-name="WeblySleek UI Semilight" fo:font-size="11pt" fo:font-style="normal" style:text-underline-style="none" officeooo:rsid="0145efcf" officeooo:paragraph-rsid="0145efcf" style:font-size-asian="10.5pt" style:font-style-asian="normal" style:font-style-complex="normal"/>
    </style:style>
    <style:style style:name="P134" style:family="paragraph" style:parent-style-name="Table_20_Contents">
      <style:paragraph-properties fo:text-align="justify" style:justify-single-word="false"/>
      <style:text-properties style:font-name="WeblySleek UI Semilight" fo:font-size="11pt" fo:font-style="normal" style:text-underline-style="none" officeooo:rsid="014ce3d7" officeooo:paragraph-rsid="014ce3d7" style:font-size-asian="10.5pt" style:font-style-asian="normal" style:font-style-complex="normal"/>
    </style:style>
    <style:style style:name="P135" style:family="paragraph" style:parent-style-name="Table_20_Contents">
      <style:paragraph-properties fo:text-align="justify" style:justify-single-word="false"/>
      <style:text-properties style:font-name="WeblySleek UI Semilight" fo:font-size="11pt" fo:font-style="normal" style:text-underline-style="none" officeooo:rsid="014fbf26" officeooo:paragraph-rsid="014fbf26" style:font-size-asian="10.5pt" style:font-style-asian="normal" style:font-style-complex="normal"/>
    </style:style>
    <style:style style:name="P136" style:family="paragraph" style:parent-style-name="Table_20_Contents">
      <style:paragraph-properties fo:text-align="justify" style:justify-single-word="false"/>
      <style:text-properties style:font-name="WeblySleek UI Semilight" fo:font-size="11pt" fo:font-style="normal" style:text-underline-style="none" officeooo:rsid="015012f3" officeooo:paragraph-rsid="015012f3" style:font-size-asian="10.5pt" style:font-style-asian="normal" style:font-style-complex="normal"/>
    </style:style>
    <style:style style:name="P137" style:family="paragraph" style:parent-style-name="Table_20_Contents">
      <style:paragraph-properties fo:text-align="justify" style:justify-single-word="false"/>
      <style:text-properties style:font-name="WeblySleek UI Semilight" fo:font-size="11pt" fo:font-style="normal" style:text-underline-style="none" officeooo:rsid="01549688" officeooo:paragraph-rsid="01549688" style:font-size-asian="10.5pt" style:font-style-asian="normal" style:font-style-complex="normal"/>
    </style:style>
    <style:style style:name="P138" style:family="paragraph" style:parent-style-name="Table_20_Contents">
      <style:paragraph-properties fo:text-align="justify" style:justify-single-word="false"/>
      <style:text-properties style:font-name="WeblySleek UI Semilight" fo:font-size="11pt" fo:font-style="normal" style:text-underline-style="none" officeooo:rsid="0154a98b" officeooo:paragraph-rsid="0154a98b" style:font-size-asian="10.5pt" style:font-style-asian="normal" style:font-style-complex="normal"/>
    </style:style>
    <style:style style:name="P139"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77617" style:font-size-asian="10.5pt" style:font-style-asian="normal" style:font-style-complex="normal"/>
    </style:style>
    <style:style style:name="P140"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934f6" style:font-size-asian="10.5pt" style:font-style-asian="normal" style:font-style-complex="normal"/>
    </style:style>
    <style:style style:name="P141" style:family="paragraph" style:parent-style-name="Table_20_Contents">
      <style:paragraph-properties fo:text-align="justify" style:justify-single-word="false"/>
      <style:text-properties style:font-name="WeblySleek UI Semilight" fo:font-size="11pt" fo:font-style="normal" style:text-underline-style="none" officeooo:rsid="015b31d7" officeooo:paragraph-rsid="015b31d7" style:font-size-asian="10.5pt" style:font-style-asian="normal" style:font-style-complex="normal"/>
    </style:style>
    <style:style style:name="P142" style:family="paragraph" style:parent-style-name="Table_20_Contents">
      <style:paragraph-properties fo:text-align="justify" style:justify-single-word="false"/>
      <style:text-properties style:font-name="WeblySleek UI Semilight" fo:font-size="11pt" fo:font-style="normal" style:text-underline-style="none" officeooo:rsid="015c109c" officeooo:paragraph-rsid="015c109c" style:font-size-asian="10.5pt" style:font-style-asian="normal" style:font-style-complex="normal"/>
    </style:style>
    <style:style style:name="P143" style:family="paragraph" style:parent-style-name="Table_20_Contents">
      <style:paragraph-properties fo:text-align="justify" style:justify-single-word="false"/>
      <style:text-properties style:font-name="WeblySleek UI Semilight" fo:font-size="11pt" fo:font-style="normal" style:text-underline-style="none" officeooo:rsid="015e6ff6" officeooo:paragraph-rsid="015e6ff6" style:font-size-asian="10.5pt" style:font-style-asian="normal" style:font-style-complex="normal"/>
    </style:style>
    <style:style style:name="P144"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c109c" style:font-size-asian="10.5pt" style:font-style-asian="normal" style:font-weight-asian="bold" style:font-style-complex="normal" style:font-weight-complex="bold"/>
    </style:style>
    <style:style style:name="P145"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77617" style:font-size-asian="10.5pt" style:font-style-asian="normal" style:font-weight-asian="bold" style:font-style-complex="normal" style:font-weight-complex="bold"/>
    </style:style>
    <style:style style:name="P146" style:family="paragraph" style:parent-style-name="Table_20_Contents">
      <style:paragraph-properties fo:text-align="justify" style:justify-single-word="false"/>
      <style:text-properties style:font-name="WeblySleek UI Semilight" fo:font-size="11pt" fo:font-weight="normal" officeooo:rsid="0101b43a" officeooo:paragraph-rsid="01032926" style:font-size-asian="10.5pt" style:font-weight-asian="normal" style:font-weight-complex="normal"/>
    </style:style>
    <style:style style:name="P147" style:family="paragraph" style:parent-style-name="Table_20_Contents">
      <style:text-properties fo:color="#000000"/>
    </style:style>
    <style:style style:name="P148" style:family="paragraph" style:parent-style-name="Table_20_Contents">
      <style:paragraph-properties fo:text-align="justify" style:justify-single-word="false"/>
      <style:text-properties fo:color="#000000" style:font-name="WeblySleek UI Semilight" fo:font-size="11pt" fo:font-style="italic" officeooo:rsid="004f92d6" officeooo:paragraph-rsid="00a46726" style:font-size-asian="10.5pt" style:font-style-asian="italic" style:font-style-complex="italic"/>
    </style:style>
    <style:style style:name="P149" style:family="paragraph" style:parent-style-name="Table_20_Contents">
      <style:paragraph-properties fo:text-align="justify" style:justify-single-word="false"/>
      <style:text-properties fo:color="#000000" style:font-name="WeblySleek UI Semilight" fo:font-size="11pt" fo:font-style="italic" officeooo:rsid="006db22b" officeooo:paragraph-rsid="006db22b" style:font-size-asian="10.5pt" style:font-style-asian="italic" style:font-style-complex="italic"/>
    </style:style>
    <style:style style:name="P150" style:family="paragraph" style:parent-style-name="Table_20_Contents">
      <style:paragraph-properties fo:text-align="justify" style:justify-single-word="false"/>
      <style:text-properties fo:color="#000000" style:font-name="WeblySleek UI Semilight" fo:font-size="11pt" fo:font-style="italic" fo:font-weight="normal" officeooo:rsid="005938a4" officeooo:paragraph-rsid="005aebfa" style:font-size-asian="10.5pt" style:font-style-asian="italic" style:font-weight-asian="normal" style:font-style-complex="italic" style:font-weight-complex="normal"/>
    </style:style>
    <style:style style:name="P151" style:family="paragraph" style:parent-style-name="Table_20_Contents">
      <style:paragraph-properties fo:text-align="justify" style:justify-single-word="false"/>
      <style:text-properties fo:color="#000000" style:font-name="WeblySleek UI Semilight" fo:font-size="11pt" fo:font-style="italic" fo:font-weight="normal" officeooo:rsid="004f92d6" officeooo:paragraph-rsid="007141be" style:font-size-asian="10.5pt" style:font-style-asian="italic" style:font-weight-asian="normal" style:font-style-complex="italic" style:font-weight-complex="normal"/>
    </style:style>
    <style:style style:name="P152" style:family="paragraph" style:parent-style-name="Table_20_Contents">
      <style:paragraph-properties fo:text-align="justify"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53" style:family="paragraph" style:parent-style-name="Table_20_Contents">
      <style:paragraph-properties fo:text-align="start"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54" style:family="paragraph" style:parent-style-name="Table_20_Contents">
      <style:paragraph-properties fo:text-align="justify" style:justify-single-word="false"/>
      <style:text-properties fo:color="#000000" style:font-name="WeblySleek UI Semilight" fo:font-size="11pt" fo:font-style="normal" fo:font-weight="normal" officeooo:rsid="005fd755" officeooo:paragraph-rsid="005fd755" style:font-size-asian="10.5pt" style:font-style-asian="normal" style:font-weight-asian="normal" style:font-style-complex="normal" style:font-weight-complex="normal"/>
    </style:style>
    <style:style style:name="P155"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4942" style:font-size-asian="10.5pt" style:font-style-asian="normal" style:font-style-complex="normal"/>
    </style:style>
    <style:style style:name="P156"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ebfa" style:font-size-asian="10.5pt" style:font-style-asian="normal" style:font-style-complex="normal"/>
    </style:style>
    <style:style style:name="P157" style:family="paragraph" style:parent-style-name="Table_20_Contents">
      <style:paragraph-properties fo:text-align="justify" style:justify-single-word="false"/>
      <style:text-properties fo:color="#000000" style:font-name="WeblySleek UI Semilight" fo:font-size="11pt" fo:font-style="normal" officeooo:rsid="005aebfa" officeooo:paragraph-rsid="005aebfa" style:font-size-asian="10.5pt" style:font-style-asian="normal" style:font-style-complex="normal"/>
    </style:style>
    <style:style style:name="P158" style:family="paragraph" style:parent-style-name="Table_20_Contents">
      <style:paragraph-properties fo:text-align="justify" style:justify-single-word="false"/>
      <style:text-properties fo:color="#000000" style:font-name="WeblySleek UI Semilight" fo:font-size="11pt" fo:font-style="normal" officeooo:rsid="005938a4" officeooo:paragraph-rsid="005a4942" style:font-size-asian="10.5pt" style:font-style-asian="normal" style:font-style-complex="normal"/>
    </style:style>
    <style:style style:name="P159" style:family="paragraph" style:parent-style-name="Table_20_Contents">
      <style:paragraph-properties fo:text-align="justify" style:justify-single-word="false"/>
      <style:text-properties fo:color="#000000" style:font-name="WeblySleek UI Semilight" fo:font-size="11pt" fo:font-style="normal" officeooo:rsid="005fd755" officeooo:paragraph-rsid="005fd755" style:font-size-asian="10.5pt" style:font-style-asian="normal" style:font-style-complex="normal"/>
    </style:style>
    <style:style style:name="P160" style:family="paragraph" style:parent-style-name="Table_20_Contents">
      <style:paragraph-properties fo:text-align="justify" style:justify-single-word="false"/>
      <style:text-properties fo:color="#000000" style:font-name="WeblySleek UI Semilight" fo:font-size="11pt" fo:font-style="normal" officeooo:rsid="0070ba0d" officeooo:paragraph-rsid="0078fe1e" style:font-size-asian="10.5pt" style:font-style-asian="normal" style:font-style-complex="normal"/>
    </style:style>
    <style:style style:name="P161" style:family="paragraph" style:parent-style-name="Table_20_Contents">
      <style:paragraph-properties fo:text-align="justify" style:justify-single-word="false"/>
      <style:text-properties fo:color="#000000" style:font-name="WeblySleek UI Semilight" fo:font-size="11pt" fo:font-style="normal" officeooo:rsid="0078fe1e" officeooo:paragraph-rsid="00a46726" style:font-size-asian="10.5pt" style:font-style-asian="normal" style:font-style-complex="normal"/>
    </style:style>
    <style:style style:name="P162" style:family="paragraph" style:parent-style-name="Table_20_Contents">
      <style:text-properties fo:color="#000000" fo:font-style="italic" officeooo:rsid="0053777c" officeooo:paragraph-rsid="0053777c" style:font-style-asian="italic" style:font-style-complex="italic"/>
    </style:style>
    <style:style style:name="P163" style:family="paragraph" style:parent-style-name="Table_20_Contents">
      <style:text-properties fo:color="#000000" fo:font-style="italic" officeooo:rsid="005938a4" officeooo:paragraph-rsid="005938a4" style:font-style-asian="italic" style:font-style-complex="italic"/>
    </style:style>
    <style:style style:name="P164" style:family="paragraph" style:parent-style-name="Table_20_Contents">
      <style:text-properties fo:color="#000000" fo:font-style="italic" officeooo:rsid="005a4942" officeooo:paragraph-rsid="005a4942" style:font-style-asian="italic" style:font-style-complex="italic"/>
    </style:style>
    <style:style style:name="P165" style:family="paragraph" style:parent-style-name="Table_20_Contents">
      <style:text-properties fo:color="#000000" fo:font-style="italic" officeooo:rsid="005a4942" officeooo:paragraph-rsid="005aebfa" style:font-style-asian="italic" style:font-style-complex="italic"/>
    </style:style>
    <style:style style:name="P166" style:family="paragraph" style:parent-style-name="Table_20_Contents">
      <style:text-properties fo:color="#000000" fo:font-style="italic" officeooo:rsid="005dfae2" officeooo:paragraph-rsid="005dfae2" style:font-style-asian="italic" style:font-style-complex="italic"/>
    </style:style>
    <style:style style:name="P167" style:family="paragraph" style:parent-style-name="Table_20_Contents">
      <style:text-properties fo:color="#000000" fo:font-style="italic" officeooo:rsid="00612592" officeooo:paragraph-rsid="00612592" style:font-style-asian="italic" style:font-style-complex="italic"/>
    </style:style>
    <style:style style:name="P168" style:family="paragraph" style:parent-style-name="Table_20_Contents">
      <style:text-properties fo:color="#000000" fo:font-style="italic" officeooo:rsid="00612592" officeooo:paragraph-rsid="00655876" style:font-style-asian="italic" style:font-style-complex="italic"/>
    </style:style>
    <style:style style:name="P169" style:family="paragraph" style:parent-style-name="Table_20_Contents">
      <style:text-properties fo:color="#000000" fo:font-style="italic" officeooo:rsid="00612592" officeooo:paragraph-rsid="006a5a27" style:font-style-asian="italic" style:font-style-complex="italic"/>
    </style:style>
    <style:style style:name="P170" style:family="paragraph" style:parent-style-name="Table_20_Contents">
      <style:text-properties fo:color="#000000" fo:font-style="italic" officeooo:rsid="00612592" officeooo:paragraph-rsid="0070ba0d" style:font-style-asian="italic" style:font-style-complex="italic"/>
    </style:style>
    <style:style style:name="P171" style:family="paragraph" style:parent-style-name="Table_20_Contents">
      <style:text-properties fo:color="#000000" fo:font-style="italic" officeooo:rsid="00655876" officeooo:paragraph-rsid="00655876" style:font-style-asian="italic" style:font-style-complex="italic"/>
    </style:style>
    <style:style style:name="P172" style:family="paragraph" style:parent-style-name="Table_20_Contents">
      <style:text-properties fo:color="#000000" fo:font-style="italic" officeooo:rsid="006a5a27" officeooo:paragraph-rsid="006a5a27" style:font-style-asian="italic" style:font-style-complex="italic"/>
    </style:style>
    <style:style style:name="P173" style:family="paragraph" style:parent-style-name="Table_20_Contents">
      <style:text-properties fo:color="#000000" fo:font-style="italic" officeooo:rsid="006db22b" officeooo:paragraph-rsid="006db22b" style:font-style-asian="italic" style:font-style-complex="italic"/>
    </style:style>
    <style:style style:name="P174" style:family="paragraph" style:parent-style-name="Table_20_Contents">
      <style:text-properties fo:color="#000000" fo:font-style="italic" officeooo:rsid="007141be" officeooo:paragraph-rsid="007141be" style:font-style-asian="italic" style:font-style-complex="italic"/>
    </style:style>
    <style:style style:name="P175" style:family="paragraph" style:parent-style-name="Table_20_Contents">
      <style:text-properties fo:color="#000000" fo:font-style="italic" fo:font-weight="normal" officeooo:rsid="005938a4" officeooo:paragraph-rsid="005938a4" style:font-style-asian="italic" style:font-weight-asian="normal" style:font-style-complex="italic" style:font-weight-complex="normal"/>
    </style:style>
    <style:style style:name="P176" style:family="paragraph" style:parent-style-name="Table_20_Contents">
      <style:text-properties fo:color="#000000" fo:font-style="italic" fo:font-weight="normal" officeooo:rsid="007141be" officeooo:paragraph-rsid="007141be" style:font-style-asian="italic" style:font-weight-asian="normal" style:font-style-complex="italic" style:font-weight-complex="normal"/>
    </style:style>
    <style:style style:name="P177" style:family="paragraph" style:parent-style-name="Table_20_Contents">
      <style:paragraph-properties fo:text-align="justify" style:justify-single-word="false"/>
      <style:text-properties fo:color="#000000" fo:font-style="italic" fo:font-weight="normal" officeooo:rsid="007141be" officeooo:paragraph-rsid="007971ca" style:font-style-asian="italic" style:font-weight-asian="normal" style:font-style-complex="italic" style:font-weight-complex="normal"/>
    </style:style>
    <style:style style:name="P178" style:family="paragraph" style:parent-style-name="Table_20_Contents">
      <style:text-properties fo:color="#000000" officeooo:rsid="00552579"/>
    </style:style>
    <style:style style:name="P179" style:family="paragraph" style:parent-style-name="Table_20_Contents">
      <style:text-properties fo:color="#000000" officeooo:rsid="005757df" officeooo:paragraph-rsid="005757df"/>
    </style:style>
    <style:style style:name="P180" style:family="paragraph" style:parent-style-name="Table_20_Contents">
      <style:text-properties fo:color="#000000" fo:font-style="normal" officeooo:rsid="005938a4" officeooo:paragraph-rsid="005938a4" style:font-style-asian="normal" style:font-style-complex="normal"/>
    </style:style>
    <style:style style:name="P181" style:family="paragraph" style:parent-style-name="Table_20_Contents">
      <style:text-properties fo:color="#000000" fo:font-style="normal" officeooo:rsid="00612592" officeooo:paragraph-rsid="00612592" style:font-style-asian="normal" style:font-style-complex="normal"/>
    </style:style>
    <style:style style:name="P182" style:family="paragraph" style:parent-style-name="Table_20_Contents">
      <style:text-properties fo:color="#000000" fo:font-style="normal" officeooo:rsid="00655876" officeooo:paragraph-rsid="00655876" style:font-style-asian="normal" style:font-style-complex="normal"/>
    </style:style>
    <style:style style:name="P183" style:family="paragraph" style:parent-style-name="Table_20_Contents">
      <style:text-properties fo:color="#000000" fo:font-style="normal" officeooo:rsid="00655876" officeooo:paragraph-rsid="006a5a27" style:font-style-asian="normal" style:font-style-complex="normal"/>
    </style:style>
    <style:style style:name="P184" style:family="paragraph" style:parent-style-name="Table_20_Contents">
      <style:text-properties fo:color="#000000" fo:font-style="normal" officeooo:rsid="006674b4" officeooo:paragraph-rsid="006674b4" style:font-style-asian="normal" style:font-style-complex="normal"/>
    </style:style>
    <style:style style:name="P185" style:family="paragraph" style:parent-style-name="Table_20_Contents">
      <style:text-properties fo:color="#000000" fo:font-style="normal" officeooo:rsid="006d7740" officeooo:paragraph-rsid="006d7740" style:font-style-asian="normal" style:font-style-complex="normal"/>
    </style:style>
    <style:style style:name="P186" style:family="paragraph" style:parent-style-name="Table_20_Contents">
      <style:text-properties fo:color="#000000" fo:font-style="normal" officeooo:rsid="007141be" officeooo:paragraph-rsid="007141be" style:font-style-asian="normal" style:font-style-complex="normal"/>
    </style:style>
    <style:style style:name="P187" style:family="paragraph" style:parent-style-name="Table_20_Contents">
      <style:text-properties fo:color="#000000" fo:font-style="normal" officeooo:rsid="00794cc1" officeooo:paragraph-rsid="00794cc1" style:font-style-asian="normal" style:font-style-complex="normal"/>
    </style:style>
    <style:style style:name="P188" style:family="paragraph" style:parent-style-name="Table_20_Contents">
      <style:text-properties fo:color="#000000" fo:font-style="normal" officeooo:rsid="00794cc1" officeooo:paragraph-rsid="0081eb5f" style:font-style-asian="normal" style:font-style-complex="normal"/>
    </style:style>
    <style:style style:name="P189" style:family="paragraph" style:parent-style-name="Table_20_Contents">
      <style:text-properties fo:color="#000000" fo:font-style="normal" officeooo:rsid="00794cc1" officeooo:paragraph-rsid="0085028c" style:font-style-asian="normal" style:font-style-complex="normal"/>
    </style:style>
    <style:style style:name="P190" style:family="paragraph" style:parent-style-name="Table_20_Contents">
      <style:text-properties fo:color="#000000" fo:font-style="normal" officeooo:rsid="009ebf9f" officeooo:paragraph-rsid="00a98281" style:font-style-asian="normal" style:font-style-complex="normal"/>
    </style:style>
    <style:style style:name="P191" style:family="paragraph" style:parent-style-name="Table_20_Contents">
      <style:text-properties fo:color="#000000" fo:font-style="normal" officeooo:rsid="00757314" officeooo:paragraph-rsid="010b17e8" style:font-style-asian="normal" style:font-style-complex="normal"/>
    </style:style>
    <style:style style:name="P192" style:family="paragraph" style:parent-style-name="Table_20_Contents">
      <style:text-properties fo:color="#000000" fo:font-style="normal" fo:font-weight="normal" officeooo:rsid="005938a4" officeooo:paragraph-rsid="005938a4" style:font-style-asian="normal" style:font-weight-asian="normal" style:font-style-complex="normal" style:font-weight-complex="normal"/>
    </style:style>
    <style:style style:name="P193" style:family="paragraph" style:parent-style-name="Table_20_Contents">
      <style:text-properties fo:color="#000000" fo:font-style="normal" fo:font-weight="normal" officeooo:rsid="005a30f1" officeooo:paragraph-rsid="005a30f1" style:font-style-asian="normal" style:font-weight-asian="normal" style:font-style-complex="normal" style:font-weight-complex="normal"/>
    </style:style>
    <style:style style:name="P194" style:family="paragraph" style:parent-style-name="Table_20_Contents">
      <style:text-properties fo:color="#000000" officeooo:rsid="00653409" officeooo:paragraph-rsid="00653409"/>
    </style:style>
    <style:style style:name="P195" style:family="paragraph" style:parent-style-name="Table_20_Contents">
      <style:text-properties fo:color="#000000" style:text-underline-style="none" fo:font-weight="bold" officeooo:rsid="0141ca0f" officeooo:paragraph-rsid="0141ca0f" style:font-weight-asian="bold" style:font-weight-complex="bold"/>
    </style:style>
    <style:style style:name="P196" style:family="paragraph" style:parent-style-name="Table_20_Contents">
      <style:text-properties officeooo:rsid="004f92d6" officeooo:paragraph-rsid="004f92d6"/>
    </style:style>
    <style:style style:name="P197" style:family="paragraph" style:parent-style-name="Table_20_Contents">
      <style:text-properties officeooo:rsid="005187d0" officeooo:paragraph-rsid="005187d0"/>
    </style:style>
    <style:style style:name="P198" style:family="paragraph" style:parent-style-name="Table_20_Contents">
      <style:text-properties fo:font-style="italic" style:font-style-asian="italic" style:font-style-complex="italic"/>
    </style:style>
    <style:style style:name="P199" style:family="paragraph" style:parent-style-name="Table_20_Contents">
      <style:text-properties fo:font-style="italic" officeooo:rsid="0053777c" officeooo:paragraph-rsid="0053777c" style:font-style-asian="italic" style:font-style-complex="italic"/>
    </style:style>
    <style:style style:name="P200" style:family="paragraph" style:parent-style-name="Table_20_Contents">
      <style:text-properties fo:font-style="italic" officeooo:rsid="009abb2d" officeooo:paragraph-rsid="009abb2d" style:font-style-asian="italic" style:font-style-complex="italic"/>
    </style:style>
    <style:style style:name="P201" style:family="paragraph" style:parent-style-name="Table_20_Contents">
      <style:text-properties fo:font-style="italic" officeooo:rsid="009bcc12" officeooo:paragraph-rsid="009bcc12" style:font-style-asian="italic" style:font-style-complex="italic"/>
    </style:style>
    <style:style style:name="P202" style:family="paragraph" style:parent-style-name="Table_20_Contents">
      <style:text-properties fo:font-style="italic" officeooo:rsid="00aa44eb" officeooo:paragraph-rsid="00aa44eb" style:font-style-asian="italic" style:font-style-complex="italic"/>
    </style:style>
    <style:style style:name="P203" style:family="paragraph" style:parent-style-name="Table_20_Contents">
      <style:text-properties fo:font-style="italic" officeooo:rsid="00aa44eb" officeooo:paragraph-rsid="00cd0937" style:font-style-asian="italic" style:font-style-complex="italic"/>
    </style:style>
    <style:style style:name="P204" style:family="paragraph" style:parent-style-name="Table_20_Contents">
      <style:text-properties fo:font-style="italic" officeooo:rsid="00aa44eb" officeooo:paragraph-rsid="00ce29b2" style:font-style-asian="italic" style:font-style-complex="italic"/>
    </style:style>
    <style:style style:name="P205" style:family="paragraph" style:parent-style-name="Table_20_Contents">
      <style:text-properties fo:font-style="italic" officeooo:rsid="00aa44eb" officeooo:paragraph-rsid="011a3031" style:font-style-asian="italic" style:font-style-complex="italic"/>
    </style:style>
    <style:style style:name="P206" style:family="paragraph" style:parent-style-name="Table_20_Contents">
      <style:text-properties fo:font-style="italic" officeooo:rsid="00aa44eb" officeooo:paragraph-rsid="01520f2a" style:font-style-asian="italic" style:font-style-complex="italic"/>
    </style:style>
    <style:style style:name="P207" style:family="paragraph" style:parent-style-name="Table_20_Contents">
      <style:text-properties fo:font-style="italic" officeooo:rsid="00ab86e1" officeooo:paragraph-rsid="00ab86e1" style:font-style-asian="italic" style:font-style-complex="italic"/>
    </style:style>
    <style:style style:name="P208" style:family="paragraph" style:parent-style-name="Table_20_Contents">
      <style:paragraph-properties fo:text-align="center" style:justify-single-word="false"/>
      <style:text-properties fo:font-style="italic" officeooo:rsid="00b69620" officeooo:paragraph-rsid="00b69620" style:font-style-asian="italic" style:font-style-complex="italic"/>
    </style:style>
    <style:style style:name="P209" style:family="paragraph" style:parent-style-name="Table_20_Contents">
      <style:paragraph-properties fo:text-align="center" style:justify-single-word="false"/>
      <style:text-properties fo:font-style="italic" officeooo:rsid="00b69620" officeooo:paragraph-rsid="00b85dbb" style:font-style-asian="italic" style:font-style-complex="italic"/>
    </style:style>
    <style:style style:name="P210" style:family="paragraph" style:parent-style-name="Table_20_Contents">
      <style:paragraph-properties fo:text-align="center" style:justify-single-word="false"/>
      <style:text-properties fo:font-style="italic" officeooo:rsid="00b85dbb" officeooo:paragraph-rsid="00b85dbb" style:font-style-asian="italic" style:font-style-complex="italic"/>
    </style:style>
    <style:style style:name="P211" style:family="paragraph" style:parent-style-name="Table_20_Contents">
      <style:text-properties fo:font-style="italic" officeooo:rsid="00bb5e18" officeooo:paragraph-rsid="00bb5e18" style:font-style-asian="italic" style:font-style-complex="italic"/>
    </style:style>
    <style:style style:name="P212" style:family="paragraph" style:parent-style-name="Table_20_Contents">
      <style:text-properties fo:font-style="italic" officeooo:rsid="00bf03e8" officeooo:paragraph-rsid="00bf03e8" style:font-style-asian="italic" style:font-style-complex="italic"/>
    </style:style>
    <style:style style:name="P213" style:family="paragraph" style:parent-style-name="Table_20_Contents">
      <style:text-properties fo:font-style="italic" officeooo:rsid="00bf03e8" officeooo:paragraph-rsid="00c0deb5" style:font-style-asian="italic" style:font-style-complex="italic"/>
    </style:style>
    <style:style style:name="P214" style:family="paragraph" style:parent-style-name="Table_20_Contents">
      <style:text-properties fo:font-style="italic" officeooo:rsid="00bf03e8" officeooo:paragraph-rsid="00c21f2e" style:font-style-asian="italic" style:font-style-complex="italic"/>
    </style:style>
    <style:style style:name="P215" style:family="paragraph" style:parent-style-name="Table_20_Contents">
      <style:text-properties fo:font-style="italic" officeooo:rsid="00bf03e8" officeooo:paragraph-rsid="01044665" style:font-style-asian="italic" style:font-style-complex="italic"/>
    </style:style>
    <style:style style:name="P216" style:family="paragraph" style:parent-style-name="Table_20_Contents">
      <style:text-properties fo:font-style="italic" officeooo:rsid="011b6ec1" officeooo:paragraph-rsid="011b6ec1" style:font-style-asian="italic" style:font-style-complex="italic"/>
    </style:style>
    <style:style style:name="P217" style:family="paragraph" style:parent-style-name="Table_20_Contents">
      <style:text-properties fo:font-style="italic" officeooo:rsid="01357653" officeooo:paragraph-rsid="0138a7f9" style:font-style-asian="italic" style:font-style-complex="italic"/>
    </style:style>
    <style:style style:name="P218" style:family="paragraph" style:parent-style-name="Table_20_Contents">
      <style:text-properties fo:font-style="italic" officeooo:rsid="013dc365" officeooo:paragraph-rsid="013dc365" style:font-style-asian="italic" style:font-style-complex="italic"/>
    </style:style>
    <style:style style:name="P219" style:family="paragraph" style:parent-style-name="Table_20_Contents">
      <style:text-properties fo:font-style="italic" officeooo:rsid="01440595" officeooo:paragraph-rsid="01440595" style:font-style-asian="italic" style:font-style-complex="italic"/>
    </style:style>
    <style:style style:name="P220" style:family="paragraph" style:parent-style-name="Table_20_Contents">
      <style:text-properties fo:font-style="italic" officeooo:rsid="0145b084" officeooo:paragraph-rsid="0145b084" style:font-style-asian="italic" style:font-style-complex="italic"/>
    </style:style>
    <style:style style:name="P221" style:family="paragraph" style:parent-style-name="Table_20_Contents">
      <style:text-properties fo:font-style="italic" officeooo:paragraph-rsid="0145b084" style:font-style-asian="italic" style:font-style-complex="italic"/>
    </style:style>
    <style:style style:name="P222" style:family="paragraph" style:parent-style-name="Table_20_Contents">
      <style:text-properties fo:font-style="italic" officeooo:rsid="0145ddd8" officeooo:paragraph-rsid="0145ddd8" style:font-style-asian="italic" style:font-style-complex="italic"/>
    </style:style>
    <style:style style:name="P223" style:family="paragraph" style:parent-style-name="Table_20_Contents">
      <style:text-properties fo:font-style="italic" officeooo:rsid="014fbf26" officeooo:paragraph-rsid="014fbf26" style:font-style-asian="italic" style:font-style-complex="italic"/>
    </style:style>
    <style:style style:name="P224" style:family="paragraph" style:parent-style-name="Table_20_Contents">
      <style:text-properties fo:font-style="italic" officeooo:rsid="015012f3" officeooo:paragraph-rsid="015012f3" style:font-style-asian="italic" style:font-style-complex="italic"/>
    </style:style>
    <style:style style:name="P225" style:family="paragraph" style:parent-style-name="Table_20_Contents">
      <style:text-properties fo:font-style="italic" officeooo:rsid="01520f2a" officeooo:paragraph-rsid="01520f2a" style:font-style-asian="italic" style:font-style-complex="italic"/>
    </style:style>
    <style:style style:name="P226" style:family="paragraph" style:parent-style-name="Table_20_Contents">
      <style:text-properties fo:font-style="italic" officeooo:rsid="0156a67f" officeooo:paragraph-rsid="0156a67f" style:font-style-asian="italic" style:font-style-complex="italic"/>
    </style:style>
    <style:style style:name="P227" style:family="paragraph" style:parent-style-name="Table_20_Contents">
      <style:text-properties fo:font-style="italic" officeooo:rsid="015f326b" officeooo:paragraph-rsid="015f326b" style:font-style-asian="italic" style:font-style-complex="italic"/>
    </style:style>
    <style:style style:name="P228" style:family="paragraph" style:parent-style-name="Table_20_Contents">
      <style:text-properties officeooo:rsid="0051b00e" officeooo:paragraph-rsid="0051b00e"/>
    </style:style>
    <style:style style:name="P229" style:family="paragraph" style:parent-style-name="Table_20_Contents">
      <style:text-properties style:font-name="WeblySleek UI Semilight2"/>
    </style:style>
    <style:style style:name="P230" style:family="paragraph" style:parent-style-name="Table_20_Contents">
      <style:text-properties style:font-name="WeblySleek UI Semilight2" officeooo:rsid="006f543a" officeooo:paragraph-rsid="007b122f" fo:background-color="transparent"/>
    </style:style>
    <style:style style:name="P231" style:family="paragraph" style:parent-style-name="Table_20_Contents">
      <style:text-properties style:font-name="WeblySleek UI Semilight2" officeooo:rsid="006f543a" officeooo:paragraph-rsid="00a38616" fo:background-color="transparent"/>
    </style:style>
    <style:style style:name="P232" style:family="paragraph" style:parent-style-name="Table_20_Contents">
      <style:text-properties style:font-name="WeblySleek UI Semilight2" officeooo:rsid="006f543a" officeooo:paragraph-rsid="00a46726" fo:background-color="transparent"/>
    </style:style>
    <style:style style:name="P233" style:family="paragraph" style:parent-style-name="Table_20_Contents">
      <style:text-properties style:font-name="WeblySleek UI Semilight2" officeooo:paragraph-rsid="00a38616"/>
    </style:style>
    <style:style style:name="P234" style:family="paragraph" style:parent-style-name="Table_20_Contents">
      <style:text-properties style:font-name="WeblySleek UI Semilight2" fo:font-style="normal" officeooo:rsid="006f543a" officeooo:paragraph-rsid="013dc365" fo:background-color="transparent" style:font-style-asian="normal" style:font-style-complex="normal"/>
    </style:style>
    <style:style style:name="P235" style:family="paragraph" style:parent-style-name="Table_20_Contents">
      <style:text-properties style:font-name="WeblySleek UI Semilight2" fo:font-style="normal" officeooo:rsid="006f543a" officeooo:paragraph-rsid="013ea3cc" fo:background-color="transparent" style:font-style-asian="normal" style:font-style-complex="normal"/>
    </style:style>
    <style:style style:name="P236" style:family="paragraph" style:parent-style-name="Table_20_Contents">
      <style:text-properties style:font-name="WeblySleek UI Semilight2" fo:font-style="normal" fo:font-weight="normal" officeooo:rsid="006f543a" officeooo:paragraph-rsid="0141ca0f" fo:background-color="transparent" style:font-style-asian="normal" style:font-weight-asian="normal" style:font-style-complex="normal" style:font-weight-complex="normal"/>
    </style:style>
    <style:style style:name="P237" style:family="paragraph" style:parent-style-name="Table_20_Contents">
      <style:text-properties officeooo:rsid="00641bf2" officeooo:paragraph-rsid="00641bf2"/>
    </style:style>
    <style:style style:name="P238" style:family="paragraph" style:parent-style-name="Table_20_Contents">
      <style:text-properties officeooo:rsid="00653409" officeooo:paragraph-rsid="006db22b"/>
    </style:style>
    <style:style style:name="P239" style:family="paragraph" style:parent-style-name="Table_20_Contents">
      <style:text-properties officeooo:rsid="006db22b" officeooo:paragraph-rsid="006db22b"/>
    </style:style>
    <style:style style:name="P240" style:family="paragraph" style:parent-style-name="Table_20_Contents">
      <style:text-properties officeooo:rsid="006db22b" officeooo:paragraph-rsid="013dc365"/>
    </style:style>
    <style:style style:name="P241" style:family="paragraph" style:parent-style-name="Table_20_Contents">
      <style:text-properties officeooo:rsid="006db22b" officeooo:paragraph-rsid="013ea3cc"/>
    </style:style>
    <style:style style:name="P242" style:family="paragraph" style:parent-style-name="Table_20_Contents">
      <style:text-properties officeooo:rsid="006db22b" officeooo:paragraph-rsid="0141ca0f"/>
    </style:style>
    <style:style style:name="P243" style:family="paragraph" style:parent-style-name="Table_20_Contents">
      <style:text-properties officeooo:rsid="0070ba0d" officeooo:paragraph-rsid="0070ba0d"/>
    </style:style>
    <style:style style:name="P244" style:family="paragraph" style:parent-style-name="Table_20_Contents">
      <style:text-properties fo:font-weight="bold" officeooo:rsid="0070ba0d" officeooo:paragraph-rsid="0070ba0d" style:font-weight-asian="bold" style:font-weight-complex="bold"/>
    </style:style>
    <style:style style:name="P245" style:family="paragraph" style:parent-style-name="Table_20_Contents">
      <style:text-properties fo:font-weight="bold" officeooo:rsid="012cd7b4" officeooo:paragraph-rsid="012cd7b4" style:font-weight-asian="bold" style:font-weight-complex="bold"/>
    </style:style>
    <style:style style:name="P246" style:family="paragraph" style:parent-style-name="Table_20_Contents">
      <style:text-properties fo:font-weight="bold" officeooo:rsid="012d9212" officeooo:paragraph-rsid="012d9212" style:font-weight-asian="bold" style:font-weight-complex="bold"/>
    </style:style>
    <style:style style:name="P247" style:family="paragraph" style:parent-style-name="Table_20_Contents">
      <style:text-properties officeooo:rsid="007141be" officeooo:paragraph-rsid="007141be"/>
    </style:style>
    <style:style style:name="P248" style:family="paragraph" style:parent-style-name="Table_20_Contents">
      <style:text-properties style:use-window-font-color="true" fo:font-style="normal" officeooo:rsid="00765b17" officeooo:paragraph-rsid="007830dd" style:font-style-asian="normal" style:font-style-complex="normal"/>
    </style:style>
    <style:style style:name="P249" style:family="paragraph" style:parent-style-name="Table_20_Contents">
      <style:text-properties style:use-window-font-color="true" fo:font-style="normal" officeooo:rsid="00765b17" officeooo:paragraph-rsid="0078fe1e" style:font-style-asian="normal" style:font-style-complex="normal"/>
    </style:style>
    <style:style style:name="P250" style:family="paragraph" style:parent-style-name="Table_20_Contents">
      <style:text-properties style:use-window-font-color="true" fo:font-style="normal" officeooo:rsid="00765b17" officeooo:paragraph-rsid="010b17e8" style:font-style-asian="normal" style:font-style-complex="normal"/>
    </style:style>
    <style:style style:name="P251" style:family="paragraph" style:parent-style-name="Table_20_Contents">
      <style:text-properties style:use-window-font-color="true" fo:font-style="normal" officeooo:rsid="0078fe1e" officeooo:paragraph-rsid="0078fe1e" style:font-style-asian="normal" style:font-style-complex="normal"/>
    </style:style>
    <style:style style:name="P252" style:family="paragraph" style:parent-style-name="Table_20_Contents">
      <style:text-properties style:use-window-font-color="true" fo:font-style="normal" officeooo:rsid="00794cc1" officeooo:paragraph-rsid="00794cc1" style:font-style-asian="normal" style:font-style-complex="normal"/>
    </style:style>
    <style:style style:name="P253" style:family="paragraph" style:parent-style-name="Table_20_Contents">
      <style:text-properties style:use-window-font-color="true" fo:font-style="normal" officeooo:rsid="007971ca" officeooo:paragraph-rsid="007971ca" style:font-style-asian="normal" style:font-style-complex="normal"/>
    </style:style>
    <style:style style:name="P254" style:family="paragraph" style:parent-style-name="Table_20_Contents">
      <style:text-properties style:use-window-font-color="true" fo:font-style="normal" officeooo:rsid="007971ca" officeooo:paragraph-rsid="007b122f" style:font-style-asian="normal" style:font-style-complex="normal"/>
    </style:style>
    <style:style style:name="P255" style:family="paragraph" style:parent-style-name="Table_20_Contents">
      <style:text-properties style:use-window-font-color="true" fo:font-style="normal" officeooo:rsid="007971ca" officeooo:paragraph-rsid="007cf573" style:font-style-asian="normal" style:font-style-complex="normal"/>
    </style:style>
    <style:style style:name="P256" style:family="paragraph" style:parent-style-name="Table_20_Contents">
      <style:text-properties style:use-window-font-color="true" fo:font-style="normal" officeooo:rsid="007971ca" officeooo:paragraph-rsid="00804d4a" style:font-style-asian="normal" style:font-style-complex="normal"/>
    </style:style>
    <style:style style:name="P257" style:family="paragraph" style:parent-style-name="Table_20_Contents">
      <style:text-properties style:use-window-font-color="true" fo:font-style="normal" officeooo:rsid="007971ca" officeooo:paragraph-rsid="00832f32" style:font-style-asian="normal" style:font-style-complex="normal"/>
    </style:style>
    <style:style style:name="P258" style:family="paragraph" style:parent-style-name="Table_20_Contents">
      <style:text-properties style:use-window-font-color="true" fo:font-style="normal" officeooo:rsid="007971ca" officeooo:paragraph-rsid="0087e11f" style:font-style-asian="normal" style:font-style-complex="normal"/>
    </style:style>
    <style:style style:name="P259" style:family="paragraph" style:parent-style-name="Table_20_Contents">
      <style:text-properties style:use-window-font-color="true" fo:font-style="normal" officeooo:rsid="007971ca" officeooo:paragraph-rsid="010caa85" style:font-style-asian="normal" style:font-style-complex="normal"/>
    </style:style>
    <style:style style:name="P260" style:family="paragraph" style:parent-style-name="Table_20_Contents">
      <style:text-properties style:use-window-font-color="true" fo:font-style="normal" officeooo:rsid="007cf573" officeooo:paragraph-rsid="007cf573" style:font-style-asian="normal" style:font-style-complex="normal"/>
    </style:style>
    <style:style style:name="P261" style:family="paragraph" style:parent-style-name="Table_20_Contents">
      <style:text-properties style:use-window-font-color="true" fo:font-style="normal" officeooo:rsid="007cf573" officeooo:paragraph-rsid="007d842e" style:font-style-asian="normal" style:font-style-complex="normal"/>
    </style:style>
    <style:style style:name="P262" style:family="paragraph" style:parent-style-name="Table_20_Contents">
      <style:text-properties style:use-window-font-color="true" fo:font-style="normal" officeooo:rsid="007cf573" officeooo:paragraph-rsid="007e75ce" style:font-style-asian="normal" style:font-style-complex="normal"/>
    </style:style>
    <style:style style:name="P263" style:family="paragraph" style:parent-style-name="Table_20_Contents">
      <style:text-properties style:use-window-font-color="true" fo:font-style="normal" officeooo:rsid="007cf573" officeooo:paragraph-rsid="00804d4a" style:font-style-asian="normal" style:font-style-complex="normal"/>
    </style:style>
    <style:style style:name="P264" style:family="paragraph" style:parent-style-name="Table_20_Contents">
      <style:text-properties style:use-window-font-color="true" fo:font-style="normal" officeooo:rsid="007cf573" officeooo:paragraph-rsid="00832f32" style:font-style-asian="normal" style:font-style-complex="normal"/>
    </style:style>
    <style:style style:name="P265" style:family="paragraph" style:parent-style-name="Table_20_Contents">
      <style:text-properties style:use-window-font-color="true" fo:font-style="normal" officeooo:rsid="007cf573" officeooo:paragraph-rsid="0087e11f" style:font-style-asian="normal" style:font-style-complex="normal"/>
    </style:style>
    <style:style style:name="P266" style:family="paragraph" style:parent-style-name="Table_20_Contents">
      <style:text-properties style:use-window-font-color="true" fo:font-style="normal" officeooo:rsid="007cf573" officeooo:paragraph-rsid="008b207f" style:font-style-asian="normal" style:font-style-complex="normal"/>
    </style:style>
    <style:style style:name="P267" style:family="paragraph" style:parent-style-name="Table_20_Contents">
      <style:text-properties style:use-window-font-color="true" fo:font-style="normal" officeooo:rsid="007cf573" officeooo:paragraph-rsid="010d3584" style:font-style-asian="normal" style:font-style-complex="normal"/>
    </style:style>
    <style:style style:name="P268" style:family="paragraph" style:parent-style-name="Table_20_Contents">
      <style:text-properties style:use-window-font-color="true" fo:font-style="normal" officeooo:rsid="008da1a5" officeooo:paragraph-rsid="00998f73" style:font-style-asian="normal" style:font-style-complex="normal"/>
    </style:style>
    <style:style style:name="P269" style:family="paragraph" style:parent-style-name="Table_20_Contents">
      <style:text-properties style:use-window-font-color="true" fo:font-style="normal" officeooo:rsid="008da1a5" officeooo:paragraph-rsid="0099c8c9" style:font-style-asian="normal" style:font-style-complex="normal"/>
    </style:style>
    <style:style style:name="P270" style:family="paragraph" style:parent-style-name="Table_20_Contents">
      <style:text-properties style:use-window-font-color="true" fo:font-style="normal" officeooo:rsid="008da1a5" officeooo:paragraph-rsid="009abb2d" style:font-style-asian="normal" style:font-style-complex="normal"/>
    </style:style>
    <style:style style:name="P271" style:family="paragraph" style:parent-style-name="Table_20_Contents">
      <style:text-properties style:use-window-font-color="true" fo:font-style="normal" officeooo:rsid="008da1a5" officeooo:paragraph-rsid="009bcc12" style:font-style-asian="normal" style:font-style-complex="normal"/>
    </style:style>
    <style:style style:name="P272" style:family="paragraph" style:parent-style-name="Table_20_Contents">
      <style:text-properties style:use-window-font-color="true" fo:font-style="normal" officeooo:rsid="008da1a5" officeooo:paragraph-rsid="009ebf9f" style:font-style-asian="normal" style:font-style-complex="normal"/>
    </style:style>
    <style:style style:name="P273" style:family="paragraph" style:parent-style-name="Table_20_Contents">
      <style:text-properties style:use-window-font-color="true" fo:font-style="normal" officeooo:rsid="008da1a5" officeooo:paragraph-rsid="009ffd0c" style:font-style-asian="normal" style:font-style-complex="normal"/>
    </style:style>
    <style:style style:name="P274" style:family="paragraph" style:parent-style-name="Table_20_Contents">
      <style:text-properties style:use-window-font-color="true" fo:font-style="normal" officeooo:rsid="008da1a5" officeooo:paragraph-rsid="00ddc81c" style:font-style-asian="normal" style:font-style-complex="normal"/>
    </style:style>
    <style:style style:name="P275" style:family="paragraph" style:parent-style-name="Table_20_Contents">
      <style:text-properties style:use-window-font-color="true" fo:font-style="normal" officeooo:rsid="009416c4" officeooo:paragraph-rsid="009912d2" style:font-style-asian="normal" style:font-style-complex="normal"/>
    </style:style>
    <style:style style:name="P276" style:family="paragraph" style:parent-style-name="Table_20_Contents">
      <style:text-properties style:use-window-font-color="true" fo:font-style="normal" officeooo:rsid="009416c4" officeooo:paragraph-rsid="0099c8c9" style:font-style-asian="normal" style:font-style-complex="normal"/>
    </style:style>
    <style:style style:name="P277" style:family="paragraph" style:parent-style-name="Table_20_Contents">
      <style:text-properties style:use-window-font-color="true" fo:font-style="normal" officeooo:rsid="009416c4" officeooo:paragraph-rsid="009abb2d" style:font-style-asian="normal" style:font-style-complex="normal"/>
    </style:style>
    <style:style style:name="P278" style:family="paragraph" style:parent-style-name="Table_20_Contents">
      <style:text-properties style:use-window-font-color="true" fo:font-style="normal" officeooo:rsid="009416c4" officeooo:paragraph-rsid="009bcc12" style:font-style-asian="normal" style:font-style-complex="normal"/>
    </style:style>
    <style:style style:name="P279" style:family="paragraph" style:parent-style-name="Table_20_Contents">
      <style:text-properties style:use-window-font-color="true" fo:font-style="normal" officeooo:rsid="009416c4" officeooo:paragraph-rsid="00ddc81c" style:font-style-asian="normal" style:font-style-complex="normal"/>
    </style:style>
    <style:style style:name="P280" style:family="paragraph" style:parent-style-name="Table_20_Contents">
      <style:text-properties style:use-window-font-color="true" fo:font-style="normal" officeooo:rsid="0099c8c9" officeooo:paragraph-rsid="0099c8c9" style:font-style-asian="normal" style:font-style-complex="normal"/>
    </style:style>
    <style:style style:name="P281" style:family="paragraph" style:parent-style-name="Table_20_Contents">
      <style:text-properties style:use-window-font-color="true" fo:font-style="normal" officeooo:rsid="009abb2d" officeooo:paragraph-rsid="009abb2d" style:font-style-asian="normal" style:font-style-complex="normal"/>
    </style:style>
    <style:style style:name="P282" style:family="paragraph" style:parent-style-name="Table_20_Contents">
      <style:text-properties style:use-window-font-color="true" fo:font-style="normal" officeooo:rsid="009abb2d" officeooo:paragraph-rsid="009bcc12" style:font-style-asian="normal" style:font-style-complex="normal"/>
    </style:style>
    <style:style style:name="P283" style:family="paragraph" style:parent-style-name="Table_20_Contents">
      <style:text-properties style:use-window-font-color="true" fo:font-style="normal" officeooo:rsid="007141be" officeooo:paragraph-rsid="007141be" style:font-style-asian="normal" style:font-style-complex="normal"/>
    </style:style>
    <style:style style:name="P284" style:family="paragraph" style:parent-style-name="Table_20_Contents">
      <style:text-properties style:use-window-font-color="true" fo:font-style="normal" officeooo:rsid="0087e11f" officeooo:paragraph-rsid="0087e11f" style:font-style-asian="normal" style:font-style-complex="normal"/>
    </style:style>
    <style:style style:name="P285" style:family="paragraph" style:parent-style-name="Table_20_Contents">
      <style:text-properties style:use-window-font-color="true" fo:font-style="normal" officeooo:rsid="00757314" officeooo:paragraph-rsid="00757314" style:font-style-asian="normal" style:font-style-complex="normal"/>
    </style:style>
    <style:style style:name="P286" style:family="paragraph" style:parent-style-name="Table_20_Contents">
      <style:text-properties style:use-window-font-color="true" fo:font-style="normal" officeooo:rsid="0107823b" officeooo:paragraph-rsid="0107823b" style:font-style-asian="normal" style:font-style-complex="normal"/>
    </style:style>
    <style:style style:name="P287" style:family="paragraph" style:parent-style-name="Table_20_Contents">
      <style:text-properties style:use-window-font-color="true" fo:font-style="normal" officeooo:rsid="007b122f" officeooo:paragraph-rsid="007b122f" style:font-style-asian="normal" style:font-style-complex="normal"/>
    </style:style>
    <style:style style:name="P288" style:family="paragraph" style:parent-style-name="Table_20_Contents">
      <style:text-properties style:use-window-font-color="true" fo:font-style="normal" officeooo:rsid="007b122f" officeooo:paragraph-rsid="010c8f39" style:font-style-asian="normal" style:font-style-complex="normal"/>
    </style:style>
    <style:style style:name="P289" style:family="paragraph" style:parent-style-name="Table_20_Contents">
      <style:text-properties style:use-window-font-color="true" fo:font-style="normal" officeooo:rsid="007b122f" officeooo:paragraph-rsid="00832f32" style:font-style-asian="normal" style:font-style-complex="normal"/>
    </style:style>
    <style:style style:name="P290" style:family="paragraph" style:parent-style-name="Table_20_Contents">
      <style:text-properties style:use-window-font-color="true" fo:font-style="normal" officeooo:rsid="007b122f" officeooo:paragraph-rsid="010e80de" style:font-style-asian="normal" style:font-style-complex="normal"/>
    </style:style>
    <style:style style:name="P291" style:family="paragraph" style:parent-style-name="Table_20_Contents">
      <style:text-properties style:use-window-font-color="true" fo:font-style="normal" officeooo:rsid="010d3584" officeooo:paragraph-rsid="010d3584" style:font-style-asian="normal" style:font-style-complex="normal"/>
    </style:style>
    <style:style style:name="P292" style:family="paragraph" style:parent-style-name="Table_20_Contents">
      <style:text-properties style:use-window-font-color="true" fo:font-style="normal" fo:font-weight="normal" officeooo:rsid="008e1d7a" officeooo:paragraph-rsid="008e1d7a" style:font-style-asian="normal" style:font-weight-asian="normal" style:font-style-complex="normal" style:font-weight-complex="normal"/>
    </style:style>
    <style:style style:name="P293" style:family="paragraph" style:parent-style-name="Table_20_Contents">
      <style:text-properties style:use-window-font-color="true" fo:font-style="normal" fo:font-weight="normal" officeooo:rsid="008e1d7a" officeooo:paragraph-rsid="008e80ef" style:font-style-asian="normal" style:font-weight-asian="normal" style:font-style-complex="normal" style:font-weight-complex="normal"/>
    </style:style>
    <style:style style:name="P294" style:family="paragraph" style:parent-style-name="Table_20_Contents">
      <style:text-properties style:use-window-font-color="true" fo:font-style="normal" fo:font-weight="normal" officeooo:rsid="009416c4" officeooo:paragraph-rsid="009416c4" style:font-style-asian="normal" style:font-weight-asian="normal" style:font-style-complex="normal" style:font-weight-complex="normal"/>
    </style:style>
    <style:style style:name="P295" style:family="paragraph" style:parent-style-name="Table_20_Contents">
      <style:text-properties style:use-window-font-color="true" fo:font-style="normal" fo:font-weight="normal" officeooo:rsid="0099eb27" officeooo:paragraph-rsid="0099eb27" style:font-style-asian="normal" style:font-weight-asian="normal" style:font-style-complex="normal" style:font-weight-complex="normal"/>
    </style:style>
    <style:style style:name="P296" style:family="paragraph" style:parent-style-name="Table_20_Contents">
      <style:text-properties style:use-window-font-color="true" fo:font-style="normal" fo:font-weight="normal" officeooo:rsid="0099eb27" officeooo:paragraph-rsid="009abb2d" style:font-style-asian="normal" style:font-weight-asian="normal" style:font-style-complex="normal" style:font-weight-complex="normal"/>
    </style:style>
    <style:style style:name="P297" style:family="paragraph" style:parent-style-name="Table_20_Contents">
      <style:text-properties style:use-window-font-color="true" fo:font-style="normal" fo:font-weight="normal" officeooo:rsid="0099eb27" officeooo:paragraph-rsid="009bcc12" style:font-style-asian="normal" style:font-weight-asian="normal" style:font-style-complex="normal" style:font-weight-complex="normal"/>
    </style:style>
    <style:style style:name="P298" style:family="paragraph" style:parent-style-name="Table_20_Contents">
      <style:text-properties style:use-window-font-color="true" fo:font-style="normal" fo:font-weight="normal" officeooo:rsid="010d3584" officeooo:paragraph-rsid="010d3584" style:font-style-asian="normal" style:font-weight-asian="normal" style:font-style-complex="normal" style:font-weight-complex="normal"/>
    </style:style>
    <style:style style:name="P299" style:family="paragraph" style:parent-style-name="Table_20_Contents">
      <style:text-properties style:use-window-font-color="true" fo:font-style="normal" fo:font-weight="normal" officeooo:rsid="006229a3" officeooo:paragraph-rsid="010d3584" style:font-style-asian="normal" style:font-weight-asian="normal" style:font-style-complex="normal" style:font-weight-complex="normal"/>
    </style:style>
    <style:style style:name="P300" style:family="paragraph" style:parent-style-name="Table_20_Contents">
      <style:text-properties style:use-window-font-color="true" fo:font-style="normal" fo:font-weight="normal" officeooo:rsid="0145efcf" officeooo:paragraph-rsid="0145efcf" style:font-style-asian="normal" style:font-weight-asian="normal" style:font-style-complex="normal" style:font-weight-complex="normal"/>
    </style:style>
    <style:style style:name="P301" style:family="paragraph" style:parent-style-name="Table_20_Contents">
      <style:text-properties style:use-window-font-color="true" fo:font-style="normal" fo:font-weight="normal" officeooo:rsid="0156a67f" officeooo:paragraph-rsid="0156a67f" style:font-style-asian="normal" style:font-weight-asian="normal" style:font-style-complex="normal" style:font-weight-complex="normal"/>
    </style:style>
    <style:style style:name="P302" style:family="paragraph" style:parent-style-name="Table_20_Contents">
      <style:text-properties style:use-window-font-color="true" fo:font-style="normal" fo:font-weight="normal" officeooo:rsid="00757314" officeooo:paragraph-rsid="010b17e8" style:font-style-asian="normal" style:font-weight-asian="normal" style:font-style-complex="normal" style:font-weight-complex="normal"/>
    </style:style>
    <style:style style:name="P303" style:family="paragraph" style:parent-style-name="Table_20_Contents">
      <style:text-properties style:use-window-font-color="true" fo:font-style="normal" fo:font-weight="normal" officeooo:rsid="009416c4" officeooo:paragraph-rsid="009416c4" fo:background-color="transparent" style:font-style-asian="normal" style:font-weight-asian="normal" style:font-style-complex="normal" style:font-weight-complex="normal"/>
    </style:style>
    <style:style style:name="P304" style:family="paragraph" style:parent-style-name="Table_20_Contents">
      <style:text-properties style:use-window-font-color="true" fo:font-style="normal" fo:font-weight="normal" officeooo:rsid="009416c4" officeooo:paragraph-rsid="009620e1" fo:background-color="transparent" style:font-style-asian="normal" style:font-weight-asian="normal" style:font-style-complex="normal" style:font-weight-complex="normal"/>
    </style:style>
    <style:style style:name="P305" style:family="paragraph" style:parent-style-name="Table_20_Contents">
      <style:text-properties style:use-window-font-color="true" fo:font-style="normal" fo:font-weight="bold" officeooo:rsid="008da1a5" officeooo:paragraph-rsid="008da1a5" style:font-style-asian="normal" style:font-weight-asian="bold" style:font-style-complex="normal" style:font-weight-complex="bold"/>
    </style:style>
    <style:style style:name="P306" style:family="paragraph" style:parent-style-name="Table_20_Contents">
      <style:text-properties style:use-window-font-color="true" fo:font-style="normal" fo:font-weight="bold" officeooo:rsid="008da1a5" officeooo:paragraph-rsid="008e80ef" style:font-style-asian="normal" style:font-weight-asian="bold" style:font-style-complex="normal" style:font-weight-complex="bold"/>
    </style:style>
    <style:style style:name="P307" style:family="paragraph" style:parent-style-name="Table_20_Contents">
      <style:text-properties style:use-window-font-color="true" fo:font-style="normal" fo:font-weight="bold" officeooo:rsid="009416c4" officeooo:paragraph-rsid="009416c4" style:font-style-asian="normal" style:font-weight-asian="bold" style:font-style-complex="normal" style:font-weight-complex="bold"/>
    </style:style>
    <style:style style:name="P308" style:family="paragraph" style:parent-style-name="Table_20_Contents">
      <style:text-properties style:use-window-font-color="true" fo:font-style="normal" fo:font-weight="bold" officeooo:rsid="0099c8c9" officeooo:paragraph-rsid="0099c8c9" style:font-style-asian="normal" style:font-weight-asian="bold" style:font-style-complex="normal" style:font-weight-complex="bold"/>
    </style:style>
    <style:style style:name="P309" style:family="paragraph" style:parent-style-name="Table_20_Contents">
      <style:text-properties style:use-window-font-color="true" fo:font-style="normal" fo:font-weight="bold" officeooo:rsid="0099c8c9" officeooo:paragraph-rsid="009abb2d" style:font-style-asian="normal" style:font-weight-asian="bold" style:font-style-complex="normal" style:font-weight-complex="bold"/>
    </style:style>
    <style:style style:name="P310" style:family="paragraph" style:parent-style-name="Table_20_Contents">
      <style:text-properties style:use-window-font-color="true" fo:font-style="normal" fo:font-weight="bold" officeooo:rsid="0099c8c9" officeooo:paragraph-rsid="009bcc12" style:font-style-asian="normal" style:font-weight-asian="bold" style:font-style-complex="normal" style:font-weight-complex="bold"/>
    </style:style>
    <style:style style:name="P311" style:family="paragraph" style:parent-style-name="Table_20_Contents">
      <style:text-properties style:use-window-font-color="true" fo:font-style="normal" fo:font-weight="bold" officeooo:rsid="010aafaa" officeooo:paragraph-rsid="010aafaa" style:font-style-asian="normal" style:font-weight-asian="bold" style:font-style-complex="normal" style:font-weight-complex="bold"/>
    </style:style>
    <style:style style:name="P312" style:family="paragraph" style:parent-style-name="Table_20_Contents">
      <style:text-properties style:use-window-font-color="true" fo:font-style="normal" fo:font-weight="bold" officeooo:rsid="010caa85" officeooo:paragraph-rsid="010caa85" style:font-style-asian="normal" style:font-weight-asian="bold" style:font-style-complex="normal" style:font-weight-complex="bold"/>
    </style:style>
    <style:style style:name="P313" style:family="paragraph" style:parent-style-name="Table_20_Contents">
      <style:text-properties style:use-window-font-color="true" fo:font-style="normal" fo:font-weight="bold" officeooo:rsid="007b122f" officeooo:paragraph-rsid="010d3584" style:font-style-asian="normal" style:font-weight-asian="bold" style:font-style-complex="normal" style:font-weight-complex="bold"/>
    </style:style>
    <style:style style:name="P314" style:family="paragraph" style:parent-style-name="Table_20_Contents">
      <style:text-properties style:use-window-font-color="true" fo:font-style="italic" officeooo:rsid="007141be" officeooo:paragraph-rsid="007141be" style:font-style-asian="italic" style:font-style-complex="italic"/>
    </style:style>
    <style:style style:name="P315" style:family="paragraph" style:parent-style-name="Table_20_Contents">
      <style:text-properties style:use-window-font-color="true" fo:font-style="italic" officeooo:rsid="007141be" officeooo:paragraph-rsid="007b122f" style:font-style-asian="italic" style:font-style-complex="italic"/>
    </style:style>
    <style:style style:name="P316" style:family="paragraph" style:parent-style-name="Table_20_Contents">
      <style:text-properties style:use-window-font-color="true" fo:font-style="italic" officeooo:rsid="007141be" officeooo:paragraph-rsid="00804d4a" style:font-style-asian="italic" style:font-style-complex="italic"/>
    </style:style>
    <style:style style:name="P317" style:family="paragraph" style:parent-style-name="Table_20_Contents">
      <style:text-properties style:use-window-font-color="true" fo:font-style="italic" officeooo:rsid="007141be" officeooo:paragraph-rsid="00832f32" style:font-style-asian="italic" style:font-style-complex="italic"/>
    </style:style>
    <style:style style:name="P318" style:family="paragraph" style:parent-style-name="Table_20_Contents">
      <style:text-properties style:use-window-font-color="true" fo:font-style="italic" officeooo:rsid="007141be" officeooo:paragraph-rsid="0087e11f" style:font-style-asian="italic" style:font-style-complex="italic"/>
    </style:style>
    <style:style style:name="P319" style:family="paragraph" style:parent-style-name="Table_20_Contents">
      <style:text-properties style:use-window-font-color="true" fo:font-style="italic" officeooo:rsid="00794cc1" officeooo:paragraph-rsid="00794cc1" style:font-style-asian="italic" style:font-style-complex="italic"/>
    </style:style>
    <style:style style:name="P320" style:family="paragraph" style:parent-style-name="Table_20_Contents">
      <style:text-properties style:use-window-font-color="true" fo:font-style="italic" officeooo:rsid="0081eb5f" officeooo:paragraph-rsid="0081eb5f" style:font-style-asian="italic" style:font-style-complex="italic"/>
    </style:style>
    <style:style style:name="P321" style:family="paragraph" style:parent-style-name="Table_20_Contents">
      <style:text-properties style:use-window-font-color="true" fo:font-style="italic" officeooo:rsid="0085028c" officeooo:paragraph-rsid="0085028c" style:font-style-asian="italic" style:font-style-complex="italic"/>
    </style:style>
    <style:style style:name="P322" style:family="paragraph" style:parent-style-name="Table_20_Contents">
      <style:text-properties style:use-window-font-color="true" fo:font-style="italic" officeooo:rsid="0087e11f" officeooo:paragraph-rsid="0087e11f" style:font-style-asian="italic" style:font-style-complex="italic"/>
    </style:style>
    <style:style style:name="P323" style:family="paragraph" style:parent-style-name="Table_20_Contents">
      <style:text-properties style:use-window-font-color="true" fo:font-style="italic" officeooo:rsid="008da1a5" officeooo:paragraph-rsid="008da1a5" style:font-style-asian="italic" style:font-style-complex="italic"/>
    </style:style>
    <style:style style:name="P324" style:family="paragraph" style:parent-style-name="Table_20_Contents">
      <style:text-properties style:use-window-font-color="true" fo:font-style="italic" officeooo:rsid="008da1a5" officeooo:paragraph-rsid="008e80ef" style:font-style-asian="italic" style:font-style-complex="italic"/>
    </style:style>
    <style:style style:name="P325" style:family="paragraph" style:parent-style-name="Table_20_Contents">
      <style:text-properties style:use-window-font-color="true" fo:font-style="italic" officeooo:rsid="008e80ef" officeooo:paragraph-rsid="008e80ef" style:font-style-asian="italic" style:font-style-complex="italic"/>
    </style:style>
    <style:style style:name="P326" style:family="paragraph" style:parent-style-name="Table_20_Contents">
      <style:text-properties style:use-window-font-color="true" fo:font-style="italic" officeooo:rsid="0092c7de" officeooo:paragraph-rsid="0092c7de" style:font-style-asian="italic" style:font-style-complex="italic"/>
    </style:style>
    <style:style style:name="P327" style:family="paragraph" style:parent-style-name="Table_20_Contents">
      <style:text-properties style:use-window-font-color="true" fo:font-style="italic" officeooo:rsid="0099c8c9" officeooo:paragraph-rsid="0099c8c9" style:font-style-asian="italic" style:font-style-complex="italic"/>
    </style:style>
    <style:style style:name="P328" style:family="paragraph" style:parent-style-name="Table_20_Contents">
      <style:paragraph-properties fo:text-align="justify" style:justify-single-word="false"/>
      <style:text-properties style:use-window-font-color="true" fo:font-style="italic" fo:font-weight="normal" officeooo:rsid="007141be" officeooo:paragraph-rsid="007b122f" style:font-style-asian="italic" style:font-weight-asian="normal" style:font-style-complex="italic" style:font-weight-complex="normal"/>
    </style:style>
    <style:style style:name="P329" style:family="paragraph" style:parent-style-name="Table_20_Contents">
      <style:paragraph-properties fo:text-align="justify" style:justify-single-word="false"/>
      <style:text-properties style:use-window-font-color="true" fo:font-style="italic" fo:font-weight="normal" officeooo:rsid="007141be" officeooo:paragraph-rsid="00804d4a" style:font-style-asian="italic" style:font-weight-asian="normal" style:font-style-complex="italic" style:font-weight-complex="normal"/>
    </style:style>
    <style:style style:name="P330" style:family="paragraph" style:parent-style-name="Table_20_Contents">
      <style:paragraph-properties fo:text-align="justify" style:justify-single-word="false"/>
      <style:text-properties style:use-window-font-color="true" fo:font-style="italic" fo:font-weight="normal" officeooo:rsid="007141be" officeooo:paragraph-rsid="00832f32" style:font-style-asian="italic" style:font-weight-asian="normal" style:font-style-complex="italic" style:font-weight-complex="normal"/>
    </style:style>
    <style:style style:name="P331" style:family="paragraph" style:parent-style-name="Table_20_Contents">
      <style:paragraph-properties fo:text-align="justify" style:justify-single-word="false"/>
      <style:text-properties style:use-window-font-color="true" fo:font-style="italic" fo:font-weight="normal" officeooo:rsid="007141be" officeooo:paragraph-rsid="0087e11f" style:font-style-asian="italic" style:font-weight-asian="normal" style:font-style-complex="italic" style:font-weight-complex="normal"/>
    </style:style>
    <style:style style:name="P332" style:family="paragraph" style:parent-style-name="Table_20_Contents">
      <style:paragraph-properties fo:text-align="justify" style:justify-single-word="false"/>
      <style:text-properties style:use-window-font-color="true" fo:font-style="italic" fo:font-weight="normal" officeooo:rsid="007141be" officeooo:paragraph-rsid="009ffd0c" style:font-style-asian="italic" style:font-weight-asian="normal" style:font-style-complex="italic" style:font-weight-complex="normal"/>
    </style:style>
    <style:style style:name="P33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794cc1" style:font-size-asian="10.5pt" style:font-style-asian="normal" style:font-style-complex="normal"/>
    </style:style>
    <style:style style:name="P33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04d4a" style:font-size-asian="10.5pt" style:font-style-asian="normal" style:font-style-complex="normal"/>
    </style:style>
    <style:style style:name="P33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32f32" style:font-size-asian="10.5pt" style:font-style-asian="normal" style:font-style-complex="normal"/>
    </style:style>
    <style:style style:name="P33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7e11f" style:font-size-asian="10.5pt" style:font-style-asian="normal" style:font-style-complex="normal"/>
    </style:style>
    <style:style style:name="P33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d9e6c" style:font-size-asian="10.5pt" style:font-style-asian="normal" style:font-style-complex="normal"/>
    </style:style>
    <style:style style:name="P33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e80ef" style:font-size-asian="10.5pt" style:font-style-asian="normal" style:font-style-complex="normal"/>
    </style:style>
    <style:style style:name="P33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2c7de" style:font-size-asian="10.5pt" style:font-style-asian="normal" style:font-style-complex="normal"/>
    </style:style>
    <style:style style:name="P34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9c8c9" style:font-size-asian="10.5pt" style:font-style-asian="normal" style:font-style-complex="normal"/>
    </style:style>
    <style:style style:name="P34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abb2d" style:font-size-asian="10.5pt" style:font-style-asian="normal" style:font-style-complex="normal"/>
    </style:style>
    <style:style style:name="P34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bcc12" style:font-size-asian="10.5pt" style:font-style-asian="normal" style:font-style-complex="normal"/>
    </style:style>
    <style:style style:name="P34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dba95" style:font-size-asian="10.5pt" style:font-style-asian="normal" style:font-style-complex="normal"/>
    </style:style>
    <style:style style:name="P34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ffd0c" style:font-size-asian="10.5pt" style:font-style-asian="normal" style:font-style-complex="normal"/>
    </style:style>
    <style:style style:name="P34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a44eb" style:font-size-asian="10.5pt" style:font-style-asian="normal" style:font-style-complex="normal"/>
    </style:style>
    <style:style style:name="P34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b86e1" style:font-size-asian="10.5pt" style:font-style-asian="normal" style:font-style-complex="normal"/>
    </style:style>
    <style:style style:name="P3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a35c9" style:font-size-asian="10.5pt" style:font-style-asian="normal" style:font-style-complex="normal"/>
    </style:style>
    <style:style style:name="P3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f03e8" style:font-size-asian="10.5pt" style:font-style-asian="normal" style:font-style-complex="normal"/>
    </style:style>
    <style:style style:name="P3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0deb5" style:font-size-asian="10.5pt" style:font-style-asian="normal" style:font-style-complex="normal"/>
    </style:style>
    <style:style style:name="P3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21f2e" style:font-size-asian="10.5pt" style:font-style-asian="normal" style:font-style-complex="normal"/>
    </style:style>
    <style:style style:name="P3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d0937" style:font-size-asian="10.5pt" style:font-style-asian="normal" style:font-style-complex="normal"/>
    </style:style>
    <style:style style:name="P3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29b2" style:font-size-asian="10.5pt" style:font-style-asian="normal" style:font-style-complex="normal"/>
    </style:style>
    <style:style style:name="P3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565f" style:font-size-asian="10.5pt" style:font-style-asian="normal" style:font-style-complex="normal"/>
    </style:style>
    <style:style style:name="P35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6096" style:font-size-asian="10.5pt" style:font-style-asian="normal" style:font-style-complex="normal"/>
    </style:style>
    <style:style style:name="P35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d23b52" style:font-size-asian="10.5pt" style:font-style-asian="normal" style:font-style-complex="normal"/>
    </style:style>
    <style:style style:name="P35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44665" style:font-size-asian="10.5pt" style:font-style-asian="normal" style:font-style-complex="normal"/>
    </style:style>
    <style:style style:name="P35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d3584" style:font-size-asian="10.5pt" style:font-style-asian="normal" style:font-style-complex="normal"/>
    </style:style>
    <style:style style:name="P35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2a8266" style:font-size-asian="10.5pt" style:font-style-asian="normal" style:font-style-complex="normal"/>
    </style:style>
    <style:style style:name="P35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8a7f9" style:font-size-asian="10.5pt" style:font-style-asian="normal" style:font-style-complex="normal"/>
    </style:style>
    <style:style style:name="P36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dc365" style:font-size-asian="10.5pt" style:font-style-asian="normal" style:font-style-complex="normal"/>
    </style:style>
    <style:style style:name="P36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ea3cc" style:font-size-asian="10.5pt" style:font-style-asian="normal" style:font-style-complex="normal"/>
    </style:style>
    <style:style style:name="P36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1ca0f" style:font-size-asian="10.5pt" style:font-style-asian="normal" style:font-style-complex="normal"/>
    </style:style>
    <style:style style:name="P36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40595" style:font-size-asian="10.5pt" style:font-style-asian="normal" style:font-style-complex="normal"/>
    </style:style>
    <style:style style:name="P36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5efcf" style:font-size-asian="10.5pt" style:font-style-asian="normal" style:font-style-complex="normal"/>
    </style:style>
    <style:style style:name="P36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20f2a" style:font-size-asian="10.5pt" style:font-style-asian="normal" style:font-style-complex="normal"/>
    </style:style>
    <style:style style:name="P36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6a67f" style:font-size-asian="10.5pt" style:font-style-asian="normal" style:font-style-complex="normal"/>
    </style:style>
    <style:style style:name="P36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794cc1" style:font-size-asian="10.5pt" style:font-style-asian="normal" style:font-style-complex="normal"/>
    </style:style>
    <style:style style:name="P36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04d4a" style:font-size-asian="10.5pt" style:font-style-asian="normal" style:font-style-complex="normal"/>
    </style:style>
    <style:style style:name="P36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32f32" style:font-size-asian="10.5pt" style:font-style-asian="normal" style:font-style-complex="normal"/>
    </style:style>
    <style:style style:name="P37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7e11f" style:font-size-asian="10.5pt" style:font-style-asian="normal" style:font-style-complex="normal"/>
    </style:style>
    <style:style style:name="P37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10d3584" style:font-size-asian="10.5pt" style:font-style-asian="normal" style:font-style-complex="normal"/>
    </style:style>
    <style:style style:name="P37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7b122f" style:font-size-asian="10.5pt" style:font-style-asian="normal" style:font-style-complex="normal"/>
    </style:style>
    <style:style style:name="P37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04d4a" style:font-size-asian="10.5pt" style:font-style-asian="normal" style:font-style-complex="normal"/>
    </style:style>
    <style:style style:name="P37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32f32" style:font-size-asian="10.5pt" style:font-style-asian="normal" style:font-style-complex="normal"/>
    </style:style>
    <style:style style:name="P37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7e11f" style:font-size-asian="10.5pt" style:font-style-asian="normal" style:font-style-complex="normal"/>
    </style:style>
    <style:style style:name="P37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10d3584" style:font-size-asian="10.5pt" style:font-style-asian="normal" style:font-style-complex="normal"/>
    </style:style>
    <style:style style:name="P37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7cf573" style:font-size-asian="10.5pt" style:font-style-asian="normal" style:font-style-complex="normal"/>
    </style:style>
    <style:style style:name="P37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04d4a" style:font-size-asian="10.5pt" style:font-style-asian="normal" style:font-style-complex="normal"/>
    </style:style>
    <style:style style:name="P37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32f32" style:font-size-asian="10.5pt" style:font-style-asian="normal" style:font-style-complex="normal"/>
    </style:style>
    <style:style style:name="P38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7e11f" style:font-size-asian="10.5pt" style:font-style-asian="normal" style:font-style-complex="normal"/>
    </style:style>
    <style:style style:name="P38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10d3584" style:font-size-asian="10.5pt" style:font-style-asian="normal" style:font-style-complex="normal"/>
    </style:style>
    <style:style style:name="P38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da1a5" style:font-size-asian="10.5pt" style:font-style-asian="normal" style:font-style-complex="normal"/>
    </style:style>
    <style:style style:name="P38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e80ef" style:font-size-asian="10.5pt" style:font-style-asian="normal" style:font-style-complex="normal"/>
    </style:style>
    <style:style style:name="P38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1d7a" style:font-size-asian="10.5pt" style:font-style-asian="normal" style:font-style-complex="normal"/>
    </style:style>
    <style:style style:name="P38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80ef" style:font-size-asian="10.5pt" style:font-style-asian="normal" style:font-style-complex="normal"/>
    </style:style>
    <style:style style:name="P38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2c7de" officeooo:paragraph-rsid="0092c7de" style:font-size-asian="10.5pt" style:font-style-asian="normal" style:font-style-complex="normal"/>
    </style:style>
    <style:style style:name="P38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style:font-size-asian="10.5pt" style:font-style-asian="normal" style:font-style-complex="normal"/>
    </style:style>
    <style:style style:name="P38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9c8c9" style:font-size-asian="10.5pt" style:font-style-asian="normal" style:font-style-complex="normal"/>
    </style:style>
    <style:style style:name="P38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abb2d" style:font-size-asian="10.5pt" style:font-style-asian="normal" style:font-style-complex="normal"/>
    </style:style>
    <style:style style:name="P39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bcc12" style:font-size-asian="10.5pt" style:font-style-asian="normal" style:font-style-complex="normal"/>
    </style:style>
    <style:style style:name="P39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9eb27" style:font-size-asian="10.5pt" style:font-style-asian="normal" style:font-style-complex="normal"/>
    </style:style>
    <style:style style:name="P39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abb2d" style:font-size-asian="10.5pt" style:font-style-asian="normal" style:font-style-complex="normal"/>
    </style:style>
    <style:style style:name="P39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bcc12" style:font-size-asian="10.5pt" style:font-style-asian="normal" style:font-style-complex="normal"/>
    </style:style>
    <style:style style:name="P39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ebf9f" style:font-size-asian="10.5pt" style:font-style-asian="normal" style:font-style-complex="normal"/>
    </style:style>
    <style:style style:name="P39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ffd0c" style:font-size-asian="10.5pt" style:font-style-asian="normal" style:font-style-complex="normal"/>
    </style:style>
    <style:style style:name="P39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ffd0c" officeooo:paragraph-rsid="009ffd0c" style:font-size-asian="10.5pt" style:font-style-asian="normal" style:font-style-complex="normal"/>
    </style:style>
    <style:style style:name="P39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a44eb" officeooo:paragraph-rsid="00aa44eb" style:font-size-asian="10.5pt" style:font-style-asian="normal" style:font-style-complex="normal"/>
    </style:style>
    <style:style style:name="P39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53fd" officeooo:paragraph-rsid="00ab53fd" style:font-size-asian="10.5pt" style:font-style-asian="normal" style:font-style-complex="normal"/>
    </style:style>
    <style:style style:name="P39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86e1" officeooo:paragraph-rsid="00ab86e1" style:font-size-asian="10.5pt" style:font-style-asian="normal" style:font-style-complex="normal"/>
    </style:style>
    <style:style style:name="P40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b5e18" officeooo:paragraph-rsid="00bb5e18" style:font-size-asian="10.5pt" style:font-style-asian="normal" style:font-style-complex="normal"/>
    </style:style>
    <style:style style:name="P40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cb8e6" officeooo:paragraph-rsid="00bcb8e6" style:font-size-asian="10.5pt" style:font-style-asian="normal" style:font-style-complex="normal"/>
    </style:style>
    <style:style style:name="P40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e7e96" officeooo:paragraph-rsid="00be7e96" style:font-size-asian="10.5pt" style:font-style-asian="normal" style:font-style-complex="normal"/>
    </style:style>
    <style:style style:name="P40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bf03e8" style:font-size-asian="10.5pt" style:font-style-asian="normal" style:font-style-complex="normal"/>
    </style:style>
    <style:style style:name="P40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0deb5" style:font-size-asian="10.5pt" style:font-style-asian="normal" style:font-style-complex="normal"/>
    </style:style>
    <style:style style:name="P40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21f2e" style:font-size-asian="10.5pt" style:font-style-asian="normal" style:font-style-complex="normal"/>
    </style:style>
    <style:style style:name="P40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1044665" style:font-size-asian="10.5pt" style:font-style-asian="normal" style:font-style-complex="normal"/>
    </style:style>
    <style:style style:name="P40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0deb5" style:font-size-asian="10.5pt" style:font-style-asian="normal" style:font-style-complex="normal"/>
    </style:style>
    <style:style style:name="P40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21f2e" style:font-size-asian="10.5pt" style:font-style-asian="normal" style:font-style-complex="normal"/>
    </style:style>
    <style:style style:name="P40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1044665" style:font-size-asian="10.5pt" style:font-style-asian="normal" style:font-style-complex="normal"/>
    </style:style>
    <style:style style:name="P41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d0937" style:font-size-asian="10.5pt" style:font-style-asian="normal" style:font-style-complex="normal"/>
    </style:style>
    <style:style style:name="P41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29b2" style:font-size-asian="10.5pt" style:font-style-asian="normal" style:font-style-complex="normal"/>
    </style:style>
    <style:style style:name="P41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565f" style:font-size-asian="10.5pt" style:font-style-asian="normal" style:font-style-complex="normal"/>
    </style:style>
    <style:style style:name="P41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6096" style:font-size-asian="10.5pt" style:font-style-asian="normal" style:font-style-complex="normal"/>
    </style:style>
    <style:style style:name="P41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d23b52" style:font-size-asian="10.5pt" style:font-style-asian="normal" style:font-style-complex="normal"/>
    </style:style>
    <style:style style:name="P41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41ca0f" style:font-size-asian="10.5pt" style:font-style-asian="normal" style:font-style-complex="normal"/>
    </style:style>
    <style:style style:name="P41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520f2a" style:font-size-asian="10.5pt" style:font-style-asian="normal" style:font-style-complex="normal"/>
    </style:style>
    <style:style style:name="P41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29b2" officeooo:paragraph-rsid="00ce29b2" style:font-size-asian="10.5pt" style:font-style-asian="normal" style:font-style-complex="normal"/>
    </style:style>
    <style:style style:name="P41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565f" style:font-size-asian="10.5pt" style:font-style-asian="normal" style:font-style-complex="normal"/>
    </style:style>
    <style:style style:name="P41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6096" style:font-size-asian="10.5pt" style:font-style-asian="normal" style:font-style-complex="normal"/>
    </style:style>
    <style:style style:name="P42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d23b52" style:font-size-asian="10.5pt" style:font-style-asian="normal" style:font-style-complex="normal"/>
    </style:style>
    <style:style style:name="P42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41ca0f" style:font-size-asian="10.5pt" style:font-style-asian="normal" style:font-style-complex="normal"/>
    </style:style>
    <style:style style:name="P42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520f2a" style:font-size-asian="10.5pt" style:font-style-asian="normal" style:font-style-complex="normal"/>
    </style:style>
    <style:style style:name="P42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ce6096" style:font-size-asian="10.5pt" style:font-style-asian="normal" style:font-style-complex="normal"/>
    </style:style>
    <style:style style:name="P42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d23b52" style:font-size-asian="10.5pt" style:font-style-asian="normal" style:font-style-complex="normal"/>
    </style:style>
    <style:style style:name="P42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41ca0f" style:font-size-asian="10.5pt" style:font-style-asian="normal" style:font-style-complex="normal"/>
    </style:style>
    <style:style style:name="P42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520f2a" style:font-size-asian="10.5pt" style:font-style-asian="normal" style:font-style-complex="normal"/>
    </style:style>
    <style:style style:name="P42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b6ec1" officeooo:paragraph-rsid="011b6ec1" style:font-size-asian="10.5pt" style:font-style-asian="normal" style:font-style-complex="normal"/>
    </style:style>
    <style:style style:name="P42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2a8266" officeooo:paragraph-rsid="012a8266" style:font-size-asian="10.5pt" style:font-style-asian="normal" style:font-style-complex="normal"/>
    </style:style>
    <style:style style:name="P42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57653" officeooo:paragraph-rsid="0138a7f9" style:font-size-asian="10.5pt" style:font-style-asian="normal" style:font-style-complex="normal"/>
    </style:style>
    <style:style style:name="P43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6f176" officeooo:paragraph-rsid="0138a7f9" style:font-size-asian="10.5pt" style:font-style-asian="normal" style:font-style-complex="normal"/>
    </style:style>
    <style:style style:name="P43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dc365" style:font-size-asian="10.5pt" style:font-style-asian="normal" style:font-style-complex="normal"/>
    </style:style>
    <style:style style:name="P43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ea3cc" style:font-size-asian="10.5pt" style:font-style-asian="normal" style:font-style-complex="normal"/>
    </style:style>
    <style:style style:name="P43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898ba" officeooo:paragraph-rsid="0141ca0f" style:font-size-asian="10.5pt" style:font-style-asian="normal" style:font-style-complex="normal"/>
    </style:style>
    <style:style style:name="P43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40595" style:font-size-asian="10.5pt" style:font-style-asian="normal" style:font-style-complex="normal"/>
    </style:style>
    <style:style style:name="P43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5efcf" style:font-size-asian="10.5pt" style:font-style-asian="normal" style:font-style-complex="normal"/>
    </style:style>
    <style:style style:name="P43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20f2a" officeooo:paragraph-rsid="01520f2a" style:font-size-asian="10.5pt" style:font-style-asian="normal" style:font-style-complex="normal"/>
    </style:style>
    <style:style style:name="P43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6a67f" officeooo:paragraph-rsid="0156a67f" style:font-size-asian="10.5pt" style:font-style-asian="normal" style:font-style-complex="normal"/>
    </style:style>
    <style:style style:name="P43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f326b" officeooo:paragraph-rsid="015f326b" style:font-size-asian="10.5pt" style:font-style-asian="normal" style:font-style-complex="normal"/>
    </style:style>
    <style:style style:name="P43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fo:background-color="transparent" style:font-size-asian="10.5pt" style:font-style-asian="normal" style:font-style-complex="normal"/>
    </style:style>
    <style:style style:name="P440"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040b" style:font-size-asian="10.5pt" style:font-style-asian="normal" style:font-style-complex="normal"/>
    </style:style>
    <style:style style:name="P441"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4e12" style:font-size-asian="10.5pt" style:font-style-asian="normal" style:font-style-complex="normal"/>
    </style:style>
    <style:style style:name="P442" style:family="paragraph" style:parent-style-name="Table_20_Contents">
      <style:paragraph-properties fo:text-align="justify" style:justify-single-word="false"/>
      <style:text-properties style:use-window-font-color="true" style:font-name="WeblySleek UI Semilight" fo:font-size="11pt" fo:font-style="normal" officeooo:rsid="01294e12" officeooo:paragraph-rsid="01294e12" style:font-size-asian="10.5pt" style:font-style-asian="normal" style:font-style-complex="normal"/>
    </style:style>
    <style:style style:name="P443" style:family="paragraph" style:parent-style-name="Table_20_Contents">
      <style:paragraph-properties fo:text-align="justify" style:justify-single-word="false"/>
      <style:text-properties style:use-window-font-color="true" style:font-name="WeblySleek UI Semilight" fo:font-size="11pt" fo:font-style="normal" officeooo:rsid="012f1e6c" officeooo:paragraph-rsid="012f1e6c" style:font-size-asian="10.5pt" style:font-style-asian="normal" style:font-style-complex="normal"/>
    </style:style>
    <style:style style:name="P444"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294e12" style:font-size-asian="10.5pt" style:font-style-asian="normal" style:font-weight-asian="bold" style:font-style-complex="normal" style:font-weight-complex="bold"/>
    </style:style>
    <style:style style:name="P445"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38a7f9" style:font-size-asian="10.5pt" style:font-style-asian="normal" style:font-weight-asian="bold" style:font-style-complex="normal" style:font-weight-complex="bold"/>
    </style:style>
    <style:style style:name="P446"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21566" officeooo:paragraph-rsid="01321566" style:font-size-asian="10.5pt" style:font-style-asian="normal" style:font-weight-asian="bold" style:font-style-complex="normal" style:font-weight-complex="bold"/>
    </style:style>
    <style:style style:name="P447"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3c786" officeooo:paragraph-rsid="0133c786" style:font-size-asian="10.5pt" style:font-style-asian="normal" style:font-weight-asian="bold" style:font-style-complex="normal" style:font-weight-complex="bold"/>
    </style:style>
    <style:style style:name="P448"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798ca" officeooo:paragraph-rsid="0138a7f9" style:font-size-asian="10.5pt" style:font-style-asian="normal" style:font-weight-asian="bold" style:font-style-complex="normal" style:font-weight-complex="bold"/>
    </style:style>
    <style:style style:name="P449"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294e12" officeooo:paragraph-rsid="01294e12" style:font-size-asian="10.5pt" style:font-style-asian="normal" style:font-weight-asian="normal" style:font-style-complex="normal" style:font-weight-complex="normal"/>
    </style:style>
    <style:style style:name="P450"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170b0" officeooo:paragraph-rsid="013170b0" style:font-size-asian="10.5pt" style:font-style-asian="normal" style:font-weight-asian="normal" style:font-style-complex="normal" style:font-weight-complex="normal"/>
    </style:style>
    <style:style style:name="P451"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21566" officeooo:paragraph-rsid="01321566" style:font-size-asian="10.5pt" style:font-style-asian="normal" style:font-weight-asian="normal" style:font-style-complex="normal" style:font-weight-complex="normal"/>
    </style:style>
    <style:style style:name="P452"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3c786" officeooo:paragraph-rsid="0133c786" style:font-size-asian="10.5pt" style:font-style-asian="normal" style:font-weight-asian="normal" style:font-style-complex="normal" style:font-weight-complex="normal"/>
    </style:style>
    <style:style style:name="P453"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6f176" officeooo:paragraph-rsid="0138a7f9" style:font-size-asian="10.5pt" style:font-style-asian="normal" style:font-weight-asian="normal" style:font-style-complex="normal" style:font-weight-complex="normal"/>
    </style:style>
    <style:style style:name="P454"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519b4a" officeooo:paragraph-rsid="01519b4a" style:font-size-asian="10.5pt" style:font-style-asian="normal" style:font-weight-asian="normal" style:font-style-complex="normal" style:font-weight-complex="normal"/>
    </style:style>
    <style:style style:name="P455" style:family="paragraph" style:parent-style-name="Table_20_Contents">
      <style:paragraph-properties fo:text-align="justify" style:justify-single-word="false"/>
      <style:text-properties style:use-window-font-color="true" style:font-name="WeblySleek UI Semilight" fo:font-size="11pt" officeooo:rsid="0129040b" officeooo:paragraph-rsid="0129040b" style:font-size-asian="10.5pt"/>
    </style:style>
    <style:style style:name="P456" style:family="paragraph" style:parent-style-name="Table_20_Contents">
      <style:text-properties style:use-window-font-color="true" fo:font-weight="normal" officeooo:rsid="007cf573" officeooo:paragraph-rsid="010b17e8" style:font-weight-asian="normal" style:font-weight-complex="normal"/>
    </style:style>
    <style:style style:name="P457" style:family="paragraph" style:parent-style-name="Table_20_Contents">
      <style:text-properties style:use-window-font-color="true" fo:font-weight="normal" officeooo:rsid="00765b17" officeooo:paragraph-rsid="010b17e8" style:font-weight-asian="normal" style:font-weight-complex="normal"/>
    </style:style>
    <style:style style:name="P458" style:family="paragraph" style:parent-style-name="Table_20_Contents">
      <style:text-properties style:use-window-font-color="true" fo:font-weight="normal" officeooo:rsid="007b122f" officeooo:paragraph-rsid="010b17e8" style:font-weight-asian="normal" style:font-weight-complex="normal"/>
    </style:style>
    <style:style style:name="P459" style:family="paragraph" style:parent-style-name="Table_20_Contents">
      <style:text-properties style:use-window-font-color="true" fo:font-weight="normal" officeooo:rsid="00794cc1" officeooo:paragraph-rsid="010b17e8" style:font-weight-asian="normal" style:font-weight-complex="normal"/>
    </style:style>
    <style:style style:name="P460" style:family="paragraph" style:parent-style-name="Table_20_Contents">
      <style:text-properties style:use-window-font-color="true" fo:font-weight="normal" officeooo:paragraph-rsid="010b17e8" style:font-weight-asian="normal" style:font-weight-complex="normal"/>
    </style:style>
    <style:style style:name="P461" style:family="paragraph" style:parent-style-name="Table_20_Contents">
      <style:text-properties style:use-window-font-color="true" fo:font-weight="normal" officeooo:rsid="0141ca0f" officeooo:paragraph-rsid="0141ca0f" style:font-weight-asian="normal" style:font-weight-complex="normal"/>
    </style:style>
    <style:style style:name="P462" style:family="paragraph" style:parent-style-name="Table_20_Contents">
      <style:text-properties style:use-window-font-color="true" fo:font-weight="normal" officeooo:rsid="0141ca0f" officeooo:paragraph-rsid="0154a98b" style:font-weight-asian="normal" style:font-weight-complex="normal"/>
    </style:style>
    <style:style style:name="P463" style:family="paragraph" style:parent-style-name="Table_20_Contents">
      <style:text-properties style:use-window-font-color="true" fo:font-weight="normal" officeooo:rsid="0154a98b" officeooo:paragraph-rsid="0154a98b" style:font-weight-asian="normal" style:font-weight-complex="normal"/>
    </style:style>
    <style:style style:name="P464" style:family="paragraph" style:parent-style-name="Table_20_Contents">
      <style:text-properties style:use-window-font-color="true" fo:font-weight="normal" officeooo:rsid="015934f6" officeooo:paragraph-rsid="015934f6" style:font-weight-asian="normal" style:font-weight-complex="normal"/>
    </style:style>
    <style:style style:name="P465" style:family="paragraph" style:parent-style-name="Table_20_Contents">
      <style:paragraph-properties fo:text-align="justify" style:justify-single-word="false"/>
      <style:text-properties style:use-window-font-color="true" officeooo:paragraph-rsid="01294e12"/>
    </style:style>
    <style:style style:name="P466" style:family="paragraph" style:parent-style-name="Table_20_Contents">
      <style:text-properties officeooo:rsid="0078fe1e" officeooo:paragraph-rsid="0078fe1e"/>
    </style:style>
    <style:style style:name="P467" style:family="paragraph" style:parent-style-name="Table_20_Contents">
      <style:text-properties officeooo:rsid="007b122f" officeooo:paragraph-rsid="007b122f"/>
    </style:style>
    <style:style style:name="P468" style:family="paragraph" style:parent-style-name="Table_20_Contents">
      <style:text-properties fo:font-style="normal" officeooo:rsid="009ebf9f" officeooo:paragraph-rsid="009ebf9f" style:font-style-asian="normal" style:font-style-complex="normal"/>
    </style:style>
    <style:style style:name="P469" style:family="paragraph" style:parent-style-name="Table_20_Contents">
      <style:text-properties fo:font-style="normal" officeooo:rsid="009ebf9f" officeooo:paragraph-rsid="009ffd0c" style:font-style-asian="normal" style:font-style-complex="normal"/>
    </style:style>
    <style:style style:name="P470" style:family="paragraph" style:parent-style-name="Table_20_Contents">
      <style:text-properties fo:font-style="normal" officeooo:rsid="009ebf9f" officeooo:paragraph-rsid="00a98281" style:font-style-asian="normal" style:font-style-complex="normal"/>
    </style:style>
    <style:style style:name="P471" style:family="paragraph" style:parent-style-name="Table_20_Contents">
      <style:text-properties fo:font-style="normal" officeooo:rsid="00ab86e1" officeooo:paragraph-rsid="00ab86e1" style:font-style-asian="normal" style:font-style-complex="normal"/>
    </style:style>
    <style:style style:name="P472" style:family="paragraph" style:parent-style-name="Table_20_Contents">
      <style:text-properties fo:font-style="normal" officeooo:rsid="00ab86e1" officeooo:paragraph-rsid="00ad12f0" style:font-style-asian="normal" style:font-style-complex="normal"/>
    </style:style>
    <style:style style:name="P473" style:family="paragraph" style:parent-style-name="Table_20_Contents">
      <style:text-properties fo:font-style="normal" officeooo:rsid="00ad12f0" officeooo:paragraph-rsid="00ad12f0" style:font-style-asian="normal" style:font-style-complex="normal"/>
    </style:style>
    <style:style style:name="P474" style:family="paragraph" style:parent-style-name="Table_20_Contents">
      <style:text-properties fo:font-style="normal" officeooo:rsid="00ae8125" officeooo:paragraph-rsid="00ae8125" style:font-style-asian="normal" style:font-style-complex="normal"/>
    </style:style>
    <style:style style:name="P475" style:family="paragraph" style:parent-style-name="Table_20_Contents">
      <style:text-properties fo:font-style="normal" officeooo:rsid="00bb5e18" officeooo:paragraph-rsid="00bb5e18" style:font-style-asian="normal" style:font-style-complex="normal"/>
    </style:style>
    <style:style style:name="P476" style:family="paragraph" style:parent-style-name="Table_20_Contents">
      <style:text-properties fo:font-style="normal" officeooo:rsid="00bcb8e6" officeooo:paragraph-rsid="00bcb8e6" style:font-style-asian="normal" style:font-style-complex="normal"/>
    </style:style>
    <style:style style:name="P477" style:family="paragraph" style:parent-style-name="Table_20_Contents">
      <style:text-properties fo:font-style="normal" officeooo:rsid="00bcb8e6" officeooo:paragraph-rsid="01254c06" style:font-style-asian="normal" style:font-style-complex="normal"/>
    </style:style>
    <style:style style:name="P478" style:family="paragraph" style:parent-style-name="Table_20_Contents">
      <style:text-properties fo:font-style="normal" officeooo:rsid="00be7e96" officeooo:paragraph-rsid="00be7e96" style:font-style-asian="normal" style:font-style-complex="normal"/>
    </style:style>
    <style:style style:name="P479" style:family="paragraph" style:parent-style-name="Table_20_Contents">
      <style:text-properties fo:font-style="normal" officeooo:rsid="00be7e96" officeooo:paragraph-rsid="00bf03e8" style:font-style-asian="normal" style:font-style-complex="normal"/>
    </style:style>
    <style:style style:name="P480" style:family="paragraph" style:parent-style-name="Table_20_Contents">
      <style:text-properties fo:font-style="normal" officeooo:rsid="00bf03e8" officeooo:paragraph-rsid="00bf03e8" style:font-style-asian="normal" style:font-style-complex="normal"/>
    </style:style>
    <style:style style:name="P481" style:family="paragraph" style:parent-style-name="Table_20_Contents">
      <style:text-properties fo:font-style="normal" officeooo:rsid="00bf03e8" officeooo:paragraph-rsid="00c0deb5" style:font-style-asian="normal" style:font-style-complex="normal"/>
    </style:style>
    <style:style style:name="P482" style:family="paragraph" style:parent-style-name="Table_20_Contents">
      <style:text-properties fo:font-style="normal" officeooo:rsid="00bf03e8" officeooo:paragraph-rsid="00c21f2e" style:font-style-asian="normal" style:font-style-complex="normal"/>
    </style:style>
    <style:style style:name="P483" style:family="paragraph" style:parent-style-name="Table_20_Contents">
      <style:text-properties fo:font-style="normal" officeooo:rsid="00bf03e8" officeooo:paragraph-rsid="01044665" style:font-style-asian="normal" style:font-style-complex="normal"/>
    </style:style>
    <style:style style:name="P484" style:family="paragraph" style:parent-style-name="Table_20_Contents">
      <style:text-properties fo:font-style="normal" officeooo:rsid="00c0deb5" officeooo:paragraph-rsid="00c0deb5" style:font-style-asian="normal" style:font-style-complex="normal"/>
    </style:style>
    <style:style style:name="P485" style:family="paragraph" style:parent-style-name="Table_20_Contents">
      <style:text-properties fo:font-style="normal" officeooo:rsid="00c0deb5" officeooo:paragraph-rsid="00c21f2e" style:font-style-asian="normal" style:font-style-complex="normal"/>
    </style:style>
    <style:style style:name="P486" style:family="paragraph" style:parent-style-name="Table_20_Contents">
      <style:text-properties fo:font-style="normal" officeooo:rsid="00c0deb5" officeooo:paragraph-rsid="00c2be62" style:font-style-asian="normal" style:font-style-complex="normal"/>
    </style:style>
    <style:style style:name="P487" style:family="paragraph" style:parent-style-name="Table_20_Contents">
      <style:text-properties fo:font-style="normal" officeooo:rsid="00c0deb5" officeooo:paragraph-rsid="01044665" style:font-style-asian="normal" style:font-style-complex="normal"/>
    </style:style>
    <style:style style:name="P488" style:family="paragraph" style:parent-style-name="Table_20_Contents">
      <style:text-properties fo:font-style="normal" officeooo:rsid="00c21f2e" officeooo:paragraph-rsid="00c21f2e" style:font-style-asian="normal" style:font-style-complex="normal"/>
    </style:style>
    <style:style style:name="P489" style:family="paragraph" style:parent-style-name="Table_20_Contents">
      <style:text-properties fo:font-style="normal" officeooo:rsid="00cd0937" officeooo:paragraph-rsid="00cd0937" style:font-style-asian="normal" style:font-style-complex="normal"/>
    </style:style>
    <style:style style:name="P490" style:family="paragraph" style:parent-style-name="Table_20_Contents">
      <style:text-properties fo:font-style="normal" officeooo:rsid="00cd0937" officeooo:paragraph-rsid="00ce29b2" style:font-style-asian="normal" style:font-style-complex="normal"/>
    </style:style>
    <style:style style:name="P491" style:family="paragraph" style:parent-style-name="Table_20_Contents">
      <style:text-properties fo:font-style="normal" officeooo:rsid="00cd0937" officeooo:paragraph-rsid="00ce565f" style:font-style-asian="normal" style:font-style-complex="normal"/>
    </style:style>
    <style:style style:name="P492" style:family="paragraph" style:parent-style-name="Table_20_Contents">
      <style:text-properties fo:font-style="normal" officeooo:rsid="00cd0937" officeooo:paragraph-rsid="00ce6096" style:font-style-asian="normal" style:font-style-complex="normal"/>
    </style:style>
    <style:style style:name="P493" style:family="paragraph" style:parent-style-name="Table_20_Contents">
      <style:text-properties fo:font-style="normal" officeooo:rsid="00cd0937" officeooo:paragraph-rsid="01549688" style:font-style-asian="normal" style:font-style-complex="normal"/>
    </style:style>
    <style:style style:name="P494" style:family="paragraph" style:parent-style-name="Table_20_Contents">
      <style:text-properties fo:font-style="normal" officeooo:rsid="00d23b52" officeooo:paragraph-rsid="00d23b52" style:font-style-asian="normal" style:font-style-complex="normal"/>
    </style:style>
    <style:style style:name="P495" style:family="paragraph" style:parent-style-name="Table_20_Contents">
      <style:text-properties fo:font-style="normal" officeooo:rsid="00e34ab4" officeooo:paragraph-rsid="00e34ab4" style:font-style-asian="normal" style:font-style-complex="normal"/>
    </style:style>
    <style:style style:name="P496" style:family="paragraph" style:parent-style-name="Table_20_Contents">
      <style:text-properties fo:font-style="normal" officeooo:rsid="00e084cc" officeooo:paragraph-rsid="00e084cc" style:font-style-asian="normal" style:font-style-complex="normal"/>
    </style:style>
    <style:style style:name="P497" style:family="paragraph" style:parent-style-name="Table_20_Contents">
      <style:text-properties fo:font-style="normal" officeooo:rsid="01044665" officeooo:paragraph-rsid="01044665" style:font-style-asian="normal" style:font-style-complex="normal"/>
    </style:style>
    <style:style style:name="P498" style:family="paragraph" style:parent-style-name="Table_20_Contents">
      <style:text-properties fo:font-style="normal" officeooo:rsid="01153516" officeooo:paragraph-rsid="01153516" style:font-style-asian="normal" style:font-style-complex="normal"/>
    </style:style>
    <style:style style:name="P499" style:family="paragraph" style:parent-style-name="Table_20_Contents">
      <style:text-properties fo:font-style="normal" officeooo:rsid="011f7bec" officeooo:paragraph-rsid="011f7bec" style:font-style-asian="normal" style:font-style-complex="normal"/>
    </style:style>
    <style:style style:name="P500" style:family="paragraph" style:parent-style-name="Table_20_Contents">
      <style:text-properties fo:font-style="normal" officeooo:rsid="01172dd8" officeooo:paragraph-rsid="0141ca0f" style:font-style-asian="normal" style:font-style-complex="normal"/>
    </style:style>
    <style:style style:name="P501" style:family="paragraph" style:parent-style-name="Table_20_Contents">
      <style:text-properties fo:font-style="normal" officeooo:rsid="012a8266" officeooo:paragraph-rsid="012a8266" style:font-style-asian="normal" style:font-style-complex="normal"/>
    </style:style>
    <style:style style:name="P502" style:family="paragraph" style:parent-style-name="Table_20_Contents">
      <style:text-properties fo:font-style="normal" officeooo:rsid="013dc365" officeooo:paragraph-rsid="013dc365" style:font-style-asian="normal" style:font-style-complex="normal"/>
    </style:style>
    <style:style style:name="P503" style:family="paragraph" style:parent-style-name="Table_20_Contents">
      <style:text-properties fo:font-style="normal" officeooo:rsid="013dc365" officeooo:paragraph-rsid="013ea3cc" style:font-style-asian="normal" style:font-style-complex="normal"/>
    </style:style>
    <style:style style:name="P504" style:family="paragraph" style:parent-style-name="Table_20_Contents">
      <style:text-properties fo:font-style="normal" officeooo:rsid="013ea3cc" officeooo:paragraph-rsid="013ea3cc" style:font-style-asian="normal" style:font-style-complex="normal"/>
    </style:style>
    <style:style style:name="P505" style:family="paragraph" style:parent-style-name="Table_20_Contents">
      <style:text-properties fo:font-style="normal" officeooo:rsid="013ea3cc" officeooo:paragraph-rsid="01440595" style:font-style-asian="normal" style:font-style-complex="normal"/>
    </style:style>
    <style:style style:name="P506" style:family="paragraph" style:parent-style-name="Table_20_Contents">
      <style:text-properties fo:font-style="normal" officeooo:rsid="013ea3cc" officeooo:paragraph-rsid="0145efcf" style:font-style-asian="normal" style:font-style-complex="normal"/>
    </style:style>
    <style:style style:name="P507" style:family="paragraph" style:parent-style-name="Table_20_Contents">
      <style:text-properties fo:font-style="normal" officeooo:rsid="014399b0" officeooo:paragraph-rsid="01440595" style:font-style-asian="normal" style:font-style-complex="normal"/>
    </style:style>
    <style:style style:name="P508" style:family="paragraph" style:parent-style-name="Table_20_Contents">
      <style:text-properties fo:font-style="normal" officeooo:rsid="014399b0" officeooo:paragraph-rsid="0145efcf" style:font-style-asian="normal" style:font-style-complex="normal"/>
    </style:style>
    <style:style style:name="P509" style:family="paragraph" style:parent-style-name="Table_20_Contents">
      <style:text-properties fo:font-style="normal" officeooo:rsid="01440595" officeooo:paragraph-rsid="01440595" style:font-style-asian="normal" style:font-style-complex="normal"/>
    </style:style>
    <style:style style:name="P510" style:family="paragraph" style:parent-style-name="Table_20_Contents">
      <style:text-properties fo:font-style="normal" officeooo:rsid="0145efcf" officeooo:paragraph-rsid="0145efcf" style:font-style-asian="normal" style:font-style-complex="normal"/>
    </style:style>
    <style:style style:name="P511" style:family="paragraph" style:parent-style-name="Table_20_Contents">
      <style:text-properties fo:font-style="normal" officeooo:rsid="0152ea8b" officeooo:paragraph-rsid="0152ea8b" style:font-style-asian="normal" style:font-style-complex="normal"/>
    </style:style>
    <style:style style:name="P512" style:family="paragraph" style:parent-style-name="Table_20_Contents">
      <style:text-properties fo:font-style="normal" officeooo:rsid="015f326b" officeooo:paragraph-rsid="015f326b" style:font-style-asian="normal" style:font-style-complex="normal"/>
    </style:style>
    <style:style style:name="P513" style:family="paragraph" style:parent-style-name="Table_20_Contents">
      <style:text-properties fo:font-style="normal" fo:font-weight="bold" officeooo:rsid="00bf03e8" officeooo:paragraph-rsid="00bf03e8" style:font-style-asian="normal" style:font-weight-asian="bold" style:font-style-complex="normal" style:font-weight-complex="bold"/>
    </style:style>
    <style:style style:name="P514" style:family="paragraph" style:parent-style-name="Table_20_Contents">
      <style:text-properties fo:font-style="normal" fo:font-weight="bold" officeooo:rsid="00cd0937" officeooo:paragraph-rsid="00cd0937" style:font-style-asian="normal" style:font-weight-asian="bold" style:font-style-complex="normal" style:font-weight-complex="bold"/>
    </style:style>
    <style:style style:name="P515" style:family="paragraph" style:parent-style-name="Table_20_Contents">
      <style:text-properties fo:font-style="normal" fo:font-weight="bold" officeooo:rsid="00ce565f" officeooo:paragraph-rsid="00ce565f" style:font-style-asian="normal" style:font-weight-asian="bold" style:font-style-complex="normal" style:font-weight-complex="bold"/>
    </style:style>
    <style:style style:name="P516" style:family="paragraph" style:parent-style-name="Table_20_Contents">
      <style:text-properties fo:font-style="normal" fo:font-weight="bold" officeooo:rsid="00ce6096" officeooo:paragraph-rsid="00ce6096" style:font-style-asian="normal" style:font-weight-asian="bold" style:font-style-complex="normal" style:font-weight-complex="bold"/>
    </style:style>
    <style:style style:name="P517" style:family="paragraph" style:parent-style-name="Table_20_Contents">
      <style:text-properties fo:font-style="normal" fo:font-weight="bold" officeooo:rsid="00d23b52" officeooo:paragraph-rsid="00d23b52" style:font-style-asian="normal" style:font-weight-asian="bold" style:font-style-complex="normal" style:font-weight-complex="bold"/>
    </style:style>
    <style:style style:name="P518" style:family="paragraph" style:parent-style-name="Table_20_Contents">
      <style:text-properties fo:font-style="normal" fo:font-weight="bold" officeooo:rsid="00dc6503" officeooo:paragraph-rsid="00dc6503" style:font-style-asian="normal" style:font-weight-asian="bold" style:font-style-complex="normal" style:font-weight-complex="bold"/>
    </style:style>
    <style:style style:name="P519" style:family="paragraph" style:parent-style-name="Table_20_Contents">
      <style:text-properties fo:font-style="normal" fo:font-weight="bold" officeooo:rsid="00e53da7" officeooo:paragraph-rsid="00e53da7" style:font-style-asian="normal" style:font-weight-asian="bold" style:font-style-complex="normal" style:font-weight-complex="bold"/>
    </style:style>
    <style:style style:name="P520" style:family="paragraph" style:parent-style-name="Table_20_Contents">
      <style:text-properties fo:font-style="normal" fo:font-weight="bold" officeooo:rsid="00ce29b2" officeooo:paragraph-rsid="00ce29b2" style:font-style-asian="normal" style:font-weight-asian="bold" style:font-style-complex="normal" style:font-weight-complex="bold"/>
    </style:style>
    <style:style style:name="P521" style:family="paragraph" style:parent-style-name="Table_20_Contents">
      <style:text-properties fo:font-style="normal" fo:font-weight="bold" officeooo:rsid="00bcb8e6" officeooo:paragraph-rsid="01254c06" style:font-style-asian="normal" style:font-weight-asian="bold" style:font-style-complex="normal" style:font-weight-complex="bold"/>
    </style:style>
    <style:style style:name="P522" style:family="paragraph" style:parent-style-name="Table_20_Contents">
      <style:text-properties fo:font-style="normal" fo:font-weight="bold" officeooo:rsid="012a8266" officeooo:paragraph-rsid="012a8266" style:font-style-asian="normal" style:font-weight-asian="bold" style:font-style-complex="normal" style:font-weight-complex="bold"/>
    </style:style>
    <style:style style:name="P523" style:family="paragraph" style:parent-style-name="Table_20_Contents">
      <style:text-properties fo:font-style="normal" fo:font-weight="bold" officeooo:rsid="0152ea8b" officeooo:paragraph-rsid="0152ea8b" style:font-style-asian="normal" style:font-weight-asian="bold" style:font-style-complex="normal" style:font-weight-complex="bold"/>
    </style:style>
    <style:style style:name="P524" style:family="paragraph" style:parent-style-name="Table_20_Contents">
      <style:text-properties fo:font-style="normal" fo:font-weight="normal" officeooo:rsid="00ce29b2" officeooo:paragraph-rsid="00ce29b2" style:font-style-asian="normal" style:font-weight-asian="normal" style:font-style-complex="normal" style:font-weight-complex="normal"/>
    </style:style>
    <style:style style:name="P525" style:family="paragraph" style:parent-style-name="Table_20_Contents">
      <style:text-properties fo:font-style="normal" fo:font-weight="normal" officeooo:rsid="00ce6096" officeooo:paragraph-rsid="00ce6096" style:font-style-asian="normal" style:font-weight-asian="normal" style:font-style-complex="normal" style:font-weight-complex="normal"/>
    </style:style>
    <style:style style:name="P526" style:family="paragraph" style:parent-style-name="Table_20_Contents">
      <style:text-properties fo:font-style="normal" fo:font-weight="normal" officeooo:rsid="00ce6096" officeooo:paragraph-rsid="00d23b52" style:font-style-asian="normal" style:font-weight-asian="normal" style:font-style-complex="normal" style:font-weight-complex="normal"/>
    </style:style>
    <style:style style:name="P527" style:family="paragraph" style:parent-style-name="Table_20_Contents">
      <style:text-properties fo:font-style="normal" fo:font-weight="normal" officeooo:rsid="00ce6096" officeooo:paragraph-rsid="0141ca0f" style:font-style-asian="normal" style:font-weight-asian="normal" style:font-style-complex="normal" style:font-weight-complex="normal"/>
    </style:style>
    <style:style style:name="P528" style:family="paragraph" style:parent-style-name="Table_20_Contents">
      <style:text-properties fo:font-style="normal" fo:font-weight="normal" officeooo:rsid="00ce6096" officeooo:paragraph-rsid="01520f2a" style:font-style-asian="normal" style:font-weight-asian="normal" style:font-style-complex="normal" style:font-weight-complex="normal"/>
    </style:style>
    <style:style style:name="P529" style:family="paragraph" style:parent-style-name="Table_20_Contents">
      <style:text-properties fo:font-style="normal" fo:font-weight="normal" officeooo:rsid="011898ba" officeooo:paragraph-rsid="0141ca0f" style:font-style-asian="normal" style:font-weight-asian="normal" style:font-style-complex="normal" style:font-weight-complex="normal"/>
    </style:style>
    <style:style style:name="P530" style:family="paragraph" style:parent-style-name="Table_20_Contents">
      <style:text-properties officeooo:paragraph-rsid="00a37528"/>
    </style:style>
    <style:style style:name="P531" style:family="paragraph" style:parent-style-name="Table_20_Contents">
      <style:text-properties officeooo:rsid="00482b74"/>
    </style:style>
    <style:style style:name="P532" style:family="paragraph" style:parent-style-name="Table_20_Contents">
      <style:text-properties officeooo:rsid="00a37528" officeooo:paragraph-rsid="00a37528"/>
    </style:style>
    <style:style style:name="P533" style:family="paragraph" style:parent-style-name="Table_20_Contents">
      <style:text-properties officeooo:rsid="00aa44eb" officeooo:paragraph-rsid="00aa44eb"/>
    </style:style>
    <style:style style:name="P534" style:family="paragraph" style:parent-style-name="Table_20_Contents">
      <style:text-properties officeooo:rsid="00ab53fd" officeooo:paragraph-rsid="00ab53fd"/>
    </style:style>
    <style:style style:name="P535" style:family="paragraph" style:parent-style-name="Table_20_Contents">
      <style:text-properties officeooo:rsid="0101b43a" officeooo:paragraph-rsid="0101b43a"/>
    </style:style>
    <style:style style:name="P536" style:family="paragraph" style:parent-style-name="Table_20_Contents">
      <style:text-properties officeooo:rsid="0101b43a" officeooo:paragraph-rsid="01032926"/>
    </style:style>
    <style:style style:name="P537" style:family="paragraph" style:parent-style-name="Table_20_Contents">
      <style:text-properties officeooo:paragraph-rsid="01032926"/>
    </style:style>
    <style:style style:name="P538" style:family="paragraph" style:parent-style-name="Table_20_Contents">
      <style:text-properties officeooo:rsid="012d9212" officeooo:paragraph-rsid="012d9212"/>
    </style:style>
    <style:style style:name="P539" style:family="paragraph" style:parent-style-name="Table_20_Contents">
      <style:text-properties officeooo:rsid="012d9212" officeooo:paragraph-rsid="012e203a"/>
    </style:style>
    <style:style style:name="P540" style:family="paragraph" style:parent-style-name="Table_20_Contents">
      <style:text-properties officeooo:paragraph-rsid="0141ca0f"/>
    </style:style>
    <style:style style:name="P541" style:family="paragraph" style:parent-style-name="Table_20_Contents">
      <style:text-properties officeooo:paragraph-rsid="01440595"/>
    </style:style>
    <style:style style:name="P542" style:family="paragraph" style:parent-style-name="Table_20_Contents">
      <style:text-properties officeooo:rsid="01440595" officeooo:paragraph-rsid="01440595"/>
    </style:style>
    <style:style style:name="P543" style:family="paragraph" style:parent-style-name="Table_20_Contents">
      <style:text-properties officeooo:rsid="01440595" officeooo:paragraph-rsid="0145b084"/>
    </style:style>
    <style:style style:name="P544" style:family="paragraph" style:parent-style-name="Table_20_Contents">
      <style:text-properties officeooo:rsid="01440595" officeooo:paragraph-rsid="0145efcf"/>
    </style:style>
    <style:style style:name="P545" style:family="paragraph" style:parent-style-name="Table_20_Contents">
      <style:text-properties officeooo:rsid="01440595" officeooo:paragraph-rsid="014ce3d7"/>
    </style:style>
    <style:style style:name="P546" style:family="paragraph" style:parent-style-name="Table_20_Contents">
      <style:text-properties officeooo:rsid="01440595" officeooo:paragraph-rsid="01549688"/>
    </style:style>
    <style:style style:name="P547" style:family="paragraph" style:parent-style-name="Table_20_Contents">
      <style:text-properties officeooo:rsid="01440595" officeooo:paragraph-rsid="0154a98b"/>
    </style:style>
    <style:style style:name="P548" style:family="paragraph" style:parent-style-name="Table_20_Contents">
      <style:text-properties officeooo:paragraph-rsid="0145b084"/>
    </style:style>
    <style:style style:name="P549" style:family="paragraph" style:parent-style-name="Table_20_Contents">
      <style:text-properties officeooo:rsid="0145b084" officeooo:paragraph-rsid="0145b084"/>
    </style:style>
    <style:style style:name="P550" style:family="paragraph" style:parent-style-name="Table_20_Contents">
      <style:text-properties officeooo:rsid="0145b084" officeooo:paragraph-rsid="014ce3d7"/>
    </style:style>
    <style:style style:name="P551" style:family="paragraph" style:parent-style-name="Table_20_Contents">
      <style:text-properties officeooo:rsid="0145b084" officeooo:paragraph-rsid="015012f3"/>
    </style:style>
    <style:style style:name="P552" style:family="paragraph" style:parent-style-name="Table_20_Contents">
      <style:text-properties officeooo:rsid="0145b084" officeooo:paragraph-rsid="015e6ff6"/>
    </style:style>
    <style:style style:name="P553" style:family="paragraph" style:parent-style-name="Table_20_Contents">
      <style:text-properties officeooo:rsid="0145efcf" officeooo:paragraph-rsid="0145efcf"/>
    </style:style>
    <style:style style:name="P554" style:family="paragraph" style:parent-style-name="Table_20_Contents">
      <style:text-properties officeooo:rsid="014ce3d7" officeooo:paragraph-rsid="014ce3d7"/>
    </style:style>
    <style:style style:name="P555" style:family="paragraph" style:parent-style-name="Table_20_Contents">
      <style:text-properties officeooo:rsid="014fbf26" officeooo:paragraph-rsid="014fbf26"/>
    </style:style>
    <style:style style:name="P556" style:family="paragraph" style:parent-style-name="Table_20_Contents">
      <style:text-properties officeooo:rsid="014fbf26" officeooo:paragraph-rsid="015012f3"/>
    </style:style>
    <style:style style:name="P557" style:family="paragraph" style:parent-style-name="Table_20_Contents">
      <style:text-properties officeooo:rsid="01549688" officeooo:paragraph-rsid="01549688"/>
    </style:style>
    <style:style style:name="P558" style:family="paragraph" style:parent-style-name="Table_20_Contents">
      <style:paragraph-properties fo:text-align="justify" style:justify-single-word="false"/>
      <style:text-properties officeooo:paragraph-rsid="015b31d7"/>
    </style:style>
    <style:style style:name="P559" style:family="paragraph" style:parent-style-name="Table_20_Contents">
      <style:paragraph-properties fo:text-align="justify" style:justify-single-word="false"/>
      <style:text-properties style:text-underline-style="solid" style:text-underline-width="auto" style:text-underline-color="font-color" officeooo:rsid="015b31d7" officeooo:paragraph-rsid="015b31d7"/>
    </style:style>
    <style:style style:name="P560" style:family="paragraph" style:parent-style-name="Table_20_Contents">
      <style:paragraph-properties fo:text-align="justify" style:justify-single-word="false"/>
      <style:text-properties officeooo:rsid="015c109c" officeooo:paragraph-rsid="015c109c"/>
    </style:style>
    <style:style style:name="P561" style:family="paragraph" style:parent-style-name="Table_20_Contents">
      <style:text-properties officeooo:rsid="015e6ff6" officeooo:paragraph-rsid="015e6ff6"/>
    </style:style>
    <style:style style:name="P562" style:family="paragraph" style:parent-style-name="Standard">
      <style:paragraph-properties fo:margin-left="0cm" fo:margin-right="0cm" fo:text-align="center" style:justify-single-word="false" fo:text-indent="0cm" style:auto-text-indent="false"/>
      <style:text-properties fo:font-style="italic" officeooo:paragraph-rsid="0051b00e" style:font-style-asian="italic" style:font-style-complex="italic"/>
    </style:style>
    <style:style style:name="P563" style:family="paragraph" style:parent-style-name="Autoren">
      <style:text-properties style:font-name="Ubuntu2" fo:font-size="14pt" fo:language="de" fo:country="DE" style:font-size-asian="14pt" style:font-size-complex="14pt"/>
    </style:style>
    <style:style style:name="P564" style:family="paragraph" style:parent-style-name="Text_20_body">
      <style:paragraph-properties fo:margin-top="0cm" fo:margin-bottom="0cm" loext:contextual-spacing="false" fo:line-height="100%" fo:text-align="center" style:justify-single-word="false"/>
      <style:text-properties fo:font-weight="bold" officeooo:paragraph-rsid="014b011d" style:font-weight-asian="bold" style:font-weight-complex="bold"/>
    </style:style>
    <style:style style:name="P565" style:family="paragraph" style:parent-style-name="Text_20_body">
      <style:paragraph-properties fo:margin-top="0cm" fo:margin-bottom="0cm" loext:contextual-spacing="false" fo:line-height="100%" fo:text-align="center" style:justify-single-word="false"/>
      <style:text-properties fo:font-weight="bold" officeooo:rsid="014b011d" officeooo:paragraph-rsid="014b011d" style:font-weight-asian="bold" style:font-weight-complex="bold"/>
    </style:style>
    <style:style style:name="P566" style:family="paragraph" style:parent-style-name="Text_20_body">
      <style:paragraph-properties fo:margin-top="0cm" fo:margin-bottom="0cm" loext:contextual-spacing="false" fo:line-height="100%" fo:text-align="center" style:justify-single-word="false"/>
      <style:text-properties fo:font-style="normal" fo:font-weight="bold" officeooo:rsid="014b011d" officeooo:paragraph-rsid="014b011d" style:font-style-asian="normal" style:font-weight-asian="bold" style:font-style-complex="normal" style:font-weight-complex="bold"/>
    </style:style>
    <style:style style:name="P567" style:family="paragraph" style:parent-style-name="Text_20_body">
      <style:paragraph-properties fo:margin-top="0cm" fo:margin-bottom="0cm" loext:contextual-spacing="false" fo:line-height="100%" fo:text-align="center" style:justify-single-word="false"/>
      <style:text-properties fo:font-style="normal" fo:font-weight="bold" officeooo:rsid="01294e12" officeooo:paragraph-rsid="014b011d" style:font-style-asian="normal" style:font-weight-asian="bold" style:font-style-complex="normal" style:font-weight-complex="bold"/>
    </style:style>
    <style:style style:name="P568" style:family="paragraph" style:parent-style-name="Heading_20_3">
      <style:text-properties fo:color="#000000" officeooo:rsid="00398a84" officeooo:paragraph-rsid="00398a84"/>
    </style:style>
    <style:style style:name="P569" style:family="paragraph" style:parent-style-name="Heading_20_3">
      <style:text-properties officeooo:rsid="012cd7b4" officeooo:paragraph-rsid="012cd7b4"/>
    </style:style>
    <style:style style:name="P570" style:family="paragraph" style:parent-style-name="Heading_20_3">
      <style:text-properties officeooo:rsid="003f1a70" officeooo:paragraph-rsid="012cd7b4"/>
    </style:style>
    <style:style style:name="P571" style:family="paragraph" style:parent-style-name="Heading_20_3">
      <style:text-properties officeooo:rsid="003f1a70" officeooo:paragraph-rsid="00b64eb4"/>
    </style:style>
    <style:style style:name="P572" style:family="paragraph" style:parent-style-name="Heading_20_3">
      <style:text-properties officeooo:rsid="003f1a70" officeooo:paragraph-rsid="00b69620"/>
    </style:style>
    <style:style style:name="P573" style:family="paragraph" style:parent-style-name="Heading_20_3">
      <style:text-properties officeooo:paragraph-rsid="003f1a70"/>
    </style:style>
    <style:style style:name="P574" style:family="paragraph" style:parent-style-name="Heading_20_3">
      <style:text-properties officeooo:paragraph-rsid="01044665"/>
    </style:style>
    <style:style style:name="P575" style:family="paragraph" style:parent-style-name="Heading_20_3">
      <style:text-properties officeooo:rsid="003c5ee3" officeooo:paragraph-rsid="004ecb80"/>
    </style:style>
    <style:style style:name="P576" style:family="paragraph" style:parent-style-name="Heading_20_3">
      <style:text-properties officeooo:rsid="003c5ee3" officeooo:paragraph-rsid="004f92d6"/>
    </style:style>
    <style:style style:name="P577" style:family="paragraph" style:parent-style-name="Heading_20_3">
      <style:text-properties officeooo:rsid="003c5ee3" officeooo:paragraph-rsid="0051495a"/>
    </style:style>
    <style:style style:name="P578" style:family="paragraph" style:parent-style-name="Heading_20_3">
      <style:text-properties officeooo:rsid="003c5ee3" officeooo:paragraph-rsid="0053777c"/>
    </style:style>
    <style:style style:name="P579" style:family="paragraph" style:parent-style-name="Heading_20_3">
      <style:text-properties officeooo:rsid="003c5ee3" officeooo:paragraph-rsid="005938a4"/>
    </style:style>
    <style:style style:name="P580" style:family="paragraph" style:parent-style-name="Heading_20_3">
      <style:text-properties officeooo:rsid="003c5ee3" officeooo:paragraph-rsid="005a4942"/>
    </style:style>
    <style:style style:name="P581" style:family="paragraph" style:parent-style-name="Heading_20_3">
      <style:text-properties officeooo:rsid="003c5ee3" officeooo:paragraph-rsid="005aebfa"/>
    </style:style>
    <style:style style:name="P582" style:family="paragraph" style:parent-style-name="Heading_20_3">
      <style:text-properties officeooo:rsid="003c5ee3" officeooo:paragraph-rsid="005dfae2"/>
    </style:style>
    <style:style style:name="P583" style:family="paragraph" style:parent-style-name="Heading_20_3">
      <style:text-properties officeooo:rsid="003c5ee3" officeooo:paragraph-rsid="00612592"/>
    </style:style>
    <style:style style:name="P584" style:family="paragraph" style:parent-style-name="Heading_20_3">
      <style:text-properties officeooo:rsid="003c5ee3" officeooo:paragraph-rsid="00655876"/>
    </style:style>
    <style:style style:name="P585" style:family="paragraph" style:parent-style-name="Heading_20_3">
      <style:text-properties officeooo:rsid="003c5ee3" officeooo:paragraph-rsid="00685d1f"/>
    </style:style>
    <style:style style:name="P586" style:family="paragraph" style:parent-style-name="Heading_20_3">
      <style:text-properties officeooo:rsid="006db22b" officeooo:paragraph-rsid="006db22b"/>
    </style:style>
    <style:style style:name="P587" style:family="paragraph" style:parent-style-name="Heading_20_3">
      <style:text-properties officeooo:rsid="006db22b" officeooo:paragraph-rsid="007141be"/>
    </style:style>
    <style:style style:name="P588" style:family="paragraph" style:parent-style-name="Heading_20_3">
      <style:text-properties officeooo:rsid="006db22b" officeooo:paragraph-rsid="00794cc1"/>
    </style:style>
    <style:style style:name="P589" style:family="paragraph" style:parent-style-name="Heading_20_3">
      <style:text-properties officeooo:rsid="006db22b" officeooo:paragraph-rsid="013dc365"/>
    </style:style>
    <style:style style:name="P590" style:family="paragraph" style:parent-style-name="Heading_20_3">
      <style:text-properties officeooo:rsid="00804d4a" officeooo:paragraph-rsid="00804d4a"/>
    </style:style>
    <style:style style:name="P591" style:family="paragraph" style:parent-style-name="Heading_20_3">
      <style:text-properties officeooo:rsid="00832f32" officeooo:paragraph-rsid="010d3584"/>
    </style:style>
    <style:style style:name="P592" style:family="paragraph" style:parent-style-name="Heading_20_3">
      <style:text-properties officeooo:rsid="00832f32" officeooo:paragraph-rsid="00832f32"/>
    </style:style>
    <style:style style:name="P593" style:family="paragraph" style:parent-style-name="Heading_20_3">
      <style:text-properties officeooo:rsid="0087e11f" officeooo:paragraph-rsid="0087e11f"/>
    </style:style>
    <style:style style:name="P594" style:family="paragraph" style:parent-style-name="Heading_20_3">
      <style:text-properties officeooo:paragraph-rsid="0087e11f"/>
    </style:style>
    <style:style style:name="P595" style:family="paragraph" style:parent-style-name="Heading_20_3">
      <style:text-properties officeooo:paragraph-rsid="008e80ef"/>
    </style:style>
    <style:style style:name="P596" style:family="paragraph" style:parent-style-name="Heading_20_3">
      <style:text-properties officeooo:paragraph-rsid="0091057d"/>
    </style:style>
    <style:style style:name="P597" style:family="paragraph" style:parent-style-name="Heading_20_3">
      <style:text-properties style:use-window-font-color="true" officeooo:rsid="0097c7d2" officeooo:paragraph-rsid="0099c8c9"/>
    </style:style>
    <style:style style:name="P598" style:family="paragraph" style:parent-style-name="Heading_20_3">
      <style:text-properties style:use-window-font-color="true" officeooo:rsid="0097c7d2" officeooo:paragraph-rsid="009abb2d"/>
    </style:style>
    <style:style style:name="P599" style:family="paragraph" style:parent-style-name="Heading_20_3">
      <style:text-properties style:use-window-font-color="true" officeooo:rsid="0097c7d2" officeooo:paragraph-rsid="009bcc12"/>
    </style:style>
    <style:style style:name="P600" style:family="paragraph" style:parent-style-name="Heading_20_3">
      <style:text-properties style:use-window-font-color="true" officeooo:rsid="012a8266" officeooo:paragraph-rsid="012a8266"/>
    </style:style>
    <style:style style:name="P601" style:family="paragraph" style:parent-style-name="Heading_20_3">
      <style:text-properties style:use-window-font-color="true" officeooo:rsid="009dba95" officeooo:paragraph-rsid="012a8266"/>
    </style:style>
    <style:style style:name="P602" style:family="paragraph" style:parent-style-name="Heading_20_3">
      <style:text-properties style:use-window-font-color="true" officeooo:rsid="009dba95" officeooo:paragraph-rsid="009ffd0c"/>
    </style:style>
    <style:style style:name="P603" style:family="paragraph" style:parent-style-name="Heading_20_3">
      <style:text-properties style:use-window-font-color="true" officeooo:paragraph-rsid="0141ca0f"/>
    </style:style>
    <style:style style:name="P604" style:family="paragraph" style:parent-style-name="Heading_20_3">
      <style:text-properties style:use-window-font-color="true" officeooo:rsid="0141ca0f" officeooo:paragraph-rsid="0141ca0f"/>
    </style:style>
    <style:style style:name="P605" style:family="paragraph" style:parent-style-name="Heading_20_3">
      <style:text-properties style:use-window-font-color="true" officeooo:rsid="015e6ff6" officeooo:paragraph-rsid="015e6ff6"/>
    </style:style>
    <style:style style:name="P606" style:family="paragraph" style:parent-style-name="Heading_20_3">
      <style:text-properties officeooo:paragraph-rsid="00ce29b2"/>
    </style:style>
    <style:style style:name="P607" style:family="paragraph" style:parent-style-name="Heading_20_3">
      <style:text-properties officeooo:paragraph-rsid="01520f2a"/>
    </style:style>
    <style:style style:name="P608" style:family="paragraph" style:parent-style-name="Heading_20_3">
      <style:text-properties officeooo:paragraph-rsid="00ce565f"/>
    </style:style>
    <style:style style:name="P609" style:family="paragraph" style:parent-style-name="Heading_20_3">
      <style:text-properties officeooo:paragraph-rsid="00ce6096"/>
    </style:style>
    <style:style style:name="P610" style:family="paragraph" style:parent-style-name="Heading_20_3">
      <style:text-properties officeooo:paragraph-rsid="00d23b52"/>
    </style:style>
    <style:style style:name="P611" style:family="paragraph" style:parent-style-name="Heading_20_3">
      <style:text-properties officeooo:paragraph-rsid="00e34ab4"/>
    </style:style>
    <style:style style:name="P612" style:family="paragraph" style:parent-style-name="Heading_20_3">
      <style:text-properties officeooo:paragraph-rsid="01357653"/>
    </style:style>
    <style:style style:name="P613" style:family="paragraph" style:parent-style-name="Heading_20_3">
      <style:text-properties officeooo:rsid="00ab86e1" officeooo:paragraph-rsid="00ab86e1"/>
    </style:style>
    <style:style style:name="P614" style:family="paragraph" style:parent-style-name="Heading_20_3">
      <style:text-properties officeooo:rsid="00ab86e1" officeooo:paragraph-rsid="00ba35c9"/>
    </style:style>
    <style:style style:name="P615" style:family="paragraph" style:parent-style-name="Heading_20_3">
      <style:text-properties officeooo:rsid="00ab86e1" officeooo:paragraph-rsid="00bf03e8"/>
    </style:style>
    <style:style style:name="P616" style:family="paragraph" style:parent-style-name="Heading_20_3">
      <style:text-properties officeooo:paragraph-rsid="00c0deb5"/>
    </style:style>
    <style:style style:name="P617" style:family="paragraph" style:parent-style-name="Heading_20_3">
      <style:text-properties officeooo:paragraph-rsid="00c21f2e"/>
    </style:style>
    <style:style style:name="P618" style:family="paragraph" style:parent-style-name="Heading_20_3">
      <style:text-properties officeooo:rsid="013dc365" officeooo:paragraph-rsid="013dc365"/>
    </style:style>
    <style:style style:name="P619" style:family="paragraph" style:parent-style-name="Heading_20_3">
      <style:text-properties officeooo:rsid="004ecb80" officeooo:paragraph-rsid="013ea3cc"/>
    </style:style>
    <style:style style:name="P620" style:family="paragraph" style:parent-style-name="Heading_20_3">
      <style:text-properties officeooo:rsid="00a104da" officeooo:paragraph-rsid="0141ca0f"/>
    </style:style>
    <style:style style:name="P621" style:family="paragraph" style:parent-style-name="Heading_20_3">
      <style:text-properties officeooo:rsid="01549688" officeooo:paragraph-rsid="01549688"/>
    </style:style>
    <style:style style:name="P622" style:family="paragraph" style:parent-style-name="Heading_20_3">
      <style:text-properties officeooo:rsid="01440595" officeooo:paragraph-rsid="0154a98b"/>
    </style:style>
    <style:style style:name="P623" style:family="paragraph" style:parent-style-name="Heading_20_3">
      <style:text-properties officeooo:rsid="01440595" officeooo:paragraph-rsid="0145b084"/>
    </style:style>
    <style:style style:name="P624" style:family="paragraph" style:parent-style-name="Heading_20_3">
      <style:text-properties officeooo:rsid="01440595" officeooo:paragraph-rsid="014ce3d7"/>
    </style:style>
    <style:style style:name="P625" style:family="paragraph" style:parent-style-name="Heading_20_3">
      <style:text-properties officeooo:rsid="01440595" officeooo:paragraph-rsid="0145efcf"/>
    </style:style>
    <style:style style:name="P626" style:family="paragraph" style:parent-style-name="Heading_20_3">
      <style:text-properties officeooo:rsid="01440595" officeooo:paragraph-rsid="01440595"/>
    </style:style>
    <style:style style:name="P627" style:family="paragraph" style:parent-style-name="Heading_20_3">
      <style:text-properties officeooo:rsid="0145efcf" officeooo:paragraph-rsid="0145efcf"/>
    </style:style>
    <style:style style:name="P628" style:family="paragraph" style:parent-style-name="Heading_20_3">
      <style:text-properties officeooo:rsid="0145efcf" officeooo:paragraph-rsid="014ce3d7"/>
    </style:style>
    <style:style style:name="P629" style:family="paragraph" style:parent-style-name="Heading_20_3">
      <style:text-properties officeooo:rsid="014fbf26" officeooo:paragraph-rsid="014fbf26"/>
    </style:style>
    <style:style style:name="P630" style:family="paragraph" style:parent-style-name="Heading_20_3">
      <style:text-properties officeooo:rsid="0142f5d4" officeooo:paragraph-rsid="01440595"/>
    </style:style>
    <style:style style:name="P631" style:family="paragraph" style:parent-style-name="Heading_20_1">
      <style:text-properties fo:font-weight="bold" style:font-weight-asian="bold" style:font-weight-complex="bold"/>
    </style:style>
    <style:style style:name="P632" style:family="paragraph" style:parent-style-name="Heading_20_1">
      <style:text-properties officeooo:rsid="001d08ff" officeooo:paragraph-rsid="016248de"/>
    </style:style>
    <style:style style:name="P633" style:family="paragraph" style:parent-style-name="Heading_20_1">
      <style:text-properties officeooo:rsid="003be555" officeooo:paragraph-rsid="016248de"/>
    </style:style>
    <style:style style:name="P634" style:family="paragraph" style:parent-style-name="Heading_20_1">
      <style:text-properties officeooo:rsid="013e6aa2" officeooo:paragraph-rsid="01440595"/>
    </style:style>
    <style:style style:name="P635" style:family="paragraph" style:parent-style-name="Heading_20_1">
      <style:text-properties officeooo:paragraph-rsid="0154a98b"/>
    </style:style>
    <style:style style:name="P636" style:family="paragraph" style:parent-style-name="Heading_20_1">
      <style:text-properties officeooo:paragraph-rsid="015e6ff6"/>
    </style:style>
    <style:style style:name="P637" style:family="paragraph" style:parent-style-name="Footnote">
      <style:text-properties officeooo:paragraph-rsid="0024be26"/>
    </style:style>
    <style:style style:name="P638" style:family="paragraph" style:parent-style-name="Footnote">
      <style:text-properties officeooo:rsid="00eb1e50" officeooo:paragraph-rsid="00eb1e50"/>
    </style:style>
    <style:style style:name="P639" style:family="paragraph" style:parent-style-name="Footnote">
      <style:text-properties officeooo:rsid="011e8437" officeooo:paragraph-rsid="011e8437"/>
    </style:style>
    <style:style style:name="P640" style:family="paragraph" style:parent-style-name="Footnote">
      <style:text-properties fo:font-variant="normal" fo:text-transform="none" style:text-position="0% 100%" fo:font-style="normal" style:text-underline-style="none" fo:font-weight="normal"/>
    </style:style>
    <style:style style:name="P641" style:family="paragraph" style:parent-style-name="Heading" style:master-page-name="Standard">
      <style:paragraph-properties style:page-number="auto"/>
      <style:text-properties fo:font-size="26pt" fo:font-weight="bold" officeooo:rsid="001a8215" style:font-size-asian="26pt" style:font-weight-asian="bold"/>
    </style:style>
    <style:style style:name="P642" style:family="paragraph" style:parent-style-name="Contents_20_3">
      <style:paragraph-properties>
        <style:tab-stops>
          <style:tab-stop style:position="16.2cm" style:type="right" style:leader-style="dotted" style:leader-text="."/>
        </style:tab-stops>
      </style:paragraph-properties>
    </style:style>
    <style:style style:name="P643" style:family="paragraph" style:parent-style-name="Contents_20_1">
      <style:paragraph-properties>
        <style:tab-stops>
          <style:tab-stop style:position="16.2cm" style:type="right" style:leader-style="dotted" style:leader-text="."/>
        </style:tab-stops>
      </style:paragraph-properties>
    </style:style>
    <style:style style:name="P644" style:family="paragraph" style:parent-style-name="Text_20_body" style:list-style-name="L11">
      <style:text-properties officeooo:rsid="001d08ff" officeooo:paragraph-rsid="016248de"/>
    </style:style>
    <style:style style:name="P645" style:family="paragraph" style:parent-style-name="Text_20_body" style:list-style-name="L11">
      <style:text-properties officeooo:rsid="0026a1ca" officeooo:paragraph-rsid="016248de"/>
    </style:style>
    <style:style style:name="P646" style:family="paragraph" style:parent-style-name="Text_20_body" style:list-style-name="L18">
      <style:text-properties officeooo:rsid="0026a1ca" officeooo:paragraph-rsid="016248de"/>
    </style:style>
    <style:style style:name="P647" style:family="paragraph" style:parent-style-name="Text_20_body" style:list-style-name="L16">
      <style:text-properties officeooo:rsid="00277d28" officeooo:paragraph-rsid="016248de"/>
    </style:style>
    <style:style style:name="P648" style:family="paragraph" style:parent-style-name="Text_20_body" style:list-style-name="L17">
      <style:text-properties officeooo:rsid="00277d28" officeooo:paragraph-rsid="016248de"/>
    </style:style>
    <style:style style:name="P649" style:family="paragraph" style:parent-style-name="Text_20_body" style:list-style-name="L11">
      <style:text-properties officeooo:rsid="002e54ee" officeooo:paragraph-rsid="016248de"/>
    </style:style>
    <style:style style:name="P650" style:family="paragraph" style:parent-style-name="Text_20_body" style:list-style-name="L11">
      <style:text-properties officeooo:rsid="0027a419" officeooo:paragraph-rsid="016248de"/>
    </style:style>
    <style:style style:name="P651" style:family="paragraph" style:parent-style-name="Text_20_body" style:list-style-name="L19">
      <style:text-properties officeooo:rsid="00482b74" officeooo:paragraph-rsid="016248de"/>
    </style:style>
    <style:style style:name="P652" style:family="paragraph" style:parent-style-name="Text_20_body" style:list-style-name="L11">
      <style:text-properties officeooo:rsid="0025b6fe" officeooo:paragraph-rsid="016248de"/>
    </style:style>
    <style:style style:name="P653" style:family="paragraph" style:parent-style-name="Text_20_body" style:list-style-name="L11">
      <style:text-properties officeooo:rsid="0027f405" officeooo:paragraph-rsid="016248de"/>
    </style:style>
    <style:style style:name="P654" style:family="paragraph" style:parent-style-name="Text_20_body" style:list-style-name="L11">
      <style:text-properties officeooo:rsid="002b47a8" officeooo:paragraph-rsid="016248de"/>
    </style:style>
    <style:style style:name="P655" style:family="paragraph" style:parent-style-name="Text_20_body" style:list-style-name="L11">
      <style:text-properties officeooo:rsid="002c84fc" officeooo:paragraph-rsid="016248de"/>
    </style:style>
    <style:style style:name="P656" style:family="paragraph" style:parent-style-name="Text_20_body">
      <style:text-properties officeooo:rsid="00fcb487" officeooo:paragraph-rsid="016248de"/>
    </style:style>
    <style:style style:name="P657" style:family="paragraph" style:parent-style-name="Text_20_body">
      <style:text-properties officeooo:rsid="00237a16" officeooo:paragraph-rsid="016248de"/>
    </style:style>
    <style:style style:name="P658" style:family="paragraph" style:parent-style-name="Text_20_body">
      <style:text-properties officeooo:rsid="00496e54" officeooo:paragraph-rsid="016248de"/>
    </style:style>
    <style:style style:name="P659" style:family="paragraph" style:parent-style-name="Text_20_body">
      <style:text-properties officeooo:rsid="0024be26" officeooo:paragraph-rsid="016248de"/>
    </style:style>
    <style:style style:name="P660" style:family="paragraph" style:parent-style-name="Text_20_body">
      <style:text-properties officeooo:rsid="00efb5a3" officeooo:paragraph-rsid="016248de"/>
    </style:style>
    <style:style style:name="P661" style:family="paragraph" style:parent-style-name="Text_20_body">
      <style:text-properties officeooo:rsid="00f0af26" officeooo:paragraph-rsid="016248de"/>
    </style:style>
    <style:style style:name="P662" style:family="paragraph" style:parent-style-name="Text_20_body">
      <style:text-properties officeooo:rsid="00f58762" officeooo:paragraph-rsid="016248de"/>
    </style:style>
    <style:style style:name="P663" style:family="paragraph" style:parent-style-name="Text_20_body">
      <style:text-properties officeooo:rsid="00f8477b" officeooo:paragraph-rsid="016248de"/>
    </style:style>
    <style:style style:name="P664" style:family="paragraph" style:parent-style-name="Text_20_body">
      <style:text-properties officeooo:rsid="00fafec5" officeooo:paragraph-rsid="016248de"/>
    </style:style>
    <style:style style:name="P665" style:family="paragraph" style:parent-style-name="Text_20_body">
      <style:text-properties officeooo:paragraph-rsid="016248de"/>
    </style:style>
    <style:style style:name="P666" style:family="paragraph" style:parent-style-name="Text_20_body">
      <style:paragraph-properties fo:line-height="100%"/>
      <style:text-properties officeooo:paragraph-rsid="01643b92"/>
    </style:style>
    <style:style style:name="P6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737e5" fo:background-color="transparent" loext:char-shading-value="0" style:font-weight-asian="normal" style:font-weight-complex="normal"/>
    </style:style>
    <style:style style:name="T3" style:family="text">
      <style:text-properties fo:language="en" fo:country="GB" fo:font-weight="normal" officeooo:rsid="0051b00e" fo:background-color="transparent" loext:char-shading-value="0" style:font-weight-asian="normal" style:font-weight-complex="normal"/>
    </style:style>
    <style:style style:name="T4" style:family="text">
      <style:text-properties fo:language="en" fo:country="GB" fo:background-color="transparent" loext:char-shading-value="0"/>
    </style:style>
    <style:style style:name="T5" style:family="text">
      <style:text-properties fo:language="en" fo:country="GB" officeooo:rsid="001737e5" fo:background-color="transparent" loext:char-shading-value="0"/>
    </style:style>
    <style:style style:name="T6" style:family="text">
      <style:text-properties fo:language="en" fo:country="GB" officeooo:rsid="001a8215" fo:background-color="transparent" loext:char-shading-value="0"/>
    </style:style>
    <style:style style:name="T7" style:family="text">
      <style:text-properties fo:language="en" fo:country="GB" officeooo:rsid="001c6e93" fo:background-color="transparent" loext:char-shading-value="0"/>
    </style:style>
    <style:style style:name="T8" style:family="text">
      <style:text-properties fo:language="en" fo:country="GB" officeooo:rsid="003508a6" fo:background-color="transparent" loext:char-shading-value="0"/>
    </style:style>
    <style:style style:name="T9" style:family="text">
      <style:text-properties fo:language="en" fo:country="GB" officeooo:rsid="00009a87" fo:background-color="transparent" loext:char-shading-value="0"/>
    </style:style>
    <style:style style:name="T10" style:family="text">
      <style:text-properties fo:language="en" fo:country="GB" officeooo:rsid="0037accf" fo:background-color="transparent" loext:char-shading-value="0"/>
    </style:style>
    <style:style style:name="T11" style:family="text">
      <style:text-properties fo:language="en" fo:country="GB" officeooo:rsid="00d04f97" fo:background-color="transparent" loext:char-shading-value="0"/>
    </style:style>
    <style:style style:name="T12" style:family="text">
      <style:text-properties fo:language="en" fo:country="GB" officeooo:rsid="00e88823" fo:background-color="transparent" loext:char-shading-value="0"/>
    </style:style>
    <style:style style:name="T13" style:family="text">
      <style:text-properties fo:language="en" fo:country="GB" officeooo:rsid="011a6e40" fo:background-color="transparent" loext:char-shading-value="0"/>
    </style:style>
    <style:style style:name="T14" style:family="text">
      <style:text-properties fo:language="en" fo:country="GB" fo:font-weight="bold" officeooo:rsid="001a8215" fo:background-color="transparent" loext:char-shading-value="0" style:font-weight-asian="bold" style:font-weight-complex="bold"/>
    </style:style>
    <style:style style:name="T15" style:family="text">
      <style:text-properties fo:language="en" fo:country="GB" fo:font-weight="bold" officeooo:rsid="001c6e93" fo:background-color="transparent" loext:char-shading-value="0" style:font-weight-asian="bold" style:font-weight-complex="bold"/>
    </style:style>
    <style:style style:name="T16" style:family="text">
      <style:text-properties officeooo:rsid="001d170b"/>
    </style:style>
    <style:style style:name="T17" style:family="text">
      <style:text-properties style:text-underline-style="none"/>
    </style:style>
    <style:style style:name="T18" style:family="text">
      <style:text-properties style:text-underline-style="none" officeooo:rsid="001ff503"/>
    </style:style>
    <style:style style:name="T19" style:family="text">
      <style:text-properties style:text-underline-style="none" officeooo:rsid="00215267"/>
    </style:style>
    <style:style style:name="T20" style:family="text">
      <style:text-properties style:text-underline-style="none" officeooo:rsid="00221fba"/>
    </style:style>
    <style:style style:name="T21" style:family="text">
      <style:text-properties style:text-underline-style="none" officeooo:rsid="00237a16"/>
    </style:style>
    <style:style style:name="T22" style:family="text">
      <style:text-properties style:text-underline-style="none" officeooo:rsid="002430ff"/>
    </style:style>
    <style:style style:name="T23" style:family="text">
      <style:text-properties style:text-underline-style="none" officeooo:rsid="0024be26"/>
    </style:style>
    <style:style style:name="T24" style:family="text">
      <style:text-properties style:text-underline-style="none" officeooo:rsid="0047e469"/>
    </style:style>
    <style:style style:name="T25" style:family="text">
      <style:text-properties style:text-underline-style="none" officeooo:rsid="00ea1db4"/>
    </style:style>
    <style:style style:name="T26" style:family="text">
      <style:text-properties style:text-underline-style="none" officeooo:rsid="00eb1e50"/>
    </style:style>
    <style:style style:name="T27" style:family="text">
      <style:text-properties style:text-underline-style="none" officeooo:rsid="00ec22ef"/>
    </style:style>
    <style:style style:name="T28" style:family="text">
      <style:text-properties style:text-underline-style="none" officeooo:rsid="00ed2a1b"/>
    </style:style>
    <style:style style:name="T29" style:family="text">
      <style:text-properties style:text-underline-style="none" officeooo:rsid="00ee969f"/>
    </style:style>
    <style:style style:name="T30" style:family="text">
      <style:text-properties style:text-underline-style="none" officeooo:rsid="01068959"/>
    </style:style>
    <style:style style:name="T31" style:family="text">
      <style:text-properties style:text-underline-style="none" officeooo:rsid="00ff45cb" fo:background-color="transparent" loext:char-shading-value="0"/>
    </style:style>
    <style:style style:name="T32" style:family="text">
      <style:text-properties style:text-underline-style="none" officeooo:rsid="001ff503" fo:background-color="transparent" loext:char-shading-value="0"/>
    </style:style>
    <style:style style:name="T33" style:family="text">
      <style:text-properties style:text-underline-style="none" officeooo:rsid="00237a16" fo:background-color="transparent" loext:char-shading-value="0"/>
    </style:style>
    <style:style style:name="T34" style:family="text">
      <style:text-properties style:text-underline-style="none" officeooo:rsid="0107baf3"/>
    </style:style>
    <style:style style:name="T35" style:family="text">
      <style:text-properties style:text-underline-style="none" officeooo:rsid="010911dd"/>
    </style:style>
    <style:style style:name="T36" style:family="text">
      <style:text-properties style:text-underline-style="none" officeooo:rsid="0105b0ce"/>
    </style:style>
    <style:style style:name="T37" style:family="text">
      <style:text-properties style:text-underline-style="none" officeooo:rsid="010b094d"/>
    </style:style>
    <style:style style:name="T38" style:family="text">
      <style:text-properties style:text-underline-style="none" officeooo:rsid="01051eef"/>
    </style:style>
    <style:style style:name="T39" style:family="text">
      <style:text-properties style:text-underline-style="none" officeooo:rsid="010d0067"/>
    </style:style>
    <style:style style:name="T40" style:family="text">
      <style:text-properties style:text-underline-style="none" officeooo:rsid="010d1ff5"/>
    </style:style>
    <style:style style:name="T41" style:family="text">
      <style:text-properties style:text-underline-style="none" officeooo:rsid="010e6705"/>
    </style:style>
    <style:style style:name="T42" style:family="text">
      <style:text-properties style:text-underline-style="none" officeooo:rsid="010f9abd"/>
    </style:style>
    <style:style style:name="T43" style:family="text">
      <style:text-properties style:text-underline-style="none" officeooo:rsid="01109915"/>
    </style:style>
    <style:style style:name="T44" style:family="text">
      <style:text-properties style:text-underline-style="none" officeooo:rsid="01121cc5"/>
    </style:style>
    <style:style style:name="T45" style:family="text">
      <style:text-properties style:text-underline-style="none" officeooo:rsid="0113595f"/>
    </style:style>
    <style:style style:name="T46" style:family="text">
      <style:text-properties officeooo:rsid="00009a87"/>
    </style:style>
    <style:style style:name="T47" style:family="text">
      <style:text-properties officeooo:rsid="00277d28"/>
    </style:style>
    <style:style style:name="T48" style:family="text">
      <style:text-properties officeooo:rsid="0027a419"/>
    </style:style>
    <style:style style:name="T49" style:family="text">
      <style:text-properties officeooo:rsid="0029473b"/>
    </style:style>
    <style:style style:name="T50" style:family="text">
      <style:text-properties officeooo:rsid="002bf9c6"/>
    </style:style>
    <style:style style:name="T51" style:family="text">
      <style:text-properties officeooo:rsid="0030e5fa"/>
    </style:style>
    <style:style style:name="T52" style:family="text">
      <style:text-properties officeooo:rsid="0032b481"/>
    </style:style>
    <style:style style:name="T53" style:family="text">
      <style:text-properties fo:color="#000000"/>
    </style:style>
    <style:style style:name="T54" style:family="text">
      <style:text-properties fo:color="#000000" fo:font-weight="bold" style:font-weight-asian="bold" style:font-weight-complex="bold"/>
    </style:style>
    <style:style style:name="T55" style:family="text">
      <style:text-properties fo:color="#000000" fo:font-weight="bold" officeooo:rsid="00a104da" style:font-weight-asian="bold" style:font-weight-complex="bold"/>
    </style:style>
    <style:style style:name="T56" style:family="text">
      <style:text-properties fo:color="#000000" fo:font-style="italic" style:font-style-asian="italic" style:font-style-complex="italic"/>
    </style:style>
    <style:style style:name="T57" style:family="text">
      <style:text-properties fo:color="#000000" fo:font-style="normal" style:font-style-asian="normal" style:font-style-complex="normal"/>
    </style:style>
    <style:style style:name="T58" style:family="text">
      <style:text-properties fo:color="#000000" style:font-name="WeblySleek UI Semilight" fo:font-size="11pt" style:font-size-asian="10.5pt"/>
    </style:style>
    <style:style style:name="T59" style:family="text">
      <style:text-properties fo:color="#000000" style:font-name="WeblySleek UI Semilight" fo:font-size="11pt" officeooo:rsid="00421c9c" style:font-size-asian="10.5pt"/>
    </style:style>
    <style:style style:name="T60" style:family="text">
      <style:text-properties fo:color="#000000" style:font-name="WeblySleek UI Semilight" fo:font-size="11pt" officeooo:rsid="00a104da" style:font-size-asian="10.5pt"/>
    </style:style>
    <style:style style:name="T61" style:family="text">
      <style:text-properties fo:color="#000000" style:font-name="WeblySleek UI Semilight" fo:font-size="11pt" officeooo:rsid="00a37528" style:font-size-asian="10.5pt"/>
    </style:style>
    <style:style style:name="T62" style:family="text">
      <style:text-properties fo:color="#000000" style:font-name="WeblySleek UI Semilight" fo:font-size="11pt" officeooo:rsid="01032926" style:font-size-asian="10.5pt"/>
    </style:style>
    <style:style style:name="T63" style:family="text">
      <style:text-properties fo:color="#000000" style:font-name="WeblySleek UI Semilight" fo:font-size="11pt" officeooo:rsid="0040d149" style:font-size-asian="10.5pt"/>
    </style:style>
    <style:style style:name="T64" style:family="text">
      <style:text-properties fo:color="#000000" style:font-name="WeblySleek UI Semilight" fo:font-size="11pt" fo:font-weight="normal" style:font-size-asian="10.5pt" style:font-weight-asian="normal" style:font-weight-complex="normal"/>
    </style:style>
    <style:style style:name="T65" style:family="text">
      <style:text-properties fo:color="#000000" style:font-name="WeblySleek UI Semilight" fo:font-size="11pt" fo:font-weight="normal" officeooo:rsid="004f92d6" style:font-size-asian="10.5pt" style:font-weight-asian="normal" style:font-weight-complex="normal"/>
    </style:style>
    <style:style style:name="T66" style:family="text">
      <style:text-properties fo:color="#000000" officeooo:rsid="003be555"/>
    </style:style>
    <style:style style:name="T67" style:family="text">
      <style:text-properties fo:color="#000000" fo:font-weight="normal" style:font-weight-asian="normal" style:font-weight-complex="normal"/>
    </style:style>
    <style:style style:name="T68" style:family="text">
      <style:text-properties fo:color="#000000" officeooo:rsid="003f1a70"/>
    </style:style>
    <style:style style:name="T69" style:family="text">
      <style:text-properties fo:color="#000000" officeooo:rsid="00418c9c"/>
    </style:style>
    <style:style style:name="T70" style:family="text">
      <style:text-properties fo:color="#000000" officeooo:rsid="00421c9c"/>
    </style:style>
    <style:style style:name="T71" style:family="text">
      <style:text-properties fo:color="#000000" officeooo:rsid="0043b845"/>
    </style:style>
    <style:style style:name="T72" style:family="text">
      <style:text-properties fo:color="#000000" officeooo:rsid="00b64eb4"/>
    </style:style>
    <style:style style:name="T73" style:family="text">
      <style:text-properties fo:color="#000000" officeooo:rsid="00b85dbb"/>
    </style:style>
    <style:style style:name="T74" style:family="text">
      <style:text-properties fo:color="#000000" officeooo:rsid="012cd7b4"/>
    </style:style>
    <style:style style:name="T75" style:family="text">
      <style:text-properties fo:color="#000000" style:text-underline-style="none"/>
    </style:style>
    <style:style style:name="T76" style:family="text">
      <style:text-properties fo:color="#000000" officeooo:rsid="0145b084"/>
    </style:style>
    <style:style style:name="T77" style:family="text">
      <style:text-properties officeooo:rsid="003622b0"/>
    </style:style>
    <style:style style:name="T78" style:family="text">
      <style:text-properties fo:font-variant="normal" fo:text-transform="none" style:text-position="0% 100%" style:text-underline-style="none" fo:font-weight="normal" style:font-style-asian="normal"/>
    </style:style>
    <style:style style:name="T79" style:family="text">
      <style:text-properties fo:font-variant="normal" fo:text-transform="none" style:text-position="0% 100%" fo:font-style="italic" style:text-underline-style="none" fo:font-weight="normal" style:font-style-asian="italic"/>
    </style:style>
    <style:style style:name="T80" style:family="text">
      <style:text-properties fo:font-variant="normal" fo:text-transform="none" style:text-position="0% 100%" fo:font-style="normal" style:text-underline-style="none" fo:font-weight="normal" style:font-style-asian="normal"/>
    </style:style>
    <style:style style:name="T81" style:family="text">
      <style:text-properties fo:font-weight="bold" style:font-weight-asian="bold" style:font-weight-complex="bold"/>
    </style:style>
    <style:style style:name="T82" style:family="text">
      <style:text-properties fo:font-weight="bold" officeooo:rsid="00552579" style:font-weight-asian="bold" style:font-weight-complex="bold"/>
    </style:style>
    <style:style style:name="T83" style:family="text">
      <style:text-properties fo:font-weight="bold" officeooo:rsid="0061b4e4" style:font-weight-asian="bold" style:font-weight-complex="bold"/>
    </style:style>
    <style:style style:name="T84" style:family="text">
      <style:text-properties fo:font-weight="bold" officeooo:rsid="006a5a27" style:font-weight-asian="bold" style:font-weight-complex="bold"/>
    </style:style>
    <style:style style:name="T85" style:family="text">
      <style:text-properties fo:font-weight="bold" officeooo:rsid="007971ca" style:font-weight-asian="bold" style:font-weight-complex="bold"/>
    </style:style>
    <style:style style:name="T86" style:family="text">
      <style:text-properties fo:font-weight="bold" officeooo:rsid="00804d4a" style:font-weight-asian="bold" style:font-weight-complex="bold"/>
    </style:style>
    <style:style style:name="T87" style:family="text">
      <style:text-properties fo:font-weight="bold" officeooo:rsid="0081eb5f" style:font-weight-asian="bold" style:font-weight-complex="bold"/>
    </style:style>
    <style:style style:name="T88" style:family="text">
      <style:text-properties fo:font-weight="bold" officeooo:rsid="008e80ef" style:font-weight-asian="bold" style:font-weight-complex="bold"/>
    </style:style>
    <style:style style:name="T89" style:family="text">
      <style:text-properties fo:font-weight="bold" officeooo:rsid="008da1a5" style:font-weight-asian="bold" style:font-weight-complex="bold"/>
    </style:style>
    <style:style style:name="T90" style:family="text">
      <style:text-properties fo:font-weight="bold" officeooo:rsid="0099c8c9" style:font-weight-asian="bold" style:font-weight-complex="bold"/>
    </style:style>
    <style:style style:name="T91" style:family="text">
      <style:text-properties fo:font-weight="bold" officeooo:rsid="00a37528" style:font-weight-asian="bold" style:font-weight-complex="bold"/>
    </style:style>
    <style:style style:name="T92" style:family="text">
      <style:text-properties fo:font-weight="bold" officeooo:rsid="00a00058" style:font-weight-asian="bold" style:font-weight-complex="bold"/>
    </style:style>
    <style:style style:name="T93" style:family="text">
      <style:text-properties fo:font-weight="bold" officeooo:rsid="00ddc81c" style:font-weight-asian="bold" style:font-weight-complex="bold"/>
    </style:style>
    <style:style style:name="T94" style:family="text">
      <style:text-properties fo:font-weight="bold" officeooo:rsid="00deead8" style:font-weight-asian="bold" style:font-weight-complex="bold"/>
    </style:style>
    <style:style style:name="T95" style:family="text">
      <style:text-properties fo:font-weight="bold" officeooo:rsid="010c8f39" style:font-weight-asian="bold" style:font-weight-complex="bold"/>
    </style:style>
    <style:style style:name="T96" style:family="text">
      <style:text-properties fo:font-weight="bold" officeooo:rsid="010e80de" style:font-weight-asian="bold" style:font-weight-complex="bold"/>
    </style:style>
    <style:style style:name="T97" style:family="text">
      <style:text-properties fo:font-weight="bold" officeooo:rsid="013ea3cc" style:font-weight-asian="bold" style:font-weight-complex="bold"/>
    </style:style>
    <style:style style:name="T98" style:family="text">
      <style:text-properties fo:font-weight="bold" officeooo:rsid="01520f2a" style:font-weight-asian="bold" style:font-weight-complex="bold"/>
    </style:style>
    <style:style style:name="T99" style:family="text">
      <style:text-properties fo:font-weight="bold" officeooo:rsid="00f13f11" style:font-weight-asian="bold" style:font-weight-complex="bold"/>
    </style:style>
    <style:style style:name="T100" style:family="text">
      <style:text-properties officeooo:rsid="003c5ee3"/>
    </style:style>
    <style:style style:name="T101" style:family="text">
      <style:text-properties officeooo:rsid="0047e469"/>
    </style:style>
    <style:style style:name="T102" style:family="text">
      <style:text-properties officeooo:rsid="00496e54"/>
    </style:style>
    <style:style style:name="T103" style:family="text">
      <style:text-properties officeooo:rsid="004b9da6"/>
    </style:style>
    <style:style style:name="T104" style:family="text">
      <style:text-properties fo:font-weight="normal" style:font-weight-asian="normal" style:font-weight-complex="normal"/>
    </style:style>
    <style:style style:name="T105" style:family="text">
      <style:text-properties fo:font-weight="normal" officeooo:rsid="005a4942" style:font-weight-asian="normal" style:font-weight-complex="normal"/>
    </style:style>
    <style:style style:name="T106" style:family="text">
      <style:text-properties fo:font-weight="normal" officeooo:rsid="00ddc81c" style:font-weight-asian="normal" style:font-weight-complex="normal"/>
    </style:style>
    <style:style style:name="T107" style:family="text">
      <style:text-properties fo:font-weight="normal" officeooo:rsid="0107823b" style:font-weight-asian="normal" style:font-weight-complex="normal"/>
    </style:style>
    <style:style style:name="T108" style:family="text">
      <style:text-properties fo:font-weight="normal" officeooo:rsid="010aafaa" style:font-weight-asian="normal" style:font-weight-complex="normal"/>
    </style:style>
    <style:style style:name="T109" style:family="text">
      <style:text-properties fo:font-weight="normal" officeooo:rsid="010c8f39" style:font-weight-asian="normal" style:font-weight-complex="normal"/>
    </style:style>
    <style:style style:name="T110" style:family="text">
      <style:text-properties fo:font-weight="normal" officeooo:rsid="0081eb5f" style:font-weight-asian="normal" style:font-weight-complex="normal"/>
    </style:style>
    <style:style style:name="T111" style:family="text">
      <style:text-properties fo:font-weight="normal" officeooo:rsid="010caa85" style:font-weight-asian="normal" style:font-weight-complex="normal"/>
    </style:style>
    <style:style style:name="T112" style:family="text">
      <style:text-properties fo:font-weight="normal" officeooo:rsid="006229a3" style:font-weight-asian="normal" style:font-weight-complex="normal"/>
    </style:style>
    <style:style style:name="T113" style:family="text">
      <style:text-properties fo:font-weight="normal" officeooo:rsid="010e80de" style:font-weight-asian="normal" style:font-weight-complex="normal"/>
    </style:style>
    <style:style style:name="T114" style:family="text">
      <style:text-properties fo:font-weight="normal" officeooo:rsid="010f1159" style:font-weight-asian="normal" style:font-weight-complex="normal"/>
    </style:style>
    <style:style style:name="T115" style:family="text">
      <style:text-properties fo:font-weight="normal" officeooo:rsid="010f4f97" style:font-weight-asian="normal" style:font-weight-complex="normal"/>
    </style:style>
    <style:style style:name="T116" style:family="text">
      <style:text-properties fo:font-weight="normal" officeooo:rsid="0110b335" style:font-weight-asian="normal" style:font-weight-complex="normal"/>
    </style:style>
    <style:style style:name="T117" style:family="text">
      <style:text-properties fo:font-weight="normal" officeooo:rsid="0114c621" style:font-weight-asian="normal" style:font-weight-complex="normal"/>
    </style:style>
    <style:style style:name="T118" style:family="text">
      <style:text-properties fo:font-weight="normal" officeooo:rsid="01153516" style:font-weight-asian="normal" style:font-weight-complex="normal"/>
    </style:style>
    <style:style style:name="T119" style:family="text">
      <style:text-properties fo:font-weight="normal" officeooo:rsid="011b6ec1" style:font-weight-asian="normal" style:font-weight-complex="normal"/>
    </style:style>
    <style:style style:name="T120" style:family="text">
      <style:text-properties fo:font-weight="normal" officeooo:rsid="011c929d" style:font-weight-asian="normal" style:font-weight-complex="normal"/>
    </style:style>
    <style:style style:name="T121" style:family="text">
      <style:text-properties fo:font-weight="normal" officeooo:rsid="011e2c90" style:font-weight-asian="normal" style:font-weight-complex="normal"/>
    </style:style>
    <style:style style:name="T122" style:family="text">
      <style:text-properties fo:font-weight="normal" officeooo:rsid="011f7bec" style:font-weight-asian="normal" style:font-weight-complex="normal"/>
    </style:style>
    <style:style style:name="T123" style:family="text">
      <style:text-properties fo:font-weight="normal" officeooo:rsid="012137b0" style:font-weight-asian="normal" style:font-weight-complex="normal"/>
    </style:style>
    <style:style style:name="T124" style:family="text">
      <style:text-properties fo:font-weight="normal" officeooo:rsid="012323d3" style:font-weight-asian="normal" style:font-weight-complex="normal"/>
    </style:style>
    <style:style style:name="T125" style:family="text">
      <style:text-properties fo:font-weight="normal" officeooo:rsid="012aef64" style:font-weight-asian="normal" style:font-weight-complex="normal"/>
    </style:style>
    <style:style style:name="T126" style:family="text">
      <style:text-properties fo:font-weight="normal" officeooo:rsid="001d170b" style:font-weight-asian="normal" style:font-weight-complex="normal"/>
    </style:style>
    <style:style style:name="T127" style:family="text">
      <style:text-properties fo:font-weight="normal" officeooo:rsid="001a8215" fo:background-color="transparent" loext:char-shading-value="0" style:font-weight-asian="normal" style:font-weight-complex="normal"/>
    </style:style>
    <style:style style:name="T128" style:family="text">
      <style:text-properties fo:font-weight="normal" officeooo:rsid="001737e5" fo:background-color="transparent" loext:char-shading-value="0" style:font-weight-asian="normal" style:font-weight-complex="normal"/>
    </style:style>
    <style:style style:name="T129" style:family="text">
      <style:text-properties fo:font-weight="normal" officeooo:rsid="001d170b" fo:background-color="transparent" loext:char-shading-value="0" style:font-weight-asian="normal" style:font-weight-complex="normal"/>
    </style:style>
    <style:style style:name="T130" style:family="text">
      <style:text-properties fo:font-style="normal" style:font-style-asian="normal" style:font-style-complex="normal"/>
    </style:style>
    <style:style style:name="T131" style:family="text">
      <style:text-properties fo:font-style="normal" officeooo:rsid="005aebfa" style:font-style-asian="normal" style:font-style-complex="normal"/>
    </style:style>
    <style:style style:name="T132" style:family="text">
      <style:text-properties fo:font-style="normal" officeooo:rsid="006229a3" style:font-style-asian="normal" style:font-style-complex="normal"/>
    </style:style>
    <style:style style:name="T133" style:family="text">
      <style:text-properties fo:font-style="normal" officeooo:rsid="00655876" style:font-style-asian="normal" style:font-style-complex="normal"/>
    </style:style>
    <style:style style:name="T134" style:family="text">
      <style:text-properties fo:font-style="normal" officeooo:rsid="006a5a27" style:font-style-asian="normal" style:font-style-complex="normal"/>
    </style:style>
    <style:style style:name="T135" style:family="text">
      <style:text-properties fo:font-style="normal" officeooo:rsid="0070ba0d" style:font-style-asian="normal" style:font-style-complex="normal"/>
    </style:style>
    <style:style style:name="T136" style:family="text">
      <style:text-properties fo:font-style="normal" officeooo:rsid="00765b17" style:font-style-asian="normal" style:font-style-complex="normal"/>
    </style:style>
    <style:style style:name="T137" style:family="text">
      <style:text-properties fo:font-style="normal" officeooo:rsid="007b122f" style:font-style-asian="normal" style:font-style-complex="normal"/>
    </style:style>
    <style:style style:name="T138" style:family="text">
      <style:text-properties fo:font-style="normal" officeooo:rsid="0081eb5f" style:font-style-asian="normal" style:font-style-complex="normal"/>
    </style:style>
    <style:style style:name="T139" style:family="text">
      <style:text-properties fo:font-style="normal" officeooo:rsid="008e80ef" style:font-style-asian="normal" style:font-style-complex="normal"/>
    </style:style>
    <style:style style:name="T140" style:family="text">
      <style:text-properties fo:font-style="normal" officeooo:rsid="00a37528" style:font-style-asian="normal" style:font-style-complex="normal"/>
    </style:style>
    <style:style style:name="T141" style:family="text">
      <style:text-properties fo:font-style="normal" officeooo:rsid="00a46726" style:font-style-asian="normal" style:font-style-complex="normal"/>
    </style:style>
    <style:style style:name="T142" style:family="text">
      <style:text-properties fo:font-style="normal" officeooo:rsid="00c0deb5" style:font-style-asian="normal" style:font-style-complex="normal"/>
    </style:style>
    <style:style style:name="T143" style:family="text">
      <style:text-properties fo:font-style="normal" officeooo:rsid="00c21f2e" style:font-style-asian="normal" style:font-style-complex="normal"/>
    </style:style>
    <style:style style:name="T144" style:family="text">
      <style:text-properties fo:font-style="normal" officeooo:rsid="00cd0937" style:font-style-asian="normal" style:font-style-complex="normal"/>
    </style:style>
    <style:style style:name="T145" style:family="text">
      <style:text-properties fo:font-style="normal" officeooo:rsid="00ce29b2" style:font-style-asian="normal" style:font-style-complex="normal"/>
    </style:style>
    <style:style style:name="T146" style:family="text">
      <style:text-properties fo:font-style="normal" officeooo:rsid="00ce565f" style:font-style-asian="normal" style:font-style-complex="normal"/>
    </style:style>
    <style:style style:name="T147" style:family="text">
      <style:text-properties fo:font-style="normal" officeooo:rsid="00ce6096" style:font-style-asian="normal" style:font-style-complex="normal"/>
    </style:style>
    <style:style style:name="T148" style:family="text">
      <style:text-properties fo:font-style="normal" officeooo:rsid="01032926" style:font-style-asian="normal" style:font-style-complex="normal"/>
    </style:style>
    <style:style style:name="T149" style:family="text">
      <style:text-properties fo:font-style="normal" officeooo:rsid="010b17e8" style:font-style-asian="normal" style:font-style-complex="normal"/>
    </style:style>
    <style:style style:name="T150" style:family="text">
      <style:text-properties fo:font-style="normal" officeooo:rsid="011a3031" style:font-style-asian="normal" style:font-style-complex="normal"/>
    </style:style>
    <style:style style:name="T151" style:family="text">
      <style:text-properties fo:font-style="normal" officeooo:rsid="01294e12" style:font-style-asian="normal" style:font-style-complex="normal"/>
    </style:style>
    <style:style style:name="T152" style:family="text">
      <style:text-properties fo:font-style="normal" officeooo:rsid="01520f2a" style:font-style-asian="normal" style:font-style-complex="normal"/>
    </style:style>
    <style:style style:name="T153" style:family="text">
      <style:text-properties fo:font-style="normal" fo:font-weight="bold" officeooo:rsid="00a37528" style:font-style-asian="normal" style:font-weight-asian="bold" style:font-style-complex="normal" style:font-weight-complex="bold"/>
    </style:style>
    <style:style style:name="T154" style:family="text">
      <style:text-properties fo:font-style="normal" fo:font-weight="bold" officeooo:rsid="00a46726" style:font-style-asian="normal" style:font-weight-asian="bold" style:font-style-complex="normal" style:font-weight-complex="bold"/>
    </style:style>
    <style:style style:name="T155" style:family="text">
      <style:text-properties fo:font-style="normal" fo:font-weight="bold" officeooo:rsid="011a3031" style:font-style-asian="normal" style:font-weight-asian="bold" style:font-style-complex="normal" style:font-weight-complex="bold"/>
    </style:style>
    <style:style style:name="T156" style:family="text">
      <style:text-properties fo:font-style="normal" style:text-underline-style="solid" style:text-underline-width="auto" style:text-underline-color="font-color" style:font-style-asian="normal" style:font-style-complex="normal"/>
    </style:style>
    <style:style style:name="T157" style:family="text">
      <style:text-properties officeooo:rsid="004ecb80"/>
    </style:style>
    <style:style style:name="T158" style:family="text">
      <style:text-properties fo:font-style="italic" style:font-style-asian="italic" style:font-style-complex="italic"/>
    </style:style>
    <style:style style:name="T159" style:family="text">
      <style:text-properties fo:font-style="italic" officeooo:rsid="004ecb80" style:font-style-asian="italic" style:font-style-complex="italic"/>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officeooo:rsid="0040d149"/>
    </style:style>
    <style:style style:name="T162" style:family="text">
      <style:text-properties officeooo:rsid="004f92d6"/>
    </style:style>
    <style:style style:name="T163" style:family="text">
      <style:text-properties fo:language="de" fo:country="DE"/>
    </style:style>
    <style:style style:name="T164" style:family="text">
      <style:text-properties officeooo:rsid="0051495a"/>
    </style:style>
    <style:style style:name="T165" style:family="text">
      <style:text-properties officeooo:rsid="0051b00e"/>
    </style:style>
    <style:style style:name="T166" style:family="text">
      <style:text-properties officeooo:rsid="0053777c"/>
    </style:style>
    <style:style style:name="T167" style:family="text">
      <style:text-properties officeooo:rsid="00552579"/>
    </style:style>
    <style:style style:name="T168" style:family="text">
      <style:text-properties officeooo:rsid="005938a4"/>
    </style:style>
    <style:style style:name="T169" style:family="text">
      <style:text-properties officeooo:rsid="005aebfa"/>
    </style:style>
    <style:style style:name="T170" style:family="text">
      <style:text-properties officeooo:rsid="005dfae2"/>
    </style:style>
    <style:style style:name="T171" style:family="text">
      <style:text-properties style:font-name="WeblySleek UI Semilight" fo:font-size="11pt" fo:font-style="normal" style:text-underline-style="none" officeooo:rsid="005fd755" style:font-size-asian="10.5pt" style:font-style-asian="normal" style:font-style-complex="normal"/>
    </style:style>
    <style:style style:name="T172" style:family="text">
      <style:text-properties style:font-name="WeblySleek UI Semilight" fo:font-size="11pt" fo:font-style="normal" style:text-underline-style="none" officeooo:rsid="015b31d7" style:font-size-asian="10.5pt" style:font-style-asian="normal" style:font-style-complex="normal"/>
    </style:style>
    <style:style style:name="T173" style:family="text">
      <style:text-properties style:font-name="WeblySleek UI Semilight" fo:font-size="11pt" fo:font-style="normal" fo:font-weight="normal" officeooo:rsid="01294e12" style:font-size-asian="10.5pt" style:font-style-asian="normal" style:font-weight-asian="normal" style:font-style-complex="normal" style:font-weight-complex="normal"/>
    </style:style>
    <style:style style:name="T174" style:family="text">
      <style:text-properties style:font-name="WeblySleek UI Semilight" fo:font-size="11pt" fo:font-style="normal" style:text-underline-style="solid" style:text-underline-width="auto" style:text-underline-color="font-color" officeooo:rsid="015b31d7" style:font-size-asian="10.5pt" style:font-style-asian="normal" style:font-style-complex="normal"/>
    </style:style>
    <style:style style:name="T175" style:family="text">
      <style:text-properties style:font-name="WeblySleek UI Semilight" fo:font-size="11pt" fo:font-weight="normal" style:font-size-asian="10.5pt" style:font-weight-asian="normal" style:font-weight-complex="normal"/>
    </style:style>
    <style:style style:name="T176" style:family="text">
      <style:text-properties style:font-name="WeblySleek UI Semilight" fo:font-size="11pt" fo:font-weight="normal" officeooo:rsid="004f92d6" style:font-size-asian="10.5pt" style:font-weight-asian="normal" style:font-weight-complex="normal"/>
    </style:style>
    <style:style style:name="T177" style:family="text">
      <style:text-properties style:font-name="WeblySleek UI Semilight" fo:font-size="11pt" style:text-underline-style="none" fo:font-weight="normal" officeooo:rsid="01109915" style:font-size-asian="10.5pt"/>
    </style:style>
    <style:style style:name="T178" style:family="text">
      <style:text-properties officeooo:rsid="005fd755"/>
    </style:style>
    <style:style style:name="T179" style:family="text">
      <style:text-properties officeooo:rsid="00612592"/>
    </style:style>
    <style:style style:name="T180" style:family="text">
      <style:text-properties officeooo:rsid="00655876"/>
    </style:style>
    <style:style style:name="T181" style:family="text">
      <style:text-properties fo:background-color="transparent" loext:char-shading-value="0"/>
    </style:style>
    <style:style style:name="T182" style:family="text">
      <style:text-properties officeooo:rsid="0142f5d4" fo:background-color="transparent" loext:char-shading-value="0"/>
    </style:style>
    <style:style style:name="T183" style:family="text">
      <style:text-properties officeooo:rsid="001d170b" fo:background-color="transparent" loext:char-shading-value="0"/>
    </style:style>
    <style:style style:name="T184" style:family="text">
      <style:text-properties officeooo:rsid="01182e70" fo:background-color="transparent" loext:char-shading-value="0"/>
    </style:style>
    <style:style style:name="T185" style:family="text">
      <style:text-properties style:font-name="WeblySleek UI Semilight2" fo:background-color="transparent" loext:char-shading-value="0"/>
    </style:style>
    <style:style style:name="T186" style:family="text">
      <style:text-properties style:font-name="WeblySleek UI Semilight2" officeooo:rsid="006f543a" fo:background-color="transparent" loext:char-shading-value="0"/>
    </style:style>
    <style:style style:name="T187" style:family="text">
      <style:text-properties style:font-name="WeblySleek UI Semilight2" officeooo:rsid="013ea3cc" fo:background-color="transparent" loext:char-shading-value="0"/>
    </style:style>
    <style:style style:name="T188" style:family="text">
      <style:text-properties officeooo:rsid="006f1230"/>
    </style:style>
    <style:style style:name="T189" style:family="text">
      <style:text-properties officeooo:rsid="0070ba0d"/>
    </style:style>
    <style:style style:name="T190" style:family="text">
      <style:text-properties officeooo:rsid="007141be"/>
    </style:style>
    <style:style style:name="T191" style:family="text">
      <style:text-properties officeooo:rsid="00724d85"/>
    </style:style>
    <style:style style:name="T192" style:family="text">
      <style:text-properties style:use-window-font-color="true"/>
    </style:style>
    <style:style style:name="T193" style:family="text">
      <style:text-properties style:use-window-font-color="true" officeooo:rsid="0081eb5f"/>
    </style:style>
    <style:style style:name="T194" style:family="text">
      <style:text-properties style:use-window-font-color="true" officeooo:rsid="0085028c"/>
    </style:style>
    <style:style style:name="T195" style:family="text">
      <style:text-properties style:use-window-font-color="true" fo:font-weight="normal" officeooo:rsid="0081eb5f" style:font-weight-asian="normal" style:font-weight-complex="normal"/>
    </style:style>
    <style:style style:name="T196" style:family="text">
      <style:text-properties style:use-window-font-color="true" fo:font-weight="normal" officeooo:rsid="0145efcf" style:font-weight-asian="normal" style:font-weight-complex="normal"/>
    </style:style>
    <style:style style:name="T197" style:family="text">
      <style:text-properties style:use-window-font-color="true" fo:font-weight="normal" officeooo:rsid="0141ca0f" style:font-weight-asian="normal" style:font-weight-complex="normal"/>
    </style:style>
    <style:style style:name="T198" style:family="text">
      <style:text-properties style:use-window-font-color="true" style:text-underline-style="solid" style:text-underline-width="auto" style:text-underline-color="font-color"/>
    </style:style>
    <style:style style:name="T199" style:family="text">
      <style:text-properties style:use-window-font-color="true" style:text-underline-style="solid" style:text-underline-width="auto" style:text-underline-color="font-color" fo:font-weight="normal" officeooo:rsid="0141ca0f" style:font-weight-asian="normal" style:font-weight-complex="normal"/>
    </style:style>
    <style:style style:name="T200" style:family="text">
      <style:text-properties style:use-window-font-color="true" style:text-underline-style="none" fo:font-weight="normal" officeooo:rsid="0141ca0f" style:font-weight-asian="normal" style:font-weight-complex="normal"/>
    </style:style>
    <style:style style:name="T201" style:family="text">
      <style:text-properties style:use-window-font-color="true" officeooo:rsid="0154fc26"/>
    </style:style>
    <style:style style:name="T202" style:family="text">
      <style:text-properties style:use-window-font-color="true" officeooo:rsid="0156a67f"/>
    </style:style>
    <style:style style:name="T203" style:family="text">
      <style:text-properties style:use-window-font-color="true" fo:font-style="italic" style:font-style-asian="italic" style:font-style-complex="italic"/>
    </style:style>
    <style:style style:name="T204" style:family="text">
      <style:text-properties style:use-window-font-color="true" fo:font-style="normal" style:font-style-asian="normal" style:font-style-complex="normal"/>
    </style:style>
    <style:style style:name="T205" style:family="text">
      <style:text-properties style:use-window-font-color="true" fo:font-style="normal" style:text-underline-style="solid" style:text-underline-width="auto" style:text-underline-color="font-color" style:font-style-asian="normal" style:font-style-complex="normal"/>
    </style:style>
    <style:style style:name="T206" style:family="text">
      <style:text-properties officeooo:rsid="007830dd"/>
    </style:style>
    <style:style style:name="T207" style:family="text">
      <style:text-properties officeooo:rsid="0078fe1e"/>
    </style:style>
    <style:style style:name="T208" style:family="text">
      <style:text-properties officeooo:rsid="00794cc1"/>
    </style:style>
    <style:style style:name="T209" style:family="text">
      <style:text-properties officeooo:rsid="007971ca"/>
    </style:style>
    <style:style style:name="T210" style:family="text">
      <style:text-properties officeooo:rsid="007b122f"/>
    </style:style>
    <style:style style:name="T211" style:family="text">
      <style:text-properties officeooo:rsid="007cf573"/>
    </style:style>
    <style:style style:name="T212" style:family="text">
      <style:text-properties officeooo:rsid="007e75ce"/>
    </style:style>
    <style:style style:name="T213" style:family="text">
      <style:text-properties officeooo:rsid="007f8499"/>
    </style:style>
    <style:style style:name="T214" style:family="text">
      <style:text-properties officeooo:rsid="00804d4a"/>
    </style:style>
    <style:style style:name="T215" style:family="text">
      <style:text-properties officeooo:rsid="0081eb5f"/>
    </style:style>
    <style:style style:name="T216" style:family="text">
      <style:text-properties officeooo:rsid="0085028c"/>
    </style:style>
    <style:style style:name="T217" style:family="text">
      <style:text-properties officeooo:rsid="0089aad1"/>
    </style:style>
    <style:style style:name="T218" style:family="text">
      <style:text-properties officeooo:rsid="008b207f"/>
    </style:style>
    <style:style style:name="T219" style:family="text">
      <style:text-properties officeooo:rsid="008d9e6c"/>
    </style:style>
    <style:style style:name="T220" style:family="text">
      <style:text-properties officeooo:rsid="008da1a5"/>
    </style:style>
    <style:style style:name="T221" style:family="text">
      <style:text-properties officeooo:rsid="008e1d7a"/>
    </style:style>
    <style:style style:name="T222" style:family="text">
      <style:text-properties officeooo:rsid="008e80ef"/>
    </style:style>
    <style:style style:name="T223" style:family="text">
      <style:text-properties officeooo:rsid="008f46d9"/>
    </style:style>
    <style:style style:name="T224" style:family="text">
      <style:text-properties officeooo:rsid="0091057d"/>
    </style:style>
    <style:style style:name="T225" style:family="text">
      <style:text-properties officeooo:rsid="009620e1"/>
    </style:style>
    <style:style style:name="T226" style:family="text">
      <style:text-properties officeooo:rsid="0099c8c9"/>
    </style:style>
    <style:style style:name="T227" style:family="text">
      <style:text-properties officeooo:rsid="009abb2d"/>
    </style:style>
    <style:style style:name="T228" style:family="text">
      <style:text-properties officeooo:rsid="009bcc12"/>
    </style:style>
    <style:style style:name="T229" style:family="text">
      <style:text-properties officeooo:rsid="009ebf9f"/>
    </style:style>
    <style:style style:name="T230" style:family="text">
      <style:text-properties officeooo:rsid="009ffd0c"/>
    </style:style>
    <style:style style:name="T231" style:family="text">
      <style:text-properties officeooo:rsid="00a37528"/>
    </style:style>
    <style:style style:name="T232" style:family="text">
      <style:text-properties officeooo:rsid="00a38616"/>
    </style:style>
    <style:style style:name="T233" style:family="text">
      <style:text-properties officeooo:rsid="00a46726"/>
    </style:style>
    <style:style style:name="T234" style:family="text">
      <style:text-properties officeooo:rsid="00ad12f0"/>
    </style:style>
    <style:style style:name="T235" style:family="text">
      <style:text-properties officeooo:rsid="00b64eb4"/>
    </style:style>
    <style:style style:name="T236" style:family="text">
      <style:text-properties officeooo:rsid="00b69620"/>
    </style:style>
    <style:style style:name="T237" style:family="text">
      <style:text-properties officeooo:rsid="00b85dbb"/>
    </style:style>
    <style:style style:name="T238" style:family="text">
      <style:text-properties officeooo:rsid="00ba35c9"/>
    </style:style>
    <style:style style:name="T239" style:family="text">
      <style:text-properties officeooo:rsid="00bcb8e6"/>
    </style:style>
    <style:style style:name="T240" style:family="text">
      <style:text-properties officeooo:rsid="00bf03e8"/>
    </style:style>
    <style:style style:name="T241" style:family="text">
      <style:text-properties officeooo:rsid="00c0deb5"/>
    </style:style>
    <style:style style:name="T242" style:family="text">
      <style:text-properties officeooo:rsid="00c21f2e"/>
    </style:style>
    <style:style style:name="T243" style:family="text">
      <style:text-properties officeooo:rsid="00c2be62"/>
    </style:style>
    <style:style style:name="T244" style:family="text">
      <style:text-properties officeooo:rsid="00c5a463"/>
    </style:style>
    <style:style style:name="T245" style:family="text">
      <style:text-properties officeooo:rsid="00c77715"/>
    </style:style>
    <style:style style:name="T246" style:family="text">
      <style:text-properties officeooo:rsid="00ce29b2"/>
    </style:style>
    <style:style style:name="T247" style:family="text">
      <style:text-properties officeooo:rsid="00ce565f"/>
    </style:style>
    <style:style style:name="T248" style:family="text">
      <style:text-properties officeooo:rsid="00ce6096"/>
    </style:style>
    <style:style style:name="T249" style:family="text">
      <style:text-properties officeooo:rsid="00d23b52"/>
    </style:style>
    <style:style style:name="T250" style:family="text">
      <style:text-properties officeooo:rsid="00d42d48"/>
    </style:style>
    <style:style style:name="T251" style:family="text">
      <style:text-properties officeooo:rsid="00d67dc1"/>
    </style:style>
    <style:style style:name="T252" style:family="text">
      <style:text-properties officeooo:rsid="00ddc81c"/>
    </style:style>
    <style:style style:name="T253" style:family="text">
      <style:text-properties officeooo:rsid="00ee969f"/>
    </style:style>
    <style:style style:name="T254" style:family="text">
      <style:text-properties officeooo:rsid="00efb5a3"/>
    </style:style>
    <style:style style:name="T255" style:family="text">
      <style:text-properties officeooo:rsid="00f0af26"/>
    </style:style>
    <style:style style:name="T256" style:family="text">
      <style:text-properties officeooo:rsid="00f13f11"/>
    </style:style>
    <style:style style:name="T257" style:family="text">
      <style:text-properties officeooo:rsid="00f9161a"/>
    </style:style>
    <style:style style:name="T258" style:family="text">
      <style:text-properties officeooo:rsid="00fcb487"/>
    </style:style>
    <style:style style:name="T259" style:family="text">
      <style:text-properties officeooo:rsid="0101b43a"/>
    </style:style>
    <style:style style:name="T260" style:family="text">
      <style:text-properties officeooo:rsid="01032926"/>
    </style:style>
    <style:style style:name="T261" style:family="text">
      <style:text-properties officeooo:rsid="01044665"/>
    </style:style>
    <style:style style:name="T262" style:family="text">
      <style:text-properties officeooo:rsid="010aafaa"/>
    </style:style>
    <style:style style:name="T263" style:family="text">
      <style:text-properties officeooo:rsid="010c8f39"/>
    </style:style>
    <style:style style:name="T264" style:family="text">
      <style:text-properties officeooo:rsid="010caa85"/>
    </style:style>
    <style:style style:name="T265" style:family="text">
      <style:text-properties officeooo:rsid="010d3584"/>
    </style:style>
    <style:style style:name="T266" style:family="text">
      <style:text-properties officeooo:rsid="010e80de"/>
    </style:style>
    <style:style style:name="T267" style:family="text">
      <style:text-properties officeooo:rsid="010f1159"/>
    </style:style>
    <style:style style:name="T268" style:family="text">
      <style:text-properties officeooo:rsid="0110b335"/>
    </style:style>
    <style:style style:name="T269" style:family="text">
      <style:text-properties officeooo:rsid="011139be"/>
    </style:style>
    <style:style style:name="T270" style:family="text">
      <style:text-properties officeooo:rsid="01172dd8"/>
    </style:style>
    <style:style style:name="T271" style:family="text">
      <style:text-properties officeooo:rsid="011a3031"/>
    </style:style>
    <style:style style:name="T272" style:family="text">
      <style:text-properties officeooo:rsid="012137b0"/>
    </style:style>
    <style:style style:name="T273" style:family="text">
      <style:text-properties officeooo:rsid="0129040b"/>
    </style:style>
    <style:style style:name="T274" style:family="text">
      <style:text-properties fo:color="#993300"/>
    </style:style>
    <style:style style:name="T275" style:family="text">
      <style:text-properties fo:color="#993300" officeooo:rsid="0145efcf"/>
    </style:style>
    <style:style style:name="T276" style:family="text">
      <style:text-properties fo:color="#993300" officeooo:rsid="015012f3"/>
    </style:style>
    <style:style style:name="T277" style:family="text">
      <style:text-properties officeooo:rsid="01294e12"/>
    </style:style>
    <style:style style:name="T278" style:family="text">
      <style:text-properties officeooo:rsid="012d9212"/>
    </style:style>
    <style:style style:name="T279" style:family="text">
      <style:text-properties officeooo:rsid="012e203a"/>
    </style:style>
    <style:style style:name="T280" style:family="text">
      <style:text-properties officeooo:rsid="012f76b7"/>
    </style:style>
    <style:style style:name="T281" style:family="text">
      <style:text-properties officeooo:rsid="013170b0"/>
    </style:style>
    <style:style style:name="T282" style:family="text">
      <style:text-properties officeooo:rsid="01357653"/>
    </style:style>
    <style:style style:name="T283" style:family="text">
      <style:text-properties officeooo:rsid="013be121"/>
    </style:style>
    <style:style style:name="T284" style:family="text">
      <style:text-properties officeooo:rsid="013e6aa2"/>
    </style:style>
    <style:style style:name="T285" style:family="text">
      <style:text-properties officeooo:rsid="0140511b"/>
    </style:style>
    <style:style style:name="T286" style:family="text">
      <style:text-properties officeooo:rsid="014156bc"/>
    </style:style>
    <style:style style:name="T287" style:family="text">
      <style:text-properties officeooo:rsid="0141ca0f"/>
    </style:style>
    <style:style style:name="T288" style:family="text">
      <style:text-properties style:text-underline-style="solid" style:text-underline-width="auto" style:text-underline-color="font-color"/>
    </style:style>
    <style:style style:name="T289" style:family="text">
      <style:text-properties officeooo:rsid="014399b0"/>
    </style:style>
    <style:style style:name="T290" style:family="text">
      <style:text-properties officeooo:rsid="01440595"/>
    </style:style>
    <style:style style:name="T291" style:family="text">
      <style:text-properties officeooo:rsid="0145b084"/>
    </style:style>
    <style:style style:name="T292" style:family="text">
      <style:text-properties officeooo:rsid="01476b94"/>
    </style:style>
    <style:style style:name="T293" style:family="text">
      <style:text-properties officeooo:rsid="014bcd6d"/>
    </style:style>
    <style:style style:name="T294" style:family="text">
      <style:text-properties officeooo:rsid="014ce3d7"/>
    </style:style>
    <style:style style:name="T295" style:family="text">
      <style:text-properties officeooo:rsid="0145efcf"/>
    </style:style>
    <style:style style:name="T296" style:family="text">
      <style:text-properties officeooo:rsid="014e01b9"/>
    </style:style>
    <style:style style:name="T297" style:family="text">
      <style:text-properties officeooo:rsid="014ee258"/>
    </style:style>
    <style:style style:name="T298" style:family="text">
      <style:text-properties officeooo:rsid="014fbf26"/>
    </style:style>
    <style:style style:name="T299" style:family="text">
      <style:text-properties officeooo:rsid="015012f3"/>
    </style:style>
    <style:style style:name="T300" style:family="text">
      <style:text-properties officeooo:rsid="0151fddb"/>
    </style:style>
    <style:style style:name="T301" style:family="text">
      <style:text-properties officeooo:rsid="01520f2a"/>
    </style:style>
    <style:style style:name="T302" style:family="text">
      <style:text-properties officeooo:rsid="01549688"/>
    </style:style>
    <style:style style:name="T303" style:family="text">
      <style:text-properties officeooo:rsid="0154a98b"/>
    </style:style>
    <style:style style:name="T304" style:family="text">
      <style:text-properties officeooo:rsid="01549688" fo:background-color="#ffff00" loext:char-shading-value="0"/>
    </style:style>
    <style:style style:name="T305" style:family="text">
      <style:text-properties officeooo:rsid="01577617"/>
    </style:style>
    <style:style style:name="T306" style:family="text">
      <style:text-properties officeooo:rsid="015c109c"/>
    </style:style>
    <style:style style:name="T307" style:family="text">
      <style:text-properties officeooo:rsid="01068959"/>
    </style:style>
    <style:style style:name="T308" style:family="text">
      <style:text-properties officeooo:rsid="011e21da"/>
    </style:style>
    <style:style style:name="T309" style:family="text">
      <style:text-properties officeooo:rsid="0113595f"/>
    </style:style>
    <style:style style:name="T310" style:family="text">
      <style:text-properties officeooo:rsid="0113d16d"/>
    </style:style>
    <style:style style:name="T311" style:family="text">
      <style:text-properties officeooo:rsid="0114fb0c"/>
    </style:style>
    <style:style style:name="T312" style:family="text">
      <style:text-properties officeooo:rsid="011e8437"/>
    </style:style>
    <style:style style:name="T313" style:family="text">
      <style:text-properties officeooo:rsid="01166fba"/>
    </style:style>
    <style:style style:name="T314" style:family="text">
      <style:text-properties officeooo:rsid="01182e70"/>
    </style:style>
    <style:style style:name="T3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1">DARIAH Collection Description Data Model (DCDDM)</text:p>
      <text:p text:style-name="P563"><text:span text:style-name="T127">Peter Andorfer</text:span><text:span text:style-name="T128"> (</text:span><text:span text:style-name="T127">Herzog August Bibliothek</text:span><text:span text:style-name="T128">)</text:span></text:p>
      <text:p text:style-name="P562"><text:span text:style-name="T2">“Sorry for my bad En</text:span><text:span text:style-name="T3">g</text:span><text:span text:style-name="T2">lish,</text:span></text:p>
      <text:p text:style-name="P562"><text:span text:style-name="T2">but my German is even worse”</text:span><text:span text:style-name="T2"><text:note text:id="ftn1" text:note-class="footnote"><text:note-citation>1</text:note-citation><text:note-body><text:p text:style-name="P16">J<text:span text:style-name="T163">a, Panik, </text:span><text:span text:style-name="T1">Trouble</text:span><text:span text:style-name="T163">, auf: DMD KIU LIDT, Staatsakt,</text:span> rough trade:2011.</text:p></text:note-body></text:note></text:span></text:p>
      <text:h text:style-name="P631" text:outline-level="1"><text:bookmark-start text:name="__RefHeading__712_135821912"/><text:span text:style-name="T5">A</text:span><text:span text:style-name="T4">bstract</text:span><text:bookmark-end text:name="__RefHeading__712_135821912"/></text:h>
      <text:p text:style-name="P666"><text:span text:style-name="T6">This paper specifies a data model for collection descriptions <text:s/>- </text:span><text:span text:style-name="T13">t</text:span><text:span text:style-name="T6">he </text:span><text:span text:style-name="T14">D</text:span><text:span text:style-name="T6">ARIAH </text:span><text:span text:style-name="T14">C</text:span><text:span text:style-name="T6">ollection </text:span><text:span text:style-name="T14">D</text:span><text:span text:style-name="T6">escription </text:span><text:span text:style-name="T14">D</text:span><text:span text:style-name="T6">ata </text:span><text:span text:style-name="T14">M</text:span><text:span text:style-name="T6">odel (DCDDM). </text:span><text:span text:style-name="T13">The main goal of this initiative is to assist institutions and individual scholars in</text:span><text:span text:style-name="T7"> creating descriptions of </text:span><text:span text:style-name="T11">physical</text:span><text:span text:style-name="T7"> (or analogue) AND digital collections </text:span><text:span text:style-name="T13">that</text:span><text:span text:style-name="T7"> can be read </text:span><text:span text:style-name="T12">by</text:span><text:span text:style-name="T7"> humans as well as </text:span><text:span text:style-name="T12">by</text:span><text:span text:style-name="T7"> machine</text:span><text:span text:style-name="T8">s</text:span><text:span text:style-name="T7">. </text:span><text:span text:style-name="T12">As far as basic concepts and parts of the text are concerned</text:span><text:span text:style-name="T10">, this paper </text:span><text:span text:style-name="T7">relies heavily on the </text:span><text:span text:style-name="T15">D</text:span><text:span text:style-name="T7">ublin </text:span><text:span text:style-name="T15">C</text:span><text:span text:style-name="T7">ore </text:span><text:span text:style-name="T15">C</text:span><text:span text:style-name="T7">ollections </text:span><text:span text:style-name="T15">A</text:span><text:span text:style-name="T7">pplication </text:span><text:span text:style-name="T15">P</text:span><text:span text:style-name="T7">rofile </text:span><text:span text:style-name="T9">(DCCAP).</text:span><text:span text:style-name="T9"><text:note text:id="ftn2" text:note-class="footnote"><text:note-citation>2</text:note-citation><text:note-body><text:p text:style-name="P640"><text:reference-mark-start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Dublin Core Collection Description Task Group, “Dublin Core Collections Application Profile” (Dublin Core Collection Description Task Group, March 9, 2007), http://dublincore.org/groups/collections/collection-application-profile/.<text:reference-mark-end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text:p></text:note-body></text:note></text:spa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3"><text:a xlink:type="simple" xlink:href="#__RefHeading__712_135821912" text:style-name="Index_20_Link" text:visited-style-name="Index_20_Link">Abstract<text:tab/>1</text:a></text:p>
          <text:p text:style-name="P643"><text:a xlink:type="simple" xlink:href="#__RefHeading__21749_269034423" text:style-name="Index_20_Link" text:visited-style-name="Index_20_Link">Introduction and design principles<text:tab/>4</text:a></text:p>
          <text:p text:style-name="P643"><text:a xlink:type="simple" xlink:href="#__RefHeading__714_135821912" text:style-name="Index_20_Link" text:visited-style-name="Index_20_Link">Classes<text:tab/>6</text:a></text:p>
          <text:p text:style-name="P642"><text:a xlink:type="simple" xlink:href="#__RefHeading__716_135821912" text:style-name="Index_20_Link" text:visited-style-name="Index_20_Link">dcddm:COLLECTION<text:tab/>8</text:a></text:p>
          <text:p text:style-name="P642"><text:a xlink:type="simple" xlink:href="#__RefHeading__5170_93448129" text:style-name="Index_20_Link" text:visited-style-name="Index_20_Link">dcddm:AGENT<text:tab/>9</text:a></text:p>
          <text:p text:style-name="P643"><text:a xlink:type="simple" xlink:href="#__RefHeading__5172_93448129" text:style-name="Index_20_Link" text:visited-style-name="Index_20_Link">Elements<text:tab/>9</text:a></text:p>
          <text:p text:style-name="P642"><text:soft-page-break/><text:a xlink:type="simple" xlink:href="#__RefHeading__718_135821912" text:style-name="Index_20_Link" text:visited-style-name="Index_20_Link">dcddm:title<text:tab/>9</text:a></text:p>
          <text:p text:style-name="P642"><text:a xlink:type="simple" xlink:href="#__RefHeading__5174_93448129" text:style-name="Index_20_Link" text:visited-style-name="Index_20_Link">dcddm:hasContact<text:tab/>10</text:a></text:p>
          <text:p text:style-name="P642"><text:a xlink:type="simple" xlink:href="#__RefHeading__724_129713347" text:style-name="Index_20_Link" text:visited-style-name="Index_20_Link">dcddm:identifier<text:tab/>10</text:a></text:p>
          <text:p text:style-name="P642"><text:a xlink:type="simple" xlink:href="#__RefHeading__746_135821912" text:style-name="Index_20_Link" text:visited-style-name="Index_20_Link">dcddm:providedIdentifier<text:tab/>11</text:a></text:p>
          <text:p text:style-name="P642"><text:a xlink:type="simple" xlink:href="#__RefHeading__4944_928690357" text:style-name="Index_20_Link" text:visited-style-name="Index_20_Link">dcddm:webPage<text:tab/>11</text:a></text:p>
          <text:p text:style-name="P642"><text:a xlink:type="simple" xlink:href="#__RefHeading__843_129713347" text:style-name="Index_20_Link" text:visited-style-name="Index_20_Link">dcddm:collectionType<text:tab/>11</text:a></text:p>
          <text:p text:style-name="P642"><text:a xlink:type="simple" xlink:href="#__RefHeading__845_129713347" text:style-name="Index_20_Link" text:visited-style-name="Index_20_Link">dcddm:description<text:tab/>12</text:a></text:p>
          <text:p text:style-name="P642"><text:a xlink:type="simple" xlink:href="#__RefHeading__847_129713347" text:style-name="Index_20_Link" text:visited-style-name="Index_20_Link">dcddm:acronym<text:tab/>12</text:a></text:p>
          <text:p text:style-name="P642"><text:a xlink:type="simple" xlink:href="#__RefHeading__3579_129713347" text:style-name="Index_20_Link" text:visited-style-name="Index_20_Link">dcddm:size<text:tab/>12</text:a></text:p>
          <text:p text:style-name="P642"><text:a xlink:type="simple" xlink:href="#__RefHeading__1239_286741148" text:style-name="Index_20_Link" text:visited-style-name="Index_20_Link">dcddm:language<text:tab/>13</text:a></text:p>
          <text:p text:style-name="P642"><text:a xlink:type="simple" xlink:href="#__RefHeading__1307_286741148" text:style-name="Index_20_Link" text:visited-style-name="Index_20_Link">dcddm:itemType<text:tab/>13</text:a></text:p>
          <text:p text:style-name="P642"><text:a xlink:type="simple" xlink:href="#__RefHeading__1309_286741148" text:style-name="Index_20_Link" text:visited-style-name="Index_20_Link">dcddm:collectionDescriptionRights<text:tab/>14</text:a></text:p>
          <text:p text:style-name="P642"><text:a xlink:type="simple" xlink:href="#__RefHeading__1311_286741148" text:style-name="Index_20_Link" text:visited-style-name="Index_20_Link">dcddm:itemRights<text:tab/>14</text:a></text:p>
          <text:p text:style-name="P642"><text:a xlink:type="simple" xlink:href="#__RefHeading__1313_286741148" text:style-name="Index_20_Link" text:visited-style-name="Index_20_Link">dcddm:accessRights<text:tab/>14</text:a></text:p>
          <text:p text:style-name="P642"><text:a xlink:type="simple" xlink:href="#__RefHeading__1315_286741148" text:style-name="Index_20_Link" text:visited-style-name="Index_20_Link">dcddm:accrualMethod<text:tab/>15</text:a></text:p>
          <text:p text:style-name="P642"><text:a xlink:type="simple" xlink:href="#__RefHeading__1356_286741148" text:style-name="Index_20_Link" text:visited-style-name="Index_20_Link">dcddm:accrualPeriodicity<text:tab/>15</text:a></text:p>
          <text:p text:style-name="P642"><text:a xlink:type="simple" xlink:href="#__RefHeading__1358_286741148" text:style-name="Index_20_Link" text:visited-style-name="Index_20_Link">dcddm:accrualPolicy<text:tab/>15</text:a></text:p>
          <text:p text:style-name="P642"><text:a xlink:type="simple" xlink:href="#__RefHeading__2026_1913877112" text:style-name="Index_20_Link" text:visited-style-name="Index_20_Link">dcddm:provenance<text:tab/>16</text:a></text:p>
          <text:p text:style-name="P642"><text:a xlink:type="simple" xlink:href="#__RefHeading__2028_1913877112" text:style-name="Index_20_Link" text:visited-style-name="Index_20_Link">dcddm:audience<text:tab/>16</text:a></text:p>
          <text:p text:style-name="P642"><text:a xlink:type="simple" xlink:href="#__RefHeading__2030_1913877112" text:style-name="Index_20_Link" text:visited-style-name="Index_20_Link">dcddm:subject<text:tab/>17</text:a></text:p>
          <text:p text:style-name="P642"><text:a xlink:type="simple" xlink:href="#__RefHeading__2118_1913877112" text:style-name="Index_20_Link" text:visited-style-name="Index_20_Link">dcddm:spatial<text:tab/>17</text:a></text:p>
          <text:p text:style-name="P642"><text:a xlink:type="simple" xlink:href="#__RefHeading__2122_1913877112" text:style-name="Index_20_Link" text:visited-style-name="Index_20_Link">Dcddm:temporal<text:tab/>18</text:a></text:p>
          <text:p text:style-name="P642"><text:a xlink:type="simple" xlink:href="#__RefHeading__5105_928690357" text:style-name="Index_20_Link" text:visited-style-name="Index_20_Link">dccdm:collectionDescriptionCreated<text:tab/>19</text:a></text:p>
          <text:p text:style-name="P642"><text:a xlink:type="simple" xlink:href="#__RefHeading__2126_1913877112" text:style-name="Index_20_Link" text:visited-style-name="Index_20_Link">dccdm:collectionCreated<text:tab/>19</text:a></text:p>
          <text:p text:style-name="P642"><text:a xlink:type="simple" xlink:href="#__RefHeading__2128_1913877112" text:style-name="Index_20_Link" text:visited-style-name="Index_20_Link">dcddm:dateItemsCreated<text:tab/>19</text:a></text:p>
          <text:p text:style-name="P642"><text:a xlink:type="simple" xlink:href="#__RefHeading__2130_1913877112" text:style-name="Index_20_Link" text:visited-style-name="Index_20_Link">dcddm:creator<text:tab/>20</text:a></text:p>
          <text:p text:style-name="P642"><text:a xlink:type="simple" xlink:href="#__RefHeading__2153_1913877112" text:style-name="Index_20_Link" text:visited-style-name="Index_20_Link">dcddm:owner<text:tab/>20</text:a></text:p>
          <text:p text:style-name="P642"><text:a xlink:type="simple" xlink:href="#__RefHeading__2155_1913877112" text:style-name="Index_20_Link" text:visited-style-name="Index_20_Link">dcddm:isLocatedAt<text:tab/>21</text:a></text:p>
          <text:p text:style-name="P642"><text:a xlink:type="simple" xlink:href="#__RefHeading__3468_1216570832" text:style-name="Index_20_Link" text:visited-style-name="Index_20_Link">dcddm:hasPartOf<text:tab/>21</text:a></text:p>
          <text:p text:style-name="P642"><text:a xlink:type="simple" xlink:href="#__RefHeading__3470_1216570832" text:style-name="Index_20_Link" text:visited-style-name="Index_20_Link">dcddm:isPartof<text:tab/>22</text:a></text:p>
          <text:p text:style-name="P642"><text:a xlink:type="simple" xlink:href="#__RefHeading__3472_1216570832" text:style-name="Index_20_Link" text:visited-style-name="Index_20_Link">dcddm:associatedCollection<text:tab/>22</text:a></text:p>
          <text:p text:style-name="P642"><text:a xlink:type="simple" xlink:href="#__RefHeading__5176_93448129" text:style-name="Index_20_Link" text:visited-style-name="Index_20_Link">dcddm:associatedProject<text:tab/>22</text:a></text:p>
          <text:p text:style-name="P642"><text:soft-page-break/><text:a xlink:type="simple" xlink:href="#__RefHeading__3630_1216570832" text:style-name="Index_20_Link" text:visited-style-name="Index_20_Link">dcddm:metadataEncodingScheme<text:tab/>23</text:a></text:p>
          <text:p text:style-name="P642"><text:a xlink:type="simple" xlink:href="#__RefHeading__3632_1216570832" text:style-name="Index_20_Link" text:visited-style-name="Index_20_Link">dcddm:itemEncodingScheme<text:tab/>23</text:a></text:p>
          <text:p text:style-name="P642"><text:a xlink:type="simple" xlink:href="#__RefHeading__4866_789423347" text:style-name="Index_20_Link" text:visited-style-name="Index_20_Link">dcddm:hasOAI-PMH<text:tab/>23</text:a></text:p>
          <text:p text:style-name="P642"><text:a xlink:type="simple" xlink:href="#__RefHeading__4868_789423347" text:style-name="Index_20_Link" text:visited-style-name="Index_20_Link">dcddm:hasREST-API<text:tab/>23</text:a></text:p>
          <text:p text:style-name="P642"><text:a xlink:type="simple" xlink:href="#__RefHeading__6461_1851432170" text:style-name="Index_20_Link" text:visited-style-name="Index_20_Link">dcddm:hasSPARQLEndpoint<text:tab/>24</text:a></text:p>
          <text:p text:style-name="P642"><text:a xlink:type="simple" xlink:href="#__RefHeading__4870_789423347" text:style-name="Index_20_Link" text:visited-style-name="Index_20_Link">dcddm:hasOPAC<text:tab/>24</text:a></text:p>
          <text:p text:style-name="P642"><text:a xlink:type="simple" xlink:href="#__RefHeading__4872_789423347" text:style-name="Index_20_Link" text:visited-style-name="Index_20_Link">dcddm:hasBeacon<text:tab/>24</text:a></text:p>
          <text:p text:style-name="P642"><text:a xlink:type="simple" xlink:href="#__RefHeading__4986_789423347" text:style-name="Index_20_Link" text:visited-style-name="Index_20_Link">dcddm:hasReadingRoom<text:tab/>24</text:a></text:p>
          <text:p text:style-name="P642"><text:a xlink:type="simple" xlink:href="#__RefHeading__4988_789423347" text:style-name="Index_20_Link" text:visited-style-name="Index_20_Link">dcddm:reproductionPossibilities<text:tab/>25</text:a></text:p>
          <text:p text:style-name="P642"><text:a xlink:type="simple" xlink:href="#__RefHeading__3634_1216570832" text:style-name="Index_20_Link" text:visited-style-name="Index_20_Link">dcddm:agentType<text:tab/>25</text:a></text:p>
          <text:p text:style-name="P642"><text:a xlink:type="simple" xlink:href="#__RefHeading__3636_1216570832" text:style-name="Index_20_Link" text:visited-style-name="Index_20_Link">dcddm:name<text:tab/>25</text:a></text:p>
          <text:p text:style-name="P642"><text:a xlink:type="simple" xlink:href="#__RefHeading__3638_1216570832" text:style-name="Index_20_Link" text:visited-style-name="Index_20_Link">dcddm:forename<text:tab/>25</text:a></text:p>
          <text:p text:style-name="P642"><text:a xlink:type="simple" xlink:href="#__RefHeading__3945_1039924476" text:style-name="Index_20_Link" text:visited-style-name="Index_20_Link">dcddm:identifier<text:tab/>26</text:a></text:p>
          <text:p text:style-name="P642"><text:a xlink:type="simple" xlink:href="#__RefHeading__3947_1039924476" text:style-name="Index_20_Link" text:visited-style-name="Index_20_Link">dcddm:providedIdentifier<text:tab/>26</text:a></text:p>
          <text:p text:style-name="P642"><text:a xlink:type="simple" xlink:href="#__RefHeading__3949_1039924476" text:style-name="Index_20_Link" text:visited-style-name="Index_20_Link">dcddm:address<text:tab/>26</text:a></text:p>
          <text:p text:style-name="P642"><text:a xlink:type="simple" xlink:href="#__RefHeading__4036_1039924476" text:style-name="Index_20_Link" text:visited-style-name="Index_20_Link">dcddm:street<text:tab/>27</text:a></text:p>
          <text:p text:style-name="P642"><text:a xlink:type="simple" xlink:href="#__RefHeading__4038_1039924476" text:style-name="Index_20_Link" text:visited-style-name="Index_20_Link">dcddm:houseNumber<text:tab/>27</text:a></text:p>
          <text:p text:style-name="P642"><text:a xlink:type="simple" xlink:href="#__RefHeading__4040_1039924476" text:style-name="Index_20_Link" text:visited-style-name="Index_20_Link">dcddm:postalCode<text:tab/>27</text:a></text:p>
          <text:p text:style-name="P642"><text:a xlink:type="simple" xlink:href="#__RefHeading__4042_1039924476" text:style-name="Index_20_Link" text:visited-style-name="Index_20_Link">dcddm:place<text:tab/>27</text:a></text:p>
          <text:p text:style-name="P642"><text:a xlink:type="simple" xlink:href="#__RefHeading__4044_1039924476" text:style-name="Index_20_Link" text:visited-style-name="Index_20_Link">dcddm:country<text:tab/>27</text:a></text:p>
          <text:p text:style-name="P642"><text:a xlink:type="simple" xlink:href="#__RefHeading__4046_1039924476" text:style-name="Index_20_Link" text:visited-style-name="Index_20_Link">dcddm:email<text:tab/>28</text:a></text:p>
          <text:p text:style-name="P642"><text:a xlink:type="simple" xlink:href="#__RefHeading__4048_1039924476" text:style-name="Index_20_Link" text:visited-style-name="Index_20_Link">dcddm:webPage<text:tab/>28</text:a></text:p>
          <text:p text:style-name="P642"><text:a xlink:type="simple" xlink:href="#__RefHeading__4050_1039924476" text:style-name="Index_20_Link" text:visited-style-name="Index_20_Link">dcddm:phoneNumber<text:tab/>28</text:a></text:p>
          <text:p text:style-name="P642"><text:a xlink:type="simple" xlink:href="#__RefHeading__5227_93448129" text:style-name="Index_20_Link" text:visited-style-name="Index_20_Link">dcddm:label<text:tab/>28</text:a></text:p>
          <text:p text:style-name="P642"><text:a xlink:type="simple" xlink:href="#__RefHeading__5343_93448129" text:style-name="Index_20_Link" text:visited-style-name="Index_20_Link">dcddm:date<text:tab/>29</text:a></text:p>
          <text:p text:style-name="P643"><text:a xlink:type="simple" xlink:href="#__RefHeading__784_129713347" text:style-name="Index_20_Link" text:visited-style-name="Index_20_Link">Types<text:tab/>29</text:a></text:p>
          <text:p text:style-name="P642"><text:a xlink:type="simple" xlink:href="#__RefHeading__5229_93448129" text:style-name="Index_20_Link" text:visited-style-name="Index_20_Link">dcddm:simpleLiteral<text:tab/>29</text:a></text:p>
          <text:p text:style-name="P642"><text:a xlink:type="simple" xlink:href="#__RefHeading__849_129713347" text:style-name="Index_20_Link" text:visited-style-name="Index_20_Link">dcddm:identifierValues<text:tab/>29</text:a></text:p>
          <text:p text:style-name="P642"><text:a xlink:type="simple" xlink:href="#__RefHeading__5107_928690357" text:style-name="Index_20_Link" text:visited-style-name="Index_20_Link">dcddm:spatialValues<text:tab/>30</text:a></text:p>
          <text:p text:style-name="P643"><text:a xlink:type="simple" xlink:href="#__RefHeading__1329_286741148" text:style-name="Index_20_Link" text:visited-style-name="Index_20_Link">Attributes<text:tab/>30</text:a></text:p>
          <text:p text:style-name="P642"><text:soft-page-break/><text:a xlink:type="simple" xlink:href="#__RefHeading__5233_93448129" text:style-name="Index_20_Link" text:visited-style-name="Index_20_Link">@normdataRecord<text:tab/>30</text:a></text:p>
          <text:p text:style-name="P642"><text:a xlink:type="simple" xlink:href="#__RefHeading__3642_1216570832" text:style-name="Index_20_Link" text:visited-style-name="Index_20_Link">@xml:lang<text:tab/>31</text:a></text:p>
          <text:p text:style-name="P642"><text:a xlink:type="simple" xlink:href="#__RefHeading__6463_1851432170" text:style-name="Index_20_Link" text:visited-style-name="Index_20_Link">@isoStandard<text:tab/>31</text:a></text:p>
          <text:p text:style-name="P643"><text:a xlink:type="simple" xlink:href="#__RefHeading__5347_93448129" text:style-name="Index_20_Link" text:visited-style-name="Index_20_Link">Controlled Vocabulary<text:tab/>31</text:a></text:p>
          <text:p text:style-name="P642"><text:a xlink:type="simple" xlink:href="#__RefHeading__6465_1851432170" text:style-name="Index_20_Link" text:visited-style-name="Index_20_Link">dcddm:agentTypeValues<text:tab/>31</text:a></text:p>
          <text:p text:style-name="P642"><text:a xlink:type="simple" xlink:href="#__RefHeading__6467_1851432170" text:style-name="Index_20_Link" text:visited-style-name="Index_20_Link">dcddm:collectionTypeValues<text:tab/>31</text:a></text:p>
          <text:p text:style-name="P642"><text:a xlink:type="simple" xlink:href="#__RefHeading__5585_1948270698" text:style-name="Index_20_Link" text:visited-style-name="Index_20_Link">dcddm:accessRightsValues<text:tab/>32</text:a></text:p>
          <text:p text:style-name="P642"><text:a xlink:type="simple" xlink:href="#__RefHeading__5587_1948270698" text:style-name="Index_20_Link" text:visited-style-name="Index_20_Link">dcddm:rightsValues<text:tab/>32</text:a></text:p>
          <text:p text:style-name="P642"><text:a xlink:type="simple" xlink:href="#__RefHeading__5589_1948270698" text:style-name="Index_20_Link" text:visited-style-name="Index_20_Link">dcddm:accrualMethodsValues<text:tab/>32</text:a></text:p>
          <text:p text:style-name="P642"><text:a xlink:type="simple" xlink:href="#__RefHeading__5871_143566849" text:style-name="Index_20_Link" text:visited-style-name="Index_20_Link">dcddm:accrualPeriodicityValues<text:tab/>33</text:a></text:p>
          <text:p text:style-name="P642"><text:a xlink:type="simple" xlink:href="#__RefHeading__5873_143566849" text:style-name="Index_20_Link" text:visited-style-name="Index_20_Link">dcddm:accrualPolicyValues<text:tab/>33</text:a></text:p>
          <text:p text:style-name="P642"><text:a xlink:type="simple" xlink:href="#__RefHeading__5591_1948270698" text:style-name="Index_20_Link" text:visited-style-name="Index_20_Link">dcddm:itemTypeValues<text:tab/>34</text:a></text:p>
          <text:p text:style-name="P642"><text:a xlink:type="simple" xlink:href="#__RefHeading__5875_143566849" text:style-name="Index_20_Link" text:visited-style-name="Index_20_Link">dcddm:RESTMethodsValues<text:tab/>35</text:a></text:p>
          <text:p text:style-name="P642"><text:a xlink:type="simple" xlink:href="#__RefHeading__6469_1851432170" text:style-name="Index_20_Link" text:visited-style-name="Index_20_Link">dcddm:encodingSchemeValues<text:tab/>35</text:a></text:p>
          <text:p text:style-name="P643"><text:a xlink:type="simple" xlink:href="#__RefHeading__5349_93448129" text:style-name="Index_20_Link" text:visited-style-name="Index_20_Link">Syntax Encoding Schemes<text:tab/>35</text:a></text:p>
          <text:p text:style-name="P642"><text:a xlink:type="simple" xlink:href="#__RefHeading__5355_93448129" text:style-name="Index_20_Link" text:visited-style-name="Index_20_Link">dcddm:periodValues<text:tab/>35</text:a></text:p>
          <text:p text:style-name="P642"><text:a xlink:type="simple" xlink:href="#__RefHeading__5593_1948270698" text:style-name="Index_20_Link" text:visited-style-name="Index_20_Link">dcddm:languageValues<text:tab/>36</text:a></text:p>
          <text:p text:style-name="P642"><text:a xlink:type="simple" xlink:href="#__RefHeading__5351_93448129" text:style-name="Index_20_Link" text:visited-style-name="Index_20_Link">xs:anyString<text:tab/>36</text:a></text:p>
          <text:p text:style-name="P642"><text:a xlink:type="simple" xlink:href="#__RefHeading__5353_93448129" text:style-name="Index_20_Link" text:visited-style-name="Index_20_Link">xs:anyURI<text:tab/>36</text:a></text:p>
        </text:index-body>
      </text:table-of-content>
      <text:h text:style-name="P632" text:outline-level="1"><text:bookmark-start text:name="__RefHeading__21749_269034423"/>Introduction and design principles<text:bookmark-end text:name="__RefHeading__21749_269034423"/></text:h>
      <text:p text:style-name="P665"><text:span text:style-name="T16">The DARIAH Collection Description Data Model (DCDDM) specifies a fixed number of classes, elements, attributes, and values used for describing collections. Following the definition of the Dublin Core a collection is “an aggregation of resources”,</text:span><text:span text:style-name="T16"><text:note text:id="ftn3" text:note-class="footnote"><text:note-citation>3</text:note-citation><text:note-body><text:p text:style-name="P637"><text:s/><text:a xlink:type="simple" xlink:href="http://purl.org/dc/dcmitype/Collection" text:style-name="Internet_20_link" text:visited-style-name="Visited_20_Internet_20_Link"><text:span text:style-name="T46">http://purl.org/dc/dcmitype/Collection</text:span></text:a><text:span text:style-name="T46"> <text:s/></text:span></text:p></text:note-body></text:note></text:span><text:span text:style-name="T16"> which can be digital objects like digitized paintings, books, manuscripts, as well as “born-digital” objects like records of metadata, database-entries, or transcripts) or physical ones (paintings, books, statues, stamps, coins, etc.). <text:s/></text:span></text:p>
      <text:p text:style-name="P665"><text:span text:style-name="T307">It is, however, <text:s/>not always so simple to identify what precisely the collectio</text:span><text:span text:style-name="T129">n'</text:span><text:span text:style-name="T126">s</text:span><text:span text:style-name="T16"> resources are. Let´s take for instance a collection of </text:span><text:span text:style-name="T18">early printed books where </text:span><text:span text:style-name="T30">books'</text:span><text:span text:style-name="T18"> metada</text:span><text:span text:style-name="T31">ta</text:span><text:span text:style-name="T32"> </text:span><text:span text:style-name="T18">are collected and made public by an “Online Public Access Catalogue” (OPAC). </text:span><text:span text:style-name="T34">By describing this OPAC a</text:span><text:span text:style-name="T18">m I describing a collection of (</text:span><text:span text:style-name="T24">physical</text:span><text:span text:style-name="T18">) books </text:span><text:span text:style-name="T24">or</text:span><text:span text:style-name="T20"> the</text:span><text:span text:style-name="T18"> </text:span><text:span text:style-name="T20">collection of </text:span><text:span text:style-name="T30">respective </text:span><text:span text:style-name="T18">metadata </text:span><text:span text:style-name="T20">(author, year of publication, number of pages, </text:span><text:span text:style-name="T24">signature</text:span><text:span text:style-name="T20">, …)? </text:span><text:span text:style-name="T18"><text:s/></text:span><text:span text:style-name="T35">On the one hand we have t</text:span><text:span text:style-name="T34">he common user of </text:span><text:span text:style-name="T30">an OPAC </text:span><text:span text:style-name="T34">interested </text:span><text:span text:style-name="T35">mainly, if not exclusively, </text:span><text:span text:style-name="T34">in the physical object. </text:span><text:span text:style-name="T35">He</text:span><text:span text:style-name="T34"> </text:span><text:span text:style-name="T35">would search for</text:span><text:span text:style-name="T19"> the date</text:span><text:span text:style-name="T24">s</text:span><text:span text:style-name="T19"> </text:span><text:span text:style-name="T24">when the books were </text:span><text:span text:style-name="T34">published (</text:span><text:span text:style-name="T24">created</text:span><text:span text:style-name="T34">)</text:span><text:span text:style-name="T19"> </text:span><text:span text:style-name="T36">rather than </text:span><text:span text:style-name="T35">look up</text:span><text:span text:style-name="T19"> the date of creation of the metadata records. </text:span><text:span text:style-name="T20">On the other hand </text:span><text:span text:style-name="T35">other </text:span><text:span text:style-name="T21">users </text:span><text:span text:style-name="T35">might want </text:span><text:span text:style-name="T21">to </text:span><text:span text:style-name="T33">harvest</text:span><text:span text:style-name="T21"> the books</text:span><text:span text:style-name="T34">'</text:span><text:span text:style-name="T21"> metadata </text:span><text:span text:style-name="T35">and would require therefore access to information </text:span><text:soft-page-break/><text:span text:style-name="T35">about the metadata </text:span><text:span text:style-name="T24">(</text:span><text:span text:style-name="T35">for example </text:span><text:span text:style-name="T24">the date when the metadata records have been created). </text:span><text:span text:style-name="T37">So the interest of the users who are targeted by the OPAC </text:span><text:span text:style-name="T21">influences</text:span><text:span text:style-name="T19"> </text:span><text:span text:style-name="T21">the</text:span><text:span text:style-name="T19"> information the collection</text:span><text:span text:style-name="T38">'s</text:span><text:span text:style-name="T19"> description contains. </text:span><text:span text:style-name="T20"><text:s/></text:span></text:p>
      <text:p text:style-name="P665"><text:span text:style-name="T37">But how can we tailor the user's access without</text:span><text:span text:style-name="T25"> knowing </text:span><text:span text:style-name="T37">who</text:span><text:span text:style-name="T25"> is going to use our collection description and for which purposes? </text:span><text:span text:style-name="T39">O</text:span><text:span text:style-name="T25">ne of the main goals of the DCDDM </text:span><text:span text:style-name="T37">is t</text:span><text:span text:style-name="T25">o address this </text:span><text:span text:style-name="T39">issue</text:span><text:span text:style-name="T25"> </text:span><text:span text:style-name="T37">by providing</text:span><text:span text:style-name="T25"> ways to pack as </text:span><text:span text:style-name="T37">much</text:span><text:span text:style-name="T25"> information into one collection description as possible and reasonable. </text:span></text:p>
      <text:p text:style-name="P665"><text:span text:style-name="T39">One of the challenges one encounters almost immediately </text:span><text:span text:style-name="T25">is </text:span><text:span text:style-name="T39">the most often unclear or not uniform </text:span><text:span text:style-name="T25">understanding of the term </text:span><text:span text:style-name="T39">'</text:span><text:span text:style-name="T25">collection</text:span><text:span text:style-name="T39">'</text:span><text:span text:style-name="T25"> </text:span><text:span text:style-name="T39">and</text:span><text:span text:style-name="T25"> <text:s/></text:span><text:span text:style-name="T39">collection’s</text:span><text:span text:style-name="T25"> items. </text:span><text:span text:style-name="T40">Furthermore there is no strict differentiation </text:span><text:span text:style-name="T25">between the collection</text:span><text:span text:style-name="T39">'s </text:span><text:span text:style-name="T25">items (e.g. books), the item</text:span><text:span text:style-name="T39">'s</text:span><text:span text:style-name="T25"> metadata (e.g. the information about the author and title) </text:span><text:span text:style-name="T26">and </text:span><text:span text:style-name="T25">the </text:span><text:span text:style-name="T308">actual</text:span><text:span text:style-name="T25"> manifestation</text:span><text:span text:style-name="T26">s</text:span><text:span text:style-name="T25"> of these information in form of, for instance, bitstreams saved in database.</text:span><text:span text:style-name="T25"><text:note text:id="ftn4" text:note-class="footnote"><text:note-citation>4</text:note-citation><text:note-body><text:p text:style-name="P638"><text:s/>Defining different types or concepts of collections, finding distinctive criteria as well as common properties and describing their relationships is the main task of Report “R 4.2.3. – <text:span text:style-name="T163">Dokumentation theorie- und verfahrensgeleiteter Sammlungskonzepte</text:span>”. </text:p></text:note-body></text:note></text:span></text:p>
      <text:p text:style-name="P657"><text:span text:style-name="T26">Another considerable </text:span><text:span text:style-name="T28">aspect</text:span><text:span text:style-name="T26"> of </text:span><text:span text:style-name="T41">providing </text:span><text:span text:style-name="T26">such a broad range information is </text:span><text:span text:style-name="T17">that the process of gathering </text:span><text:span text:style-name="T26">all </text:span><text:span text:style-name="T42">the</text:span><text:span text:style-name="T26"> relevant</text:span><text:span text:style-name="T22"> information</text:span><text:span text:style-name="T17"> can be very time consuming.</text:span><text:span text:style-name="T23"> </text:span><text:span text:style-name="T42">Following </text:span><text:span text:style-name="T27">the DCDDM require</text:span><text:span text:style-name="T42">ment</text:span><text:span text:style-name="T27">s </text:span><text:span text:style-name="T42">one can </text:span><text:span text:style-name="T28">create a valid description </text:span><text:span text:style-name="T42">by adding </text:span><text:span text:style-name="T27">only a handful of basic information.</text:span><text:span text:style-name="T28"> </text:span><text:span text:style-name="T42">T</text:span><text:span text:style-name="T28">his means, </text:span><text:span text:style-name="T42">for example,</text:span><text:span text:style-name="T28"> that</text:span><text:span text:style-name="T23"> </text:span><text:span text:style-name="T22">a </text:span><text:span text:style-name="T42">given </text:span><text:span text:style-name="T22">collection </text:span><text:span text:style-name="T42">can have </text:span><text:span text:style-name="T22">description</text:span><text:span text:style-name="T42">s</text:span><text:span text:style-name="T22"> </text:span><text:span text:style-name="T42">which</text:span><text:span text:style-name="T28"> var</text:span><text:span text:style-name="T42">y</text:span><text:span text:style-name="T28"> strongly </text:span><text:span text:style-name="T42">in their level of detail</text:span><text:span text:style-name="T28">. <text:s/></text:span><text:span text:style-name="T43">A major factor in this respect is</text:span><text:span text:style-name="T22"> the descriptor</text:span><text:span text:style-name="T43">'s vision about the description and </text:span><text:span text:style-name="T27">his or her willingness to invest time </text:span><text:span text:style-name="T43">and effort</text:span><text:span text:style-name="T27"> to transform a valid but very basic collection description </text:span><text:span text:style-name="T43">in</text:span><text:span text:style-name="T27">to a top notch collection description. </text:span></text:p>
      <text:p text:style-name="P657"><text:span text:style-name="T27">On the other hand, the level of detail or number of providable information depends also on the collection itself, the collection´s items and the infrastructure which maintains the collection. </text:span><text:span text:style-name="T43">Institutions, which have at its disposal </text:span><text:span text:style-name="T177">sufficient</text:span><text:span text:style-name="T43"> personnel and funds, </text:span><text:span text:style-name="T23"><text:s/></text:span><text:span text:style-name="T43">have better resources to describe in detail their collections, </text:span><text:span text:style-name="T28">than</text:span><text:span text:style-name="T23"> </text:span><text:span text:style-name="T43">would an independent scholar with his or her</text:span><text:span text:style-name="T23"> collection of notes made while writing a small article. </text:span></text:p>
      <text:p text:style-name="P658"><text:span text:style-name="T29">To ease the workload of describing collections the DCDDM </text:span><text:span text:style-name="T17">is meant to be used </text:span><text:span text:style-name="T44">as </text:span><text:span text:style-name="T17">a data model for applications dealing with the creation, publication and administration of collection description</text:span><text:span text:style-name="T29">s</text:span><text:span text:style-name="T17"> (e.g. the DARIAH-DE Collection Registry).</text:span><text:span text:style-name="T17"><text:note text:id="ftn0" text:note-class="footnote"><text:note-citation>5</text:note-citation><text:note-body><text:p text:style-name="P639"><text:s/><text:a xlink:type="simple" xlink:href="http://colreg.de.dariah.eu/colreg" text:style-name="Internet_20_link" text:visited-style-name="Visited_20_Internet_20_Link">http://colreg.de.dariah.eu/colreg</text:a> </text:p></text:note-body></text:note></text:span><text:span text:style-name="T17"> Likewise the DCDDM should provide sufficient guidelines to create collection descriptions </text:span><text:span text:style-name="T29">independent of</text:span><text:span text:style-name="T17"> any tool or applications </text:span><text:span text:style-name="T44">and their </text:span><text:span text:style-name="T45">unforeseeable</text:span><text:span text:style-name="T29"> lifetime.</text:span></text:p>
      <text:p text:style-name="P659">Given th<text:span text:style-name="T309">e</text:span> broad definition of collection and the <text:span text:style-name="T309">consequently</text:span> many possible varieties of collections, the DCDDM has to achieve the following objectives:</text:p>
      <text:list xml:id="list3775915276366917686" text:style-name="L11">
        <text:list-item>
          <text:p text:style-name="P644">The data model should allow descriptions of digital AND physical collections. <text:s/></text:p>
        </text:list-item>
        <text:list-item>
          <text:p text:style-name="P645">The description should <text:span text:style-name="T47">offer general descriptive information concerning the content of the collection or the collection's items, such as: </text:span></text:p>
        </text:list-item>
      </text:list>
      <text:list xml:id="list5694650968059487702" text:style-name="L16">
        <text:list-item>
          <text:list>
            <text:list-item>
              <text:p text:style-name="P647">topics/<text:span text:style-name="T101">subjects</text:span> which are covered by the collection;</text:p>
            </text:list-item>
            <text:list-item>
              <text:p text:style-name="P647">locations and regions the content of the collection could be associated with;</text:p>
            </text:list-item>
            <text:list-item>
              <text:p text:style-name="P647">dates and periods the collection may be related to.</text:p>
            </text:list-item>
          </text:list>
        </text:list-item>
      </text:list>
      <text:list xml:id="list150005660177052" text:continue-list="list3775915276366917686" text:style-name="L11">
        <text:list-item>
          <text:p text:style-name="P649">The data model should <text:span text:style-name="T309">allow for</text:span> an unambiguous identification of the described collection. </text:p>
        </text:list-item>
        <text:list-item>
          <text:p text:style-name="P649">The data model should allow to <text:span text:style-name="T101">contextualize</text:span> a collection and <text:span text:style-name="T309">mark</text:span> relationships:</text:p>
        </text:list-item>
      </text:list>
      <text:list xml:id="list1250029718938139669" text:style-name="L17">
        <text:list-item>
          <text:list>
            <text:list-item>
              <text:p text:style-name="P648">between collections <text:span text:style-name="T309">(one </text:span>collection <text:span text:style-name="T102">being</text:span> part of another collection<text:span text:style-name="T309">)</text:span>;</text:p>
            </text:list-item>
            <text:list-item>
              <text:p text:style-name="P648"><text:soft-page-break/>between collections and agents who interact with the collection <text:span text:style-name="T309">(such as owners or curators)</text:span>;</text:p>
            </text:list-item>
          </text:list>
        </text:list-item>
      </text:list>
      <text:list xml:id="list150005822470765" text:continue-list="list150005660177052" text:style-name="L11">
        <text:list-item>
          <text:p text:style-name="P645">Collection descriptions based on the DCDDM should encourage the exploration and usage of the described collection<text:span text:style-name="T310">s</text:span>. Therefore the description should provide <text:span text:style-name="T47">administrative </text:span>information about:</text:p>
        </text:list-item>
      </text:list>
      <text:list xml:id="list8323021675810543025" text:style-name="L18">
        <text:list-item>
          <text:list>
            <text:list-item>
              <text:p text:style-name="P646">how to access the collection or <text:span text:style-name="T309">its</text:span> items;</text:p>
            </text:list-item>
            <text:list-item>
              <text:p text:style-name="P646">possible legal restrictions <text:span text:style-name="T47">concerning the possibilities to</text:span> access the collection an<text:span text:style-name="T309">d to</text:span> (re)us<text:span text:style-name="T309">e</text:span> <text:span text:style-name="T309">its</text:span> items. </text:p>
            </text:list-item>
          </text:list>
        </text:list-item>
      </text:list>
      <text:list xml:id="list150005678706473" text:continue-list="list150005822470765" text:style-name="L11">
        <text:list-item>
          <text:p text:style-name="P650">If collections are made accessible online, technical metadata <text:span text:style-name="T253">should</text:span> be provided so that other services may gain access to the <text:span text:style-name="T310">collection’s</text:span> objects or the <text:span text:style-name="T310">object’s</text:span> metadata. </text:p>
        </text:list-item>
        <text:list-item>
          <text:p text:style-name="P650">To avoid ambiguity the data model encourages the use of controlled vocabulary and normative data, unique identifiers, and syntax encoding schemes. <text:span text:style-name="T310">T</text:span>o ensure human readability of the collection description the data model provides label-elements. <text:s/></text:p>
        </text:list-item>
      </text:list>
      <text:list xml:id="list9065499980241990014" text:style-name="L19">
        <text:list-item>
          <text:list>
            <text:list-item>
              <text:p text:style-name="P651">To facilitate mappings and transformations of already existing collection descriptions to collection descriptions based on the DCDDM, DCDDM supports several controlled vocabularies and encoding schemes (in fully awareness of the downsides of such a policy). </text:p>
            </text:list-item>
          </text:list>
        </text:list-item>
      </text:list>
      <text:list xml:id="list150006870158262" text:continue-list="list150005678706473" text:style-name="L11">
        <text:list-item>
          <text:p text:style-name="P645">The data model should enable multilingual descriptions in a flexible <text:span text:style-name="T179">but still practical</text:span> way. This means <text:span text:style-name="T310">that </text:span>the describing person <text:span text:style-name="T179">can</text:span> choose <text:span text:style-name="T310">the language for a given</text:span> information. <text:span text:style-name="T48">To achieve this requirement, the elements providing information in form of natural language and free text may be reused in as many languages as wished.</text:span></text:p>
        </text:list-item>
        <text:list-item>
          <text:p text:style-name="P652">The data model has to be flexible enough to describe well curated collections held in museums, libraries, archives, etc. as well <text:span text:style-name="T310">a</text:span>s <text:span text:style-name="T310">material collected by individual researcher stored on </text:span>personal hard drives. To archive this requirement the number of mandatory elements is kept as low as possible. <text:s/></text:p>
        </text:list-item>
        <text:list-item>
          <text:p text:style-name="P653">To <text:span text:style-name="T49">achieve a high and widespread acceptance the data model should allow at least one easy to produce, read and understand serialization (like a csv-table) or a hierarchically as flat as possible (such as an XML-file, validated by a matching XML-Schema).</text:span></text:p>
        </text:list-item>
        <text:list-item>
          <text:p text:style-name="P654">To <text:span text:style-name="T50">ease interoperability and to reveal semantic closeness to well known and extensively used metadata records (e.g. Dublin Core) the names and definitions of <text:s/>many classes, elements and attributes should be taken from well established ones. Nontheless to avoid any (technical) dependencies these names, definitions and specification will not be just referenced by simply providing quotes or links to the referenced elements, but will also be written down in this document. </text:span></text:p>
        </text:list-item>
        <text:list-item>
          <text:p text:style-name="P655">The DCDDM wishes to be an easy to use, but nevertheless functional and therefore widely accepted data model for collection descriptions. To <text:span text:style-name="T254">archive</text:span> this goal <text:span text:style-name="T311">it</text:span> has <text:span text:style-name="T311">to </text:span>be <text:span text:style-name="T52">extensively</text:span> tested an <text:span text:style-name="T52">evaluated</text:span> <text:span text:style-name="T254">'</text:span>in the wild<text:span text:style-name="T254">'</text:span>. <text:span text:style-name="T50">At the moment of writing this specification, </text:span>the <text:span text:style-name="T312">DCDDM</text:span> is mainly the result of a more theoretical discussion. This means that the model described in the paper has to be understood as an invitation to the interested community to use it, test it but most and for all <text:s/><text:span text:style-name="T77">criticize</text:span> it. </text:p>
        </text:list-item>
      </text:list>
      <text:h text:style-name="P633" text:outline-level="1"><text:bookmark-start text:name="__RefHeading__714_135821912"/>Classes<text:bookmark-end text:name="__RefHeading__714_135821912"/></text:h>
      <text:p text:style-name="P660">The Dublin Core Collections Application Profile (DCCAP) describes the relationships <text:s/>between all in all six different entities or classes, <text:span text:style-name="T255">namely</text:span> “Item”, “Collection”, “Cata<text:soft-page-break/>lo<text:span text:style-name="T311">g</text:span>ue”, “Agent”, “Location”, and “Service”. Following the DCMI Abstract Model a <text:span text:style-name="T51">“class” is understood as “</text:span>a<text:span text:style-name="T51"> group containing members that have attributes, behaviors, relationships or semantics in common; a kind of category.”</text:span><text:span text:style-name="T51"><text:note text:id="ftn5" text:note-class="footnote"><text:note-citation>6</text:note-citation><text:note-body><text:p text:style-name="Footnote"><text:reference-mark-start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span text:style-name="T78">Andy Powell et al., </text:span><text:span text:style-name="T79">DCMI Abstract Model</text:span><text:span text:style-name="T80">, June 4, 2007, http://dublincore.org/documents/abstract-model/.</text:span><text:reference-mark-end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p></text:note-body></text:note></text:span><text:span text:style-name="T51"> These</text:span> six<text:span text:style-name="T51"> classes refer to their respective real-world concepts (</text:span>item, <text:span text:style-name="T51">collection, </text:span>catalogue or index,<text:span text:style-name="T51"> agent, location, and service) and are defined through a certain number of mandatory and optional elements. </text:span></text:p>
      <text:p text:style-name="P661">The DCDDM instead <text:span text:style-name="T312">only</text:span> defines <text:span text:style-name="T312">two</text:span> classes which refer to the real world concepts collection and agent. Following the DCDDM´s naming conventions, the name<text:span text:style-name="T313">s</text:span> of <text:span text:style-name="T313">these</text:span> classes are written in capital letters and provided with the DCCDM´s prefix “dccdm”. </text:p>
      <text:p text:style-name="P661">Th<text:span text:style-name="T256">is alteration of the DCCAP is firstly linked to a class’s capacity of re-usability. Let us take a “Service” class as an example. DCCAP defines a Service as a “System that provides access to the Items within the Collection.” One could describe this Service in a very basic manner by providing for instance only a title property like “OAI-PMH” (</text:span><text:span text:style-name="T99">O</text:span><text:span text:style-name="T256">pen </text:span><text:span text:style-name="T99">A</text:span><text:span text:style-name="T256">rchives </text:span><text:span text:style-name="T99">I</text:span><text:span text:style-name="T256">nitiative </text:span><text:span text:style-name="T99">P</text:span><text:span text:style-name="T256">rotocol for </text:span><text:span text:style-name="T99">M</text:span><text:span text:style-name="T256">etadata </text:span><text:span text:style-name="T99">H</text:span><text:span text:style-name="T256">arvesting) <text:s/>or “Reading Room”. In the (plausible) scenario where a museum or a library wants to describe their collections they could define one Service-Class “Reading Room” and one Service-Class “OAI-PMH” and reference this classes to the matching collections. But as soon as someone wants to provide more specific information on how to access the items within a chosen collection, these basic Service-Classes will not be sufficient <text:s/>any more as each collection requires specific information to enable access to its items. In the case of an “OAI-PMH”-Service this specific parameter would be a ListSet and in the case of a “Reading-Room”-Service specific parameters could be opening hours or the reading room's address.</text:span></text:p>
      <text:p text:style-name="P662">Another reason for not implementing all <text:span text:style-name="T258">of the</text:span> DCCAP´s classes to the DCCDM is redundancy. <text:span text:style-name="T314">A short example: e</text:span>arly versions of the DCCDM still contained a Location-Class, providing information about <text:s/>“a place where a Collection is held”.<text:note text:id="ftn6" text:note-class="footnote"><text:note-citation>7</text:note-citation><text:note-body><text:p text:style-name="P640"><text:reference-mark-start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Dublin Core Collection Description Task Group, “Dublin Core Collections Application Profile.”<text:reference-mark-end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text:p></text:note-body></text:note> <text:span text:style-name="T314">It has become clear that the information provided through the Location-Class was in almost every collection description identical to the spatial information (which was) already provided through the Agent Class. Therefore it is reasonable to deduce the collection's location from the spatial information in the Agent-Class or to make them explicit in an optional location-property (dcddm:isLocatedAt) of the Collection Class. </text:span></text:p>
      <text:p text:style-name="P663">Redundancy <text:span text:style-name="T257">was</text:span> also one reason to abandon the DCCAP´s Catalogue- or Index-Class which would have been very similar <text:span text:style-name="T257">to the </text:span>Service-Class. <text:span text:style-name="T257">The main</text:span> reason <text:span text:style-name="T257">for not adopting the Catalogue- or Index-Class, though, are the aforementioned conceptual difficulties arising from the differentiation between a collection and a collection's catalogue or index. <text:s/></text:span></text:p>
      <text:p text:style-name="P664">As for the DCCAP<text:span text:style-name="T181"> as for the DCCDM a collection is defined as “a</text:span><text:span text:style-name="T183">n aggregation of resources” </text:span><text:span text:style-name="T181">or items, the focus of a collection description lies on the aggregation of items and not on the items themselves. Therefore a collection description </text:span><text:span text:style-name="T184">treats</text:span><text:span text:style-name="T181"> the</text:span> aggregated items in their collectivity. From the point of view of a collection description the single item of a collection is not relevant and therefore there is no need in defining or (re-)using an Item-Class. </text:p>
      <text:p text:style-name="P656"><text:span text:style-name="T258">To sum it all up, from the six classes mentioned in the DCCAP only the Agent- and the Collection-Class can be find in the DARIAH-DE Collection Description Data Model. The reduced number of classes diminishes of course the possibility to build relationships between the classes. In the DCDDM one or many dcddm:COLLECTION(s) can be “owned” or “collected” by one or many dcddm:AGENT(s) as well as one or many dcddm:AGENT(s) can own or collect one or many dcddm:COLLETIONS</text:span></text:p>
      <text:h text:style-name="Heading_20_3" text:outline-level="3"><text:bookmark-start text:name="__RefHeading__716_135821912"/><text:soft-page-break/>dcddm:COLLECTION<text:bookmark-end text:name="__RefHeading__716_135821912"/></text:h>
      <text:p text:style-name="P564">!!! Note: Phrases in <text:span text:style-name="T158">italics</text:span><text:span text:style-name="T130"> </text:span><text:span text:style-name="T151">are direct quotations !!! </text:span></text:p>
      <text:p text:style-name="P565"><text:span text:style-name="T151">M </text:span><text:span text:style-name="T130">= Mandatory</text:span></text:p>
      <text:p text:style-name="P566">O = Optional</text:p>
      <text:p text:style-name="P566">1 = maximal usage 1</text:p>
      <text:p text:style-name="P567">+ = multiple usage</text:p>
      <text:p text:style-name="P567"/>
      <table:table table:name="Tabelle50" table:style-name="Tabelle50">
        <table:table-column table:style-name="Tabelle50.A"/>
        <table:table-column table:style-name="Tabelle50.B"/>
        <table:table-row>
          <table:table-cell table:style-name="Tabelle50.A1" office:value-type="string">
            <text:p text:style-name="P42">Definition</text:p>
          </table:table-cell>
          <table:table-cell table:style-name="Tabelle50.B1" office:value-type="string">
            <text:p text:style-name="P64">A collection is an aggregation of items. The term collection means that the resource is described as a group.</text:p>
          </table:table-cell>
        </table:table-row>
        <table:table-row>
          <table:table-cell table:style-name="Tabelle50.A2" office:value-type="string">
            <text:p text:style-name="P58">See: </text:p>
          </table:table-cell>
          <table:table-cell table:style-name="Tabelle50.B2" office:value-type="string">
            <text:p text:style-name="P64"><text:a xlink:type="simple" xlink:href="http://dublincore.org/groups/collections/collection-application-profile/#colproperties" text:style-name="Internet_20_link" text:visited-style-name="Visited_20_Internet_20_Link">http://dublincore.org/groups/collections/collection-application-profile/#colproperties</text:a> </text:p>
          </table:table-cell>
        </table:table-row>
        <table:table-row>
          <table:table-cell table:style-name="Tabelle50.A2" office:value-type="string">
            <text:p text:style-name="P58">Comment</text:p>
          </table:table-cell>
          <table:table-cell table:style-name="Tabelle50.B2" office:value-type="string">
            <text:p text:style-name="P74">In the DARIAH Collection Description Data Model a dcddm:COLLECTION is understood as an entity <text:span text:style-name="T273">or class</text:span>, <text:span text:style-name="T273">defined</text:span> by <text:span text:style-name="T283">different </text:span>XX elements, which themselves can contain their own attributes and child elements. Entities or classes differ from other complex elements therefore only in one point. Entities or classes contain at least one unique and unambiguous identifier which allows and supports the re-usability of those <text:span text:style-name="T273">entities.</text:span> <text:s/></text:p>
          </table:table-cell>
        </table:table-row>
        <table:table-row>
          <table:table-cell table:style-name="Tabelle50.A2" office:value-type="string">
            <text:p text:style-name="P455">Values</text:p>
          </table:table-cell>
          <table:table-cell table:style-name="Tabelle50.B2" office:value-type="string">
            <text:p text:style-name="P444">Mandatory elements</text:p>
            <text:p text:style-name="P440">dcddm:title (M+)</text:p>
            <text:p text:style-name="P440">dcddm:collectionDescriptionCreated (M1)</text:p>
            <text:p text:style-name="P440">dcddm:description (M<text:span text:style-name="T277">+</text:span>)</text:p>
            <text:p text:style-name="P443">dcddm:hasContact (M<text:span text:style-name="T280">+)</text:span></text:p>
            <text:p text:style-name="P441">dcddm:<text:span text:style-name="T277">collectionType</text:span> (M1)</text:p>
            <text:p text:style-name="P442">dcddm:collectionDescriptionRights (M1)</text:p>
            <text:p text:style-name="P440">dcddm:accessRights (M1)</text:p>
            <text:p text:style-name="P440"/>
            <text:p text:style-name="P444">Content and Item related elements</text:p>
            <text:p text:style-name="P449">dcddm:subject (O+)</text:p>
            <text:p text:style-name="P449">dcddm:spatial (O+)</text:p>
            <text:p text:style-name="P449">dcddm:temporal (O+)</text:p>
            <text:p text:style-name="P449">dcddm:collectionCreated (O+)</text:p>
            <text:p text:style-name="P449">dcddm:dateItemsCreated (O+)</text:p>
            <text:p text:style-name="P449">dcddm:itemType (O+)</text:p>
            <text:p text:style-name="P449">dcddm:size (O1)</text:p>
            <text:p text:style-name="P449">dcddm:language (O+)</text:p>
            <text:p text:style-name="P465"><text:span text:style-name="T173">dcddm:</text:span>metadataEncodingScheme <text:span text:style-name="T277">(O+)</text:span></text:p>
            <text:p text:style-name="P449">dcddm:itemEncodingScheme (O+)</text:p>
            <text:p text:style-name="P449"/>
            <text:p text:style-name="P444">Contextual elements</text:p>
            <text:p text:style-name="P450">dcddm:creator (O+)</text:p>
            <text:p text:style-name="P450">dcddm:owner (O+)</text:p>
            <text:p text:style-name="P450">dcddm:audience(O+)</text:p>
            <text:p text:style-name="P450">dcddm:isLocatedAt (O+)</text:p>
            <text:p text:style-name="P450">dcddm:hasPartOf (O+)</text:p>
            <text:p text:style-name="P450">dcddm:isPartOf (O+)</text:p>
            <text:p text:style-name="P450">dcddm:associatedCollection (O+)</text:p>
            <text:p text:style-name="P450">dcddm:associatedProject (O+)</text:p>
            <text:p text:style-name="P451"><text:span text:style-name="T281">d</text:span>cddm:provenance (O+)</text:p>
            <text:p text:style-name="P450">dcddm:acronym (O1)</text:p>
            <text:p text:style-name="P450">dcddm:identifier (O1)</text:p>
            <text:p text:style-name="P450">dcddm:providedIdentifier (O+)</text:p>
            <text:p text:style-name="P450"/>
            <text:p text:style-name="P446">Collection policy elements</text:p>
            <text:p text:style-name="P451"><text:soft-page-break/>dcddm:accrualMethod <text:span text:style-name="T281">(O+)</text:span></text:p>
            <text:p text:style-name="P451"><text:span text:style-name="T281">d</text:span>cddm:accrualPeriodicity <text:span text:style-name="T281">(O</text:span>1<text:span text:style-name="T281">)</text:span></text:p>
            <text:p text:style-name="P451">dcddm:itemsRights (O+)</text:p>
            <text:p text:style-name="P451"/>
            <text:p text:style-name="P447">Service elements</text:p>
            <text:p text:style-name="P452">dcddm:hasWebPage (O1)</text:p>
            <text:p text:style-name="P452">dcddm:hasOAI-PMH (O1)</text:p>
            <text:p text:style-name="P452">dcddm:hasREST-API (O1)</text:p>
            <text:p text:style-name="P454">dcddm:hasSPARQLEndpoint <text:span text:style-name="T300">(O1)</text:span></text:p>
            <text:p text:style-name="P452">dcddm:hasOPAC (O1)</text:p>
            <text:p text:style-name="P452">dcddm:hasBEACON (O+)</text:p>
            <text:p text:style-name="P452">dcddm:hasReadingRoom (O+)</text:p>
            <text:p text:style-name="P452">dcddm:hasReproductionPossibilities (O+)</text:p>
          </table:table-cell>
        </table:table-row>
      </table:table>
      <text:h text:style-name="Heading_20_3" text:outline-level="3"><text:bookmark-start text:name="__RefHeading__5170_93448129"/>dcddm:<text:span text:style-name="T244">AGENT</text:span><text:bookmark-end text:name="__RefHeading__5170_93448129"/></text:h>
      <table:table table:name="Tabelle53" table:style-name="Tabelle53">
        <table:table-column table:style-name="Tabelle53.A"/>
        <table:table-column table:style-name="Tabelle53.B"/>
        <table:table-row>
          <table:table-cell table:style-name="Tabelle53.A1" office:value-type="string">
            <text:p text:style-name="P359">Definition</text:p>
          </table:table-cell>
          <table:table-cell table:style-name="Tabelle53.B1" office:value-type="string">
            <text:p text:style-name="P217">A resource that acts or has the power to act. Examples of Agent include person, organization, and software agent.</text:p>
          </table:table-cell>
        </table:table-row>
        <table:table-row>
          <table:table-cell table:style-name="Tabelle53.A2" office:value-type="string">
            <text:p text:style-name="P429">See</text:p>
          </table:table-cell>
          <table:table-cell table:style-name="Tabelle53.B2" office:value-type="string">
            <text:p text:style-name="P217"><text:a xlink:type="simple" xlink:href="http://dublincore.org/documents/2012/06/14/dcmi-terms/?v=terms#Agent" text:style-name="Internet_20_link" text:visited-style-name="Visited_20_Internet_20_Link">http://dublincore.org/documents/2012/06/14/dcmi-terms/?v=terms#Agent</text:a> </text:p>
          </table:table-cell>
        </table:table-row>
        <table:table-row>
          <table:table-cell table:style-name="Tabelle53.A2" office:value-type="string">
            <text:p text:style-name="P429">Comment</text:p>
          </table:table-cell>
          <table:table-cell table:style-name="Tabelle53.B2" office:value-type="string">
            <text:p text:style-name="P75">In the DARIAH Collection Description Data Model a dcddm:<text:span text:style-name="T282">AGENT</text:span> is understood as an entity <text:span text:style-name="T273">or class</text:span>, <text:span text:style-name="T273">defined</text:span> by <text:span text:style-name="T283">different </text:span>XX elements, which themselves can contain their own attributes and child elements. Entities or classes differ from other complex elements therefore only in one poin<text:span text:style-name="T293">t</text:span>. Entities or classes contain at least one unique and unambiguous identifier which allows and supports the re-usability of those <text:span text:style-name="T273">entities.</text:span></text:p>
          </table:table-cell>
        </table:table-row>
        <table:table-row>
          <table:table-cell table:style-name="Tabelle53.A2" office:value-type="string">
            <text:p text:style-name="P430">Value</text:p>
          </table:table-cell>
          <table:table-cell table:style-name="Tabelle53.B2" office:value-type="string">
            <text:p text:style-name="P445">Mandatory elements</text:p>
            <text:p text:style-name="P453">dcddm:agentType (M1)</text:p>
            <text:p text:style-name="P453">dcddm:name (M1)</text:p>
            <text:p text:style-name="P453"/>
            <text:p text:style-name="P448">Optional elements</text:p>
            <text:p text:style-name="P453">dcddm:forename (O+)</text:p>
            <text:p text:style-name="P453">dcddm:identifier (O+)</text:p>
            <text:p text:style-name="P453">dcddm:providedIdentifier (O+)</text:p>
            <text:p text:style-name="P453">dcddm:address (O1)</text:p>
            <text:p text:style-name="P453">dcddm:email (O+)</text:p>
            <text:p text:style-name="P453">dcddm:hasWebPage (O+)</text:p>
            <text:p text:style-name="P453">dcddm:phoneNumber (O+)</text:p>
          </table:table-cell>
        </table:table-row>
      </table:table>
      <text:h text:style-name="Heading_20_1" text:outline-level="1"><text:bookmark-start text:name="__RefHeading__5172_93448129"/>Elements<text:bookmark-end text:name="__RefHeading__5172_93448129"/></text:h>
      <text:h text:style-name="P568" text:outline-level="3"><text:bookmark-start text:name="__RefHeading__718_135821912"/>dcddm:title<text:bookmark-end text:name="__RefHeading__718_135821912"/></text:h>
      <table:table table:name="Tabelle1" table:style-name="Tabelle1">
        <table:table-column table:style-name="Tabelle1.A"/>
        <table:table-column table:style-name="Tabelle1.B"/>
        <table:table-row>
          <table:table-cell table:style-name="Tabelle1.A1" office:value-type="string">
            <text:p text:style-name="P37">Definition</text:p>
          </table:table-cell>
          <table:table-cell table:style-name="Tabelle1.B1" office:value-type="string">
            <text:p text:style-name="P60">A name given to the resource.</text:p>
          </table:table-cell>
        </table:table-row>
        <table:table-row>
          <table:table-cell table:style-name="Tabelle1.A2" office:value-type="string">
            <text:p text:style-name="P49">See</text:p>
          </table:table-cell>
          <table:table-cell table:style-name="Tabelle1.B2" office:value-type="string">
            <text:p text:style-name="P67">http://purl.org/dc/elements/1.1/title</text:p>
          </table:table-cell>
        </table:table-row>
        <table:table-row>
          <table:table-cell table:style-name="Tabelle1.A2" office:value-type="string">
            <text:p text:style-name="P37">Comment</text:p>
          </table:table-cell>
          <table:table-cell table:style-name="Tabelle1.B2" office:value-type="string">
            <text:p text:style-name="P61">A value string must be provided.</text:p>
            <text:p text:style-name="P65">The use of <text:span text:style-name="T231">the</text:span> <text:span text:style-name="T104">language attribute </text:span><text:span text:style-name="T91">xml:lang </text:span><text:span text:style-name="T104">is</text:span> recommended.</text:p>
            <text:p text:style-name="P61">To record titles in multiple languages, use multiple statements and in each statement associate the value string with the appropriate language tag.</text:p>
            <text:p text:style-name="P61">Where an existing name is used, the value string should preserve the original wording, order and spelling of an existing name. Punctuation need not <text:soft-page-break/>reflect the usage of the original. Subtitles should be separated from the title by a sequence of space-colon-space, for example:</text:p>
            <text:p text:style-name="P61">Voices from the Dust Bowl: The Charles L. Todd and Robert Sonkin Migrant Worker Collection</text:p>
            <text:p text:style-name="P21"><text:span text:style-name="T53">The usage of several different languages in one </text:span><text:span text:style-name="T66">title</text:span><text:span text:style-name="T53"> element should be avoided if possible.</text:span></text:p>
            <text:p text:style-name="P33">The <text:span text:style-name="T231">usage</text:span> of two title elements containing the same language is not recommended. </text:p>
          </table:table-cell>
        </table:table-row>
        <table:table-row>
          <table:table-cell table:style-name="Tabelle1.A2" office:value-type="string">
            <text:p text:style-name="P46">Value</text:p>
          </table:table-cell>
          <table:table-cell table:style-name="Tabelle1.B2" office:value-type="string">
            <text:p text:style-name="P18">String</text:p>
            <text:p text:style-name="P28">dcddm:simpleLiteral</text:p>
          </table:table-cell>
        </table:table-row>
        <table:table-row>
          <table:table-cell table:style-name="Tabelle1.A2" office:value-type="string">
            <text:p text:style-name="P43">Obligation</text:p>
          </table:table-cell>
          <table:table-cell table:style-name="Tabelle1.B2" office:value-type="string">
            <text:p text:style-name="P29">M1+</text:p>
          </table:table-cell>
        </table:table-row>
        <table:table-row>
          <table:table-cell table:style-name="Tabelle1.A2" office:value-type="string">
            <text:p text:style-name="P52">Attribute</text:p>
          </table:table-cell>
          <table:table-cell table:style-name="Tabelle1.B2" office:value-type="string">
            <text:p text:style-name="P239">Attribute: <text:span text:style-name="T81">xml:lang</text:span></text:p>
            <text:p text:style-name="P239"><text:span text:style-name="T259">V</text:span>alue:<text:span text:style-name="T181"> two to three lower case letters matching </text:span><text:span text:style-name="T185">ISO639-1 or ISO639-3. </text:span><text:span text:style-name="T186">Use of ISO639-3 is recommended. </text:span></text:p>
            <text:p text:style-name="P231">Usage: optional but recommended</text:p>
          </table:table-cell>
        </table:table-row>
        <table:table-row>
          <table:table-cell table:style-name="Tabelle1.A2" office:value-type="string">
            <text:p text:style-name="P43"><text:span text:style-name="T231">Example (a</text:span>s XML<text:span text:style-name="T231">)</text:span><text:note text:id="ftn7" text:note-class="footnote"><text:note-citation>8</text:note-citation><text:note-body><text:p text:style-name="P77"><text:s/>Be aware to escape any <text:span text:style-name="T157">characters which might interfere with the XML syntax (e.g. use</text:span><text:span text:style-name="T159"> &amp;amp;</text:span><text:span text:style-name="T157"> instead of </text:span><text:span text:style-name="T159">&amp; </text:span><text:span text:style-name="T157"><text:s/>or </text:span><text:span text:style-name="T159">&amp;lt;</text:span><text:span text:style-name="T157"> and </text:span><text:span text:style-name="T159">&amp;gt;</text:span><text:span text:style-name="T157"> instead of </text:span><text:span text:style-name="T159">&lt;</text:span><text:span text:style-name="T157"> and </text:span><text:span text:style-name="T159">&gt;.</text:span><text:span text:style-name="T157">)</text:span></text:p></text:note-body></text:note></text:p>
          </table:table-cell>
          <table:table-cell table:style-name="Tabelle1.B2" office:value-type="string">
            <text:p text:style-name="P29">&lt;dcddm:title xml:lang=”deu”&gt;<text:span text:style-name="T58">Internationales Dunhuang Projekt: Die Seidenstraße online&lt;/dcddm:title&gt;</text:span></text:p>
          </table:table-cell>
        </table:table-row>
      </table:table>
      <text:h text:style-name="P569" text:outline-level="3"><text:bookmark-start text:name="__RefHeading__5174_93448129"/>dcddm:hasContact<text:bookmark-end text:name="__RefHeading__5174_93448129"/></text:h>
      <table:table table:name="Tabelle52" table:style-name="Tabelle52">
        <table:table-column table:style-name="Tabelle52.A"/>
        <table:table-column table:style-name="Tabelle52.B"/>
        <table:table-row>
          <table:table-cell table:style-name="Tabelle52.A1" office:value-type="string">
            <text:p text:style-name="P59">Definition</text:p>
          </table:table-cell>
          <table:table-cell table:style-name="Tabelle52.B1" office:value-type="string">
            <text:p text:style-name="Table_20_Contents"><text:span text:style-name="T53">Provides at least one </text:span><text:span text:style-name="T74">possibility</text:span><text:span text:style-name="T53"> for potential users of the coll</text:span><text:span text:style-name="T74">ection to get in contact with a person/organisation responsible for the collection.</text:span></text:p>
          </table:table-cell>
        </table:table-row>
        <table:table-row>
          <table:table-cell table:style-name="Tabelle52.A2" office:value-type="string">
            <text:p text:style-name="P59">Comment</text:p>
          </table:table-cell>
          <table:table-cell table:style-name="Tabelle52.B2" office:value-type="string">
            <text:p text:style-name="P538">Possible contact information might be an email address (recommended), a phone number, a web page (which must provide contact information) or an address.</text:p>
            <text:p text:style-name="P539">For multiple contact information use multiple dcddm:hasContact statements. </text:p>
            <text:p text:style-name="P539">Each statement <text:span text:style-name="T279">contains</text:span> only one child element. </text:p>
          </table:table-cell>
        </table:table-row>
        <table:table-row>
          <table:table-cell table:style-name="Tabelle52.A2" office:value-type="string">
            <text:p text:style-name="P59">Values</text:p>
          </table:table-cell>
          <table:table-cell table:style-name="Tabelle52.B2" office:value-type="string">
            <text:p text:style-name="P538">Choose: </text:p>
            <text:p text:style-name="P245"><text:span text:style-name="T278">d</text:span>cddm:<text:span text:style-name="T278">email</text:span></text:p>
            <text:p text:style-name="P246">dcddm:hasWebPage</text:p>
            <text:p text:style-name="P246">dcddm:phoneNumber</text:p>
            <text:p text:style-name="P246">dcddm:address</text:p>
            <text:p text:style-name="P246">dcddm:AGENT</text:p>
          </table:table-cell>
        </table:table-row>
      </table:table>
      <text:h text:style-name="P570" text:outline-level="3"><text:bookmark-start text:name="__RefHeading__724_129713347"/>dcddm:identifier<text:bookmark-end text:name="__RefHeading__724_129713347"/></text:h>
      <table:table table:name="Tabelle3" table:style-name="Tabelle3">
        <table:table-column table:style-name="Tabelle3.A"/>
        <table:table-column table:style-name="Tabelle3.B"/>
        <table:table-row>
          <table:table-cell table:style-name="Tabelle3.A1" office:value-type="string">
            <text:p text:style-name="P48">Condition</text:p>
          </table:table-cell>
          <table:table-cell table:style-name="Tabelle3.B1" office:value-type="string">
            <text:p text:style-name="Table_20_Contents">Only if used in <text:span text:style-name="T235"><text:s/></text:span>application<text:span text:style-name="T235">s</text:span> which create their own <text:span text:style-name="T235">identifiers.</text:span> Otherwise this element should not be used</text:p>
          </table:table-cell>
        </table:table-row>
        <table:table-row>
          <table:table-cell table:style-name="Tabelle3.A2" office:value-type="string">
            <text:p text:style-name="P49">See</text:p>
          </table:table-cell>
          <table:table-cell table:style-name="Tabelle3.B2" office:value-type="string">
            <text:p text:style-name="Table_20_Contents"><text:a xlink:type="simple" xlink:href="http://purl.org/dc/elements/1.1/identifier" text:style-name="Internet_20_link" text:visited-style-name="Visited_20_Internet_20_Link">http://purl.org/dc/elements/1.1/identifier</text:a> </text:p>
          </table:table-cell>
        </table:table-row>
        <table:table-row>
          <table:table-cell table:style-name="Tabelle3.A2" office:value-type="string">
            <text:p text:style-name="P39">Definition</text:p>
          </table:table-cell>
          <table:table-cell table:style-name="Tabelle3.B2" office:value-type="string">
            <text:p text:style-name="P62">An unambiguous reference to the resource within a given context.</text:p>
          </table:table-cell>
        </table:table-row>
        <table:table-row>
          <table:table-cell table:style-name="Tabelle3.A2" office:value-type="string">
            <text:p text:style-name="P39">Comment</text:p>
          </table:table-cell>
          <table:table-cell table:style-name="Tabelle3.B2" office:value-type="string">
            <text:p text:style-name="P62"><text:span text:style-name="T53">A <text:s/>identifier </text:span><text:span text:style-name="T57">should</text:span><text:span text:style-name="T53"> be a URI, using a URI scheme that has been registered with IANA.</text:span></text:p>
            <text:p text:style-name="P73"><text:span text:style-name="T53">If the </text:span><text:span text:style-name="T69">DCDDM is used in applications which help creating collection descriptions </text:span><text:span text:style-name="T53">(i.e. DARIAH-DE Collection Registry), the </text:span><text:span text:style-name="T69">application</text:span><text:span text:style-name="T53"> has to provide a valid </text:span><text:span text:style-name="T72">identifier</text:span><text:span text:style-name="T53">. </text:span></text:p>
            <text:p text:style-name="P71"><text:span text:style-name="T53">The attribute </text:span><text:span text:style-name="T54">norm</text:span><text:span text:style-name="T55">d</text:span><text:span text:style-name="T54">ataRecord</text:span><text:span text:style-name="T67"> holds information about any normdata record the provided identifier is taken from. </text:span></text:p>
          </table:table-cell>
        </table:table-row>
        <text:soft-page-break/>
        <table:table-row>
          <table:table-cell table:style-name="Tabelle3.A2" office:value-type="string">
            <text:p text:style-name="P47">Value</text:p>
          </table:table-cell>
          <table:table-cell table:style-name="Tabelle3.B2" office:value-type="string">
            <text:p text:style-name="P20">String</text:p>
            <text:p text:style-name="P19">Syntax Encoding Scheme(s): <text:span text:style-name="T161">URI or</text:span></text:p>
            <text:p text:style-name="P35">dcddm:identifierValues</text:p>
          </table:table-cell>
        </table:table-row>
        <table:table-row>
          <table:table-cell table:style-name="Tabelle3.A2" office:value-type="string">
            <text:p text:style-name="P45">Obligation</text:p>
          </table:table-cell>
          <table:table-cell table:style-name="Tabelle3.B2" office:value-type="string">
            <text:p text:style-name="P30"><text:span text:style-name="T260">O</text:span>1</text:p>
          </table:table-cell>
        </table:table-row>
        <table:table-row>
          <table:table-cell table:style-name="Tabelle3.A2" office:value-type="string">
            <text:p text:style-name="P56">Attribute</text:p>
          </table:table-cell>
          <table:table-cell table:style-name="Tabelle3.B2" office:value-type="string">
            <text:p text:style-name="Table_20_Contents">Attribute: <text:span text:style-name="T81">normdataRecord</text:span></text:p>
            <text:p text:style-name="P535">Value: GND or VIAF, or OTHER or none</text:p>
            <text:p text:style-name="P535">Usage: mandatory</text:p>
            <text:p text:style-name="P535">Default: none</text:p>
          </table:table-cell>
        </table:table-row>
        <table:table-row>
          <table:table-cell table:style-name="Tabelle3.A2" office:value-type="string">
            <text:p text:style-name="P45">As XML</text:p>
          </table:table-cell>
          <table:table-cell table:style-name="Tabelle3.B2" office:value-type="string">
            <text:p text:style-name="P31"><text:span text:style-name="T58">&lt;dcddm:identifier </text:span><text:span text:style-name="T62">normdataRecord=”none”</text:span><text:span text:style-name="T58">&gt;http://idp.bbaw.de</text:span><text:span text:style-name="T64">&lt;/dcddm:identifier&gt;</text:span></text:p>
          </table:table-cell>
        </table:table-row>
      </table:table>
      <text:h text:style-name="P573" text:outline-level="3"><text:bookmark-start text:name="__RefHeading__746_135821912"/><text:span text:style-name="T100">d</text:span>cddm:<text:span text:style-name="T100">providedIdentifier</text:span><text:bookmark-end text:name="__RefHeading__746_135821912"/></text:h>
      <table:table table:name="Tabelle2" table:style-name="Tabelle2">
        <table:table-column table:style-name="Tabelle2.A"/>
        <table:table-column table:style-name="Tabelle2.B"/>
        <table:table-row>
          <table:table-cell table:style-name="Tabelle2.A1" office:value-type="string">
            <text:p text:style-name="P38">Definition</text:p>
          </table:table-cell>
          <table:table-cell table:style-name="Tabelle2.B1" office:value-type="string">
            <text:p text:style-name="P66">An unambiguous reference to the resource within a<text:span text:style-name="T103">n already existing</text:span> context <text:span text:style-name="T103">like an institution or an application. </text:span><text:s/></text:p>
          </table:table-cell>
        </table:table-row>
        <table:table-row>
          <table:table-cell table:style-name="Tabelle2.A2" office:value-type="string">
            <text:p text:style-name="P38">Comment</text:p>
          </table:table-cell>
          <table:table-cell table:style-name="Tabelle2.B2" office:value-type="string">
            <text:p text:style-name="P66"><text:span text:style-name="T53">I</text:span><text:span text:style-name="T68">n case your </text:span><text:span text:style-name="T73">resource</text:span><text:span text:style-name="T68"> is already supplied with </text:span><text:span text:style-name="T70">one ore more </text:span><text:span text:style-name="T68">identifier</text:span><text:span text:style-name="T70">s</text:span><text:span text:style-name="T68"> </text:span><text:span text:style-name="T69">which you would like </text:span><text:span text:style-name="T70">keep on using </text:span><text:span text:style-name="T71">to maintain interoperability.</text:span></text:p>
            <text:p text:style-name="P70"><text:span text:style-name="T53">The attribute </text:span><text:span text:style-name="T54">norm</text:span><text:span text:style-name="T55">d</text:span><text:span text:style-name="T54">ataRecord</text:span><text:span text:style-name="T67"> holds information about any normdata record the provided identifier is taken from. </text:span></text:p>
          </table:table-cell>
        </table:table-row>
        <table:table-row>
          <table:table-cell table:style-name="Tabelle2.A2" office:value-type="string">
            <text:p text:style-name="P46">Value</text:p>
          </table:table-cell>
          <table:table-cell table:style-name="Tabelle2.B2" office:value-type="string">
            <text:p text:style-name="P17">String</text:p>
          </table:table-cell>
        </table:table-row>
        <table:table-row>
          <table:table-cell table:style-name="Tabelle2.A2" office:value-type="string">
            <text:p text:style-name="P57">Attribute</text:p>
          </table:table-cell>
          <table:table-cell table:style-name="Tabelle2.B2" office:value-type="string">
            <text:p text:style-name="P537">Attribute: <text:span text:style-name="T81">normdataRecord</text:span></text:p>
            <text:p text:style-name="P536">Value: GND or VIAF, or OTHER or none</text:p>
            <text:p text:style-name="P536">Usage: mandatory</text:p>
            <text:p text:style-name="P146">Default: none</text:p>
          </table:table-cell>
        </table:table-row>
        <table:table-row>
          <table:table-cell table:style-name="Tabelle2.A2" office:value-type="string">
            <text:p text:style-name="P44">Obligation</text:p>
          </table:table-cell>
          <table:table-cell table:style-name="Tabelle2.B2" office:value-type="string">
            <text:p text:style-name="P32">O+</text:p>
          </table:table-cell>
        </table:table-row>
        <table:table-row>
          <table:table-cell table:style-name="Tabelle2.A2" office:value-type="string">
            <text:p text:style-name="P44"><text:span text:style-name="T162">Example (a</text:span>s XML<text:span text:style-name="T162">)</text:span></text:p>
          </table:table-cell>
          <table:table-cell table:style-name="Tabelle2.B2" office:value-type="string">
            <text:p text:style-name="P530"><text:span text:style-name="T59">&lt;dcddm:providedIdentifier </text:span><text:span text:style-name="T60">normdataRecord=”GND”</text:span><text:span text:style-name="T59"> &gt;</text:span><text:span text:style-name="T61">2088127-7</text:span><text:span text:style-name="T59">&lt;/dcddm:providedIdentifier&gt;</text:span></text:p>
          </table:table-cell>
        </table:table-row>
      </table:table>
      <text:h text:style-name="P574" text:outline-level="3"><text:bookmark-start text:name="__RefHeading__4944_928690357"/><text:span text:style-name="T240">d</text:span>cddm:<text:span text:style-name="T241">webPage</text:span><text:bookmark-end text:name="__RefHeading__4944_928690357"/></text:h>
      <table:table table:name="Tabelle4" table:style-name="Tabelle4">
        <table:table-column table:style-name="Tabelle4.A"/>
        <table:table-column table:style-name="Tabelle4.B"/>
        <table:table-row>
          <table:table-cell table:style-name="Tabelle4.A1" office:value-type="string">
            <text:p text:style-name="P356">Definition</text:p>
          </table:table-cell>
          <table:table-cell table:style-name="Tabelle4.B1" office:value-type="string">
            <text:p text:style-name="P215"><text:span text:style-name="T130">Provides a </text:span><text:span text:style-name="T142">web page related to the </text:span><text:span text:style-name="T148">resource</text:span><text:span text:style-name="T142">.</text:span></text:p>
          </table:table-cell>
        </table:table-row>
        <table:table-row>
          <table:table-cell table:style-name="Tabelle4.A2" office:value-type="string">
            <text:p text:style-name="P406">Comment</text:p>
          </table:table-cell>
          <table:table-cell table:style-name="Tabelle4.B2" office:value-type="string">
            <text:p text:style-name="P483">Only provide <text:span text:style-name="T241">web pages</text:span> when <text:span text:style-name="T241">you </text:span>can be sure that they will stay <text:span text:style-name="T241">online</text:span> for as long as the collection description is meant to be public <text:span text:style-name="T241">or you have the resources to keep them alive. </text:span></text:p>
          </table:table-cell>
        </table:table-row>
        <table:table-row>
          <table:table-cell table:style-name="Tabelle4.A2" office:value-type="string">
            <text:p text:style-name="P409">Value</text:p>
          </table:table-cell>
          <table:table-cell table:style-name="Tabelle4.B2" office:value-type="string">
            <text:p text:style-name="P487">String</text:p>
            <text:p text:style-name="P487">Syntax Encoding Scheme: URI</text:p>
          </table:table-cell>
        </table:table-row>
        <table:table-row>
          <table:table-cell table:style-name="Tabelle4.A2" office:value-type="string">
            <text:p text:style-name="P409">Obligation</text:p>
          </table:table-cell>
          <table:table-cell table:style-name="Tabelle4.B2" office:value-type="string">
            <text:p text:style-name="P487">O1</text:p>
          </table:table-cell>
        </table:table-row>
        <table:table-row>
          <table:table-cell table:style-name="Tabelle4.A2" office:value-type="string">
            <text:p text:style-name="P409">Example (as XML)</text:p>
          </table:table-cell>
          <table:table-cell table:style-name="Tabelle4.B2" office:value-type="string">
            <text:p text:style-name="P487">&lt;dcddm:web<text:span text:style-name="T261">P</text:span>age&gt;<text:a xlink:type="simple" xlink:href="http://www.hab.de/de/home/ueber-uns/kontakte-und-organisation/timo-steyer.htm" text:style-name="Internet_20_link" text:visited-style-name="Visited_20_Internet_20_Link"><text:span text:style-name="T242">http://www.hab.de/de/home/ueber-uns/kontakte-und-organisation/timo-steyer.htm</text:span></text:a><text:span text:style-name="T242">&lt;dcddm:webPage&gt;</text:span></text:p>
            <text:p text:style-name="P497">&lt;dcddm:webPage&gt; <text:span text:style-name="T63">http://idp.bbaw.de</text:span><text:span text:style-name="T58">&lt;/dcddm:webPage&gt;</text:span></text:p>
          </table:table-cell>
        </table:table-row>
      </table:table>
      <text:h text:style-name="P575" text:outline-level="3"><text:bookmark-start text:name="__RefHeading__843_129713347"/>dcddm:collectionType<text:bookmark-end text:name="__RefHeading__843_129713347"/></text:h>
      <table:table table:name="Tabelle5" table:style-name="Tabelle5">
        <table:table-column table:style-name="Tabelle5.A"/>
        <table:table-column table:style-name="Tabelle5.B"/>
        <table:table-row>
          <table:table-cell table:style-name="Tabelle5.A1" office:value-type="string">
            <text:p text:style-name="P40">Definition</text:p>
          </table:table-cell>
          <table:table-cell table:style-name="Tabelle5.B1" office:value-type="string">
            <text:p text:style-name="P68"><text:span text:style-name="T158">The nature or genre of the</text:span> collection. </text:p>
          </table:table-cell>
        </table:table-row>
        <table:table-row>
          <table:table-cell table:style-name="Tabelle5.A2" office:value-type="string">
            <text:p text:style-name="P50">See</text:p>
          </table:table-cell>
          <table:table-cell table:style-name="Tabelle5.B2" office:value-type="string">
            <text:p text:style-name="P72"><text:a xlink:type="simple" xlink:href="http://dublincore.org/groups/collections/collection-application-profile/#coldctype1" text:style-name="Internet_20_link" text:visited-style-name="Visited_20_Internet_20_Link">http://dublincore.org/groups/collections/collection-application-profile/#coldctype1</text:a> </text:p>
          </table:table-cell>
        </table:table-row>
        <table:table-row>
          <table:table-cell table:style-name="Tabelle5.A2" office:value-type="string">
            <text:p text:style-name="P50">Comment</text:p>
          </table:table-cell>
          <table:table-cell table:style-name="Tabelle5.B2" office:value-type="string">
            <text:p text:style-name="P147">Use of standard vocabulary required. Provided values are based on DARIAH-DE suggestions.</text:p>
          </table:table-cell>
        </table:table-row>
        <text:soft-page-break/>
        <table:table-row>
          <table:table-cell table:style-name="Tabelle5.A2" office:value-type="string">
            <text:p text:style-name="P50">Value</text:p>
          </table:table-cell>
          <table:table-cell table:style-name="Tabelle5.B2" office:value-type="string">
            <text:p text:style-name="P22">String</text:p>
            <text:p text:style-name="P22"><text:span text:style-name="T232">Controlled</text:span> vocabulary: <text:span text:style-name="T81">dcddm:collectionTypeValues</text:span></text:p>
          </table:table-cell>
        </table:table-row>
        <table:table-row>
          <table:table-cell table:style-name="Tabelle5.A2" office:value-type="string">
            <text:p text:style-name="P50">Obligation</text:p>
          </table:table-cell>
          <table:table-cell table:style-name="Tabelle5.B2" office:value-type="string">
            <text:p text:style-name="P22">M1</text:p>
          </table:table-cell>
        </table:table-row>
        <table:table-row>
          <table:table-cell table:style-name="Tabelle5.A2" office:value-type="string">
            <text:p text:style-name="P50">Default</text:p>
          </table:table-cell>
          <table:table-cell table:style-name="Tabelle5.B2" office:value-type="string">
            <text:p text:style-name="P22">Collection</text:p>
          </table:table-cell>
        </table:table-row>
        <table:table-row>
          <table:table-cell table:style-name="Tabelle5.A2" office:value-type="string">
            <text:p text:style-name="P51">Example(as XML)</text:p>
          </table:table-cell>
          <table:table-cell table:style-name="Tabelle5.B2" office:value-type="string">
            <text:p text:style-name="P25">&lt;dcddm:collectionType&gt;Collection&lt;/dcddm:collectionType&gt;</text:p>
          </table:table-cell>
        </table:table-row>
      </table:table>
      <text:h text:style-name="P576" text:outline-level="3"><text:bookmark-start text:name="__RefHeading__845_129713347"/>dcddm:description<text:bookmark-end text:name="__RefHeading__845_129713347"/></text:h>
      <table:table table:name="Tabelle6" table:style-name="Tabelle6">
        <table:table-column table:style-name="Tabelle6.A"/>
        <table:table-column table:style-name="Tabelle6.B"/>
        <table:table-row>
          <table:table-cell table:style-name="Tabelle6.A1" office:value-type="string">
            <text:p text:style-name="P41">Definition</text:p>
          </table:table-cell>
          <table:table-cell table:style-name="Tabelle6.B1" office:value-type="string">
            <text:p text:style-name="P63">A free text summary description of the collection.</text:p>
          </table:table-cell>
        </table:table-row>
        <table:table-row>
          <table:table-cell table:style-name="Tabelle6.A2" office:value-type="string">
            <text:p text:style-name="P51">See</text:p>
          </table:table-cell>
          <table:table-cell table:style-name="Tabelle6.B2" office:value-type="string">
            <text:p text:style-name="P69"><text:a xlink:type="simple" xlink:href="http://dublincore.org/groups/collections/collection-application-profile/#coldctermsabstract" text:style-name="Internet_20_link" text:visited-style-name="Visited_20_Internet_20_Link">http://dublincore.org/groups/collections/collection-application-profile/#coldctermsabstract</text:a> </text:p>
          </table:table-cell>
        </table:table-row>
        <table:table-row>
          <table:table-cell table:style-name="Tabelle6.A2" office:value-type="string">
            <text:p text:style-name="P51">Comment</text:p>
          </table:table-cell>
          <table:table-cell table:style-name="Tabelle6.B2" office:value-type="string">
            <text:p text:style-name="P63">A value string must be provided. <text:s/></text:p>
            <text:p text:style-name="P63">To record descriptions in multiple languages, use multiple statements and in each statement associate the value string with the appropriate <text:span text:style-name="T140">language attribute </text:span><text:span text:style-name="T153">xml:lang</text:span></text:p>
            <text:p text:style-name="P63">Although a description might contain detailed subject-specific information, at least part of the description should be understandable by an end-user with no specialist knowledge of the subject area.</text:p>
          </table:table-cell>
        </table:table-row>
        <table:table-row>
          <table:table-cell table:style-name="Tabelle6.A2" office:value-type="string">
            <text:p text:style-name="P51">Value</text:p>
          </table:table-cell>
          <table:table-cell table:style-name="Tabelle6.B2" office:value-type="string">
            <text:p text:style-name="P63">String</text:p>
            <text:p text:style-name="P27">dcddm:simpleLiteral</text:p>
          </table:table-cell>
        </table:table-row>
        <table:table-row>
          <table:table-cell table:style-name="Tabelle6.A2" office:value-type="string">
            <text:p text:style-name="P52">Attribute</text:p>
          </table:table-cell>
          <table:table-cell table:style-name="Tabelle6.B2" office:value-type="string">
            <text:p text:style-name="P239">Attribute: <text:span text:style-name="T81">xml:lang</text:span></text:p>
            <text:p text:style-name="P239">value:<text:span text:style-name="T181"> two to three lower case letters matching </text:span><text:span text:style-name="T185">ISO639-1 or ISO639-3. </text:span><text:span text:style-name="T186">Use of ISO639-3 is recommended. </text:span></text:p>
            <text:p text:style-name="P232">Usage: optional but recommended</text:p>
          </table:table-cell>
        </table:table-row>
        <table:table-row>
          <table:table-cell table:style-name="Tabelle6.A2" office:value-type="string">
            <text:p text:style-name="P51">Obligation</text:p>
          </table:table-cell>
          <table:table-cell table:style-name="Tabelle6.B2" office:value-type="string">
            <text:p text:style-name="P196">M+</text:p>
          </table:table-cell>
        </table:table-row>
        <table:table-row>
          <table:table-cell table:style-name="Tabelle6.A2" office:value-type="string">
            <text:p text:style-name="Table_20_Contents">Example (as XML)</text:p>
          </table:table-cell>
          <table:table-cell table:style-name="Tabelle6.B2" office:value-type="string">
            <text:p text:style-name="Table_20_Contents">&lt;dcddm:description <text:span text:style-name="T188">xml:lang=”deu”</text:span>&gt;<text:span text:style-name="T163">Das Internationale Dunhuang Projekt ist ein bahnbrechendes internationales Kooperationsprojekt mit dem Ziel, Informationen und Bilder aller Manuskripte, Gemälde, Textilien und Artefakte aus Dunhuang und anderen Fundstätten an der Seidenstraße frei im Internet verfügbar zu machen und ihre Nutzung durch Bildungs- und Forschungsprogramme zu fördern.</text:span>&lt;/dcddm:d<text:span text:style-name="T231">e</text:span>scription&gt;</text:p>
          </table:table-cell>
        </table:table-row>
      </table:table>
      <text:h text:style-name="P576" text:outline-level="3"><text:bookmark-start text:name="__RefHeading__847_129713347"/>dcddm:acronym<text:bookmark-end text:name="__RefHeading__847_129713347"/></text:h>
      <table:table table:name="Tabelle7" table:style-name="Tabelle7">
        <table:table-column table:style-name="Tabelle7.A"/>
        <table:table-column table:style-name="Tabelle7.B"/>
        <table:table-row>
          <table:table-cell table:style-name="Tabelle7.A1" office:value-type="string">
            <text:p text:style-name="P78">Definition</text:p>
          </table:table-cell>
          <table:table-cell table:style-name="Tabelle7.B1" office:value-type="string">
            <text:p text:style-name="P147">An acronym of the collection.</text:p>
          </table:table-cell>
        </table:table-row>
        <table:table-row>
          <table:table-cell table:style-name="Tabelle7.A2" office:value-type="string">
            <text:p text:style-name="P91">Comment</text:p>
          </table:table-cell>
          <table:table-cell table:style-name="Tabelle7.B2" office:value-type="string">
            <text:p text:style-name="Table_20_Contents">In case the collection is well known by <text:span text:style-name="T164">or often associated with an acronym. E.g. <text:s/>“Marx-Engels-Gesamtausgabe” or “MEGA”</text:span></text:p>
          </table:table-cell>
        </table:table-row>
        <table:table-row>
          <table:table-cell table:style-name="Tabelle7.A2" office:value-type="string">
            <text:p text:style-name="P92">Value</text:p>
          </table:table-cell>
          <table:table-cell table:style-name="Tabelle7.B2" office:value-type="string">
            <text:p text:style-name="Table_20_Contents">String</text:p>
          </table:table-cell>
        </table:table-row>
        <table:table-row>
          <table:table-cell table:style-name="Tabelle7.A2" office:value-type="string">
            <text:p text:style-name="P92">Obligation</text:p>
          </table:table-cell>
          <table:table-cell table:style-name="Tabelle7.B2" office:value-type="string">
            <text:p text:style-name="Table_20_Contents">O1</text:p>
          </table:table-cell>
        </table:table-row>
        <table:table-row>
          <table:table-cell table:style-name="Tabelle7.A2" office:value-type="string">
            <text:p text:style-name="P92">Example (as XML)</text:p>
          </table:table-cell>
          <table:table-cell table:style-name="Tabelle7.B2" office:value-type="string">
            <text:p text:style-name="Table_20_Contents">&lt;dcddm:acronym&gt;MEAG&lt;/dcddm&gt;</text:p>
          </table:table-cell>
        </table:table-row>
      </table:table>
      <text:h text:style-name="P577" text:outline-level="3"><text:bookmark-start text:name="__RefHeading__3579_129713347"/>dcddm:size<text:bookmark-end text:name="__RefHeading__3579_129713347"/></text:h>
      <table:table table:name="Tabelle8" table:style-name="Tabelle8">
        <table:table-column table:style-name="Tabelle8.A"/>
        <table:table-column table:style-name="Tabelle8.B"/>
        <table:table-row>
          <table:table-cell table:style-name="Tabelle8.A1" office:value-type="string">
            <text:p text:style-name="P79">Definition</text:p>
          </table:table-cell>
          <table:table-cell table:style-name="Tabelle8.B1" office:value-type="string">
            <text:p text:style-name="P197"><text:span text:style-name="T56">The size of the collection</text:span><text:span text:style-name="T53"> i. e. the number of items.</text:span></text:p>
          </table:table-cell>
        </table:table-row>
        <table:table-row>
          <table:table-cell table:style-name="Tabelle8.A2" office:value-type="string">
            <text:p text:style-name="P93">See</text:p>
          </table:table-cell>
          <table:table-cell table:style-name="Tabelle8.B2" office:value-type="string">
            <text:p text:style-name="P197"><text:a xlink:type="simple" xlink:href="http://dublincore.org/groups/collections/collection-application-profile/#coldctermsextent" text:style-name="Internet_20_link" text:visited-style-name="Visited_20_Internet_20_Link">http://dublincore.org/groups/collections/collection-application-profile/#coldctermsextent</text:a></text:p>
          </table:table-cell>
        </table:table-row>
        <table:table-row>
          <table:table-cell table:style-name="Tabelle8.A2" office:value-type="string">
            <text:p text:style-name="P93">Comment</text:p>
          </table:table-cell>
          <table:table-cell table:style-name="Tabelle8.B2" office:value-type="string">
            <text:p text:style-name="P197">The size or extent of the collection should be described by <text:soft-page-break/>providing the number of the collection`s item<text:span text:style-name="T165">s</text:span>. If the exact number is unknown or the collection is still growing a rough estimation should be provided. </text:p>
          </table:table-cell>
        </table:table-row>
        <table:table-row>
          <table:table-cell table:style-name="Tabelle8.A2" office:value-type="string">
            <text:p text:style-name="P97">Value</text:p>
          </table:table-cell>
          <table:table-cell table:style-name="Tabelle8.B2" office:value-type="string">
            <text:p text:style-name="P228">Integer</text:p>
          </table:table-cell>
        </table:table-row>
        <table:table-row>
          <table:table-cell table:style-name="Tabelle8.A2" office:value-type="string">
            <text:p text:style-name="P94">Obligation</text:p>
          </table:table-cell>
          <table:table-cell table:style-name="Tabelle8.B2" office:value-type="string">
            <text:p text:style-name="P228">O1</text:p>
          </table:table-cell>
        </table:table-row>
        <table:table-row>
          <table:table-cell table:style-name="Tabelle8.A2" office:value-type="string">
            <text:p text:style-name="P94">Example <text:span text:style-name="T166">(as XML)</text:span></text:p>
          </table:table-cell>
          <table:table-cell table:style-name="Tabelle8.B2" office:value-type="string">
            <text:p text:style-name="P228">&lt;dcddm:size&gt;12345&lt;/dcddm:size&gt;</text:p>
          </table:table-cell>
        </table:table-row>
      </table:table>
      <text:h text:style-name="P578" text:outline-level="3"><text:bookmark-start text:name="__RefHeading__1239_286741148"/>dcddm:language<text:bookmark-end text:name="__RefHeading__1239_286741148"/></text:h>
      <table:table table:name="Tabelle9" table:style-name="Tabelle9">
        <table:table-column table:style-name="Tabelle9.A"/>
        <table:table-column table:style-name="Tabelle9.B"/>
        <table:table-row>
          <table:table-cell table:style-name="Tabelle9.A1" office:value-type="string">
            <text:p text:style-name="P80">Definition</text:p>
          </table:table-cell>
          <table:table-cell table:style-name="Tabelle9.B1" office:value-type="string">
            <text:p text:style-name="P162">A language of the items in the collection.</text:p>
          </table:table-cell>
        </table:table-row>
        <table:table-row>
          <table:table-cell table:style-name="Tabelle9.A2" office:value-type="string">
            <text:p text:style-name="P95">See</text:p>
          </table:table-cell>
          <table:table-cell table:style-name="Tabelle9.B2" office:value-type="string">
            <text:p text:style-name="P199"><text:a xlink:type="simple" xlink:href="http://dublincore.org/groups/collections/collection-application-profile/#coldclanguage" text:style-name="Internet_20_link" text:visited-style-name="Visited_20_Internet_20_Link"><text:span text:style-name="T130">http://dublincore.org/groups/collections/collection-application-profile/#coldclanguage</text:span></text:a><text:span text:style-name="T130"> </text:span></text:p>
          </table:table-cell>
        </table:table-row>
        <table:table-row>
          <table:table-cell table:style-name="Tabelle9.A2" office:value-type="string">
            <text:p text:style-name="P95">Comment</text:p>
          </table:table-cell>
          <table:table-cell table:style-name="Tabelle9.B2" office:value-type="string">
            <text:p text:style-name="Table_20_Contents"><text:span text:style-name="T160">A value string must be provided; The value string should be a language name in the form of the three character code defined by</text:span> <text:span text:style-name="T130">ISO 639-3</text:span>.</text:p>
            <text:p text:style-name="P531">To facilitate mappings and transformations of already existing collection descriptions the use of the two character code defined by ISO 639-1 is possible but ISO 639-3 is the recommended standard.</text:p>
            <text:p text:style-name="P532">Indicate the chosen standard through the attribute <text:span text:style-name="T81">isoStandard</text:span> </text:p>
            <text:p text:style-name="P199">Where the collection covers multiple languages, a separate statement should be used for each language.</text:p>
          </table:table-cell>
        </table:table-row>
        <table:table-row>
          <table:table-cell table:style-name="Tabelle9.A2" office:value-type="string">
            <text:p text:style-name="P95">Value</text:p>
          </table:table-cell>
          <table:table-cell table:style-name="Tabelle9.B2" office:value-type="string">
            <text:p text:style-name="P229">String</text:p>
            <text:p text:style-name="P233">Syntax Encoding Scheme: ISO639-1 or ISO639-3</text:p>
            <text:p text:style-name="P229">Controlled Vocabulary: ISO639-1 or ISO639-3</text:p>
          </table:table-cell>
        </table:table-row>
        <table:table-row>
          <table:table-cell table:style-name="Tabelle9.A2" office:value-type="string">
            <text:p text:style-name="P95">Attribute</text:p>
          </table:table-cell>
          <table:table-cell table:style-name="Tabelle9.B2" office:value-type="string">
            <text:p text:style-name="P147">Attribute: <text:span text:style-name="T82">isoStandard</text:span></text:p>
            <text:p text:style-name="P147"><text:span text:style-name="T167">Value(s): ISO639-1 or </text:span>ISO639-<text:span text:style-name="T167">3</text:span></text:p>
            <text:p text:style-name="P178">Usage: mandatory </text:p>
          </table:table-cell>
        </table:table-row>
        <table:table-row>
          <table:table-cell table:style-name="Tabelle9.A2" office:value-type="string">
            <text:p text:style-name="P96">Obligation</text:p>
          </table:table-cell>
          <table:table-cell table:style-name="Tabelle9.B2" office:value-type="string">
            <text:p text:style-name="P179">O+</text:p>
          </table:table-cell>
        </table:table-row>
        <table:table-row>
          <table:table-cell table:style-name="Tabelle9.A2" office:value-type="string">
            <text:p text:style-name="P96">Example (as XML)</text:p>
          </table:table-cell>
          <table:table-cell table:style-name="Tabelle9.B2" office:value-type="string">
            <text:p text:style-name="P179">&lt;dcddm:language isoStandard=”ISO639-3”&gt;deu&lt;/dcddm:language&gt;</text:p>
            <text:p text:style-name="P179">&lt;dcddm:language isoStandard=”ISO639-3”&gt;eng&lt;/dcddm:language&gt;</text:p>
          </table:table-cell>
        </table:table-row>
      </table:table>
      <text:h text:style-name="P579" text:outline-level="3"><text:bookmark-start text:name="__RefHeading__1307_286741148"/>dcddm:<text:span text:style-name="T168">itemType</text:span><text:bookmark-end text:name="__RefHeading__1307_286741148"/></text:h>
      <table:table table:name="Tabelle10" table:style-name="Tabelle10">
        <table:table-column table:style-name="Tabelle10.A"/>
        <table:table-column table:style-name="Tabelle10.B"/>
        <table:table-row>
          <table:table-cell table:style-name="Tabelle10.A1" office:value-type="string">
            <text:p text:style-name="P81">Definition</text:p>
          </table:table-cell>
          <table:table-cell table:style-name="Tabelle10.B1" office:value-type="string">
            <text:p text:style-name="P163">The nature or genre of one or more items within the collection.</text:p>
          </table:table-cell>
        </table:table-row>
        <table:table-row>
          <table:table-cell table:style-name="Tabelle10.A2" office:value-type="string">
            <text:p text:style-name="P97">See:</text:p>
          </table:table-cell>
          <table:table-cell table:style-name="Tabelle10.B2" office:value-type="string">
            <text:p text:style-name="P180"><text:a xlink:type="simple" xlink:href="http://dublincore.org/groups/collections/collection-application-profile/#colclditemType" text:style-name="Internet_20_link" text:visited-style-name="Visited_20_Internet_20_Link">http://dublincore.org/groups/collections/collection-</text:a><text:a xlink:type="simple" xlink:href="http://dublincore.org/groups/collections/collection-application-profile/#colclditemType" text:style-name="Internet_20_link" text:visited-style-name="Visited_20_Internet_20_Link">application-profile/#colclditemType</text:a> </text:p>
          </table:table-cell>
        </table:table-row>
        <table:table-row>
          <table:table-cell table:style-name="Tabelle10.A2" office:value-type="string">
            <text:p text:style-name="P97">Comment:</text:p>
          </table:table-cell>
          <table:table-cell table:style-name="Tabelle10.B2" office:value-type="string">
            <text:p text:style-name="P192">The value strings are provided by DCMI Type Vocabulary. See: <text:a xlink:type="simple" xlink:href="http://dublincore.org/documents/dcmi-type-vocabulary/#H7" text:style-name="Internet_20_link" text:visited-style-name="Visited_20_Internet_20_Link">http://dublincore.org/documents/dcmi-type-</text:a><text:a xlink:type="simple" xlink:href="http://dublincore.org/documents/dcmi-type-vocabulary/#H7" text:style-name="Internet_20_link" text:visited-style-name="Visited_20_Internet_20_Link">vocabulary/#H7</text:a> </text:p>
            <text:p text:style-name="P175">Where the collection includes items of multiple types,<text:span text:style-name="T130"> the significance of each </text:span><text:span text:style-name="T131">dcddm:</text:span><text:span text:style-name="T130">itemType for the collection is expressed through the order of the elements beginning with the most important one.</text:span></text:p>
          </table:table-cell>
        </table:table-row>
        <table:table-row>
          <table:table-cell table:style-name="Tabelle10.A2" office:value-type="string">
            <text:p text:style-name="P97">Value</text:p>
          </table:table-cell>
          <table:table-cell table:style-name="Tabelle10.B2" office:value-type="string">
            <text:p text:style-name="P192">String</text:p>
            <text:p text:style-name="P192">Controlled Vocabulary: <text:span text:style-name="T81">dcddm:itemTypeValues</text:span></text:p>
          </table:table-cell>
        </table:table-row>
        <table:table-row>
          <table:table-cell table:style-name="Tabelle10.A2" office:value-type="string">
            <text:p text:style-name="P98">Obligation</text:p>
          </table:table-cell>
          <table:table-cell table:style-name="Tabelle10.B2" office:value-type="string">
            <text:p text:style-name="P193">O+</text:p>
          </table:table-cell>
        </table:table-row>
        <table:table-row>
          <table:table-cell table:style-name="Tabelle10.A2" office:value-type="string">
            <text:p text:style-name="P98">Example (as XML)</text:p>
          </table:table-cell>
          <table:table-cell table:style-name="Tabelle10.B2" office:value-type="string">
            <text:p text:style-name="P193">&lt;dcddm:itemType&gt;Image&lt;/dcddm:itemType&gt;</text:p>
            <text:p text:style-name="P193">&lt;dcddm:itemType&gt;Physical Object&lt;/dcddm:itemType&gt;</text:p>
            <text:p text:style-name="P193"><text:soft-page-break/>&lt;dcddm:itemType&gt;Text&lt;/dcddm:itemType&gt;</text:p>
          </table:table-cell>
        </table:table-row>
      </table:table>
      <text:h text:style-name="P580" text:outline-level="3"><text:bookmark-start text:name="__RefHeading__1309_286741148"/>dcddm:<text:span text:style-name="T169">collectionDescriptionRights</text:span><text:bookmark-end text:name="__RefHeading__1309_286741148"/></text:h>
      <table:table table:name="Tabelle11" table:style-name="Tabelle11">
        <table:table-column table:style-name="Tabelle11.A"/>
        <table:table-column table:style-name="Tabelle11.B"/>
        <table:table-row>
          <table:table-cell table:style-name="Tabelle11.A1" office:value-type="string">
            <text:p text:style-name="P82">Definition</text:p>
          </table:table-cell>
          <table:table-cell table:style-name="Tabelle11.B1" office:value-type="string">
            <text:p text:style-name="P164">A statement of any rights held in/over the <text:span text:style-name="T169">collection </text:span><text:span text:style-name="T131">description</text:span>. </text:p>
          </table:table-cell>
        </table:table-row>
        <table:table-row>
          <table:table-cell table:style-name="Tabelle11.A2" office:value-type="string">
            <text:p text:style-name="P99">See</text:p>
          </table:table-cell>
          <table:table-cell table:style-name="Tabelle11.B2" office:value-type="string">
            <text:p text:style-name="P164"><text:a xlink:type="simple" xlink:href="http://dublincore.org/groups/collections/collection-application-profile/#coldcrights" text:style-name="Internet_20_link" text:visited-style-name="Visited_20_Internet_20_Link"><text:span text:style-name="T130">http://dublincore.org/groups/collections/collection-application-profile/#coldcrights</text:span></text:a><text:span text:style-name="T130"> </text:span></text:p>
          </table:table-cell>
        </table:table-row>
        <table:table-row>
          <table:table-cell table:style-name="Tabelle11.A2" office:value-type="string">
            <text:p text:style-name="P99">Comment</text:p>
          </table:table-cell>
          <table:table-cell table:style-name="Tabelle11.B2" office:value-type="string">
            <text:p text:style-name="P152">Provides information concerning the collection description and NOT the items of the collections. </text:p>
            <text:p text:style-name="P158"><text:span text:style-name="T104">The value strings are </text:span><text:span text:style-name="T105">provided and maintained by DARIAH-DE</text:span><text:span text:style-name="T104">.</text:span></text:p>
          </table:table-cell>
        </table:table-row>
        <table:table-row>
          <table:table-cell table:style-name="Tabelle11.A2" office:value-type="string">
            <text:p text:style-name="P99">Value</text:p>
          </table:table-cell>
          <table:table-cell table:style-name="Tabelle11.B2" office:value-type="string">
            <text:p text:style-name="P155">String</text:p>
            <text:p text:style-name="P155">Controlled Vocabulary: <text:span text:style-name="T81">dcddm:rightsValues</text:span></text:p>
          </table:table-cell>
        </table:table-row>
        <table:table-row>
          <table:table-cell table:style-name="Tabelle11.A2" office:value-type="string">
            <text:p text:style-name="P101">Obligation </text:p>
          </table:table-cell>
          <table:table-cell table:style-name="Tabelle11.B2" office:value-type="string">
            <text:p text:style-name="P157">O1</text:p>
          </table:table-cell>
        </table:table-row>
        <table:table-row>
          <table:table-cell table:style-name="Tabelle11.A2" office:value-type="string">
            <text:p text:style-name="P101">Example (as XML)</text:p>
          </table:table-cell>
          <table:table-cell table:style-name="Tabelle11.B2" office:value-type="string">
            <text:p text:style-name="P152">&lt;dcddm:collectionDescriptionRigths&gt;Attribution Non-Commercial Share Alike v1.0(CC BY-NC-SA)&lt;/dcddm:rights&gt;</text:p>
          </table:table-cell>
        </table:table-row>
      </table:table>
      <text:h text:style-name="P581" text:outline-level="3"><text:bookmark-start text:name="__RefHeading__1311_286741148"/>dcddm:<text:span text:style-name="T169">itemRights</text:span><text:bookmark-end text:name="__RefHeading__1311_286741148"/></text:h>
      <table:table table:name="Tabelle12" table:style-name="Tabelle12">
        <table:table-column table:style-name="Tabelle12.A"/>
        <table:table-column table:style-name="Tabelle12.B"/>
        <table:table-row>
          <table:table-cell table:style-name="Tabelle12.A1" office:value-type="string">
            <text:p text:style-name="P83">Definition</text:p>
          </table:table-cell>
          <table:table-cell table:style-name="Tabelle12.B1" office:value-type="string">
            <text:p text:style-name="P165">A statement of any rights held in/over the <text:span text:style-name="T169">collection´s </text:span><text:span text:style-name="T131">items</text:span>. </text:p>
          </table:table-cell>
        </table:table-row>
        <table:table-row>
          <table:table-cell table:style-name="Tabelle12.A2" office:value-type="string">
            <text:p text:style-name="P100">See</text:p>
          </table:table-cell>
          <table:table-cell table:style-name="Tabelle12.B2" office:value-type="string">
            <text:p text:style-name="P165"><text:a xlink:type="simple" xlink:href="http://dublincore.org/groups/collections/collection-application-profile/#coldcrights" text:style-name="Internet_20_link" text:visited-style-name="Visited_20_Internet_20_Link"><text:span text:style-name="T130">http://dublincore.org/groups/collections/collection-</text:span></text:a><text:a xlink:type="simple" xlink:href="http://dublincore.org/groups/collections/collection-application-profile/#coldcrights" text:style-name="Internet_20_link" text:visited-style-name="Visited_20_Internet_20_Link"><text:span text:style-name="T130">application-profile/#coldcrights</text:span></text:a><text:span text:style-name="T130"> </text:span></text:p>
          </table:table-cell>
        </table:table-row>
        <table:table-row>
          <table:table-cell table:style-name="Tabelle12.A2" office:value-type="string">
            <text:p text:style-name="P100">Comment</text:p>
          </table:table-cell>
          <table:table-cell table:style-name="Tabelle12.B2" office:value-type="string">
            <text:p text:style-name="P152">Provides information concerning the collection´s items. </text:p>
            <text:p text:style-name="P150">Where the collection includes items <text:span text:style-name="T169">with different rights</text:span>,<text:span text:style-name="T130"> </text:span><text:span text:style-name="T131">use several dcddm:itemRights statements. T</text:span><text:span text:style-name="T130">he significance of each </text:span><text:span text:style-name="T131">dcddm: itemRights</text:span><text:span text:style-name="T130"> is expressed through the order of the elements beginning with the most important one.</text:span></text:p>
            <text:p text:style-name="P154">Use of standard vocabulary required. Provided values are based on DARIAH-DE suggestions and maintained by DARIAH-DE.</text:p>
          </table:table-cell>
        </table:table-row>
        <table:table-row>
          <table:table-cell table:style-name="Tabelle12.A2" office:value-type="string">
            <text:p text:style-name="P100">Value</text:p>
          </table:table-cell>
          <table:table-cell table:style-name="Tabelle12.B2" office:value-type="string">
            <text:p text:style-name="P156">String</text:p>
            <text:p text:style-name="P156">Controlled Vocabulary: <text:span text:style-name="T81">dcddm:rightsValues</text:span></text:p>
          </table:table-cell>
        </table:table-row>
        <table:table-row>
          <table:table-cell table:style-name="Tabelle12.A2" office:value-type="string">
            <text:p text:style-name="P101">Obligation </text:p>
          </table:table-cell>
          <table:table-cell table:style-name="Tabelle12.B2" office:value-type="string">
            <text:p text:style-name="P157">O+</text:p>
          </table:table-cell>
        </table:table-row>
        <table:table-row>
          <table:table-cell table:style-name="Tabelle12.A2" office:value-type="string">
            <text:p text:style-name="P101">Example (as XML)</text:p>
          </table:table-cell>
          <table:table-cell table:style-name="Tabelle12.B2" office:value-type="string">
            <text:p text:style-name="P153">&lt;dcddm:itemRights&gt;Attribution v1.0(CC BY)&lt;/dcddm:itemRights&gt;</text:p>
            <text:p text:style-name="P152">&lt;dcddm:rigths&gt;Attribution Non-Commercial Share Alike v1.0(CC BY-NC-SA)&lt;/dcddm:rights&gt;</text:p>
          </table:table-cell>
        </table:table-row>
      </table:table>
      <text:h text:style-name="P582" text:outline-level="3"><text:bookmark-start text:name="__RefHeading__1313_286741148"/>dcddm:<text:span text:style-name="T170">accessRights</text:span><text:bookmark-end text:name="__RefHeading__1313_286741148"/></text:h>
      <table:table table:name="Tabelle13" table:style-name="Tabelle13">
        <table:table-column table:style-name="Tabelle13.A"/>
        <table:table-column table:style-name="Tabelle13.B"/>
        <table:table-row>
          <table:table-cell table:style-name="Tabelle13.A1" office:value-type="string">
            <text:p text:style-name="P84">Definition</text:p>
          </table:table-cell>
          <table:table-cell table:style-name="Tabelle13.B1" office:value-type="string">
            <text:p text:style-name="P166">A statement of any access restrictions placed on the collection.</text:p>
          </table:table-cell>
        </table:table-row>
        <table:table-row>
          <table:table-cell table:style-name="Tabelle13.A2" office:value-type="string">
            <text:p text:style-name="P102">See</text:p>
          </table:table-cell>
          <table:table-cell table:style-name="Tabelle13.B2" office:value-type="string">
            <text:p text:style-name="P166"><text:a xlink:type="simple" xlink:href="http://dublincore.org/groups/collections/collection-application-profile/#coldctermsaccessRights" text:style-name="Internet_20_link" text:visited-style-name="Visited_20_Internet_20_Link"><text:span text:style-name="T130">http://dublincore.org/groups/collections/collection-application-profile/#coldctermsaccessRights</text:span></text:a><text:span text:style-name="T130"> </text:span></text:p>
          </table:table-cell>
        </table:table-row>
        <table:table-row>
          <table:table-cell table:style-name="Tabelle13.A2" office:value-type="string">
            <text:p text:style-name="P103">Comment</text:p>
          </table:table-cell>
          <table:table-cell table:style-name="Tabelle13.B2" office:value-type="string">
            <text:p text:style-name="P154">Use of standard vocabulary required. Provided values are based on DARIAH-DE suggestions and maintained by DARIAH-DE.</text:p>
          </table:table-cell>
        </table:table-row>
        <table:table-row>
          <table:table-cell table:style-name="Tabelle13.A2" office:value-type="string">
            <text:p text:style-name="P103">Value</text:p>
          </table:table-cell>
          <table:table-cell table:style-name="Tabelle13.B2" office:value-type="string">
            <text:p text:style-name="P159">String</text:p>
            <text:p text:style-name="P159">Controlled Vocabulary: <text:span text:style-name="T81">dcddm:accesRightsValues</text:span></text:p>
          </table:table-cell>
        </table:table-row>
        <table:table-row>
          <table:table-cell table:style-name="Tabelle13.A2" office:value-type="string">
            <text:p text:style-name="P103">Obligation</text:p>
          </table:table-cell>
          <table:table-cell table:style-name="Tabelle13.B2" office:value-type="string">
            <text:p text:style-name="P159">M1</text:p>
          </table:table-cell>
        </table:table-row>
        <table:table-row>
          <table:table-cell table:style-name="Tabelle13.A2" office:value-type="string">
            <text:p text:style-name="P103">Example (as XML)</text:p>
          </table:table-cell>
          <table:table-cell table:style-name="Tabelle13.B2" office:value-type="string">
            <text:p text:style-name="P159">&lt;dcddm:accessRights&gt;free&lt;/dcddm:accessRights&gt;</text:p>
          </table:table-cell>
        </table:table-row>
      </table:table>
      <text:h text:style-name="P583" text:outline-level="3"><text:bookmark-start text:name="__RefHeading__1315_286741148"/><text:soft-page-break/>dcddm:<text:span text:style-name="T179">accrualMethod</text:span><text:bookmark-end text:name="__RefHeading__1315_286741148"/></text:h>
      <table:table table:name="Tabelle14" table:style-name="Tabelle14">
        <table:table-column table:style-name="Tabelle14.A"/>
        <table:table-column table:style-name="Tabelle14.B"/>
        <table:table-row>
          <table:table-cell table:style-name="Tabelle14.A1" office:value-type="string">
            <text:p text:style-name="P85">Definition</text:p>
          </table:table-cell>
          <table:table-cell table:style-name="Tabelle14.B1" office:value-type="string">
            <text:p text:style-name="P167">A method by which items are added to a collection.</text:p>
          </table:table-cell>
        </table:table-row>
        <table:table-row>
          <table:table-cell table:style-name="Tabelle14.A2" office:value-type="string">
            <text:p text:style-name="P104">See</text:p>
          </table:table-cell>
          <table:table-cell table:style-name="Tabelle14.B2" office:value-type="string">
            <text:p text:style-name="P181"><text:a xlink:type="simple" xlink:href="http://dublincore.org/groups/collections/collection-application-profile/#coldctermsaccrualMethod" text:style-name="Internet_20_link" text:visited-style-name="Visited_20_Internet_20_Link">http://dublincore.org/groups/collections/collection-application-profile/#coldctermsaccrualMethod</text:a></text:p>
          </table:table-cell>
        </table:table-row>
        <table:table-row>
          <table:table-cell table:style-name="Tabelle14.A2" office:value-type="string">
            <text:p text:style-name="P104">Comment</text:p>
          </table:table-cell>
          <table:table-cell table:style-name="Tabelle14.B2" office:value-type="string">
            <text:p text:style-name="P167"><text:span text:style-name="T130">Recommended best practice is to use a value from a standard vocabulary provided and maintained by DARIAH-DE but based on </text:span><text:a xlink:type="simple" xlink:href="http://dublincore.org/groups/collections/accrual-method/" text:style-name="Internet_20_link" text:visited-style-name="Visited_20_Internet_20_Link"><text:span text:style-name="T130">http://dublincore.org/groups/collections/accrual-method/</text:span></text:a><text:span text:style-name="T130">. </text:span></text:p>
            <text:p text:style-name="P167">A value string must be provided.</text:p>
            <text:p text:style-name="P167">Where multiple methods apply, a separate statement should be used for each method.<text:span text:style-name="T130"> </text:span><text:span text:style-name="T132">The importance of each dcddm:accrualMethod <text:s/>statement is expressed by the applied order, beginning with the most important one. </text:span></text:p>
          </table:table-cell>
        </table:table-row>
        <table:table-row>
          <table:table-cell table:style-name="Tabelle14.A2" office:value-type="string">
            <text:p text:style-name="Table_20_Contents">Value</text:p>
          </table:table-cell>
          <table:table-cell table:style-name="Tabelle14.B2" office:value-type="string">
            <text:p text:style-name="P147">String</text:p>
            <text:p text:style-name="P147">Controlled Vocabulary: <text:span text:style-name="T81">dcddm:</text:span><text:span text:style-name="T83">accrualMethodsValues</text:span></text:p>
          </table:table-cell>
        </table:table-row>
        <table:table-row>
          <table:table-cell table:style-name="Tabelle14.A2" office:value-type="string">
            <text:p text:style-name="P237">Obligation</text:p>
          </table:table-cell>
          <table:table-cell table:style-name="Tabelle14.B2" office:value-type="string">
            <text:p text:style-name="P194">O+</text:p>
          </table:table-cell>
        </table:table-row>
        <table:table-row table:style-name="Tabelle14.6">
          <table:table-cell table:style-name="Tabelle14.A2" office:value-type="string">
            <text:p text:style-name="P238">Example <text:span text:style-name="T171">(as XML)</text:span></text:p>
          </table:table-cell>
          <table:table-cell table:style-name="Tabelle14.B2" office:value-type="string">
            <text:p text:style-name="P194">&lt;dcddm:accrualMethod&gt;itemcreation&lt;/dcddm:accrualMethod&gt;</text:p>
            <text:p text:style-name="P194">&lt;dcddm:accrualMethod&gt;licen<text:span text:style-name="T180">s</text:span>e&lt;/dcddm:accrualMethod&gt;</text:p>
          </table:table-cell>
        </table:table-row>
      </table:table>
      <text:h text:style-name="P584" text:outline-level="3"><text:bookmark-start text:name="__RefHeading__1356_286741148"/>dcddm:<text:span text:style-name="T179">accrualPeriodicity</text:span><text:bookmark-end text:name="__RefHeading__1356_286741148"/></text:h>
      <table:table table:name="Tabelle15" table:style-name="Tabelle15">
        <table:table-column table:style-name="Tabelle15.A"/>
        <table:table-column table:style-name="Tabelle15.B"/>
        <table:table-row>
          <table:table-cell table:style-name="Tabelle15.A1" office:value-type="string">
            <text:p text:style-name="P86">Definition</text:p>
          </table:table-cell>
          <table:table-cell table:style-name="Tabelle15.B1" office:value-type="string">
            <text:p text:style-name="P171">A frequency with which items are added to a collection.</text:p>
          </table:table-cell>
        </table:table-row>
        <table:table-row>
          <table:table-cell table:style-name="Tabelle15.A2" office:value-type="string">
            <text:p text:style-name="P105">See</text:p>
          </table:table-cell>
          <table:table-cell table:style-name="Tabelle15.B2" office:value-type="string">
            <text:p text:style-name="P182"><text:a xlink:type="simple" xlink:href="http://dublincore.org/groups/collections/collection-application-profile/#coldctermsaccrualPeriodicity" text:style-name="Internet_20_link" text:visited-style-name="Visited_20_Internet_20_Link">http://dublincore.org/groups/collections/collection-application-profile/#coldctermsaccrualPeriodicity</text:a> </text:p>
          </table:table-cell>
        </table:table-row>
        <table:table-row>
          <table:table-cell table:style-name="Tabelle15.A2" office:value-type="string">
            <text:p text:style-name="P105">Comment</text:p>
          </table:table-cell>
          <table:table-cell table:style-name="Tabelle15.B2" office:value-type="string">
            <text:p text:style-name="P168"><text:span text:style-name="T130">Recommended best practice is to use a value from a standard vocabulary provided and maintained by DARIAH-DE but based on </text:span><text:a xlink:type="simple" xlink:href="http://dublincore.org/groups/collections/frequency/" text:style-name="Internet_20_link" text:visited-style-name="Visited_20_Internet_20_Link"><text:span text:style-name="T133">http://dublincore.org/groups/collections/frequency/</text:span></text:a><text:span text:style-name="T133"> </text:span><text:span text:style-name="T130"><text:s/></text:span></text:p>
            <text:p text:style-name="P168">A value string must be provided.</text:p>
          </table:table-cell>
        </table:table-row>
        <table:table-row>
          <table:table-cell table:style-name="Tabelle15.A2" office:value-type="string">
            <text:p text:style-name="P105">Value</text:p>
          </table:table-cell>
          <table:table-cell table:style-name="Tabelle15.B2" office:value-type="string">
            <text:p text:style-name="P182">String</text:p>
            <text:p text:style-name="P182">Controlled Vocabulary: <text:span text:style-name="T81">dcddm:accrualPeriodicityValues</text:span></text:p>
          </table:table-cell>
        </table:table-row>
        <table:table-row>
          <table:table-cell table:style-name="Tabelle15.A2" office:value-type="string">
            <text:p text:style-name="P106">Obligation</text:p>
          </table:table-cell>
          <table:table-cell table:style-name="Tabelle15.B2" office:value-type="string">
            <text:p text:style-name="P184">O1</text:p>
          </table:table-cell>
        </table:table-row>
        <table:table-row>
          <table:table-cell table:style-name="Tabelle15.A2" office:value-type="string">
            <text:p text:style-name="P107">Example <text:span text:style-name="T178">(as XML)</text:span></text:p>
          </table:table-cell>
          <table:table-cell table:style-name="Tabelle15.B2" office:value-type="string">
            <text:p text:style-name="P184">&lt;dcddm:accrualPeriodicity&gt;ongoing&lt;/dcddm:accrualPeriodicity&gt;</text:p>
          </table:table-cell>
        </table:table-row>
      </table:table>
      <text:h text:style-name="P585" text:outline-level="3"><text:bookmark-start text:name="__RefHeading__1358_286741148"/>dcddm:<text:span text:style-name="T179">accrualPolicy</text:span><text:bookmark-end text:name="__RefHeading__1358_286741148"/></text:h>
      <table:table table:name="Tabelle16" table:style-name="Tabelle16">
        <table:table-column table:style-name="Tabelle16.A"/>
        <table:table-column table:style-name="Tabelle16.B"/>
        <table:table-row>
          <table:table-cell table:style-name="Tabelle16.A1" office:value-type="string">
            <text:p text:style-name="P87">Definition</text:p>
          </table:table-cell>
          <table:table-cell table:style-name="Tabelle16.B1" office:value-type="string">
            <text:p text:style-name="P172">A policy governing the addition of items to a collection.</text:p>
          </table:table-cell>
        </table:table-row>
        <table:table-row>
          <table:table-cell table:style-name="Tabelle16.A2" office:value-type="string">
            <text:p text:style-name="P108">See</text:p>
          </table:table-cell>
          <table:table-cell table:style-name="Tabelle16.B2" office:value-type="string">
            <text:p text:style-name="P172"><text:a xlink:type="simple" xlink:href="http://dublincore.org/groups/collections/collection-application-profile/#coldctermsaccrualPolicy" text:style-name="Internet_20_link" text:visited-style-name="Visited_20_Internet_20_Link"><text:span text:style-name="T130">http://dublincore.org/groups/collections/collection-</text:span></text:a><text:a xlink:type="simple" xlink:href="http://dublincore.org/groups/collections/collection-application-profile/#coldctermsaccrualPolicy" text:style-name="Internet_20_link" text:visited-style-name="Visited_20_Internet_20_Link"><text:span text:style-name="T130">application-profile/#coldctermsaccrualPolicy</text:span></text:a><text:span text:style-name="T130"> </text:span></text:p>
          </table:table-cell>
        </table:table-row>
        <table:table-row>
          <table:table-cell table:style-name="Tabelle16.A2" office:value-type="string">
            <text:p text:style-name="P108">Comment</text:p>
          </table:table-cell>
          <table:table-cell table:style-name="Tabelle16.B2" office:value-type="string">
            <text:p text:style-name="P169"><text:span text:style-name="T130">Recommended best practice is to use a value from a standard vocabulary provided and maintained by DARIAH-DE but based on </text:span><text:a xlink:type="simple" xlink:href="http://dublincore.org/groups/collections/accrual-policy/" text:style-name="Internet_20_link" text:visited-style-name="Visited_20_Internet_20_Link"><text:span text:style-name="T134">http://dublincore.org/groups/collections/accrual-policy/</text:span></text:a><text:span text:style-name="T134"> </text:span></text:p>
            <text:p text:style-name="P169">A value string must be provided.</text:p>
            <text:p text:style-name="P170">Where multiple methods apply, a separate statement should be used for each method.<text:span text:style-name="T130"> </text:span><text:span text:style-name="T132">The importance of each </text:span><text:span text:style-name="T135">statement</text:span><text:span text:style-name="T132"> is expressed by the applied order, beginning with the most important one. </text:span></text:p>
          </table:table-cell>
        </table:table-row>
        <table:table-row>
          <table:table-cell table:style-name="Tabelle16.A2" office:value-type="string">
            <text:p text:style-name="P108">Value</text:p>
          </table:table-cell>
          <table:table-cell table:style-name="Tabelle16.B2" office:value-type="string">
            <text:p text:style-name="P183">String</text:p>
            <text:p text:style-name="P183">Controlled Vocabulary: <text:span text:style-name="T81">dcddm:accrualP</text:span><text:span text:style-name="T84">olic</text:span><text:span text:style-name="T81">yValues</text:span></text:p>
          </table:table-cell>
        </table:table-row>
        <text:soft-page-break/>
        <table:table-row>
          <table:table-cell table:style-name="Tabelle16.A2" office:value-type="string">
            <text:p text:style-name="P109">Obligation</text:p>
          </table:table-cell>
          <table:table-cell table:style-name="Tabelle16.B2" office:value-type="string">
            <text:p text:style-name="P185">O<text:span text:style-name="T189">+</text:span></text:p>
          </table:table-cell>
        </table:table-row>
        <table:table-row>
          <table:table-cell table:style-name="Tabelle16.A2" office:value-type="string">
            <text:p text:style-name="P110">Example <text:span text:style-name="T178">(as XML)</text:span></text:p>
          </table:table-cell>
          <table:table-cell table:style-name="Tabelle16.B2" office:value-type="string">
            <text:p text:style-name="P185">&lt;dcddm:accrualPolicy&gt;weekly&lt;/dcddm:accrualPolicy&gt;</text:p>
          </table:table-cell>
        </table:table-row>
      </table:table>
      <text:h text:style-name="P586" text:outline-level="3"><text:bookmark-start text:name="__RefHeading__2026_1913877112"/>dcddm:provenance<text:bookmark-end text:name="__RefHeading__2026_1913877112"/></text:h>
      <table:table table:name="Tabelle17" table:style-name="Tabelle17">
        <table:table-column table:style-name="Tabelle17.A"/>
        <table:table-column table:style-name="Tabelle17.B"/>
        <table:table-row>
          <table:table-cell table:style-name="Tabelle17.A1" office:value-type="string">
            <text:p text:style-name="P88">Definition</text:p>
          </table:table-cell>
          <table:table-cell table:style-name="Tabelle17.B1" office:value-type="string">
            <text:p text:style-name="P173">A statement of any changes in ownership and custody of the collection that are significant for its authenticity, integrity and interpretation.</text:p>
          </table:table-cell>
        </table:table-row>
        <table:table-row>
          <table:table-cell table:style-name="Tabelle17.A2" office:value-type="string">
            <text:p text:style-name="P111">See</text:p>
          </table:table-cell>
          <table:table-cell table:style-name="Tabelle17.B2" office:value-type="string">
            <text:p text:style-name="P173"><text:a xlink:type="simple" xlink:href="http://dublincore.org/groups/collections/collection-application-profile/#coldctermsprovenance" text:style-name="Internet_20_link" text:visited-style-name="Visited_20_Internet_20_Link"><text:span text:style-name="T130">http://dublincore.org/groups/collections/collection-application-profile/#coldctermsprovenance</text:span></text:a><text:span text:style-name="T130"> </text:span></text:p>
          </table:table-cell>
        </table:table-row>
        <table:table-row>
          <table:table-cell table:style-name="Tabelle17.A2" office:value-type="string">
            <text:p text:style-name="P111">Comment</text:p>
          </table:table-cell>
          <table:table-cell table:style-name="Tabelle17.B2" office:value-type="string">
            <text:p text:style-name="P148">To record <text:span text:style-name="T207">changes in ownership and custody</text:span> in multiple languages, use multiple statements and in each statement associate the value string with the appropriate language tag <text:span text:style-name="T154">xml:lang</text:span>. </text:p>
            <text:p text:style-name="P161">Use only one statement to report all changes, instead of one statement for each changement. </text:p>
            <text:p text:style-name="P160">Do not just note the name of places/persons or institution without providing some more information on the number of the concerning items or on the date the described changes took place.</text:p>
          </table:table-cell>
        </table:table-row>
        <table:table-row>
          <table:table-cell table:style-name="Tabelle17.A2" office:value-type="string">
            <text:p text:style-name="P111">Value</text:p>
          </table:table-cell>
          <table:table-cell table:style-name="Tabelle17.B2" office:value-type="string">
            <text:p text:style-name="P149">String</text:p>
            <text:p text:style-name="P34">dcddm:simpleLiteral</text:p>
          </table:table-cell>
        </table:table-row>
        <table:table-row>
          <table:table-cell table:style-name="Tabelle17.A2" office:value-type="string">
            <text:p text:style-name="P52">Attribute</text:p>
          </table:table-cell>
          <table:table-cell table:style-name="Tabelle17.B2" office:value-type="string">
            <text:p text:style-name="P239">Attribute: <text:span text:style-name="T81">xml:lang</text:span></text:p>
            <text:p text:style-name="P239">value:<text:span text:style-name="T181"> two to three lower case letters matching </text:span><text:span text:style-name="T185">ISO639-1 or ISO639-3. </text:span><text:span text:style-name="T186">Use of ISO639-3 is recommended. </text:span></text:p>
            <text:p text:style-name="P230">Usage: optional but recommended</text:p>
          </table:table-cell>
        </table:table-row>
        <table:table-row>
          <table:table-cell table:style-name="Tabelle17.A2" office:value-type="string">
            <text:p text:style-name="P55">Obligation</text:p>
          </table:table-cell>
          <table:table-cell table:style-name="Tabelle17.B2" office:value-type="string">
            <text:p text:style-name="P466">O+</text:p>
          </table:table-cell>
        </table:table-row>
        <table:table-row>
          <table:table-cell table:style-name="Tabelle17.A2" office:value-type="string">
            <text:p text:style-name="P53">Example (as XML)</text:p>
          </table:table-cell>
          <table:table-cell table:style-name="Tabelle17.B2" office:value-type="string">
            <text:p text:style-name="P243"><text:span text:style-name="T81">don´t</text:span> &lt;dcddm:provenance xml:lang=”deu”&gt;Duisburg/Essen&lt;/dcddm:provenance&gt;</text:p>
            <text:p text:style-name="P244">do <text:span text:style-name="T104">&lt;dcddm:provenance xml:lang=”deu”&gt;Rund zwei Drittel der Objekte der Sammlung waren bis 2012 im Besitz der Stadt Duisburg/Essen.&lt;/dcddm:provenance&gt;</text:span></text:p>
          </table:table-cell>
        </table:table-row>
      </table:table>
      <text:h text:style-name="P587" text:outline-level="3"><text:bookmark-start text:name="__RefHeading__2028_1913877112"/><office:annotation office:name="__Annotation__3514_1216570832"><dc:creator>Unbekannter Autor</dc:creator><dc:date>2015-05-28T09:55:18</dc:date><text:list text:style-name=""><text:list-item><text:p text:style-name="P667"><text:span text:style-name="T315">Better: Providing a controlled Vocabulary? Taken from the collection description which are already published in the CR</text:span></text:p></text:list-item><text:list-item><text:p text:style-name="P667"><text:span text:style-name="T315"><text:a xlink:href="http://digital-archiv.at:8081/exist/apps/DARIAH-Collection/pages/values.html" xlink:type="simple">http://digital-archiv.at:8081/exist/apps/DARIAH-Collection/pages/values.html</text:a></text:span></text:p></text:list-item><text:list-item><text:p text:style-name="P667"><text:span text:style-name="T315"/></text:p></text:list-item><text:list-item><text:p text:style-name="P667"><text:span text:style-name="T315">Not such a <text:s/>good idea because most of those entries are in German and partly very heterogeneous. </text:span></text:p></text:list-item></text:list></office:annotation>dcddm:<text:span text:style-name="T190">audience</text:span><office:annotation-end office:name="__Annotation__3514_1216570832"/><text:bookmark-end text:name="__RefHeading__2028_1913877112"/></text:h>
      <table:table table:name="Tabelle18" table:style-name="Tabelle18">
        <table:table-column table:style-name="Tabelle18.A"/>
        <table:table-column table:style-name="Tabelle18.B"/>
        <table:table-row>
          <table:table-cell table:style-name="Tabelle18.A1" office:value-type="string">
            <text:p text:style-name="P89">Definition</text:p>
          </table:table-cell>
          <table:table-cell table:style-name="Tabelle18.B1" office:value-type="string">
            <text:p text:style-name="P174">A class of entity for whom the collection is intended or useful.</text:p>
          </table:table-cell>
        </table:table-row>
        <table:table-row>
          <table:table-cell table:style-name="Tabelle18.A2" office:value-type="string">
            <text:p text:style-name="P112">See</text:p>
          </table:table-cell>
          <table:table-cell table:style-name="Tabelle18.B2" office:value-type="string">
            <text:p text:style-name="P186"><text:a xlink:type="simple" xlink:href="http://dublincore.org/groups/collections/collection-application-profile/#coldctermsaudience" text:style-name="Internet_20_link" text:visited-style-name="Visited_20_Internet_20_Link">http://dublincore.org/groups/collections/collection-application-profile/#coldctermsaudience</text:a> </text:p>
          </table:table-cell>
        </table:table-row>
        <table:table-row>
          <table:table-cell table:style-name="Tabelle18.A2" office:value-type="string">
            <text:p text:style-name="P112">Comment</text:p>
          </table:table-cell>
          <table:table-cell table:style-name="Tabelle18.B2" office:value-type="string">
            <text:p text:style-name="P176">A value string must be provided.</text:p>
            <text:p text:style-name="P176">Where a collection is intended or useful for multiple audiences, a separate statement should be used for each audience. </text:p>
            <text:p text:style-name="P176"><text:span text:style-name="T132">The importance of each </text:span><text:span text:style-name="T135">statement</text:span><text:span text:style-name="T132"> is expressed by the applied order, beginning with the most important one.</text:span></text:p>
            <text:p text:style-name="P151">To record descriptions in multiple languages, use multiple statements and in each statement associate the value string with the appropriate language ta<text:span text:style-name="T233">g </text:span><text:span text:style-name="T154">xml:lang</text:span><text:span text:style-name="T141">.</text:span></text:p>
          </table:table-cell>
        </table:table-row>
        <table:table-row>
          <table:table-cell table:style-name="Tabelle18.A2" office:value-type="string">
            <text:p text:style-name="P112">Value</text:p>
          </table:table-cell>
          <table:table-cell table:style-name="Tabelle18.B2" office:value-type="string">
            <text:p text:style-name="P176">String</text:p>
            <text:p text:style-name="P34">dcddm:simpleLiteral</text:p>
          </table:table-cell>
        </table:table-row>
        <table:table-row>
          <table:table-cell table:style-name="Tabelle18.A2" office:value-type="string">
            <text:p text:style-name="P52">Attribute</text:p>
          </table:table-cell>
          <table:table-cell table:style-name="Tabelle18.B2" office:value-type="string">
            <text:p text:style-name="P239">Attribute: <text:span text:style-name="T81">xml:lang</text:span></text:p>
            <text:p text:style-name="P239">value:<text:span text:style-name="T181"> two to three lower case letters matching </text:span><text:span text:style-name="T185">ISO639-1 or ISO639-3. </text:span><text:span text:style-name="T186">Use of ISO639-3 is recommended. </text:span></text:p>
            <text:p text:style-name="P467"><text:span text:style-name="T186">U</text:span><text:span text:style-name="T185">sage: optional but recommended</text:span></text:p>
          </table:table-cell>
        </table:table-row>
        <table:table-row>
          <table:table-cell table:style-name="Tabelle18.A2" office:value-type="string">
            <text:p text:style-name="P55">Obligation</text:p>
          </table:table-cell>
          <table:table-cell table:style-name="Tabelle18.B2" office:value-type="string">
            <text:p text:style-name="P466">O+</text:p>
          </table:table-cell>
        </table:table-row>
        <text:soft-page-break/>
        <table:table-row>
          <table:table-cell table:style-name="Tabelle18.A2" office:value-type="string">
            <text:p text:style-name="P54">Example (as XML)</text:p>
          </table:table-cell>
          <table:table-cell table:style-name="Tabelle18.B2" office:value-type="string">
            <text:p text:style-name="P247">&lt;dcddm:audience xml:lang=”eng”&gt;Historians&lt;/dcddm:audience&gt;</text:p>
            <text:p text:style-name="P247">&lt;dcddm:audience xml:lang=”deu”&gt;Historiker&lt;/dcddm:audience&gt;</text:p>
          </table:table-cell>
        </table:table-row>
      </table:table>
      <text:h text:style-name="P587" text:outline-level="3"><text:bookmark-start text:name="__RefHeading__2030_1913877112"/>dcddm:<text:span text:style-name="T191">subject</text:span><text:bookmark-end text:name="__RefHeading__2030_1913877112"/></text:h>
      <table:table table:name="Tabelle19" table:style-name="Tabelle19">
        <table:table-column table:style-name="Tabelle19.A"/>
        <table:table-column table:style-name="Tabelle19.B"/>
        <table:table-row>
          <table:table-cell table:style-name="Tabelle19.A1" office:value-type="string">
            <text:p text:style-name="P89">Definition</text:p>
          </table:table-cell>
          <table:table-cell table:style-name="Tabelle19.B1" office:value-type="string">
            <text:p text:style-name="P174">A subject or topic associated with the items in the collection.</text:p>
          </table:table-cell>
        </table:table-row>
        <table:table-row>
          <table:table-cell table:style-name="Tabelle19.A2" office:value-type="string">
            <text:p text:style-name="P112">See</text:p>
          </table:table-cell>
          <table:table-cell table:style-name="Tabelle19.B2" office:value-type="string">
            <text:p text:style-name="P174"><text:a xlink:type="simple" xlink:href="http://dublincore.org/groups/collections/collection-application-profile/#coldcsubject" text:style-name="Internet_20_link" text:visited-style-name="Visited_20_Internet_20_Link"><text:span text:style-name="T130">http://dublincore.org/groups/collections/collection-application-profile/#coldcsubject</text:span></text:a><text:span text:style-name="T130"> </text:span></text:p>
          </table:table-cell>
        </table:table-row>
        <table:table-row>
          <table:table-cell table:style-name="Tabelle19.A2" office:value-type="string">
            <text:p text:style-name="P112">Comment</text:p>
          </table:table-cell>
          <table:table-cell table:style-name="Tabelle19.B2" office:value-type="string">
            <text:p text:style-name="P314">Keywords or subject descriptors associated with items in the collection.</text:p>
            <text:p text:style-name="P314">The terms used indicate the subject matter of the collection.</text:p>
            <text:p text:style-name="P253">To enable homogenous descriptions the values of dcddm:subjects have to be taken from a controlled vocabulary, namely from GND, LCSH and DDC though the preferred vocabularies are GND and LCSH. </text:p>
            <text:p text:style-name="P253">To avoid ambiguity the subjects must be referred by their specific identifiers. </text:p>
            <text:p text:style-name="P253">To keep up the collection description´s human readability a label element should be provided. </text:p>
            <text:p text:style-name="P253"><text:span text:style-name="T65">To record multiple languages, use multiple </text:span><text:span text:style-name="T64">labels.</text:span></text:p>
            <text:p text:style-name="P283">Where multiple keywords or subject descriptors are provided, a separate statement should be used for each keyword or descriptor.</text:p>
            <text:p text:style-name="P177"><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19.A2" office:value-type="string">
            <text:p text:style-name="P114">Value</text:p>
          </table:table-cell>
          <table:table-cell table:style-name="Tabelle19.B2" office:value-type="string">
            <text:p text:style-name="P285"><text:span text:style-name="T81">dcddm:subjectValues </text:span><text:span text:style-name="T107">(M</text:span><text:span text:style-name="T108">1</text:span><text:span text:style-name="T107">)</text:span></text:p>
            <text:p text:style-name="P286"><text:span text:style-name="T81">dcddm:label </text:span><text:span text:style-name="T104">(O</text:span><text:span text:style-name="T108">+</text:span><text:span text:style-name="T104">)</text:span></text:p>
          </table:table-cell>
        </table:table-row>
        <table:table-row>
          <table:table-cell table:style-name="Tabelle19.A2" office:value-type="string">
            <text:p text:style-name="P118">Obligation</text:p>
          </table:table-cell>
          <table:table-cell table:style-name="Tabelle19.B2" office:value-type="string">
            <text:p text:style-name="P252">O+</text:p>
          </table:table-cell>
        </table:table-row>
        <table:table-row>
          <table:table-cell table:style-name="Tabelle19.A2" office:value-type="string">
            <text:p text:style-name="P116">Example (as XML)</text:p>
          </table:table-cell>
          <table:table-cell table:style-name="Tabelle19.B2" office:value-type="string">
            <text:p text:style-name="P251">&lt;dcddm:subject&gt;</text:p>
            <text:p text:style-name="P251"><text:s text:c="3"/>&lt;dcddm:subjectValue normdataRecord=”LCSH”&gt;sh85136255&lt;/dcddm:subjectValue&gt;</text:p>
            <text:p text:style-name="P251"><text:s text:c="3"/>&lt;dcddm:label xml=”eng”&gt;Tourism&lt;/dcddm:label&gt;</text:p>
            <text:p text:style-name="P251">&lt;/dcddm:subject&gt;</text:p>
            <text:p text:style-name="P248">&lt;dcddm:subject&gt;</text:p>
            <text:p text:style-name="P248"><text:s text:c="4"/>&lt;dcddm:subjectValue normdataRecord=”<text:span text:style-name="T206">GND</text:span>”&gt;<text:span text:style-name="T206">4018406-7</text:span>&lt;/dcddm:subjectValue&gt;</text:p>
            <text:p text:style-name="P248"><text:s text:c="4"/>&lt;dcddm:label xml:lang=”<text:span text:style-name="T206">deu</text:span>”&gt;<text:span text:style-name="T206">Tourismus</text:span>&lt;/dcddm:label&gt;</text:p>
            <text:p text:style-name="P248">&lt;/dcddm:subject<text:span text:style-name="T207">&gt;</text:span></text:p>
            <text:p text:style-name="P249">&lt;dcddm:subject&gt;</text:p>
            <text:p text:style-name="P249"><text:s text:c="4"/>&lt;dcddm:subjectValue normdataRecord=”DDC”&gt;348.48&lt;/dcddm:subjectValue&gt;</text:p>
            <text:p text:style-name="P249"><text:s text:c="4"/>&lt;dcddm:label xml:lang=”eng”&gt;Tourism&lt;/dcddm:label&gt;</text:p>
            <text:p text:style-name="P249">&lt;/dcddm:subject&gt;</text:p>
          </table:table-cell>
        </table:table-row>
      </table:table>
      <text:h text:style-name="P588" text:outline-level="3"><text:bookmark-start text:name="__RefHeading__2118_1913877112"/>dcddm:<text:span text:style-name="T209">spatial</text:span><text:bookmark-end text:name="__RefHeading__2118_1913877112"/></text:h>
      <table:table table:name="Tabelle21" table:style-name="Tabelle21">
        <table:table-column table:style-name="Tabelle21.A"/>
        <table:table-column table:style-name="Tabelle21.B"/>
        <table:table-row>
          <table:table-cell table:style-name="Tabelle21.A1" office:value-type="string">
            <text:p text:style-name="P333">Definition</text:p>
          </table:table-cell>
          <table:table-cell table:style-name="Tabelle21.B1" office:value-type="string">
            <text:p text:style-name="P319">An indicator of the spatial scope of the <text:span text:style-name="T149">resource</text:span>.</text:p>
          </table:table-cell>
        </table:table-row>
        <table:table-row>
          <table:table-cell table:style-name="Tabelle21.A2" office:value-type="string">
            <text:p text:style-name="P367">See</text:p>
          </table:table-cell>
          <table:table-cell table:style-name="Tabelle21.B2" office:value-type="string">
            <text:p text:style-name="P187"><text:a xlink:type="simple" xlink:href="http://dublincore.org/groups/collections/collection-application-profile/#coldctermsspatial" text:style-name="Internet_20_link" text:visited-style-name="Visited_20_Internet_20_Link">http://dublincore.org/groups/collections/collection-application-profile/#coldctermsspatial</text:a><text:span text:style-name="T192"> </text:span></text:p>
          </table:table-cell>
        </table:table-row>
        <table:table-row>
          <table:table-cell table:style-name="Tabelle21.A2" office:value-type="string">
            <text:p text:style-name="P367">Comment</text:p>
          </table:table-cell>
          <table:table-cell table:style-name="Tabelle21.B2" office:value-type="string">
            <text:p text:style-name="P254">To enable homogenous descriptions the values of dcddm:<text:span text:style-name="T210">spatial</text:span> have to be taken from a controlled vocabulary, namely from GND, <text:span text:style-name="T210">GeoNames</text:span> and <text:span text:style-name="T210">Getty. </text:span><text:soft-page-break/><text:span text:style-name="T210">Preferred are GeoNames and Getty because both provide gps coordinates. </text:span></text:p>
            <text:p text:style-name="P254">To avoid ambiguity the <text:span text:style-name="T210">locations</text:span> must be referred by their specific identifiers. </text:p>
            <text:p text:style-name="P255">To keep up the collection description´s human readability a label element should be provided. </text:p>
            <text:p text:style-name="P254"><text:span text:style-name="T176">To record multiple languages, use multiple </text:span><text:span text:style-name="T175">labels.</text:span></text:p>
            <text:p text:style-name="P315"><text:span text:style-name="T130">Where multiple </text:span><text:span text:style-name="T137">spatial</text:span><text:span text:style-name="T130"> descriptors are provided, </text:span><text:span text:style-name="T137">a </text:span><text:span text:style-name="T130">separate statement should be used for each </text:span><text:span text:style-name="T137">d</text:span><text:span text:style-name="T130">escriptor.</text:span></text:p>
            <text:p text:style-name="P328"><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21.A2" office:value-type="string">
            <text:p text:style-name="P372">Value</text:p>
          </table:table-cell>
          <table:table-cell table:style-name="Tabelle21.B2" office:value-type="string">
            <text:p text:style-name="P287"><text:span text:style-name="T81">dcddm:spatialValues</text:span> <text:span text:style-name="T262">(O1)</text:span></text:p>
            <text:p text:style-name="P311">dccdm:label <text:span text:style-name="T104">(M+)</text:span></text:p>
          </table:table-cell>
        </table:table-row>
        <table:table-row>
          <table:table-cell table:style-name="Tabelle21.A2" office:value-type="string">
            <text:p text:style-name="P377">Obligation</text:p>
          </table:table-cell>
          <table:table-cell table:style-name="Tabelle21.B2" office:value-type="string">
            <text:p text:style-name="P260">O+</text:p>
          </table:table-cell>
        </table:table-row>
        <table:table-row>
          <table:table-cell table:style-name="Tabelle21.A2" office:value-type="string">
            <text:p text:style-name="P377">Example <text:span text:style-name="T213">(as XML)</text:span></text:p>
          </table:table-cell>
          <table:table-cell table:style-name="Tabelle21.B2" office:value-type="string">
            <text:p text:style-name="P261">&lt;dcddm:spatial&gt;</text:p>
            <text:p text:style-name="P262"><text:s text:c="4"/>&lt;dcddm:spatialValues normdataRecord=”GeoNames”&gt;<text:span text:style-name="T212">2769848</text:span>&lt;/dcddm:spatialValues&gt;</text:p>
            <text:p text:style-name="P261"><text:s text:c="3"/>&lt;label xml:lang=”deu”&gt;<text:span text:style-name="T212">Oberösterreich</text:span>&lt;/dcddm:label&gt;</text:p>
            <text:p text:style-name="P261"><text:s text:c="3"/><text:span text:style-name="T212">&lt;label xml:lang=”eng”&gt;Upper Austria&lt;/dcddm:label&gt;</text:span></text:p>
            <text:p text:style-name="P261">&lt;/dcddm:spatial&gt;</text:p>
            <text:p text:style-name="P260">&lt;dcddm:spatial&gt;</text:p>
            <text:p text:style-name="P260"><text:s text:c="4"/>&lt;dcddm:spatialValues normdataRecord=”GeoNames”&gt;2772395&lt;/dcddm:spatialValues&gt;</text:p>
            <text:p text:style-name="P260"><text:s text:c="3"/>&lt;label xml:lang=”deu”&gt;Linz&lt;/dcddm:label&gt;</text:p>
            <text:p text:style-name="P260">&lt;/dcddm:spatial&gt;</text:p>
          </table:table-cell>
        </table:table-row>
      </table:table>
      <text:h text:style-name="P590" text:outline-level="3"><text:bookmark-start text:name="__RefHeading__2122_1913877112"/>Dcddm:temporal<text:bookmark-end text:name="__RefHeading__2122_1913877112"/></text:h>
      <table:table table:name="Tabelle23" table:style-name="Tabelle23">
        <table:table-column table:style-name="Tabelle23.A"/>
        <table:table-column table:style-name="Tabelle23.B"/>
        <table:table-row>
          <table:table-cell table:style-name="Tabelle23.A1" office:value-type="string">
            <text:p text:style-name="P334">Definition</text:p>
          </table:table-cell>
          <table:table-cell table:style-name="Tabelle23.B1" office:value-type="string">
            <text:p text:style-name="P320">An indicator of the temporal scope of the <text:span text:style-name="T264">resource</text:span>.</text:p>
          </table:table-cell>
        </table:table-row>
        <table:table-row>
          <table:table-cell table:style-name="Tabelle23.A2" office:value-type="string">
            <text:p text:style-name="P368">See</text:p>
          </table:table-cell>
          <table:table-cell table:style-name="Tabelle23.B2" office:value-type="string">
            <text:p text:style-name="P188"><text:a xlink:type="simple" xlink:href="http://dublincore.org/groups/collections/collection-application-profile/#coldctermstemporal" text:style-name="Internet_20_link" text:visited-style-name="Visited_20_Internet_20_Link">http://dublincore.org/groups/collections/collection-application-profile/#coldctermstemporal</text:a><text:span text:style-name="T193"> </text:span><text:span text:style-name="T192"><text:s/></text:span></text:p>
          </table:table-cell>
        </table:table-row>
        <table:table-row>
          <table:table-cell table:style-name="Tabelle23.A2" office:value-type="string">
            <text:p text:style-name="P368">Comment</text:p>
          </table:table-cell>
          <table:table-cell table:style-name="Tabelle23.B2" office:value-type="string">
            <text:p text:style-name="P256">To enable homogenous descriptions the values of dcddm:<text:span text:style-name="T215">temporal</text:span> <text:span text:style-name="T215">have to follow a syntax encoding scheme</text:span></text:p>
            <text:p text:style-name="P256">To keep up the collection description´s human readability a label element should be provided. </text:p>
            <text:p text:style-name="P256"><text:span text:style-name="T176">To record multiple languages, use multiple </text:span><text:span text:style-name="T175">labels.</text:span></text:p>
            <text:p text:style-name="P316"><text:span text:style-name="T130">Where multiple </text:span><text:span text:style-name="T138">temporal</text:span><text:span text:style-name="T130"> descriptors are provided, </text:span><text:span text:style-name="T137">a </text:span><text:span text:style-name="T130">separate statement should be used for each </text:span><text:span text:style-name="T137">d</text:span><text:span text:style-name="T130">escriptor.</text:span></text:p>
            <text:p text:style-name="P329"><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23.A2" office:value-type="string">
            <text:p text:style-name="P373">Value</text:p>
          </table:table-cell>
          <table:table-cell table:style-name="Tabelle23.B2" office:value-type="string">
            <text:p text:style-name="P288"><text:span text:style-name="T81">dcddm:</text:span><text:span text:style-name="T87">temporalValues </text:span><text:span text:style-name="T109">(M1)</text:span></text:p>
            <text:p text:style-name="P288"><text:span text:style-name="T95">dcddm:label</text:span> <text:span text:style-name="T263">(O+)</text:span></text:p>
          </table:table-cell>
        </table:table-row>
        <table:table-row>
          <table:table-cell table:style-name="Tabelle23.A2" office:value-type="string">
            <text:p text:style-name="P378">Obligation</text:p>
          </table:table-cell>
          <table:table-cell table:style-name="Tabelle23.B2" office:value-type="string">
            <text:p text:style-name="P263">O+</text:p>
          </table:table-cell>
        </table:table-row>
        <table:table-row>
          <table:table-cell table:style-name="Tabelle23.A2" office:value-type="string">
            <text:p text:style-name="P378">Example <text:span text:style-name="T213">(as XML)</text:span></text:p>
          </table:table-cell>
          <table:table-cell table:style-name="Tabelle23.B2" office:value-type="string">
            <text:p text:style-name="P263">&lt;dcddm:<text:span text:style-name="T215">temporal</text:span>&gt;</text:p>
            <text:p text:style-name="P263"><text:s text:c="2"/>&lt;dcddm:<text:span text:style-name="T215">temporalValues</text:span>&gt;<text:span text:style-name="T215">800/1500</text:span>&lt;/dcddm:<text:span text:style-name="T215">temporal</text:span>Values&gt;</text:p>
            <text:p text:style-name="P263"><text:s text:c="3"/>&lt;label xml:lang=”deu”&gt;<text:span text:style-name="T215">Mittelalter</text:span>&lt;/dcddm:label&gt;</text:p>
            <text:p text:style-name="P263">&lt;/dcddm:<text:span text:style-name="T215">temporal</text:span>&gt;</text:p>
          </table:table-cell>
        </table:table-row>
      </table:table>
      <text:h text:style-name="P591" text:outline-level="3"><text:bookmark-start text:name="__RefHeading__5105_928690357"/><text:soft-page-break/>dccdm:<text:span text:style-name="T217">collectionDescriptionCreated</text:span><text:bookmark-end text:name="__RefHeading__5105_928690357"/></text:h>
      <table:table table:name="Tabelle24" table:style-name="Tabelle24">
        <table:table-column table:style-name="Tabelle24.A"/>
        <table:table-column table:style-name="Tabelle24.B"/>
        <table:table-row>
          <table:table-cell table:style-name="Tabelle24.A1" office:value-type="string">
            <text:p text:style-name="P357">Definition</text:p>
          </table:table-cell>
          <table:table-cell table:style-name="Tabelle24.B1" office:value-type="string">
            <text:p text:style-name="P291">A date of the creation of this collection description</text:p>
          </table:table-cell>
        </table:table-row>
        <table:table-row>
          <table:table-cell table:style-name="Tabelle24.A2" office:value-type="string">
            <text:p text:style-name="P371">Comment</text:p>
          </table:table-cell>
          <table:table-cell table:style-name="Tabelle24.B2" office:value-type="string">
            <text:p text:style-name="P299">To enable homogenous descriptions the values of dcddm:collectionDescriptionCreated have to follow a syntax encoding scheme.</text:p>
          </table:table-cell>
        </table:table-row>
        <table:table-row>
          <table:table-cell table:style-name="Tabelle24.A2" office:value-type="string">
            <text:p text:style-name="P376">Value</text:p>
          </table:table-cell>
          <table:table-cell table:style-name="Tabelle24.B2" office:value-type="string">
            <text:p text:style-name="P298">Syntax encoding scheme:</text:p>
            <text:p text:style-name="P313">dcddm:<text:span text:style-name="T265">periodeValues</text:span></text:p>
          </table:table-cell>
        </table:table-row>
        <table:table-row>
          <table:table-cell table:style-name="Tabelle24.A2" office:value-type="string">
            <text:p text:style-name="P381">Obligation</text:p>
          </table:table-cell>
          <table:table-cell table:style-name="Tabelle24.B2" office:value-type="string">
            <text:p text:style-name="P267">O<text:span text:style-name="T266">1</text:span></text:p>
          </table:table-cell>
        </table:table-row>
        <table:table-row>
          <table:table-cell table:style-name="Tabelle24.A2" office:value-type="string">
            <text:p text:style-name="P381">Example <text:span text:style-name="T213">(as XML)</text:span></text:p>
          </table:table-cell>
          <table:table-cell table:style-name="Tabelle24.B2" office:value-type="string">
            <text:p text:style-name="P267">&lt;dcddm:<text:span text:style-name="T112">collectionDescriptionCreated</text:span>&gt;<text:span text:style-name="T265">2015-03-12</text:span>&lt;/dcddm:<text:span text:style-name="T112">collectionDescriptionCreated</text:span>&gt;</text:p>
          </table:table-cell>
        </table:table-row>
      </table:table>
      <text:h text:style-name="P592" text:outline-level="3"><text:bookmark-start text:name="__RefHeading__2126_1913877112"/>dccdm:<text:span text:style-name="T217">collectionCreated</text:span><text:bookmark-end text:name="__RefHeading__2126_1913877112"/></text:h>
      <table:table table:name="Tabelle25" table:style-name="Tabelle25">
        <table:table-column table:style-name="Tabelle25.A"/>
        <table:table-column table:style-name="Tabelle25.B"/>
        <table:table-row>
          <table:table-cell table:style-name="Tabelle25.A1" office:value-type="string">
            <text:p text:style-name="P335">Definition</text:p>
          </table:table-cell>
          <table:table-cell table:style-name="Tabelle25.B1" office:value-type="string">
            <text:p text:style-name="P321">A range of dates over which the collection was accumulated.</text:p>
          </table:table-cell>
        </table:table-row>
        <table:table-row>
          <table:table-cell table:style-name="Tabelle25.A2" office:value-type="string">
            <text:p text:style-name="P369">See</text:p>
          </table:table-cell>
          <table:table-cell table:style-name="Tabelle25.B2" office:value-type="string">
            <text:p text:style-name="P189"><text:a xlink:type="simple" xlink:href="http://dublincore.org/groups/collections/collection-application-profile/#coldctermscreated" text:style-name="Internet_20_link" text:visited-style-name="Visited_20_Internet_20_Link">http://dublincore.org/groups/collections/collection-application-profile/#coldctermscreated</text:a><text:span text:style-name="T194"> </text:span><text:span text:style-name="T193"><text:s/></text:span><text:span text:style-name="T192"><text:s/></text:span></text:p>
          </table:table-cell>
        </table:table-row>
        <table:table-row>
          <table:table-cell table:style-name="Tabelle25.A2" office:value-type="string">
            <text:p text:style-name="P369">Comment</text:p>
          </table:table-cell>
          <table:table-cell table:style-name="Tabelle25.B2" office:value-type="string">
            <text:p text:style-name="P259">To enable homogenous descriptions the values of dcddm:<text:span text:style-name="T217">collectionCreated</text:span> <text:span text:style-name="T215">have to follow a syntax encoding scheme</text:span></text:p>
            <text:p text:style-name="P257">To keep up the collection description´s human readability a label element should be provided. </text:p>
            <text:p text:style-name="P257"><text:span text:style-name="T176">To record multiple languages, use multiple </text:span><text:span text:style-name="T175">labels.</text:span></text:p>
            <text:p text:style-name="P317"><text:span text:style-name="T130">Where multiple </text:span><text:span text:style-name="T138">temporal</text:span><text:span text:style-name="T130"> descriptors are provided, </text:span><text:span text:style-name="T137">a </text:span><text:span text:style-name="T130">separate statement should be used for each </text:span><text:span text:style-name="T137">d</text:span><text:span text:style-name="T130">escriptor.</text:span></text:p>
            <text:p text:style-name="P330"><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25.A2" office:value-type="string">
            <text:p text:style-name="P374">Value</text:p>
          </table:table-cell>
          <table:table-cell table:style-name="Tabelle25.B2" office:value-type="string">
            <text:p text:style-name="P289"><text:span text:style-name="T81">dcddm:</text:span><text:span text:style-name="T87">temporalValues</text:span><text:span text:style-name="T110"> </text:span><text:span text:style-name="T111">(M1)</text:span></text:p>
            <text:p text:style-name="P312">dcddm:label<text:span text:style-name="T104"> (O+)</text:span></text:p>
          </table:table-cell>
        </table:table-row>
        <table:table-row>
          <table:table-cell table:style-name="Tabelle25.A2" office:value-type="string">
            <text:p text:style-name="P379">Obligation</text:p>
          </table:table-cell>
          <table:table-cell table:style-name="Tabelle25.B2" office:value-type="string">
            <text:p text:style-name="P264">O+</text:p>
          </table:table-cell>
        </table:table-row>
        <table:table-row>
          <table:table-cell table:style-name="Tabelle25.A2" office:value-type="string">
            <text:p text:style-name="P379">Example <text:span text:style-name="T213">(as XML)</text:span></text:p>
          </table:table-cell>
          <table:table-cell table:style-name="Tabelle25.B2" office:value-type="string">
            <text:p text:style-name="P264">&lt;dcddm:<text:span text:style-name="T217">collectionCreated</text:span>&gt;</text:p>
            <text:p text:style-name="P264"><text:s text:c="4"/>&lt;dcddm:<text:span text:style-name="T215">temporalValues</text:span>&gt;<text:span text:style-name="T216">1786/1832</text:span>&lt;/dcddm:<text:span text:style-name="T215">temporal</text:span>Values&gt;</text:p>
            <text:p text:style-name="P264"><text:s text:c="3"/>&lt;label xml:lang=”deu”&gt;<text:span text:style-name="T216">Weimarer Klassik im engeren Sinn</text:span>&lt;/dcddm:label&gt;</text:p>
            <text:p text:style-name="P264">&lt;/dcddm:<text:span text:style-name="T217">collectionCreated</text:span>&gt;</text:p>
          </table:table-cell>
        </table:table-row>
      </table:table>
      <text:h text:style-name="P593" text:outline-level="3"><text:bookmark-start text:name="__RefHeading__2128_1913877112"/>dcddm:dateItemsCreated<text:bookmark-end text:name="__RefHeading__2128_1913877112"/></text:h>
      <table:table table:name="Tabelle26" table:style-name="Tabelle26">
        <table:table-column table:style-name="Tabelle26.A"/>
        <table:table-column table:style-name="Tabelle26.B"/>
        <table:table-row>
          <table:table-cell table:style-name="Tabelle26.A1" office:value-type="string">
            <text:p text:style-name="P336">Definition</text:p>
          </table:table-cell>
          <table:table-cell table:style-name="Tabelle26.B1" office:value-type="string">
            <text:p text:style-name="P322">A range of dates over which the individual items within the collection were created.</text:p>
          </table:table-cell>
        </table:table-row>
        <table:table-row>
          <table:table-cell table:style-name="Tabelle26.A2" office:value-type="string">
            <text:p text:style-name="P370">See</text:p>
          </table:table-cell>
          <table:table-cell table:style-name="Tabelle26.B2" office:value-type="string">
            <text:p text:style-name="P284">http://dublincore.org/groups/collections/collection-application-profile/#colclddateItemsCreated</text:p>
          </table:table-cell>
        </table:table-row>
        <table:table-row>
          <table:table-cell table:style-name="Tabelle26.A2" office:value-type="string">
            <text:p text:style-name="P370">Comment</text:p>
          </table:table-cell>
          <table:table-cell table:style-name="Tabelle26.B2" office:value-type="string">
            <text:p text:style-name="P258">To enable homogenous descriptions the values of dcddm:<text:span text:style-name="T216">created</text:span> <text:span text:style-name="T215">have to follow a syntax encoding scheme</text:span></text:p>
            <text:p text:style-name="P258">To keep up the collection description´s human readability a label element should be provided. </text:p>
            <text:p text:style-name="P258"><text:span text:style-name="T176">To record multiple languages, use multiple </text:span><text:span text:style-name="T175">labels.</text:span></text:p>
            <text:p text:style-name="P318"><text:span text:style-name="T130">Where multiple </text:span><text:span text:style-name="T138">temporal</text:span><text:span text:style-name="T130"> descriptors are provided, </text:span><text:span text:style-name="T137">a </text:span><text:span text:style-name="T130">separate statement should be used for each </text:span><text:span text:style-name="T137">d</text:span><text:span text:style-name="T130">escriptor.</text:span></text:p>
            <text:p text:style-name="P331"><text:span text:style-name="T132">The importance of each </text:span><text:span text:style-name="T135">statement</text:span><text:span text:style-name="T132"> is expressed by the applied order, beginning with the most important one.</text:span></text:p>
          </table:table-cell>
        </table:table-row>
        <text:soft-page-break/>
        <table:table-row>
          <table:table-cell table:style-name="Tabelle26.A2" office:value-type="string">
            <text:p text:style-name="P375">Value</text:p>
          </table:table-cell>
          <table:table-cell table:style-name="Tabelle26.B2" office:value-type="string">
            <text:p text:style-name="P290"><text:span text:style-name="T81">dcddm:</text:span><text:span text:style-name="T87">temporalValues </text:span><text:span text:style-name="T113">(M1)</text:span></text:p>
            <text:p text:style-name="P290"><text:span text:style-name="T96">dcddm:label</text:span> <text:span text:style-name="T266">(O+)</text:span></text:p>
          </table:table-cell>
        </table:table-row>
        <table:table-row>
          <table:table-cell table:style-name="Tabelle26.A2" office:value-type="string">
            <text:p text:style-name="P380">Obligation</text:p>
          </table:table-cell>
          <table:table-cell table:style-name="Tabelle26.B2" office:value-type="string">
            <text:p text:style-name="P265">O+</text:p>
          </table:table-cell>
        </table:table-row>
        <table:table-row>
          <table:table-cell table:style-name="Tabelle26.A2" office:value-type="string">
            <text:p text:style-name="P380">Example <text:span text:style-name="T213">(as XML)</text:span></text:p>
          </table:table-cell>
          <table:table-cell table:style-name="Tabelle26.B2" office:value-type="string">
            <text:p text:style-name="P265">&lt;dcddm:<text:span text:style-name="T218">dateItemsCreated</text:span>&gt;</text:p>
            <text:p text:style-name="P265"><text:s text:c="4"/>&lt;dcddm:<text:span text:style-name="T215">temporalValues</text:span>&gt;-<text:span text:style-name="T218">40000/-9700&lt;</text:span>/dcddm:<text:span text:style-name="T215">temporal</text:span>Values&gt;</text:p>
            <text:p text:style-name="P266"><text:s text:c="3"/>&lt;label xml:lang=”<text:span text:style-name="T218">nld</text:span>”&gt;<text:span text:style-name="T218">Laatpaleolithicum</text:span>&lt;/dcddm:label&gt;</text:p>
            <text:p text:style-name="P266">&lt;/dcddm:<text:span text:style-name="T218">dateItemsCreated</text:span>&gt;</text:p>
          </table:table-cell>
        </table:table-row>
      </table:table>
      <text:h text:style-name="P594" text:outline-level="3"><text:bookmark-start text:name="__RefHeading__2130_1913877112"/>dcddm:<text:span text:style-name="T219">creator</text:span><text:bookmark-end text:name="__RefHeading__2130_1913877112"/></text:h>
      <table:table table:name="Tabelle27" table:style-name="Tabelle27">
        <table:table-column table:style-name="Tabelle27.A"/>
        <table:table-column table:style-name="Tabelle27.B"/>
        <table:table-row>
          <table:table-cell table:style-name="Tabelle27.A1" office:value-type="string">
            <text:p text:style-name="P337">Definition</text:p>
          </table:table-cell>
          <table:table-cell table:style-name="Tabelle27.B1" office:value-type="string">
            <text:p text:style-name="P323">An entity who gathers (or gathered) the items in a collection together.</text:p>
          </table:table-cell>
        </table:table-row>
        <table:table-row>
          <table:table-cell table:style-name="Tabelle27.A2" office:value-type="string">
            <text:p text:style-name="P382">See</text:p>
          </table:table-cell>
          <table:table-cell table:style-name="Tabelle27.B2" office:value-type="string">
            <text:p text:style-name="P323"><text:a xlink:type="simple" xlink:href="http://dublincore.org/groups/collections/collection-application-profile/#coldccreator" text:style-name="Internet_20_link" text:visited-style-name="Visited_20_Internet_20_Link"><text:span text:style-name="T130">http://dublincore.org/groups/collections/collection-application-profile/#coldccreator</text:span></text:a><text:span text:style-name="T130"> </text:span></text:p>
          </table:table-cell>
        </table:table-row>
        <table:table-row>
          <table:table-cell table:style-name="Tabelle27.A2" office:value-type="string">
            <text:p text:style-name="P383">Comment</text:p>
          </table:table-cell>
          <table:table-cell table:style-name="Tabelle27.B2" office:value-type="string">
            <text:p text:style-name="P268">Holds either <text:span text:style-name="T222">a </text:span><text:span text:style-name="T81">dcddm:AGENT</text:span> <text:span text:style-name="T222">or </text:span>a reference <text:span text:style-name="T222">to a </text:span><text:span text:style-name="T88">dccdm:AGENT</text:span>. </text:p>
            <text:p text:style-name="P268">To record multiple creators, <text:span text:style-name="T267">separate</text:span> statements should be used. </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27.A2" office:value-type="string">
            <text:p text:style-name="P382">Value</text:p>
          </table:table-cell>
          <table:table-cell table:style-name="Tabelle27.B2" office:value-type="string">
            <text:p text:style-name="P305"><text:span text:style-name="T221">d</text:span>cddm:AGENT<text:span text:style-name="T114">(M1)</text:span></text:p>
          </table:table-cell>
        </table:table-row>
        <table:table-row>
          <table:table-cell table:style-name="Tabelle27.A2" office:value-type="string">
            <text:p text:style-name="P384">Obligation</text:p>
          </table:table-cell>
          <table:table-cell table:style-name="Tabelle27.B2" office:value-type="string">
            <text:p text:style-name="P292">O+</text:p>
          </table:table-cell>
        </table:table-row>
        <table:table-row>
          <table:table-cell table:style-name="Tabelle27.A2" office:value-type="string">
            <text:p text:style-name="P384">Example (as XML)</text:p>
          </table:table-cell>
          <table:table-cell table:style-name="Tabelle27.B2" office:value-type="string">
            <text:p text:style-name="P292">&lt;dcddm:creator&gt;</text:p>
            <text:p text:style-name="P292"><text:s text:c="3"/>&lt;dcddm:AGENT&gt;</text:p>
            <text:p text:style-name="P292"><text:s text:c="4"/>…</text:p>
            <text:p text:style-name="P292"><text:s text:c="4"/>&lt;/dcddm:AGENT&gt;</text:p>
            <text:p text:style-name="P292">&lt;/dcddm:creator&gt;</text:p>
            <text:p text:style-name="P292">&lt;dcddm:creator&gt;</text:p>
            <text:p text:style-name="P292"><text:s text:c="3"/>&lt;dcddm:AGENT&gt;</text:p>
            <text:p text:style-name="P292"><text:s text:c="4"/>…</text:p>
            <text:p text:style-name="P292"><text:s text:c="4"/>&lt;/dcddm:AGENt&gt;</text:p>
            <text:p text:style-name="P292">&lt;dcddm:creaotr&gt;</text:p>
          </table:table-cell>
        </table:table-row>
      </table:table>
      <text:h text:style-name="P595" text:outline-level="3"><text:bookmark-start text:name="__RefHeading__2153_1913877112"/>dcddm:<text:span text:style-name="T222">owner</text:span><text:bookmark-end text:name="__RefHeading__2153_1913877112"/></text:h>
      <table:table table:name="Tabelle28" table:style-name="Tabelle28">
        <table:table-column table:style-name="Tabelle28.A"/>
        <table:table-column table:style-name="Tabelle28.B"/>
        <table:table-row>
          <table:table-cell table:style-name="Tabelle28.A1" office:value-type="string">
            <text:p text:style-name="P338">Definition</text:p>
          </table:table-cell>
          <table:table-cell table:style-name="Tabelle28.B1" office:value-type="string">
            <text:p text:style-name="P325">An entity who has legal possession of the collection.</text:p>
          </table:table-cell>
        </table:table-row>
        <table:table-row>
          <table:table-cell table:style-name="Tabelle28.A2" office:value-type="string">
            <text:p text:style-name="P383">See</text:p>
          </table:table-cell>
          <table:table-cell table:style-name="Tabelle28.B2" office:value-type="string">
            <text:p text:style-name="P324"><text:a xlink:type="simple" xlink:href="http://dublincore.org/groups/collections/collection-application-profile/#colmarcrelOWN" text:style-name="Internet_20_link" text:visited-style-name="Visited_20_Internet_20_Link"><text:span text:style-name="T139">http://dublincore.org/groups/collections/collection-application-profile/#colmarcrelOWN</text:span></text:a><text:span text:style-name="T139"> </text:span><text:span text:style-name="T130"><text:s/></text:span></text:p>
          </table:table-cell>
        </table:table-row>
        <table:table-row>
          <table:table-cell table:style-name="Tabelle28.A2" office:value-type="string">
            <text:p text:style-name="P383">Comment</text:p>
          </table:table-cell>
          <table:table-cell table:style-name="Tabelle28.B2" office:value-type="string">
            <text:p text:style-name="P268">Holds either <text:span text:style-name="T222">a </text:span><text:span text:style-name="T81">dcddm:AGENT</text:span> <text:span text:style-name="T222">or </text:span>a reference <text:span text:style-name="T222">to a </text:span><text:span text:style-name="T88">dccdm:AGENT</text:span>. </text:p>
            <text:p text:style-name="P268">To record multiple creators, seperate statements should be used. </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28.A2" office:value-type="string">
            <text:p text:style-name="P383">Value</text:p>
          </table:table-cell>
          <table:table-cell table:style-name="Tabelle28.B2" office:value-type="string">
            <text:p text:style-name="P306"><text:span text:style-name="T221">d</text:span>cddm:AGENT<text:span text:style-name="T115">(M1)</text:span></text:p>
          </table:table-cell>
        </table:table-row>
        <table:table-row>
          <table:table-cell table:style-name="Tabelle28.A2" office:value-type="string">
            <text:p text:style-name="P385">Obligation</text:p>
          </table:table-cell>
          <table:table-cell table:style-name="Tabelle28.B2" office:value-type="string">
            <text:p text:style-name="P293">O+</text:p>
          </table:table-cell>
        </table:table-row>
        <table:table-row>
          <table:table-cell table:style-name="Tabelle28.A2" office:value-type="string">
            <text:p text:style-name="P385">Example (as XML)</text:p>
          </table:table-cell>
          <table:table-cell table:style-name="Tabelle28.B2" office:value-type="string">
            <text:p text:style-name="P293">&lt;dcddm:<text:span text:style-name="T223">owner</text:span>&gt;</text:p>
            <text:p text:style-name="P293"><text:s text:c="3"/>&lt;dcddm:AGENT&gt;</text:p>
            <text:p text:style-name="P293"><text:s text:c="4"/>…</text:p>
            <text:p text:style-name="P293"><text:s text:c="4"/>&lt;/dcddm:AGENT&gt;</text:p>
            <text:p text:style-name="P293">&lt;/dcddm:<text:span text:style-name="T223">owner</text:span>&gt;</text:p>
            <text:p text:style-name="P293">&lt;dcddm:<text:span text:style-name="T223">owner</text:span>&gt;</text:p>
            <text:p text:style-name="P293"><text:soft-page-break/><text:s text:c="3"/>&lt;dcddm:AGENT&gt;</text:p>
            <text:p text:style-name="P293"><text:s text:c="4"/>…</text:p>
            <text:p text:style-name="P293"><text:s text:c="4"/>&lt;/dcddm:AGENt&gt;</text:p>
            <text:p text:style-name="P293">&lt;dcddm:<text:span text:style-name="T223">owner</text:span>&gt;</text:p>
          </table:table-cell>
        </table:table-row>
      </table:table>
      <text:h text:style-name="P596" text:outline-level="3"><text:bookmark-start text:name="__RefHeading__2155_1913877112"/>dcddm:<text:span text:style-name="T224">isLocatedAt</text:span><text:bookmark-end text:name="__RefHeading__2155_1913877112"/></text:h>
      <table:table table:name="Tabelle29" table:style-name="Tabelle29">
        <table:table-column table:style-name="Tabelle29.A"/>
        <table:table-column table:style-name="Tabelle29.B"/>
        <table:table-row>
          <table:table-cell table:style-name="Tabelle29.A1" office:value-type="string">
            <text:p text:style-name="P339">Definition</text:p>
          </table:table-cell>
          <table:table-cell table:style-name="Tabelle29.B1" office:value-type="string">
            <text:p text:style-name="P326">A location where the collection is held.</text:p>
          </table:table-cell>
        </table:table-row>
        <table:table-row>
          <table:table-cell table:style-name="Tabelle29.A2" office:value-type="string">
            <text:p text:style-name="P386">See</text:p>
          </table:table-cell>
          <table:table-cell table:style-name="Tabelle29.B2" office:value-type="string">
            <text:p text:style-name="P326"><text:a xlink:type="simple" xlink:href="http://dublincore.org/groups/collections/collection-application-profile/#colcldisLocatedAt" text:style-name="Internet_20_link" text:visited-style-name="Visited_20_Internet_20_Link"><text:span text:style-name="T130">http://dublincore.org/groups/collections/collection-application-profile/#colcldisLocatedAt</text:span></text:a><text:span text:style-name="T130"> </text:span></text:p>
          </table:table-cell>
        </table:table-row>
        <table:table-row>
          <table:table-cell table:style-name="Tabelle29.A2" office:value-type="string">
            <text:p text:style-name="P386">Comment</text:p>
          </table:table-cell>
          <table:table-cell table:style-name="Tabelle29.B2" office:value-type="string">
            <text:p text:style-name="P279"><text:span text:style-name="T220">Holds a </text:span><text:span text:style-name="T89">dcddm:</text:span><text:span text:style-name="T93">ad</text:span><text:span text:style-name="T94">d</text:span><text:span text:style-name="T93">ress </text:span><text:span text:style-name="T106">statement.</text:span></text:p>
            <text:p text:style-name="P274">To record multiple locations, separate statements should be used. </text:p>
            <text:p text:style-name="P332"><text:span text:style-name="T132">The importance of each </text:span><text:span text:style-name="T135">statement</text:span><text:span text:style-name="T132"> is expressed by the applied order, beginning with the most important one.</text:span></text:p>
            <text:p text:style-name="P275">In case the collection´s item are digitized it is recommended to name the <text:span text:style-name="T268">adress</text:span> <text:span text:style-name="T230">related with</text:span> the person/organisation who has l<text:span text:style-name="T222">egal possession of the collection. </text:span>Usually this person/organisation is also referenced by <text:span text:style-name="T81">dcddm:owner</text:span>. <text:span text:style-name="T220"><text:s/></text:span></text:p>
          </table:table-cell>
        </table:table-row>
        <table:table-row>
          <table:table-cell table:style-name="Tabelle29.A2" office:value-type="string">
            <text:p text:style-name="P387">Value</text:p>
          </table:table-cell>
          <table:table-cell table:style-name="Tabelle29.B2" office:value-type="string">
            <text:p text:style-name="P307">dcddm:<text:span text:style-name="T252">address</text:span><text:span text:style-name="T106"> </text:span><text:span text:style-name="T116">(M1)</text:span></text:p>
          </table:table-cell>
        </table:table-row>
        <table:table-row>
          <table:table-cell table:style-name="Tabelle29.A2" office:value-type="string">
            <text:p text:style-name="P387">Obligation</text:p>
          </table:table-cell>
          <table:table-cell table:style-name="Tabelle29.B2" office:value-type="string">
            <text:p text:style-name="P294">O+</text:p>
          </table:table-cell>
        </table:table-row>
        <table:table-row>
          <table:table-cell table:style-name="Tabelle29.A2" office:value-type="string">
            <text:p text:style-name="P439">Example <text:span text:style-name="T225">(as XML)</text:span></text:p>
          </table:table-cell>
          <table:table-cell table:style-name="Tabelle29.B2" office:value-type="string">
            <text:p text:style-name="P303">&lt;dcddm:isLocatedAt&gt;</text:p>
            <text:p text:style-name="P303"><text:s text:c="4"/>&lt;dcddm:<text:span text:style-name="T269">address</text:span>&gt;</text:p>
            <text:p text:style-name="P303"><text:s text:c="5"/>…</text:p>
            <text:p text:style-name="P303"><text:s text:c="4"/>&lt;/dcddm:<text:span text:style-name="T269">address</text:span>&gt;</text:p>
            <text:p text:style-name="P303">&lt;/dcddm:isLocatedAt&gt;</text:p>
            <text:p text:style-name="P304">&lt;dcddm:isLocatedAt&gt;</text:p>
            <text:p text:style-name="P304"><text:s text:c="4"/>&lt;dcddm:<text:span text:style-name="T269">address</text:span>&gt;</text:p>
            <text:p text:style-name="P304"><text:s text:c="5"/>…</text:p>
            <text:p text:style-name="P304"><text:s text:c="4"/>&lt;/dcddm:<text:span text:style-name="T269">address</text:span>&gt;</text:p>
            <text:p text:style-name="P304">&lt;/dcddm:isLocatedAt&gt;</text:p>
          </table:table-cell>
        </table:table-row>
      </table:table>
      <text:h text:style-name="P597" text:outline-level="3"><text:bookmark-start text:name="__RefHeading__3468_1216570832"/>dcddm:<text:span text:style-name="T226">hasPartOf</text:span><text:bookmark-end text:name="__RefHeading__3468_1216570832"/></text:h>
      <table:table table:name="Tabelle31" table:style-name="Tabelle31">
        <table:table-column table:style-name="Tabelle31.A"/>
        <table:table-column table:style-name="Tabelle31.B"/>
        <table:table-row>
          <table:table-cell table:style-name="Tabelle31.A1" office:value-type="string">
            <text:p text:style-name="P340">Definition</text:p>
          </table:table-cell>
          <table:table-cell table:style-name="Tabelle31.B1" office:value-type="string">
            <text:p text:style-name="P327">The described resource includes the referenced resource either physically or logically.</text:p>
            <text:p text:style-name="P327">A second collection contained within the current collection.</text:p>
          </table:table-cell>
        </table:table-row>
        <table:table-row>
          <table:table-cell table:style-name="Tabelle31.A2" office:value-type="string">
            <text:p text:style-name="P388">See</text:p>
          </table:table-cell>
          <table:table-cell table:style-name="Tabelle31.B2" office:value-type="string">
            <text:p text:style-name="P280"><text:a xlink:type="simple" xlink:href="http://dublincore.org/groups/collections/collection-application-profile/#coldctermshasPart" text:style-name="Internet_20_link" text:visited-style-name="Visited_20_Internet_20_Link">http://dublincore.org/groups/collections/collection-application-profile/#coldctermshasPart</text:a> </text:p>
          </table:table-cell>
        </table:table-row>
        <table:table-row>
          <table:table-cell table:style-name="Tabelle31.A2" office:value-type="string">
            <text:p text:style-name="P388">Comment</text:p>
          </table:table-cell>
          <table:table-cell table:style-name="Tabelle31.B2" office:value-type="string">
            <text:p text:style-name="P276"><text:span text:style-name="T220">Holds either a </text:span><text:span text:style-name="T89">dcddm:</text:span><text:span text:style-name="T90">COLLECTION</text:span><text:span text:style-name="T220"> or a reference to a </text:span><text:span text:style-name="T88">dccdm:</text:span><text:span text:style-name="T90">COLLECTION</text:span><text:span text:style-name="T220">. </text:span></text:p>
            <text:p text:style-name="P269">To record multiple collections, separate statements should be used. <text:s/></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31.A2" office:value-type="string">
            <text:p text:style-name="P388">Value</text:p>
          </table:table-cell>
          <table:table-cell table:style-name="Tabelle31.B2" office:value-type="string">
            <text:p text:style-name="P308">dcddm:COLLECTION <text:span text:style-name="T117">(M1)</text:span></text:p>
          </table:table-cell>
        </table:table-row>
        <table:table-row table:style-name="Tabelle31.5">
          <table:table-cell table:style-name="Tabelle31.A2" office:value-type="string">
            <text:p text:style-name="P391">Obligation</text:p>
          </table:table-cell>
          <table:table-cell table:style-name="Tabelle31.B2" office:value-type="string">
            <text:p text:style-name="P295">O+</text:p>
          </table:table-cell>
        </table:table-row>
        <table:table-row table:style-name="Tabelle31.5">
          <table:table-cell table:style-name="Tabelle31.A2" office:value-type="string">
            <text:p text:style-name="P391">Example (as XML)</text:p>
          </table:table-cell>
          <table:table-cell table:style-name="Tabelle31.B2" office:value-type="string">
            <text:p text:style-name="P295">&lt;dcddm:hasPartOf&gt;</text:p>
            <text:p text:style-name="P295"><text:s text:c="4"/>&lt;dcddm:COLLECTION&gt;</text:p>
            <text:p text:style-name="P295"><text:s text:c="4"/>….</text:p>
            <text:p text:style-name="P295"><text:s text:c="4"/>&lt;/dcddm:COLLECTION&gt;</text:p>
            <text:p text:style-name="P295">&lt;/dcddm:hasPartOf&gt;</text:p>
          </table:table-cell>
        </table:table-row>
      </table:table>
      <text:h text:style-name="P598" text:outline-level="3"><text:bookmark-start text:name="__RefHeading__3470_1216570832"/><text:soft-page-break/>dcddm:<text:span text:style-name="T227">isPartof</text:span><text:bookmark-end text:name="__RefHeading__3470_1216570832"/></text:h>
      <table:table table:name="Tabelle32" table:style-name="Tabelle32">
        <table:table-column table:style-name="Tabelle32.A"/>
        <table:table-column table:style-name="Tabelle32.B"/>
        <table:table-row>
          <table:table-cell table:style-name="Tabelle32.A1" office:value-type="string">
            <text:p text:style-name="P341">Definition</text:p>
          </table:table-cell>
          <table:table-cell table:style-name="Tabelle32.B1" office:value-type="string">
            <text:p text:style-name="P200">The described resource is a physical or logical part of the referenced resource.</text:p>
            <text:p text:style-name="P200">A second collection that contains the current collection.</text:p>
          </table:table-cell>
        </table:table-row>
        <table:table-row>
          <table:table-cell table:style-name="Tabelle32.A2" office:value-type="string">
            <text:p text:style-name="P389">See</text:p>
          </table:table-cell>
          <table:table-cell table:style-name="Tabelle32.B2" office:value-type="string">
            <text:p text:style-name="P281"><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2.A2" office:value-type="string">
            <text:p text:style-name="P389">Comment</text:p>
          </table:table-cell>
          <table:table-cell table:style-name="Tabelle32.B2" office:value-type="string">
            <text:p text:style-name="P277"><text:span text:style-name="T220">Holds either a </text:span><text:span text:style-name="T89">dcddm:</text:span><text:span text:style-name="T90">COLLECTION</text:span><text:span text:style-name="T220"> or a reference to a </text:span><text:span text:style-name="T88">dccdm:</text:span><text:span text:style-name="T90">COLLECTION</text:span><text:span text:style-name="T220">. </text:span></text:p>
            <text:p text:style-name="P270">To record multiple collections, separate statements should be used. <text:s/></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32.A2" office:value-type="string">
            <text:p text:style-name="P389">Value</text:p>
          </table:table-cell>
          <table:table-cell table:style-name="Tabelle32.B2" office:value-type="string">
            <text:p text:style-name="P309">dcddm:COLLECTION<text:span text:style-name="T118"> (M1)</text:span></text:p>
          </table:table-cell>
        </table:table-row>
        <table:table-row table:style-name="Tabelle32.5">
          <table:table-cell table:style-name="Tabelle32.A2" office:value-type="string">
            <text:p text:style-name="P392">Obligation</text:p>
          </table:table-cell>
          <table:table-cell table:style-name="Tabelle32.B2" office:value-type="string">
            <text:p text:style-name="P296">O+</text:p>
          </table:table-cell>
        </table:table-row>
        <table:table-row table:style-name="Tabelle32.5">
          <table:table-cell table:style-name="Tabelle32.A2" office:value-type="string">
            <text:p text:style-name="P392">Example (as XML)</text:p>
          </table:table-cell>
          <table:table-cell table:style-name="Tabelle32.B2" office:value-type="string">
            <text:p text:style-name="P296">&lt;dcddm:<text:span text:style-name="T227">isPartOf</text:span>&gt;</text:p>
            <text:p text:style-name="P296"><text:s text:c="4"/>&lt;dcddm:COLLECTION&gt;</text:p>
            <text:p text:style-name="P296"><text:s text:c="4"/>….</text:p>
            <text:p text:style-name="P296"><text:s text:c="4"/>&lt;/dcddm:COLLECTION&gt;</text:p>
            <text:p text:style-name="P296">&lt;/dcddm:<text:span text:style-name="T227">is</text:span>PartOf&gt;</text:p>
          </table:table-cell>
        </table:table-row>
      </table:table>
      <text:h text:style-name="P599" text:outline-level="3"><text:bookmark-start text:name="__RefHeading__3472_1216570832"/>dcddm:associatedCollection<text:bookmark-end text:name="__RefHeading__3472_1216570832"/></text:h>
      <table:table table:name="Tabelle33" table:style-name="Tabelle33">
        <table:table-column table:style-name="Tabelle33.A"/>
        <table:table-column table:style-name="Tabelle33.B"/>
        <table:table-row>
          <table:table-cell table:style-name="Tabelle33.A1" office:value-type="string">
            <text:p text:style-name="P342">Definition</text:p>
          </table:table-cell>
          <table:table-cell table:style-name="Tabelle33.B1" office:value-type="string">
            <text:p text:style-name="P201">A second collection that is associated with the current collection.</text:p>
          </table:table-cell>
        </table:table-row>
        <table:table-row>
          <table:table-cell table:style-name="Tabelle33.A2" office:value-type="string">
            <text:p text:style-name="P390">See</text:p>
          </table:table-cell>
          <table:table-cell table:style-name="Tabelle33.B2" office:value-type="string">
            <text:p text:style-name="P282"><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3.A2" office:value-type="string">
            <text:p text:style-name="P390">Comment</text:p>
          </table:table-cell>
          <table:table-cell table:style-name="Tabelle33.B2" office:value-type="string">
            <text:p text:style-name="P278"><text:span text:style-name="T220">Holds either a </text:span><text:span text:style-name="T89">dcddm:</text:span><text:span text:style-name="T90">COLLECTION</text:span><text:span text:style-name="T220"> or a reference to a </text:span><text:span text:style-name="T88">dccdm:</text:span><text:span text:style-name="T90">COLLECTION</text:span><text:span text:style-name="T220">. </text:span></text:p>
            <text:p text:style-name="P271">To record multiple collections, separate statements should be used. <text:s/></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33.A2" office:value-type="string">
            <text:p text:style-name="P390">Value</text:p>
          </table:table-cell>
          <table:table-cell table:style-name="Tabelle33.B2" office:value-type="string">
            <text:p text:style-name="P310">dcddm:COLLECTION</text:p>
          </table:table-cell>
        </table:table-row>
        <table:table-row table:style-name="Tabelle33.5">
          <table:table-cell table:style-name="Tabelle33.A2" office:value-type="string">
            <text:p text:style-name="P393">Obligation</text:p>
          </table:table-cell>
          <table:table-cell table:style-name="Tabelle33.B2" office:value-type="string">
            <text:p text:style-name="P297">O+</text:p>
          </table:table-cell>
        </table:table-row>
        <table:table-row table:style-name="Tabelle33.5">
          <table:table-cell table:style-name="Tabelle33.A2" office:value-type="string">
            <text:p text:style-name="P393">Example (as XML)</text:p>
          </table:table-cell>
          <table:table-cell table:style-name="Tabelle33.B2" office:value-type="string">
            <text:p text:style-name="P297">&lt;dcddm:<text:span text:style-name="T228">associatedCollection</text:span>&gt;</text:p>
            <text:p text:style-name="P297"><text:s text:c="4"/>&lt;dcddm:COLLECTION&gt;</text:p>
            <text:p text:style-name="P297"><text:s text:c="4"/>….</text:p>
            <text:p text:style-name="P297"><text:s text:c="4"/>&lt;/dcddm:COLLECTION&gt;</text:p>
            <text:p text:style-name="P297">&lt;/dcddm:<text:span text:style-name="T228">associatedCollection</text:span>&gt;</text:p>
          </table:table-cell>
        </table:table-row>
      </table:table>
      <text:h text:style-name="P600" text:outline-level="3"><text:bookmark-start text:name="__RefHeading__5176_93448129"/>dcddm:associatedProject<text:bookmark-end text:name="__RefHeading__5176_93448129"/></text:h>
      <table:table table:name="Tabelle51" table:style-name="Tabelle51">
        <table:table-column table:style-name="Tabelle51.A"/>
        <table:table-column table:style-name="Tabelle51.B"/>
        <table:table-row>
          <table:table-cell table:style-name="Tabelle51.A1" office:value-type="string">
            <text:p text:style-name="P358">Definition</text:p>
          </table:table-cell>
          <table:table-cell table:style-name="Tabelle51.B1" office:value-type="string">
            <text:p text:style-name="P501">Names and shortly describes the project in which context the collection was created.</text:p>
          </table:table-cell>
        </table:table-row>
        <table:table-row>
          <table:table-cell table:style-name="Tabelle51.A2" office:value-type="string">
            <text:p text:style-name="P428">Comment</text:p>
          </table:table-cell>
          <table:table-cell table:style-name="Tabelle51.B2" office:value-type="string">
            <text:p text:style-name="P501">It is recomended to provide a short description of the project and to provide a reference (URL) where further information can be found.</text:p>
            <text:p text:style-name="P501">To record information in multiple languages.</text:p>
          </table:table-cell>
        </table:table-row>
        <table:table-row>
          <table:table-cell table:style-name="Tabelle51.A2" office:value-type="string">
            <text:p text:style-name="P428">Values</text:p>
          </table:table-cell>
          <table:table-cell table:style-name="Tabelle51.B2" office:value-type="string">
            <text:p text:style-name="P522">dcddm:description <text:span text:style-name="T125">(O1)</text:span></text:p>
            <text:p text:style-name="P522">dcddm:hasWebPage <text:span text:style-name="T125">(O1)</text:span></text:p>
          </table:table-cell>
        </table:table-row>
      </table:table>
      <text:h text:style-name="P601" text:outline-level="3"><text:bookmark-start text:name="__RefHeading__3630_1216570832"/><text:soft-page-break/>dcddm:metadataEncodingScheme<text:bookmark-end text:name="__RefHeading__3630_1216570832"/></text:h>
      <table:table table:name="Tabelle34" table:style-name="Tabelle34">
        <table:table-column table:style-name="Tabelle34.A"/>
        <table:table-column table:style-name="Tabelle34.B"/>
        <table:table-row>
          <table:table-cell table:style-name="Tabelle34.A1" office:value-type="string">
            <text:p text:style-name="P343">Definition</text:p>
          </table:table-cell>
          <table:table-cell table:style-name="Tabelle34.B1" office:value-type="string">
            <text:p text:style-name="P498">Enc<text:span text:style-name="T270">o</text:span>ding scheme used for <text:span text:style-name="T270">modeling</text:span> <text:span text:style-name="T270">the object´s metadata of the collection.</text:span></text:p>
          </table:table-cell>
        </table:table-row>
        <table:table-row>
          <table:table-cell table:style-name="Tabelle34.A2" office:value-type="string">
            <text:p text:style-name="P394">Comment</text:p>
          </table:table-cell>
          <table:table-cell table:style-name="Tabelle34.B2" office:value-type="string">
            <text:p text:style-name="P468">Holds the name of a well established and documented schema (e.g. oai_dc, TEI-Header).</text:p>
            <text:p text:style-name="P272">To record multiple <text:span text:style-name="T229">schemes</text:span>, separate statements should be used</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34.A2" office:value-type="string">
            <text:p text:style-name="P394">Value</text:p>
          </table:table-cell>
          <table:table-cell table:style-name="Tabelle34.B2" office:value-type="string">
            <text:p text:style-name="P23">String</text:p>
            <text:p text:style-name="P23">Fixed vocabulary: <text:span text:style-name="T81">dcddm:</text:span><text:span text:style-name="T92">encodingSchemeValues</text:span></text:p>
          </table:table-cell>
        </table:table-row>
        <table:table-row>
          <table:table-cell table:style-name="Tabelle34.A2" office:value-type="string">
            <text:p text:style-name="P396">Obligation</text:p>
          </table:table-cell>
          <table:table-cell table:style-name="Tabelle34.B2" office:value-type="string">
            <text:p text:style-name="P26">O+</text:p>
          </table:table-cell>
        </table:table-row>
        <table:table-row>
          <table:table-cell table:style-name="Tabelle34.A2" office:value-type="string">
            <text:p text:style-name="P394">Example (as XML)</text:p>
          </table:table-cell>
          <table:table-cell table:style-name="Tabelle34.B2" office:value-type="string">
            <text:p text:style-name="P468">&lt;dcddm:metadataEncodingScheme&gt;oai_dc&lt;/<text:span text:style-name="T230">dcddm:metadataEncodingScheme&gt;</text:span></text:p>
          </table:table-cell>
        </table:table-row>
      </table:table>
      <text:h text:style-name="P602" text:outline-level="3"><text:bookmark-start text:name="__RefHeading__3632_1216570832"/>dcddm:<text:span text:style-name="T230">item</text:span>EncodingScheme<text:bookmark-end text:name="__RefHeading__3632_1216570832"/></text:h>
      <table:table table:name="Tabelle35" table:style-name="Tabelle35">
        <table:table-column table:style-name="Tabelle35.A"/>
        <table:table-column table:style-name="Tabelle35.B"/>
        <table:table-row>
          <table:table-cell table:style-name="Tabelle35.A1" office:value-type="string">
            <text:p text:style-name="P344">Definition</text:p>
          </table:table-cell>
          <table:table-cell table:style-name="Tabelle35.B1" office:value-type="string">
            <text:p text:style-name="P498">Enc<text:span text:style-name="T270">o</text:span>ding scheme used for <text:span text:style-name="T270">modeling</text:span> the collection´s objects.</text:p>
          </table:table-cell>
        </table:table-row>
        <table:table-row>
          <table:table-cell table:style-name="Tabelle35.A2" office:value-type="string">
            <text:p text:style-name="P395">Comment</text:p>
          </table:table-cell>
          <table:table-cell table:style-name="Tabelle35.B2" office:value-type="string">
            <text:p text:style-name="P470">Holds the name of a well established and documented schema (e.g. <text:span text:style-name="T248">LIDO, METS, TEI</text:span>). </text:p>
            <text:p text:style-name="P190">Provided values are based on DARIAH-DE suggestions.</text:p>
            <text:p text:style-name="P273">To record multiple <text:span text:style-name="T229">schemes</text:span>, separate statements should be used.</text:p>
            <text:p text:style-name="P332"><text:span text:style-name="T132">The importance of each </text:span><text:span text:style-name="T135">statement</text:span><text:span text:style-name="T132"> is expressed by the applied order, beginning with the most important one.</text:span></text:p>
          </table:table-cell>
        </table:table-row>
        <table:table-row>
          <table:table-cell table:style-name="Tabelle35.A2" office:value-type="string">
            <text:p text:style-name="P395">Value</text:p>
          </table:table-cell>
          <table:table-cell table:style-name="Tabelle35.B2" office:value-type="string">
            <text:p text:style-name="P24">String</text:p>
            <text:p text:style-name="P24">Fixed vocabulary: <text:span text:style-name="T81">dcddm:</text:span><text:span text:style-name="T92">encodingSchemeValues</text:span></text:p>
          </table:table-cell>
        </table:table-row>
        <table:table-row>
          <table:table-cell table:style-name="Tabelle35.A2" office:value-type="string">
            <text:p text:style-name="P396">Obligation</text:p>
          </table:table-cell>
          <table:table-cell table:style-name="Tabelle35.B2" office:value-type="string">
            <text:p text:style-name="P26">O+</text:p>
          </table:table-cell>
        </table:table-row>
        <table:table-row>
          <table:table-cell table:style-name="Tabelle35.A2" office:value-type="string">
            <text:p text:style-name="P395">Example (as XML)</text:p>
          </table:table-cell>
          <table:table-cell table:style-name="Tabelle35.B2" office:value-type="string">
            <text:p text:style-name="P469">&lt;dcddm:<text:span text:style-name="T230">item</text:span>EncodingScheme&gt;<text:span text:style-name="T230">TEI</text:span>&lt;/ dcddm:<text:span text:style-name="T230">item</text:span>EncodingScheme</text:p>
          </table:table-cell>
        </table:table-row>
      </table:table>
      <text:h text:style-name="Heading_20_3" text:outline-level="3"><text:bookmark-start text:name="__RefHeading__4866_789423347"/>dcddm:hasOAI-PMH<text:bookmark-end text:name="__RefHeading__4866_789423347"/></text:h>
      <table:table table:name="Tabelle57" table:style-name="Tabelle57">
        <table:table-column table:style-name="Tabelle57.A"/>
        <table:table-column table:style-name="Tabelle57.B"/>
        <table:table-row>
          <table:table-cell table:style-name="Tabelle57.A1" office:value-type="string">
            <text:p text:style-name="P351">Definition</text:p>
          </table:table-cell>
          <table:table-cell table:style-name="Tabelle57.B1" office:value-type="string">
            <text:p text:style-name="P203"><text:span text:style-name="T144">The </text:span><text:span text:style-name="T147">(</text:span><text:span text:style-name="T144">metadata of the</text:span><text:span text:style-name="T147">)</text:span><text:span text:style-name="T144"> collection´s item are accessible through OAI-PMH</text:span>.</text:p>
          </table:table-cell>
        </table:table-row>
        <table:table-row>
          <table:table-cell table:style-name="Tabelle57.A2" office:value-type="string">
            <text:p text:style-name="P410">Comment</text:p>
          </table:table-cell>
          <table:table-cell table:style-name="Tabelle57.B2" office:value-type="string">
            <text:p text:style-name="P489">If the collection does not provide OAI-PMH ignore this element.</text:p>
          </table:table-cell>
        </table:table-row>
        <table:table-row>
          <table:table-cell table:style-name="Tabelle57.A2" office:value-type="string">
            <text:p text:style-name="P410">Value</text:p>
          </table:table-cell>
          <table:table-cell table:style-name="Tabelle57.B2" office:value-type="string">
            <text:p text:style-name="P514"><text:span text:style-name="T246">d</text:span>cddm:<text:span text:style-name="T249">baseURL</text:span><text:span text:style-name="T119">(M1)</text:span></text:p>
            <text:p text:style-name="P515">dcddm:OAISet <text:span text:style-name="T119">(M1)</text:span></text:p>
            <text:p text:style-name="P515">dcddm:<text:span text:style-name="T250">l</text:span>istMetadataFormats <text:span text:style-name="T119">(M+)</text:span></text:p>
            <text:p text:style-name="P515">dcddm:queryPolicies <text:span text:style-name="T119">(O1)</text:span></text:p>
          </table:table-cell>
        </table:table-row>
        <table:table-row>
          <table:table-cell table:style-name="Tabelle57.A2" office:value-type="string">
            <text:p text:style-name="P417">Obligation</text:p>
          </table:table-cell>
          <table:table-cell table:style-name="Tabelle57.B2" office:value-type="string">
            <text:p text:style-name="P524">O1</text:p>
          </table:table-cell>
        </table:table-row>
        <table:table-row>
          <table:table-cell table:style-name="Tabelle57.A2" office:value-type="string">
            <text:p text:style-name="P417">Example (as XML)</text:p>
          </table:table-cell>
          <table:table-cell table:style-name="Tabelle57.B2" office:value-type="string">
            <text:p text:style-name="P520"/>
          </table:table-cell>
        </table:table-row>
      </table:table>
      <text:h text:style-name="P606" text:outline-level="3"><text:bookmark-start text:name="__RefHeading__4868_789423347"/>dcddm:has<text:span text:style-name="T246">REST-API</text:span><text:bookmark-end text:name="__RefHeading__4868_789423347"/></text:h>
      <table:table table:name="Tabelle58" table:style-name="Tabelle58">
        <table:table-column table:style-name="Tabelle58.A"/>
        <table:table-column table:style-name="Tabelle58.B"/>
        <table:table-row>
          <table:table-cell table:style-name="Tabelle58.A1" office:value-type="string">
            <text:p text:style-name="P352">Definition</text:p>
          </table:table-cell>
          <table:table-cell table:style-name="Tabelle58.B1" office:value-type="string">
            <text:p text:style-name="P204"><text:span text:style-name="T144">The </text:span><text:span text:style-name="T147">(</text:span><text:span text:style-name="T144">metadata of the</text:span><text:span text:style-name="T147">)</text:span><text:span text:style-name="T144"> collection´s item are accessible </text:span><text:span text:style-name="T145">via REST-API</text:span></text:p>
          </table:table-cell>
        </table:table-row>
        <table:table-row>
          <table:table-cell table:style-name="Tabelle58.A2" office:value-type="string">
            <text:p text:style-name="P411">Comment</text:p>
          </table:table-cell>
          <table:table-cell table:style-name="Tabelle58.B2" office:value-type="string">
            <text:p text:style-name="P490">If the collection does not provide <text:span text:style-name="T246">a REST-API this element should be ignored</text:span>.</text:p>
          </table:table-cell>
        </table:table-row>
        <text:soft-page-break/>
        <table:table-row>
          <table:table-cell table:style-name="Tabelle58.A2" office:value-type="string">
            <text:p text:style-name="P411"><text:span text:style-name="T247">V</text:span>alue</text:p>
          </table:table-cell>
          <table:table-cell table:style-name="Tabelle58.B2" office:value-type="string">
            <text:p text:style-name="P515">dcddm:<text:span text:style-name="T249">b</text:span>aseURL <text:span text:style-name="T120">(M1)</text:span></text:p>
            <text:p text:style-name="P515">dcddm:supportedRESTMethods<text:span text:style-name="T104"> </text:span><text:span text:style-name="T120">(M+)</text:span></text:p>
            <text:p text:style-name="P516">dcddm:<text:span text:style-name="T251">itemE</text:span>ncodingScheme <text:span text:style-name="T120">(O+)</text:span></text:p>
            <text:p text:style-name="P515">dcddm:queryPolicies<text:span text:style-name="T104"> </text:span><text:span text:style-name="T120">(O1)</text:span></text:p>
            <text:p text:style-name="P515">dcddm:<text:span text:style-name="T249">further</text:span>Info<text:span text:style-name="T104"> </text:span><text:span text:style-name="T120">(O1)</text:span></text:p>
          </table:table-cell>
        </table:table-row>
        <table:table-row>
          <table:table-cell table:style-name="Tabelle58.A2" office:value-type="string">
            <text:p text:style-name="P417">Obligation</text:p>
          </table:table-cell>
          <table:table-cell table:style-name="Tabelle58.B2" office:value-type="string">
            <text:p text:style-name="P524">O1</text:p>
          </table:table-cell>
        </table:table-row>
        <table:table-row>
          <table:table-cell table:style-name="Tabelle58.A2" office:value-type="string">
            <text:p text:style-name="P417">Example (as XML)</text:p>
          </table:table-cell>
          <table:table-cell table:style-name="Tabelle58.B2" office:value-type="string">
            <text:p text:style-name="P520"/>
          </table:table-cell>
        </table:table-row>
      </table:table>
      <text:h text:style-name="P607" text:outline-level="3"><text:bookmark-start text:name="__RefHeading__6461_1851432170"/>dcddm:<text:span text:style-name="T301">hasSPARQLEndpoint</text:span><text:bookmark-end text:name="__RefHeading__6461_1851432170"/></text:h>
      <table:table table:name="Tabelle73" table:style-name="Tabelle73">
        <table:table-column table:style-name="Tabelle73.A"/>
        <table:table-column table:style-name="Tabelle73.B"/>
        <table:table-row>
          <table:table-cell table:style-name="Tabelle73.A1" office:value-type="string">
            <text:p text:style-name="P365">Definition</text:p>
          </table:table-cell>
          <table:table-cell table:style-name="Tabelle73.B1" office:value-type="string">
            <text:p text:style-name="P206"><text:span text:style-name="T152">T</text:span><text:span text:style-name="T144">he collection´s item are accessible </text:span><text:span text:style-name="T145">via </text:span><text:span text:style-name="T152">SPARQL-Endpoint</text:span><text:span text:style-name="T146">. </text:span><text:span text:style-name="T301">SPARQL</text:span><text:span text:style-name="T146"> </text:span><text:span text:style-name="T301">is a recursive synonym for </text:span><text:span text:style-name="T98">S</text:span><text:span text:style-name="T301">PARQL </text:span><text:span text:style-name="T98">P</text:span><text:span text:style-name="T301">rotocol </text:span><text:span text:style-name="T98">a</text:span><text:span text:style-name="T301">nd </text:span><text:span text:style-name="T98">R</text:span><text:span text:style-name="T301">DF </text:span><text:span text:style-name="T98">Q</text:span><text:span text:style-name="T301">uery </text:span><text:span text:style-name="T98">L</text:span><text:span text:style-name="T301">anguage. A SPARQL-Endpoint is a service that accepts SPARQL queries and returns results. </text:span></text:p>
            <text:p text:style-name="P511">The element provides the SPARQL-Endpoint´s URL.</text:p>
          </table:table-cell>
        </table:table-row>
        <table:table-row>
          <table:table-cell table:style-name="Tabelle73.A2" office:value-type="string">
            <text:p text:style-name="P436">See</text:p>
          </table:table-cell>
          <table:table-cell table:style-name="Tabelle73.B2" office:value-type="string">
            <text:p text:style-name="P225"><text:a xlink:type="simple" xlink:href="http://en.wikipedia.org/wiki/SPARQL" text:style-name="Internet_20_link" text:visited-style-name="Visited_20_Internet_20_Link"><text:span text:style-name="T130">http://en.wikipedia.org/wiki/SPARQL</text:span></text:a><text:span text:style-name="T130"> </text:span></text:p>
          </table:table-cell>
        </table:table-row>
        <table:table-row>
          <table:table-cell table:style-name="Tabelle73.A2" office:value-type="string">
            <text:p text:style-name="P416">Comment</text:p>
          </table:table-cell>
          <table:table-cell table:style-name="Tabelle73.B2" office:value-type="string">
            <text:p text:style-name="P493">If the collection <text:span text:style-name="T247">is not accessible through a SPARQL-Endpoint this element should be ignored</text:span>.</text:p>
          </table:table-cell>
        </table:table-row>
        <table:table-row>
          <table:table-cell table:style-name="Tabelle73.A2" office:value-type="string">
            <text:p text:style-name="P422">Value</text:p>
          </table:table-cell>
          <table:table-cell table:style-name="Tabelle73.B2" office:value-type="string">
            <text:p text:style-name="P523"><text:span text:style-name="T121">x</text:span><text:span text:style-name="T104">s:anyURI</text:span></text:p>
          </table:table-cell>
        </table:table-row>
        <table:table-row>
          <table:table-cell table:style-name="Tabelle73.A2" office:value-type="string">
            <text:p text:style-name="P426">Obligation </text:p>
          </table:table-cell>
          <table:table-cell table:style-name="Tabelle73.B2" office:value-type="string">
            <text:p text:style-name="P528">O1</text:p>
          </table:table-cell>
        </table:table-row>
      </table:table>
      <text:h text:style-name="P608" text:outline-level="3"><text:bookmark-start text:name="__RefHeading__4870_789423347"/>dcddm:has<text:span text:style-name="T247">OPAC</text:span><text:bookmark-end text:name="__RefHeading__4870_789423347"/></text:h>
      <table:table table:name="Tabelle59" table:style-name="Tabelle59">
        <table:table-column table:style-name="Tabelle59.A"/>
        <table:table-column table:style-name="Tabelle59.B"/>
        <table:table-row>
          <table:table-cell table:style-name="Tabelle59.A1" office:value-type="string">
            <text:p text:style-name="P353">Definition</text:p>
          </table:table-cell>
          <table:table-cell table:style-name="Tabelle59.B1" office:value-type="string">
            <text:p text:style-name="P205"><text:span text:style-name="T144">The metadata of the collection´s item are accessible </text:span><text:span text:style-name="T145">via </text:span><text:span text:style-name="T146">OPAC </text:span><text:span text:style-name="T150">(</text:span><text:span text:style-name="T155">O</text:span><text:span text:style-name="T150">nline </text:span><text:span text:style-name="T155">P</text:span><text:span text:style-name="T150">ublic </text:span><text:span text:style-name="T155">A</text:span><text:span text:style-name="T150">ccess </text:span><text:span text:style-name="T155">C</text:span><text:span text:style-name="T150">atalogue)</text:span></text:p>
          </table:table-cell>
        </table:table-row>
        <table:table-row>
          <table:table-cell table:style-name="Tabelle59.A2" office:value-type="string">
            <text:p text:style-name="P412">Comment</text:p>
          </table:table-cell>
          <table:table-cell table:style-name="Tabelle59.B2" office:value-type="string">
            <text:p text:style-name="P491">If the collection <text:span text:style-name="T247">is not accessible through an OPAC this element should be ignored</text:span>.</text:p>
          </table:table-cell>
        </table:table-row>
        <table:table-row>
          <table:table-cell table:style-name="Tabelle59.A2" office:value-type="string">
            <text:p text:style-name="P418">Value</text:p>
          </table:table-cell>
          <table:table-cell table:style-name="Tabelle59.B2" office:value-type="string">
            <text:p text:style-name="P515">dcddm:<text:span text:style-name="T249">b</text:span>aseURL<text:span text:style-name="T104"> </text:span><text:span text:style-name="T121">(M1)</text:span></text:p>
            <text:p text:style-name="P516">dcddm:OPACCollectionIdentifier<text:span text:style-name="T104"> </text:span><text:span text:style-name="T121">(O1)</text:span></text:p>
          </table:table-cell>
        </table:table-row>
        <table:table-row>
          <table:table-cell table:style-name="Tabelle59.A2" office:value-type="string">
            <text:p text:style-name="P423">Obligation </text:p>
          </table:table-cell>
          <table:table-cell table:style-name="Tabelle59.B2" office:value-type="string">
            <text:p text:style-name="P525">O1</text:p>
          </table:table-cell>
        </table:table-row>
      </table:table>
      <text:h text:style-name="P609" text:outline-level="3"><text:bookmark-start text:name="__RefHeading__4872_789423347"/>dcddm:has<text:span text:style-name="T248">Beacon</text:span><text:bookmark-end text:name="__RefHeading__4872_789423347"/></text:h>
      <table:table table:name="Tabelle60" table:style-name="Tabelle60">
        <table:table-column table:style-name="Tabelle60.A"/>
        <table:table-column table:style-name="Tabelle60.B"/>
        <table:table-row>
          <table:table-cell table:style-name="Tabelle60.A1" office:value-type="string">
            <text:p text:style-name="P354">Definition</text:p>
          </table:table-cell>
          <table:table-cell table:style-name="Tabelle60.B1" office:value-type="string">
            <text:p text:style-name="P216">BEACON is a data interchange format for large numbers of uniform links. The collection provides a BEACON-file. </text:p>
          </table:table-cell>
        </table:table-row>
        <table:table-row>
          <table:table-cell table:style-name="Tabelle60.A2" office:value-type="string">
            <text:p text:style-name="P427">See</text:p>
          </table:table-cell>
          <table:table-cell table:style-name="Tabelle60.B2" office:value-type="string">
            <text:p text:style-name="P216">http://gbv.github.io/beaconspec/beacon.html</text:p>
          </table:table-cell>
        </table:table-row>
        <table:table-row>
          <table:table-cell table:style-name="Tabelle60.A2" office:value-type="string">
            <text:p text:style-name="P413">Comment</text:p>
          </table:table-cell>
          <table:table-cell table:style-name="Tabelle60.B2" office:value-type="string">
            <text:p text:style-name="P492">If the collection <text:span text:style-name="T248">does not provide a BEACON-file this element should be ignored</text:span>. </text:p>
            <text:p text:style-name="P499">If the collection provides more than one BEACON-<text:span text:style-name="T272">f</text:span>ile use several statements for each file. </text:p>
          </table:table-cell>
        </table:table-row>
        <table:table-row>
          <table:table-cell table:style-name="Tabelle60.A2" office:value-type="string">
            <text:p text:style-name="P419">Value</text:p>
          </table:table-cell>
          <table:table-cell table:style-name="Tabelle60.B2" office:value-type="string">
            <text:p text:style-name="P516">dcddm:<text:span text:style-name="T249">b</text:span>aseURL <text:span text:style-name="T122">(M1)</text:span></text:p>
            <text:p text:style-name="P518">dcddm:beaconPrefix <text:span text:style-name="T122">(O1)</text:span></text:p>
          </table:table-cell>
        </table:table-row>
        <table:table-row>
          <table:table-cell table:style-name="Tabelle60.A2" office:value-type="string">
            <text:p text:style-name="P423">Obligation </text:p>
          </table:table-cell>
          <table:table-cell table:style-name="Tabelle60.B2" office:value-type="string">
            <text:p text:style-name="P525">O1</text:p>
          </table:table-cell>
        </table:table-row>
      </table:table>
      <text:h text:style-name="P610" text:outline-level="3"><text:bookmark-start text:name="__RefHeading__4986_789423347"/>dcddm:<text:span text:style-name="T249">hasReadingRoom</text:span><text:bookmark-end text:name="__RefHeading__4986_789423347"/></text:h>
      <table:table table:name="Tabelle61" table:style-name="Tabelle61">
        <table:table-column table:style-name="Tabelle61.A"/>
        <table:table-column table:style-name="Tabelle61.B"/>
        <table:table-row>
          <table:table-cell table:style-name="Tabelle61.A1" office:value-type="string">
            <text:p text:style-name="P355">Definition</text:p>
          </table:table-cell>
          <table:table-cell table:style-name="Tabelle61.B1" office:value-type="string">
            <text:p text:style-name="P494">The collection´s items can be examined in a reading room. </text:p>
          </table:table-cell>
        </table:table-row>
        <table:table-row>
          <table:table-cell table:style-name="Tabelle61.A2" office:value-type="string">
            <text:p text:style-name="P414">Comment</text:p>
          </table:table-cell>
          <table:table-cell table:style-name="Tabelle61.B2" office:value-type="string">
            <text:p text:style-name="P494">If there is not any reading room this statement should be ignored. </text:p>
          </table:table-cell>
        </table:table-row>
        <text:soft-page-break/>
        <table:table-row>
          <table:table-cell table:style-name="Tabelle61.A2" office:value-type="string">
            <text:p text:style-name="P420">Value</text:p>
          </table:table-cell>
          <table:table-cell table:style-name="Tabelle61.B2" office:value-type="string">
            <text:p text:style-name="P517">dcddm:address<text:span text:style-name="T104"> </text:span><text:span text:style-name="T123">(M1)</text:span></text:p>
            <text:p text:style-name="P517">dcddm:further<text:span text:style-name="T247">Information </text:span><text:span text:style-name="T123">(O1)</text:span></text:p>
          </table:table-cell>
        </table:table-row>
        <table:table-row>
          <table:table-cell table:style-name="Tabelle61.A2" office:value-type="string">
            <text:p text:style-name="P424">Obligation </text:p>
          </table:table-cell>
          <table:table-cell table:style-name="Tabelle61.B2" office:value-type="string">
            <text:p text:style-name="P526">O1</text:p>
          </table:table-cell>
        </table:table-row>
      </table:table>
      <text:h text:style-name="P611" text:outline-level="3"><text:bookmark-start text:name="__RefHeading__4988_789423347"/>dcddm:<text:span text:style-name="T249">reproductionPossibilities </text:span><text:bookmark-end text:name="__RefHeading__4988_789423347"/></text:h>
      <table:table table:name="Tabelle62" table:style-name="Tabelle62">
        <table:table-column table:style-name="Tabelle62.A"/>
        <table:table-column table:style-name="Tabelle62.B"/>
        <table:table-row>
          <table:table-cell table:style-name="Tabelle62.A1" office:value-type="string">
            <text:p text:style-name="P355">Definition</text:p>
          </table:table-cell>
          <table:table-cell table:style-name="Tabelle62.B1" office:value-type="string">
            <text:p text:style-name="P496">The owner allows the users to make reproductions of the collection´s items or provides a reproduction service. </text:p>
          </table:table-cell>
        </table:table-row>
        <table:table-row>
          <table:table-cell table:style-name="Tabelle62.A2" office:value-type="string">
            <text:p text:style-name="P414">Comment</text:p>
          </table:table-cell>
          <table:table-cell table:style-name="Tabelle62.B2" office:value-type="string">
            <text:p text:style-name="P495">The reproduction possibilities can either be described in plain text or through a reference (URL) to an already existing description.</text:p>
            <text:p text:style-name="P495">If there are not any reproduction possibilities then this statement should be ignored. </text:p>
          </table:table-cell>
        </table:table-row>
        <table:table-row>
          <table:table-cell table:style-name="Tabelle62.A2" office:value-type="string">
            <text:p text:style-name="P420">Value</text:p>
          </table:table-cell>
          <table:table-cell table:style-name="Tabelle62.B2" office:value-type="string">
            <text:p text:style-name="P519">dcddm:description <text:span text:style-name="T124">(M1)</text:span></text:p>
          </table:table-cell>
        </table:table-row>
        <table:table-row>
          <table:table-cell table:style-name="Tabelle62.A2" office:value-type="string">
            <text:p text:style-name="P424">Obligation </text:p>
          </table:table-cell>
          <table:table-cell table:style-name="Tabelle62.B2" office:value-type="string">
            <text:p text:style-name="P526">O1</text:p>
          </table:table-cell>
        </table:table-row>
      </table:table>
      <text:h text:style-name="P612" text:outline-level="3"><text:bookmark-start text:name="__RefHeading__3634_1216570832"/>dcddm:agentType<text:bookmark-end text:name="__RefHeading__3634_1216570832"/></text:h>
      <table:table table:name="Tabelle36" table:style-name="Tabelle36">
        <table:table-column table:style-name="Tabelle36.A"/>
        <table:table-column table:style-name="Tabelle36.B"/>
        <table:table-row>
          <table:table-cell table:style-name="Tabelle36.A1" office:value-type="string">
            <text:p text:style-name="P345">Definition</text:p>
          </table:table-cell>
          <table:table-cell table:style-name="Tabelle36.B1" office:value-type="string">
            <text:p text:style-name="P202">The nature or genre of the resource.</text:p>
          </table:table-cell>
        </table:table-row>
        <table:table-row>
          <table:table-cell table:style-name="Tabelle36.A2" office:value-type="string">
            <text:p text:style-name="P397">See</text:p>
          </table:table-cell>
          <table:table-cell table:style-name="Tabelle36.B2" office:value-type="string">
            <text:p text:style-name="Table_20_Contents"><text:a xlink:type="simple" xlink:href="http://dublincore.org/documents/dcmi-terms/#terms-type" text:style-name="Internet_20_link" text:visited-style-name="Visited_20_Internet_20_Link"><text:span text:style-name="T130">http://dublincore.org/documents/dcmi-terms/#terms-type</text:span></text:a><text:span text:style-name="T130"> </text:span></text:p>
          </table:table-cell>
        </table:table-row>
        <table:table-row>
          <table:table-cell table:style-name="Tabelle36.A2" office:value-type="string">
            <text:p text:style-name="P397">Comment</text:p>
          </table:table-cell>
          <table:table-cell table:style-name="Tabelle36.B2" office:value-type="string">
            <text:p text:style-name="P533">Recommended best practice is to use the controlled vocabulary provided by DARIAH-DE <text:span text:style-name="T81">dcddm:agentTypeValues</text:span></text:p>
          </table:table-cell>
        </table:table-row>
        <table:table-row>
          <table:table-cell table:style-name="Tabelle36.A2" office:value-type="string">
            <text:p text:style-name="P398">Value</text:p>
          </table:table-cell>
          <table:table-cell table:style-name="Tabelle36.B2" office:value-type="string">
            <text:p text:style-name="P534">String</text:p>
            <text:p text:style-name="P534">Fixed vocabulary: <text:span text:style-name="T81">dcddm:agentTypeValues</text:span></text:p>
          </table:table-cell>
        </table:table-row>
        <table:table-row>
          <table:table-cell table:style-name="Tabelle36.A2" office:value-type="string">
            <text:p text:style-name="P398">Obligation</text:p>
          </table:table-cell>
          <table:table-cell table:style-name="Tabelle36.B2" office:value-type="string">
            <text:p text:style-name="P534">M1</text:p>
          </table:table-cell>
        </table:table-row>
        <table:table-row>
          <table:table-cell table:style-name="Tabelle36.A2" office:value-type="string">
            <text:p text:style-name="P398">Example (as XML)</text:p>
          </table:table-cell>
          <table:table-cell table:style-name="Tabelle36.B2" office:value-type="string">
            <text:p text:style-name="P534">&lt;dcddm:agentType&gt;person&lt;/dcddm:agentType&gt;</text:p>
          </table:table-cell>
        </table:table-row>
      </table:table>
      <text:h text:style-name="P613" text:outline-level="3"><text:bookmark-start text:name="__RefHeading__3636_1216570832"/><text:span text:style-name="T271">d</text:span>cddm:name<text:bookmark-end text:name="__RefHeading__3636_1216570832"/></text:h>
      <table:table table:name="Tabelle37" table:style-name="Tabelle37">
        <table:table-column table:style-name="Tabelle37.A"/>
        <table:table-column table:style-name="Tabelle37.B"/>
        <table:table-row>
          <table:table-cell table:style-name="Tabelle37.A1" office:value-type="string">
            <text:p text:style-name="P346">Definition</text:p>
          </table:table-cell>
          <table:table-cell table:style-name="Tabelle37.B1" office:value-type="string">
            <text:p text:style-name="P207">A name or proper noun or noun phrase. </text:p>
          </table:table-cell>
        </table:table-row>
        <table:table-row>
          <table:table-cell table:style-name="Tabelle37.A2" office:value-type="string">
            <text:p text:style-name="P399">See</text:p>
          </table:table-cell>
          <table:table-cell table:style-name="Tabelle37.B2" office:value-type="string">
            <text:p text:style-name="P471"><text:a xlink:type="simple" xlink:href="http://www.tei-c.org/release/doc/tei-p5-doc/de/html/ref-name.html" text:style-name="Internet_20_link" text:visited-style-name="Visited_20_Internet_20_Link">http://www.tei-c.org/release/doc/tei-p5-doc/de/html/ref-</text:a><text:a xlink:type="simple" xlink:href="http://www.tei-c.org/release/doc/tei-p5-doc/de/html/ref-name.html" text:style-name="Internet_20_link" text:visited-style-name="Visited_20_Internet_20_Link">name.html</text:a> </text:p>
          </table:table-cell>
        </table:table-row>
        <table:table-row>
          <table:table-cell table:style-name="Tabelle37.A2" office:value-type="string">
            <text:p text:style-name="P399">Comment</text:p>
          </table:table-cell>
          <table:table-cell table:style-name="Tabelle37.B2" office:value-type="string">
            <text:p text:style-name="P471">Should contain a person´s surname or the name of the described organisation.</text:p>
            <text:p text:style-name="P473">It is recommended to follow the naming conventions provided by the GND.</text:p>
          </table:table-cell>
        </table:table-row>
        <table:table-row>
          <table:table-cell table:style-name="Tabelle37.A2" office:value-type="string">
            <text:p text:style-name="P399">Value</text:p>
          </table:table-cell>
          <table:table-cell table:style-name="Tabelle37.B2" office:value-type="string">
            <text:p text:style-name="P471">String</text:p>
          </table:table-cell>
        </table:table-row>
        <table:table-row>
          <table:table-cell table:style-name="Tabelle37.A2" office:value-type="string">
            <text:p text:style-name="P399">Obligation</text:p>
          </table:table-cell>
          <table:table-cell table:style-name="Tabelle37.B2" office:value-type="string">
            <text:p text:style-name="P471">M1</text:p>
          </table:table-cell>
        </table:table-row>
        <table:table-row>
          <table:table-cell table:style-name="Tabelle37.A2" office:value-type="string">
            <text:p text:style-name="P399">Example (as XML)</text:p>
          </table:table-cell>
          <table:table-cell table:style-name="Tabelle37.B2" office:value-type="string">
            <text:p text:style-name="P471">&lt;dcddm:name&gt;Herzog August Bibliothek&lt;/dcddm:name&gt;</text:p>
            <text:p text:style-name="P472">&lt;dcddm:name&gt;<text:span text:style-name="T234">Franz Joseph I., Österreich, Kaiser</text:span>&lt;/dcddm:name&gt;</text:p>
            <text:p text:style-name="P474">&lt;dcddm:name&gt;Mozart&lt;/dcddm&gt;</text:p>
          </table:table-cell>
        </table:table-row>
      </table:table>
      <text:h text:style-name="P613" text:outline-level="3"><text:bookmark-start text:name="__RefHeading__3638_1216570832"/>dcddm:forename<text:bookmark-end text:name="__RefHeading__3638_1216570832"/></text:h>
      <table:table table:name="Tabelle38" table:style-name="Tabelle38">
        <table:table-column table:style-name="Tabelle38.A"/>
        <table:table-column table:style-name="Tabelle38.B"/>
        <table:table-row>
          <table:table-cell table:style-name="Tabelle38.A1" office:value-type="string">
            <text:p text:style-name="P346">Definition</text:p>
          </table:table-cell>
          <table:table-cell table:style-name="Tabelle38.B1" office:value-type="string">
            <text:p text:style-name="P207">A forename, given or baptismal name.</text:p>
          </table:table-cell>
        </table:table-row>
        <table:table-row>
          <table:table-cell table:style-name="Tabelle38.A2" office:value-type="string">
            <text:p text:style-name="P399">See</text:p>
          </table:table-cell>
          <table:table-cell table:style-name="Tabelle38.B2" office:value-type="string">
            <text:p text:style-name="P207"><text:a xlink:type="simple" xlink:href="http://www.tei-c.org/release/doc/tei-p5-doc/de/html/ref-forename.html" text:style-name="Internet_20_link" text:visited-style-name="Visited_20_Internet_20_Link">http://www.tei-c.org/release/doc/tei-p5-doc/de/html/ref-forename.html</text:a></text:p>
          </table:table-cell>
        </table:table-row>
        <table:table-row>
          <table:table-cell table:style-name="Tabelle38.A2" office:value-type="string">
            <text:p text:style-name="P399">Comment</text:p>
          </table:table-cell>
          <table:table-cell table:style-name="Tabelle38.B2" office:value-type="string">
            <text:p text:style-name="P471">Only used for persons. </text:p>
            <text:p text:style-name="P471">In case of more than one forenames use only one statement <text:soft-page-break/>to record all names. </text:p>
            <text:p text:style-name="P473">It is recommended to follow the naming conventions provided by the GND.</text:p>
          </table:table-cell>
        </table:table-row>
        <table:table-row>
          <table:table-cell table:style-name="Tabelle38.A2" office:value-type="string">
            <text:p text:style-name="P399">Value</text:p>
          </table:table-cell>
          <table:table-cell table:style-name="Tabelle38.B2" office:value-type="string">
            <text:p text:style-name="P471">String</text:p>
          </table:table-cell>
        </table:table-row>
        <table:table-row>
          <table:table-cell table:style-name="Tabelle38.A2" office:value-type="string">
            <text:p text:style-name="P399">Obligation</text:p>
          </table:table-cell>
          <table:table-cell table:style-name="Tabelle38.B2" office:value-type="string">
            <text:p text:style-name="P471">O1</text:p>
          </table:table-cell>
        </table:table-row>
        <table:table-row>
          <table:table-cell table:style-name="Tabelle38.A2" office:value-type="string">
            <text:p text:style-name="P399">Example (as XML)</text:p>
          </table:table-cell>
          <table:table-cell table:style-name="Tabelle38.B2" office:value-type="string">
            <text:p text:style-name="P473">&lt;dcddm:forename&gt;Franz Joseph&lt;/dcddm:forename&gt;</text:p>
            <text:p text:style-name="P474">&lt;dcddm:forename&gt;Wolfgang Amadeus&lt;/dcddm:forename&gt;</text:p>
          </table:table-cell>
        </table:table-row>
      </table:table>
      <text:h text:style-name="P571" text:outline-level="3"><text:bookmark-start text:name="__RefHeading__3945_1039924476"/>dcddm:identifier<text:bookmark-end text:name="__RefHeading__3945_1039924476"/></text:h>
      <table:table table:name="Tabelle39" table:style-name="Tabelle39">
        <table:table-column table:style-name="Tabelle39.A"/>
        <table:table-row>
          <table:table-cell table:style-name="Tabelle39.A1" office:value-type="string">
            <text:p text:style-name="P208">See <text:span text:style-name="T237">dccdm:COLLECTION</text:span></text:p>
            <text:p text:style-name="P210">dcddm:identifier</text:p>
          </table:table-cell>
        </table:table-row>
      </table:table>
      <text:h text:style-name="P572" text:outline-level="3"><text:bookmark-start text:name="__RefHeading__3947_1039924476"/>dcddm:<text:span text:style-name="T236">providedI</text:span>dentifier<text:bookmark-end text:name="__RefHeading__3947_1039924476"/></text:h>
      <table:table table:name="Tabelle40" table:style-name="Tabelle40">
        <table:table-column table:style-name="Tabelle40.A"/>
        <table:table-row>
          <table:table-cell table:style-name="Tabelle40.A1" office:value-type="string">
            <text:p text:style-name="P209">See <text:span text:style-name="T237">dccdm:COLLECTION</text:span></text:p>
            <text:p text:style-name="P210">dcddm:providedIdentifier</text:p>
          </table:table-cell>
        </table:table-row>
      </table:table>
      <text:h text:style-name="P614" text:outline-level="3"><text:bookmark-start text:name="__RefHeading__3949_1039924476"/>dcddm:<text:span text:style-name="T238">address</text:span><text:bookmark-end text:name="__RefHeading__3949_1039924476"/></text:h>
      <table:table table:name="Tabelle41" table:style-name="Tabelle41">
        <table:table-column table:style-name="Tabelle41.A"/>
        <table:table-column table:style-name="Tabelle41.B"/>
        <table:table-row>
          <table:table-cell table:style-name="Tabelle41.A1" office:value-type="string">
            <text:p text:style-name="P347">Definition</text:p>
          </table:table-cell>
          <table:table-cell table:style-name="Tabelle41.B1" office:value-type="string">
            <text:p text:style-name="P211"><text:span text:style-name="T239">C</text:span>ontains a postal address, for example of a publisher, an organization, or an individual.</text:p>
          </table:table-cell>
        </table:table-row>
        <table:table-row>
          <table:table-cell table:style-name="Tabelle41.A2" office:value-type="string">
            <text:p text:style-name="P400">See</text:p>
          </table:table-cell>
          <table:table-cell table:style-name="Tabelle41.B2" office:value-type="string">
            <text:p text:style-name="P475"><text:a xlink:type="simple" xlink:href="http://www.tei-c.org/release/doc/tei-p5-doc/de/html/ref-address.html" text:style-name="Internet_20_link" text:visited-style-name="Visited_20_Internet_20_Link">http://www.tei-c.org/release/doc/tei-p5-doc/de/html/ref-</text:a><text:a xlink:type="simple" xlink:href="http://www.tei-c.org/release/doc/tei-p5-doc/de/html/ref-address.html" text:style-name="Internet_20_link" text:visited-style-name="Visited_20_Internet_20_Link">address.html</text:a></text:p>
          </table:table-cell>
        </table:table-row>
        <table:table-row>
          <table:table-cell table:style-name="Tabelle41.A2" office:value-type="string">
            <text:p text:style-name="P400">Comment</text:p>
          </table:table-cell>
          <table:table-cell table:style-name="Tabelle41.B2" office:value-type="string">
            <text:p text:style-name="P476">To enhance the data quality and to support data ingest, this statements holds the subelements <text:span text:style-name="T81">dcddm:street</text:span><text:span text:style-name="T104">, </text:span><text:span text:style-name="T81">dcddm:houseNumber</text:span><text:span text:style-name="T104">, </text:span><text:span text:style-name="T81">dcddm:postalCode</text:span><text:span text:style-name="T104">, </text:span><text:span text:style-name="T81">dcddm:place</text:span><text:span text:style-name="T104"> and </text:span><text:span text:style-name="T81">dclap:country</text:span><text:span text:style-name="T104">.</text:span></text:p>
          </table:table-cell>
        </table:table-row>
        <table:table-row>
          <table:table-cell table:style-name="Tabelle41.A2" office:value-type="string">
            <text:p text:style-name="P401">Values</text:p>
          </table:table-cell>
          <table:table-cell table:style-name="Tabelle41.B2" office:value-type="string">
            <text:p text:style-name="P521">dcddm:street</text:p>
            <text:p text:style-name="P477"><text:span text:style-name="T81">dcddm:houseNumber</text:span><text:span text:style-name="T104"> </text:span></text:p>
            <text:p text:style-name="P477"><text:span text:style-name="T81">dcddm:place</text:span><text:span text:style-name="T104"> </text:span></text:p>
            <text:p text:style-name="P521">dclap:country</text:p>
          </table:table-cell>
        </table:table-row>
        <table:table-row>
          <table:table-cell table:style-name="Tabelle41.A2" office:value-type="string">
            <text:p text:style-name="P402">Obligation</text:p>
          </table:table-cell>
          <table:table-cell table:style-name="Tabelle41.B2" office:value-type="string">
            <text:p text:style-name="P478">O1</text:p>
          </table:table-cell>
        </table:table-row>
        <table:table-row>
          <table:table-cell table:style-name="Tabelle41.A2" office:value-type="string">
            <text:p text:style-name="P402">Example (as XML)</text:p>
          </table:table-cell>
          <table:table-cell table:style-name="Tabelle41.B2" office:value-type="string">
            <text:p text:style-name="P478">&lt;dcddm:address&gt;</text:p>
            <text:p text:style-name="P478"><text:s text:c="16"/>&lt;dcddm:street&gt;Lessingplatz&lt;/dcddm:street&gt;</text:p>
            <text:p text:style-name="P478"><text:s text:c="16"/>&lt;dcddm:houseNumber&gt;1&lt;/dcddm:houseNumber&gt;</text:p>
            <text:p text:style-name="P478"><text:s text:c="16"/>&lt;dcddm:postalCode&gt;38304&lt;/dcddm:postalCode&gt;</text:p>
            <text:p text:style-name="P478"><text:s text:c="16"/>&lt;dcddm:place&gt;</text:p>
            <text:p text:style-name="P478"><text:s text:c="20"/>&lt;dcddm:spatial&gt;</text:p>
            <text:p text:style-name="P478"><text:s text:c="24"/>&lt;dcddm:spatialValues normdataRecord="GeoNames"&gt;6557395&lt;/dcddm:spatialValues&gt;</text:p>
            <text:p text:style-name="P478"><text:s text:c="24"/>&lt;dcddm:label xml:lang="deu"&gt;Wolfenbüttel&lt;/ldcddm:abel&gt;</text:p>
            <text:p text:style-name="P478"><text:s text:c="20"/>&lt;/dcddm:spatial&gt;</text:p>
            <text:p text:style-name="P478"><text:s text:c="16"/>&lt;/dcddm:place&gt;</text:p>
            <text:p text:style-name="P478"><text:s text:c="16"/>&lt;dcddm:country&gt;</text:p>
            <text:p text:style-name="P478"><text:s text:c="20"/>&lt;dcddm:spatial&gt;</text:p>
            <text:p text:style-name="P478"><text:s text:c="24"/>&lt;dcddm:spatialValues normdataRecord="GeoNames"&gt;2921044&lt;/dcddm:spatialValues&gt;</text:p>
            <text:p text:style-name="P478"><text:s text:c="24"/>&lt;dcddm:label <text:soft-page-break/>xml:lang="deu"&gt;Englisch&lt;/dcddm:label&gt;</text:p>
            <text:p text:style-name="P478"><text:s text:c="20"/>&lt;/dcddm:spatial&gt;</text:p>
            <text:p text:style-name="P478"><text:s text:c="16"/>&lt;/dcddm:country&gt;</text:p>
            <text:p text:style-name="P478">&lt;/dcddm:address&gt;</text:p>
          </table:table-cell>
        </table:table-row>
      </table:table>
      <text:h text:style-name="P615" text:outline-level="3"><text:bookmark-start text:name="__RefHeading__4036_1039924476"/>dcddm:<text:span text:style-name="T245">street</text:span><text:bookmark-end text:name="__RefHeading__4036_1039924476"/></text:h>
      <table:table table:name="Tabelle42" table:style-name="Tabelle42">
        <table:table-column table:style-name="Tabelle42.A"/>
        <table:table-column table:style-name="Tabelle42.B"/>
        <table:table-row>
          <table:table-cell table:style-name="Tabelle42.A1" office:value-type="string">
            <text:p text:style-name="P348">Definition</text:p>
          </table:table-cell>
          <table:table-cell table:style-name="Tabelle42.B1" office:value-type="string">
            <text:p text:style-name="P480">The street´s name of post address.</text:p>
          </table:table-cell>
        </table:table-row>
        <table:table-row>
          <table:table-cell table:style-name="Tabelle42.A2" office:value-type="string">
            <text:p text:style-name="P403">Value</text:p>
          </table:table-cell>
          <table:table-cell table:style-name="Tabelle42.B2" office:value-type="string">
            <text:p text:style-name="P480">String</text:p>
          </table:table-cell>
        </table:table-row>
        <table:table-row>
          <table:table-cell table:style-name="Tabelle42.A2" office:value-type="string">
            <text:p text:style-name="P403">Obligation</text:p>
          </table:table-cell>
          <table:table-cell table:style-name="Tabelle42.B2" office:value-type="string">
            <text:p text:style-name="P480">O1</text:p>
          </table:table-cell>
        </table:table-row>
        <table:table-row>
          <table:table-cell table:style-name="Tabelle42.A2" office:value-type="string">
            <text:p text:style-name="P403">Example (as XML)</text:p>
          </table:table-cell>
          <table:table-cell table:style-name="Tabelle42.B2" office:value-type="string">
            <text:p text:style-name="P479">&lt;dcddm:street&gt;Lessingplatz&lt;/dcddm:street&gt;</text:p>
          </table:table-cell>
        </table:table-row>
      </table:table>
      <text:h text:style-name="P615" text:outline-level="3"><text:bookmark-start text:name="__RefHeading__4038_1039924476"/>dcddm:<text:span text:style-name="T240">houseNumber</text:span><text:bookmark-end text:name="__RefHeading__4038_1039924476"/></text:h>
      <table:table table:name="Tabelle43" table:style-name="Tabelle43">
        <table:table-column table:style-name="Tabelle43.A"/>
        <table:table-column table:style-name="Tabelle43.B"/>
        <table:table-row>
          <table:table-cell table:style-name="Tabelle43.A1" office:value-type="string">
            <text:p text:style-name="P348">Definition</text:p>
          </table:table-cell>
          <table:table-cell table:style-name="Tabelle43.B1" office:value-type="string">
            <text:p text:style-name="P480">The house number of the agent´s post address.</text:p>
          </table:table-cell>
        </table:table-row>
        <table:table-row>
          <table:table-cell table:style-name="Tabelle43.A2" office:value-type="string">
            <text:p text:style-name="P403">Value</text:p>
          </table:table-cell>
          <table:table-cell table:style-name="Tabelle43.B2" office:value-type="string">
            <text:p text:style-name="P480">String</text:p>
          </table:table-cell>
        </table:table-row>
        <table:table-row>
          <table:table-cell table:style-name="Tabelle43.A2" office:value-type="string">
            <text:p text:style-name="P403">Obligation</text:p>
          </table:table-cell>
          <table:table-cell table:style-name="Tabelle43.B2" office:value-type="string">
            <text:p text:style-name="P480">O1</text:p>
          </table:table-cell>
        </table:table-row>
        <table:table-row>
          <table:table-cell table:style-name="Tabelle43.A2" office:value-type="string">
            <text:p text:style-name="P403">Example (as XML)</text:p>
          </table:table-cell>
          <table:table-cell table:style-name="Tabelle43.B2" office:value-type="string">
            <text:p text:style-name="P479">&lt;dcddm:<text:span text:style-name="T240">houseNumber</text:span>&gt;<text:span text:style-name="T240">1</text:span>&lt;/dcddm:<text:span text:style-name="T240">houseNumber</text:span>&gt;</text:p>
          </table:table-cell>
        </table:table-row>
      </table:table>
      <text:h text:style-name="P615" text:outline-level="3"><text:bookmark-start text:name="__RefHeading__4040_1039924476"/>dcddm:<text:span text:style-name="T240">postalCode</text:span><text:bookmark-end text:name="__RefHeading__4040_1039924476"/></text:h>
      <table:table table:name="Tabelle44" table:style-name="Tabelle44">
        <table:table-column table:style-name="Tabelle44.A"/>
        <table:table-column table:style-name="Tabelle44.B"/>
        <table:table-row>
          <table:table-cell table:style-name="Tabelle44.A1" office:value-type="string">
            <text:p text:style-name="P348">Definition</text:p>
          </table:table-cell>
          <table:table-cell table:style-name="Tabelle44.B1" office:value-type="string">
            <text:p text:style-name="P480">The postal code of the agent´s post address.</text:p>
          </table:table-cell>
        </table:table-row>
        <table:table-row>
          <table:table-cell table:style-name="Tabelle44.A2" office:value-type="string">
            <text:p text:style-name="P403">Comment</text:p>
          </table:table-cell>
          <table:table-cell table:style-name="Tabelle44.B2" office:value-type="string">
            <text:p text:style-name="P480">No use of country prefixes foreseen, e.g. use 38304 instead of D-38304.</text:p>
          </table:table-cell>
        </table:table-row>
        <table:table-row>
          <table:table-cell table:style-name="Tabelle44.A2" office:value-type="string">
            <text:p text:style-name="P403">Value</text:p>
          </table:table-cell>
          <table:table-cell table:style-name="Tabelle44.B2" office:value-type="string">
            <text:p text:style-name="P480">String</text:p>
          </table:table-cell>
        </table:table-row>
        <table:table-row>
          <table:table-cell table:style-name="Tabelle44.A2" office:value-type="string">
            <text:p text:style-name="P403">Obligation</text:p>
          </table:table-cell>
          <table:table-cell table:style-name="Tabelle44.B2" office:value-type="string">
            <text:p text:style-name="P480">O1</text:p>
          </table:table-cell>
        </table:table-row>
        <table:table-row>
          <table:table-cell table:style-name="Tabelle44.A2" office:value-type="string">
            <text:p text:style-name="P403">Example (as XML)</text:p>
          </table:table-cell>
          <table:table-cell table:style-name="Tabelle44.B2" office:value-type="string">
            <text:p text:style-name="P479">&lt;dcddm:<text:span text:style-name="T240">houseNumber</text:span>&gt;<text:span text:style-name="T240">38304</text:span>&lt;/dcddm:<text:span text:style-name="T240">houseNumber</text:span>&gt;</text:p>
          </table:table-cell>
        </table:table-row>
      </table:table>
      <text:h text:style-name="P615" text:outline-level="3"><text:bookmark-start text:name="__RefHeading__4042_1039924476"/>dcddm:<text:span text:style-name="T240">place</text:span><text:bookmark-end text:name="__RefHeading__4042_1039924476"/></text:h>
      <table:table table:name="Tabelle45" table:style-name="Tabelle45">
        <table:table-column table:style-name="Tabelle45.A"/>
        <table:table-column table:style-name="Tabelle45.B"/>
        <table:table-row>
          <table:table-cell table:style-name="Tabelle45.A1" office:value-type="string">
            <text:p text:style-name="P348">Definition</text:p>
          </table:table-cell>
          <table:table-cell table:style-name="Tabelle45.B1" office:value-type="string">
            <text:p text:style-name="P480">Holds information related to the place (city).</text:p>
          </table:table-cell>
        </table:table-row>
        <table:table-row>
          <table:table-cell table:style-name="Tabelle45.A2" office:value-type="string">
            <text:p text:style-name="P403">Comment</text:p>
          </table:table-cell>
          <table:table-cell table:style-name="Tabelle45.B2" office:value-type="string">
            <text:p text:style-name="P480">The place should be linked to some normdata and provided with a human readable label.</text:p>
          </table:table-cell>
        </table:table-row>
        <table:table-row>
          <table:table-cell table:style-name="Tabelle45.A2" office:value-type="string">
            <text:p text:style-name="P403">Value</text:p>
          </table:table-cell>
          <table:table-cell table:style-name="Tabelle45.B2" office:value-type="string">
            <text:p text:style-name="P513">dcddm:spatial</text:p>
          </table:table-cell>
        </table:table-row>
        <table:table-row>
          <table:table-cell table:style-name="Tabelle45.A2" office:value-type="string">
            <text:p text:style-name="P403">Obligation</text:p>
          </table:table-cell>
          <table:table-cell table:style-name="Tabelle45.B2" office:value-type="string">
            <text:p text:style-name="P480">O1</text:p>
          </table:table-cell>
        </table:table-row>
        <table:table-row>
          <table:table-cell table:style-name="Tabelle45.A2" office:value-type="string">
            <text:p text:style-name="P403">Example (as XML)</text:p>
          </table:table-cell>
          <table:table-cell table:style-name="Tabelle45.B2" office:value-type="string">
            <text:p text:style-name="P480">&lt;dcddm:place&gt;</text:p>
            <text:p text:style-name="P480"><text:s text:c="5"/>&lt;dcddm:spatial&gt;</text:p>
            <text:p text:style-name="P480"><text:s text:c="12"/>&lt;dcddm:spatialValues normdataRecord="GeoNames"&gt;6557395&lt;/dcddm:spatialValues&gt;</text:p>
            <text:p text:style-name="P480"><text:s text:c="15"/>&lt;dcddm:label xml:lang="deu"&gt;Wolfenbüttel&lt;/ldcddm:abel&gt;</text:p>
            <text:p text:style-name="P480"><text:s text:c="8"/>&lt;/dcddm:spatial&gt;</text:p>
            <text:p text:style-name="P480">&lt;/dcddm:place&gt;</text:p>
          </table:table-cell>
        </table:table-row>
      </table:table>
      <text:h text:style-name="P615" text:outline-level="3"><text:bookmark-start text:name="__RefHeading__4044_1039924476"/>dcddm:<text:span text:style-name="T240">country</text:span><text:bookmark-end text:name="__RefHeading__4044_1039924476"/></text:h>
      <table:table table:name="Tabelle46" table:style-name="Tabelle46">
        <table:table-column table:style-name="Tabelle46.A"/>
        <table:table-column table:style-name="Tabelle46.B"/>
        <table:table-row>
          <table:table-cell table:style-name="Tabelle46.A1" office:value-type="string">
            <text:p text:style-name="P348">Definition</text:p>
          </table:table-cell>
          <table:table-cell table:style-name="Tabelle46.B1" office:value-type="string">
            <text:p text:style-name="P480">Names the country where the address is located</text:p>
          </table:table-cell>
        </table:table-row>
        <table:table-row>
          <table:table-cell table:style-name="Tabelle46.A2" office:value-type="string">
            <text:p text:style-name="P403">Comment</text:p>
          </table:table-cell>
          <table:table-cell table:style-name="Tabelle46.B2" office:value-type="string">
            <text:p text:style-name="P480">The place should be linked to some normdata and provided with a human readable label.</text:p>
          </table:table-cell>
        </table:table-row>
        <table:table-row>
          <table:table-cell table:style-name="Tabelle46.A2" office:value-type="string">
            <text:p text:style-name="P403">Value</text:p>
          </table:table-cell>
          <table:table-cell table:style-name="Tabelle46.B2" office:value-type="string">
            <text:p text:style-name="P513">dcddm:spatial</text:p>
          </table:table-cell>
        </table:table-row>
        <text:soft-page-break/>
        <table:table-row>
          <table:table-cell table:style-name="Tabelle46.A2" office:value-type="string">
            <text:p text:style-name="P403">Obligation</text:p>
          </table:table-cell>
          <table:table-cell table:style-name="Tabelle46.B2" office:value-type="string">
            <text:p text:style-name="P480">O1</text:p>
          </table:table-cell>
        </table:table-row>
        <table:table-row>
          <table:table-cell table:style-name="Tabelle46.A2" office:value-type="string">
            <text:p text:style-name="P403">Example (as XML)</text:p>
          </table:table-cell>
          <table:table-cell table:style-name="Tabelle46.B2" office:value-type="string">
            <text:p text:style-name="P480">&lt;dcddm:country&gt;</text:p>
            <text:p text:style-name="P480"><text:s text:c="4"/>&lt;dcddm:spatial&gt;</text:p>
            <text:p text:style-name="P480"><text:s text:c="8"/>&lt;dcddm:spatialValues normdataRecord="GeoNames"&gt;2921044&lt;/dcddm:spatialValues&gt;</text:p>
            <text:p text:style-name="P480"><text:s text:c="10"/>&lt;dcddm:label xml:lang="deu"&gt;Englisch&lt;/dcddm:label&gt;</text:p>
            <text:p text:style-name="P480"><text:s text:c="5"/>&lt;/dcddm:spatial&gt;</text:p>
            <text:p text:style-name="P480">&lt;/dcddm:country&gt;</text:p>
          </table:table-cell>
        </table:table-row>
      </table:table>
      <text:h text:style-name="Heading_20_3" text:outline-level="3"><text:bookmark-start text:name="__RefHeading__4046_1039924476"/><text:span text:style-name="T240">d</text:span>cddm:email<text:bookmark-end text:name="__RefHeading__4046_1039924476"/></text:h>
      <table:table table:name="Tabelle47" table:style-name="Tabelle47">
        <table:table-column table:style-name="Tabelle47.A"/>
        <table:table-column table:style-name="Tabelle47.B"/>
        <table:table-row>
          <table:table-cell table:style-name="Tabelle47.A1" office:value-type="string">
            <text:p text:style-name="P348">Definition</text:p>
          </table:table-cell>
          <table:table-cell table:style-name="Tabelle47.B1" office:value-type="string">
            <text:p text:style-name="P212"><text:span text:style-name="T130">Provides an email address </text:span><text:span text:style-name="T142">related to the AGENT</text:span></text:p>
          </table:table-cell>
        </table:table-row>
        <table:table-row>
          <table:table-cell table:style-name="Tabelle47.A2" office:value-type="string">
            <text:p text:style-name="P403">Comment</text:p>
          </table:table-cell>
          <table:table-cell table:style-name="Tabelle47.B2" office:value-type="string">
            <text:p text:style-name="P480">Only provide email addresses when <text:span text:style-name="T241">you </text:span>can be sure that they will stay responsive for as long as the collection description is meant to be public <text:span text:style-name="T241">or you have the resources to update them. </text:span></text:p>
          </table:table-cell>
        </table:table-row>
        <table:table-row>
          <table:table-cell table:style-name="Tabelle47.A2" office:value-type="string">
            <text:p text:style-name="P407">Value</text:p>
          </table:table-cell>
          <table:table-cell table:style-name="Tabelle47.B2" office:value-type="string">
            <text:p text:style-name="P484">String</text:p>
            <text:p text:style-name="P484">Syntax Encoding Scheme: email-address</text:p>
          </table:table-cell>
        </table:table-row>
        <table:table-row>
          <table:table-cell table:style-name="Tabelle47.A2" office:value-type="string">
            <text:p text:style-name="P407">Obligation</text:p>
          </table:table-cell>
          <table:table-cell table:style-name="Tabelle47.B2" office:value-type="string">
            <text:p text:style-name="P484">O1</text:p>
          </table:table-cell>
        </table:table-row>
        <table:table-row>
          <table:table-cell table:style-name="Tabelle47.A2" office:value-type="string">
            <text:p text:style-name="P407">Example (as XML)</text:p>
          </table:table-cell>
          <table:table-cell table:style-name="Tabelle47.B2" office:value-type="string">
            <text:p text:style-name="P484">&lt;dcddm:email&gt;max.mustermann@mail.com</text:p>
          </table:table-cell>
        </table:table-row>
      </table:table>
      <text:h text:style-name="P616" text:outline-level="3"><text:bookmark-start text:name="__RefHeading__4048_1039924476"/><text:span text:style-name="T240">d</text:span>cddm:<text:span text:style-name="T241">webPage</text:span><text:bookmark-end text:name="__RefHeading__4048_1039924476"/></text:h>
      <table:table table:name="Tabelle48" table:style-name="Tabelle48">
        <table:table-column table:style-name="Tabelle48.A"/>
        <table:table-column table:style-name="Tabelle48.B"/>
        <table:table-row>
          <table:table-cell table:style-name="Tabelle48.A1" office:value-type="string">
            <text:p text:style-name="P349">Definition</text:p>
          </table:table-cell>
          <table:table-cell table:style-name="Tabelle48.B1" office:value-type="string">
            <text:p text:style-name="P213"><text:span text:style-name="T130">Provides a </text:span><text:span text:style-name="T142">web page related to the </text:span><text:span text:style-name="T148">ressource</text:span><text:span text:style-name="T142">.</text:span></text:p>
          </table:table-cell>
        </table:table-row>
        <table:table-row>
          <table:table-cell table:style-name="Tabelle48.A2" office:value-type="string">
            <text:p text:style-name="P404">Comment</text:p>
          </table:table-cell>
          <table:table-cell table:style-name="Tabelle48.B2" office:value-type="string">
            <text:p text:style-name="P481">Only provide <text:span text:style-name="T241">web pages</text:span> when <text:span text:style-name="T241">you </text:span>can be sure that they will stay <text:span text:style-name="T241">online</text:span> for as long as the collection description is meant to be public <text:span text:style-name="T241">or you have the resources to keep them alive. </text:span></text:p>
          </table:table-cell>
        </table:table-row>
        <table:table-row>
          <table:table-cell table:style-name="Tabelle48.A2" office:value-type="string">
            <text:p text:style-name="P407">Value</text:p>
          </table:table-cell>
          <table:table-cell table:style-name="Tabelle48.B2" office:value-type="string">
            <text:p text:style-name="P484">String</text:p>
            <text:p text:style-name="P484">Syntax Encoding Scheme: URI</text:p>
          </table:table-cell>
        </table:table-row>
        <table:table-row>
          <table:table-cell table:style-name="Tabelle48.A2" office:value-type="string">
            <text:p text:style-name="P407">Obligation</text:p>
          </table:table-cell>
          <table:table-cell table:style-name="Tabelle48.B2" office:value-type="string">
            <text:p text:style-name="P484">O1</text:p>
          </table:table-cell>
        </table:table-row>
        <table:table-row>
          <table:table-cell table:style-name="Tabelle48.A2" office:value-type="string">
            <text:p text:style-name="P407">Example (as XML)</text:p>
          </table:table-cell>
          <table:table-cell table:style-name="Tabelle48.B2" office:value-type="string">
            <text:p text:style-name="P485">&lt;dcddm:web<text:span text:style-name="T261">P</text:span>age&gt;<text:a xlink:type="simple" xlink:href="http://www.hab.de/de/home/ueber-uns/kontakte-und-organisation/timo-steyer.htm" text:style-name="Internet_20_link" text:visited-style-name="Visited_20_Internet_20_Link"><text:span text:style-name="T242">http://www.hab.de/de/home/ueber-uns/kontakte-und-organisation/timo-</text:span></text:a><text:a xlink:type="simple" xlink:href="http://www.hab.de/de/home/ueber-uns/kontakte-und-organisation/timo-steyer.htm" text:style-name="Internet_20_link" text:visited-style-name="Visited_20_Internet_20_Link"><text:span text:style-name="T242">steyer.htm</text:span></text:a><text:span text:style-name="T242">&lt;dcddm:webPage&gt;</text:span></text:p>
          </table:table-cell>
        </table:table-row>
      </table:table>
      <text:h text:style-name="P617" text:outline-level="3"><text:bookmark-start text:name="__RefHeading__4050_1039924476"/><text:span text:style-name="T240">d</text:span>cddm:<text:span text:style-name="T242">phoneNumber</text:span><text:bookmark-end text:name="__RefHeading__4050_1039924476"/></text:h>
      <table:table table:name="Tabelle49" table:style-name="Tabelle49">
        <table:table-column table:style-name="Tabelle49.A"/>
        <table:table-column table:style-name="Tabelle49.B"/>
        <table:table-row>
          <table:table-cell table:style-name="Tabelle49.A1" office:value-type="string">
            <text:p text:style-name="P350">Definition</text:p>
          </table:table-cell>
          <table:table-cell table:style-name="Tabelle49.B1" office:value-type="string">
            <text:p text:style-name="P214"><text:span text:style-name="T130">Provides a </text:span><text:span text:style-name="T143">phone number</text:span><text:span text:style-name="T142"> related to the AGENT.</text:span></text:p>
          </table:table-cell>
        </table:table-row>
        <table:table-row>
          <table:table-cell table:style-name="Tabelle49.A2" office:value-type="string">
            <text:p text:style-name="P405">Comment</text:p>
          </table:table-cell>
          <table:table-cell table:style-name="Tabelle49.B2" office:value-type="string">
            <text:p text:style-name="P482">Only provide <text:span text:style-name="T242">phone numbers</text:span> when <text:span text:style-name="T241">you </text:span>can be sure that they will stay <text:span text:style-name="T241">online</text:span> for as long as the collection description is meant to be public <text:span text:style-name="T241">or you have the resources to keep them update. </text:span></text:p>
          </table:table-cell>
        </table:table-row>
        <table:table-row>
          <table:table-cell table:style-name="Tabelle49.A2" office:value-type="string">
            <text:p text:style-name="P408">Value</text:p>
          </table:table-cell>
          <table:table-cell table:style-name="Tabelle49.B2" office:value-type="string">
            <text:p text:style-name="P485">String</text:p>
            <text:p text:style-name="P488">Syntax Encoding Scheme: <text:a xlink:type="simple" xlink:href="http://www.din-5008-richtlinien.de/telefonnummern.php" text:style-name="Internet_20_link" text:visited-style-name="Visited_20_Internet_20_Link">http://www.din-5008-richtlinien.de/telefonnummern.php</text:a> </text:p>
          </table:table-cell>
        </table:table-row>
        <table:table-row>
          <table:table-cell table:style-name="Tabelle49.A2" office:value-type="string">
            <text:p text:style-name="P408">Obligation</text:p>
          </table:table-cell>
          <table:table-cell table:style-name="Tabelle49.B2" office:value-type="string">
            <text:p text:style-name="P485">O1</text:p>
          </table:table-cell>
        </table:table-row>
        <table:table-row>
          <table:table-cell table:style-name="Tabelle49.A2" office:value-type="string">
            <text:p text:style-name="P408">Example (as XML)</text:p>
          </table:table-cell>
          <table:table-cell table:style-name="Tabelle49.B2" office:value-type="string">
            <text:p text:style-name="P486">&lt;dcddm:<text:span text:style-name="T243">phoneNumber</text:span>&gt;<text:span text:style-name="T243">+49 5331 808-317&lt;dcddm:phoneNumber&gt;</text:span></text:p>
          </table:table-cell>
        </table:table-row>
      </table:table>
      <text:h text:style-name="P603" text:outline-level="3"><text:bookmark-start text:name="__RefHeading__5227_93448129"/>dcddm:label<text:bookmark-end text:name="__RefHeading__5227_93448129"/></text:h>
      <table:table table:name="Tabelle30" table:style-name="Tabelle30">
        <table:table-column table:style-name="Tabelle30.A"/>
        <table:table-column table:style-name="Tabelle30.B"/>
        <table:table-row>
          <table:table-cell table:style-name="Tabelle30.A1" office:value-type="string">
            <text:p text:style-name="P362">Definition</text:p>
          </table:table-cell>
          <table:table-cell table:style-name="Tabelle30.B1" office:value-type="string">
            <text:p text:style-name="P500">A label provides human readable information. </text:p>
          </table:table-cell>
        </table:table-row>
        <text:soft-page-break/>
        <table:table-row>
          <table:table-cell table:style-name="Tabelle30.A2" office:value-type="string">
            <text:p text:style-name="P415">Comment</text:p>
          </table:table-cell>
          <table:table-cell table:style-name="Tabelle30.B2" office:value-type="string">
            <text:p text:style-name="P76">To record <text:span text:style-name="T270">information</text:span> in multiple languages, use multiple <text:span text:style-name="T270">labels</text:span> and in each <text:span text:style-name="T270">label</text:span> associate the value string with the appropriate language tag.</text:p>
          </table:table-cell>
        </table:table-row>
        <table:table-row>
          <table:table-cell table:style-name="Tabelle30.A2" office:value-type="string">
            <text:p text:style-name="P421">Value</text:p>
          </table:table-cell>
          <table:table-cell table:style-name="Tabelle30.B2" office:value-type="string">
            <text:p text:style-name="P529">String</text:p>
          </table:table-cell>
        </table:table-row>
        <table:table-row>
          <table:table-cell table:style-name="Tabelle30.A2" office:value-type="string">
            <text:p text:style-name="P433">Attribute</text:p>
          </table:table-cell>
          <table:table-cell table:style-name="Tabelle30.B2" office:value-type="string">
            <text:p text:style-name="P242">Attribute: <text:span text:style-name="T81">xml:lang</text:span></text:p>
            <text:p text:style-name="P242"><text:span text:style-name="T259">V</text:span>alue:<text:span text:style-name="T181"> two to three lower case letters matching </text:span><text:span text:style-name="T185">ISO639-1 or ISO639-3. </text:span><text:span text:style-name="T186">Use of ISO639-3 is recommended. </text:span></text:p>
            <text:p text:style-name="P236">Usage: optional but recommended</text:p>
          </table:table-cell>
        </table:table-row>
        <table:table-row>
          <table:table-cell table:style-name="Tabelle30.A2" office:value-type="string">
            <text:p text:style-name="P425">Obligation </text:p>
          </table:table-cell>
          <table:table-cell table:style-name="Tabelle30.B2" office:value-type="string">
            <text:p text:style-name="P527">O1</text:p>
          </table:table-cell>
        </table:table-row>
      </table:table>
      <text:h text:style-name="Heading_20_3" text:outline-level="3"><text:bookmark-start text:name="__RefHeading__5343_93448129"/>dcddm:date<text:bookmark-end text:name="__RefHeading__5343_93448129"/></text:h>
      <table:table table:name="Tabelle22" table:style-name="Tabelle22">
        <table:table-column table:style-name="Tabelle22.A"/>
        <table:table-column table:style-name="Tabelle22.B"/>
        <table:table-row>
          <table:table-cell table:style-name="Tabelle22.A1" office:value-type="string">
            <text:p text:style-name="P363">Definition</text:p>
          </table:table-cell>
          <table:table-cell table:style-name="Tabelle22.B1" office:value-type="string">
            <text:p text:style-name="P227">A point or period of time associated with an event in the lifecycle of the resource.</text:p>
          </table:table-cell>
        </table:table-row>
        <table:table-row>
          <table:table-cell table:style-name="Tabelle22.A2" office:value-type="string">
            <text:p text:style-name="P438">See</text:p>
          </table:table-cell>
          <table:table-cell table:style-name="Tabelle22.B2" office:value-type="string">
            <text:p text:style-name="P512"><text:a xlink:type="simple" xlink:href="http://dublincore.org/documents/dcmi-terms/#terms-date" text:style-name="Internet_20_link" text:visited-style-name="Visited_20_Internet_20_Link">http://dublincore.org/documents/dcmi-terms/#terms-date</text:a> </text:p>
          </table:table-cell>
        </table:table-row>
        <table:table-row>
          <table:table-cell table:style-name="Tabelle22.A2" office:value-type="string">
            <text:p text:style-name="P438">Comment</text:p>
          </table:table-cell>
          <table:table-cell table:style-name="Tabelle22.B2" office:value-type="string">
            <text:p text:style-name="P512"><text:span text:style-name="T158">Date may be used to express temporal information at any level of granularity.</text:span> In the DCDDM a date must follow ISO8601. See <text:a xlink:type="simple" xlink:href="http://www.w3.org/TR/NOTE-datetime" text:style-name="Internet_20_link" text:visited-style-name="Visited_20_Internet_20_Link">http://www.w3.org/TR/NOTE-datetime</text:a>.</text:p>
          </table:table-cell>
        </table:table-row>
        <table:table-row>
          <table:table-cell table:style-name="Tabelle22.A2" office:value-type="string">
            <text:p text:style-name="P438">Value</text:p>
          </table:table-cell>
          <table:table-cell table:style-name="Tabelle22.B2" office:value-type="string">
            <text:p text:style-name="P512">String</text:p>
            <text:p text:style-name="P512">Syntax Encdoding Scheme: <text:span text:style-name="T81">dcddm:periodeValues</text:span></text:p>
          </table:table-cell>
        </table:table-row>
      </table:table>
      <text:h text:style-name="P634" text:outline-level="1"><text:bookmark-start text:name="__RefHeading__784_129713347"/><office:annotation office:name="__Annotation__6476_1851432170"><dc:creator>Unbekannter Autor</dc:creator><dc:date>2015-06-05T11:45:20</dc:date><text:list text:continue-numbering="true" text:style-name=""><text:list-item><text:p text:style-name="P667"><text:span text:style-name="T315">ToDo: das passt noch nicht ganz. Muss überarbeitet werden. </text:span></text:p></text:list-item></text:list></office:annotation>Types<office:annotation-end office:name="__Annotation__6476_1851432170"/><text:bookmark-end text:name="__RefHeading__784_129713347"/></text:h>
      <text:h text:style-name="P618" text:outline-level="3"><text:bookmark-start text:name="__RefHeading__5229_93448129"/><text:span text:style-name="T284">d</text:span>cddm:simpleLiteral<text:bookmark-end text:name="__RefHeading__5229_93448129"/></text:h>
      <table:table table:name="Tabelle55" table:style-name="Tabelle55">
        <table:table-column table:style-name="Tabelle55.A"/>
        <table:table-column table:style-name="Tabelle55.B"/>
        <table:table-row>
          <table:table-cell table:style-name="Tabelle55.A1" office:value-type="string">
            <text:p text:style-name="P360">Definition</text:p>
          </table:table-cell>
          <table:table-cell table:style-name="Tabelle55.B1" office:value-type="string">
            <text:p text:style-name="P218"><text:span text:style-name="T241">This is the </text:span>standard<text:span text:style-name="T241"> type for all of the </text:span>DCDDM <text:span text:style-name="T241">elements </text:span>which provide any type of free text as it permits <text:span text:style-name="T241">text content only with optional xml:lang attribute.</text:span></text:p>
          </table:table-cell>
        </table:table-row>
        <table:table-row>
          <table:table-cell table:style-name="Tabelle55.A2" office:value-type="string">
            <text:p text:style-name="P431">See</text:p>
          </table:table-cell>
          <table:table-cell table:style-name="Tabelle55.B2" office:value-type="string">
            <text:p text:style-name="P502"><text:a xlink:type="simple" xlink:href="http://dublincore.org/schemas/xmls/qdc/dc.xsd" text:style-name="Internet_20_link" text:visited-style-name="Visited_20_Internet_20_Link">http://dublincore.org/schemas/xmls/qdc/dc.xsd</text:a> </text:p>
          </table:table-cell>
        </table:table-row>
        <table:table-row>
          <table:table-cell table:style-name="Tabelle55.A2" office:value-type="string">
            <text:p text:style-name="P431">Comment</text:p>
          </table:table-cell>
          <table:table-cell table:style-name="Tabelle55.B2" office:value-type="string">
            <text:p text:style-name="P502">The usage of a xml:lang attribute is recommended.</text:p>
          </table:table-cell>
        </table:table-row>
        <table:table-row>
          <table:table-cell table:style-name="Tabelle55.A2" office:value-type="string">
            <text:p text:style-name="P431">Value</text:p>
          </table:table-cell>
          <table:table-cell table:style-name="Tabelle55.B2" office:value-type="string">
            <text:p text:style-name="P502">String</text:p>
          </table:table-cell>
        </table:table-row>
        <table:table-row>
          <table:table-cell table:style-name="Tabelle55.A2" office:value-type="string">
            <text:p text:style-name="P431">Attribute</text:p>
          </table:table-cell>
          <table:table-cell table:style-name="Tabelle55.B2" office:value-type="string">
            <text:p text:style-name="P240">Attribute: <text:span text:style-name="T81">xml:lang</text:span></text:p>
            <text:p text:style-name="P240"><text:span text:style-name="T259">V</text:span>alue:<text:span text:style-name="T181"> two to three lower case letters matching </text:span><text:span text:style-name="T185">ISO639-1 or ISO639-3. </text:span><text:span text:style-name="T186">Use of ISO639-3 is recommended. </text:span></text:p>
            <text:p text:style-name="P234">Usage: optional but recommended</text:p>
          </table:table-cell>
        </table:table-row>
      </table:table>
      <text:h text:style-name="P619" text:outline-level="3"><text:bookmark-start text:name="__RefHeading__849_129713347"/>dcddm:identifierValues<text:bookmark-end text:name="__RefHeading__849_129713347"/></text:h>
      <table:table table:name="Tabelle56" table:style-name="Tabelle56">
        <table:table-column table:style-name="Tabelle56.A"/>
        <table:table-column table:style-name="Tabelle56.B"/>
        <table:table-row>
          <table:table-cell table:style-name="Tabelle56.A1" office:value-type="string">
            <text:p text:style-name="P361">Definition</text:p>
          </table:table-cell>
          <table:table-cell table:style-name="Tabelle56.B1" office:value-type="string">
            <text:p text:style-name="P504">This type is used to provide identifiers as text content and enables <text:span text:style-name="T286">the</text:span> identification of used norm data records by the usage of a matching normdataRecord-attribute. </text:p>
          </table:table-cell>
        </table:table-row>
        <table:table-row>
          <table:table-cell table:style-name="Tabelle56.A2" office:value-type="string">
            <text:p text:style-name="P432">Comment</text:p>
          </table:table-cell>
          <table:table-cell table:style-name="Tabelle56.B2" office:value-type="string">
            <text:p text:style-name="P504">In case the provided identifier is taken form a normdata record, the value (string) must follow the norm data record´s syntax encoding scheme. </text:p>
          </table:table-cell>
        </table:table-row>
        <table:table-row>
          <table:table-cell table:style-name="Tabelle56.A2" office:value-type="string">
            <text:p text:style-name="P432">Value</text:p>
          </table:table-cell>
          <table:table-cell table:style-name="Tabelle56.B2" office:value-type="string">
            <text:p text:style-name="P503">String</text:p>
            <text:p text:style-name="P504">Syntax Encoding Schemes defined by used norm data records.</text:p>
          </table:table-cell>
        </table:table-row>
        <table:table-row>
          <table:table-cell table:style-name="Tabelle56.A2" office:value-type="string">
            <text:p text:style-name="P432">Attribute</text:p>
          </table:table-cell>
          <table:table-cell table:style-name="Tabelle56.B2" office:value-type="string">
            <text:p text:style-name="P241">Attribute: <text:span text:style-name="T97">normdataRecord</text:span></text:p>
            <text:p text:style-name="P241"><text:span text:style-name="T259">V</text:span>alue:<text:span text:style-name="T181"> </text:span><text:span text:style-name="T187">GND, VIAF, other, none</text:span></text:p>
            <text:p text:style-name="P235">Usage: <text:span text:style-name="T285">mandatory</text:span></text:p>
          </table:table-cell>
        </table:table-row>
      </table:table>
      <text:h text:style-name="P589" text:outline-level="3"><text:bookmark-start text:name="__RefHeading__5107_928690357"/><text:soft-page-break/>dcddm:spatialValues<text:bookmark-end text:name="__RefHeading__5107_928690357"/></text:h>
      <table:table table:name="Tabelle20" table:style-name="Tabelle20">
        <table:table-column table:style-name="Tabelle20.A"/>
        <table:table-column table:style-name="Tabelle20.B"/>
        <table:table-row>
          <table:table-cell table:style-name="Tabelle20.A1" office:value-type="string">
            <text:p text:style-name="P90">Definition</text:p>
          </table:table-cell>
          <table:table-cell table:style-name="Tabelle20.B1" office:value-type="string">
            <text:p text:style-name="P191">Contains the <text:span text:style-name="T211">identifier of a spatial-concept</text:span> matching the chosen encodingScheme-attribute and provides a human readable label. </text:p>
          </table:table-cell>
        </table:table-row>
        <table:table-row>
          <table:table-cell table:style-name="Tabelle20.A2" office:value-type="string">
            <text:p text:style-name="P113">Comment</text:p>
          </table:table-cell>
          <table:table-cell table:style-name="Tabelle20.B2" office:value-type="string">
            <text:p text:style-name="P250">dcddm:s<text:span text:style-name="T214">patial</text:span>Values holds a field providing the code of the <text:span text:style-name="T214">location</text:span> matching the required attribute. </text:p>
            <text:p text:style-name="P250">A <text:span text:style-name="T85">dcddm:label</text:span><text:span text:style-name="T209"> </text:span>should be provided, <text:span text:style-name="T208">the usage of several label fields for several languages are permitted. </text:span></text:p>
          </table:table-cell>
        </table:table-row>
        <table:table-row>
          <table:table-cell table:style-name="Tabelle20.A2" office:value-type="string">
            <text:p text:style-name="P115">Value</text:p>
          </table:table-cell>
          <table:table-cell table:style-name="Tabelle20.B2" office:value-type="string">
            <text:p text:style-name="P302">String</text:p>
            <text:p text:style-name="P302">Syntax Encoding Scheme provided by <text:span text:style-name="T214">GND, GeoNames; Getty </text:span><text:span text:style-name="T86">T</text:span><text:span text:style-name="T214">hesaurus of </text:span><text:span text:style-name="T86">G</text:span><text:span text:style-name="T214">eographic </text:span><text:span text:style-name="T86">N</text:span><text:span text:style-name="T214">ames (TGN).</text:span></text:p>
          </table:table-cell>
        </table:table-row>
        <table:table-row>
          <table:table-cell table:style-name="Tabelle20.A2" office:value-type="string">
            <text:p text:style-name="P117">Label-Field</text:p>
          </table:table-cell>
          <table:table-cell table:style-name="Tabelle20.B2" office:value-type="string">
            <text:p text:style-name="P456">O+</text:p>
          </table:table-cell>
        </table:table-row>
        <table:table-row>
          <table:table-cell table:style-name="Tabelle20.A2" office:value-type="string">
            <text:p text:style-name="P117">Attribute </text:p>
          </table:table-cell>
          <table:table-cell table:style-name="Tabelle20.B2" office:value-type="string">
            <text:p text:style-name="P460"><text:span text:style-name="T136">Attribute: </text:span><text:span text:style-name="T81">normdataRecord</text:span></text:p>
            <text:p text:style-name="P457">Value: <text:span text:style-name="T214">GND</text:span> or <text:span text:style-name="T214">GeoNames</text:span> or <text:span text:style-name="T214">TGN</text:span></text:p>
            <text:p text:style-name="P458">Usage: mandatory</text:p>
          </table:table-cell>
        </table:table-row>
        <table:table-row>
          <table:table-cell table:style-name="Tabelle20.A2" office:value-type="string">
            <text:p text:style-name="P119">Obligation</text:p>
          </table:table-cell>
          <table:table-cell table:style-name="Tabelle20.B2" office:value-type="string">
            <text:p text:style-name="P459">M<text:span text:style-name="T211">1</text:span></text:p>
          </table:table-cell>
        </table:table-row>
        <table:table-row>
          <table:table-cell table:style-name="Tabelle20.A2" office:value-type="string">
            <text:p text:style-name="P119">Example</text:p>
          </table:table-cell>
          <table:table-cell table:style-name="Tabelle20.B2" office:value-type="string">
            <text:p text:style-name="P459">See <text:span text:style-name="T81">dcddm:</text:span><text:span text:style-name="T86">spatial</text:span></text:p>
          </table:table-cell>
        </table:table-row>
      </table:table>
      <text:h text:style-name="Heading_20_1" text:outline-level="1"><text:bookmark-start text:name="__RefHeading__1329_286741148"/>Attributes<text:bookmark-end text:name="__RefHeading__1329_286741148"/></text:h>
      <text:h text:style-name="P604" text:outline-level="3"><text:bookmark-start text:name="__RefHeading__5233_93448129"/>@normdataRecord<text:bookmark-end text:name="__RefHeading__5233_93448129"/></text:h>
      <text:p text:style-name="P11"><text:span text:style-name="T201">The attribute provides information about the used </text:span><text:span text:style-name="T202">norm data record.</text:span></text:p>
      <table:table table:name="Tabelle63" table:style-name="Tabelle63">
        <table:table-column table:style-name="Tabelle63.A"/>
        <table:table-column table:style-name="Tabelle63.B"/>
        <table:table-row>
          <table:table-cell table:style-name="Tabelle63.A1" office:value-type="string">
            <text:p text:style-name="P120">Value</text:p>
          </table:table-cell>
          <table:table-cell table:style-name="Tabelle63.B1" office:value-type="string">
            <text:p text:style-name="P461">Definition/Comment/Recommendation/Default</text:p>
          </table:table-cell>
        </table:table-row>
        <table:table-row>
          <table:table-cell table:style-name="Tabelle63.A2" table:number-columns-spanned="2" office:value-type="string">
            <text:p text:style-name="P144">when used for dcddm:<text:span text:style-name="T306">identifierValues</text:span>:</text:p>
          </table:table-cell>
          <table:covered-table-cell/>
        </table:table-row>
        <table:table-row>
          <table:table-cell table:style-name="Tabelle63.A3" office:value-type="string">
            <text:p text:style-name="P120">GND</text:p>
          </table:table-cell>
          <table:table-cell table:style-name="Tabelle63.A2" office:value-type="string">
            <text:p text:style-name="P461"><text:span text:style-name="T288">Definition</text:span>: <text:span text:style-name="T158">GND stands for INTEGRATED AUTHORITY FILE or "Gemeinsame Normdaten Datei" in German and is an authority file for Persons, Corporate bodies, Conferences and Events, Geographic Information, Topics and Works. It is operated cooperatively by the German National Library.</text:span></text:p>
            <text:p text:style-name="P461"><text:span text:style-name="T156">See</text:span>: <text:a xlink:type="simple" xlink:href="http://www.dnb.de/EN/Standardisierung/GND/gnd_node.html" text:style-name="Internet_20_link" text:visited-style-name="Visited_20_Internet_20_Link">http://www.dnb.de/EN/Standardisierung/GND/gnd_node.html</text:a><text:span text:style-name="T274"> </text:span></text:p>
            <text:p text:style-name="P464"><text:a xlink:type="simple" xlink:href="https://portal.dnb.de/" text:style-name="Internet_20_link" text:visited-style-name="Visited_20_Internet_20_Link">https://portal.dnb.de</text:a> </text:p>
          </table:table-cell>
        </table:table-row>
        <table:table-row>
          <table:table-cell table:style-name="Tabelle63.A3" office:value-type="string">
            <text:p text:style-name="P120">VIAF</text:p>
          </table:table-cell>
          <table:table-cell table:style-name="Tabelle63.A2" office:value-type="string">
            <text:p text:style-name="P461"><text:span text:style-name="T288">Definition</text:span>: <text:span text:style-name="T158">VIAF stands vor VIRTUAL INTERNATIONAL AUTHORITY FILE and <text:s/>is an international service designed to provide convenient access to the world's major name authority files.</text:span></text:p>
            <text:p text:style-name="P461"><text:span text:style-name="T288">See</text:span>: <text:a xlink:type="simple" xlink:href="http://www.oclc.org/viaf.en.html" text:style-name="Internet_20_link" text:visited-style-name="Visited_20_Internet_20_Link">http://www.oclc.org/viaf.en.html</text:a> </text:p>
          </table:table-cell>
        </table:table-row>
        <table:table-row>
          <table:table-cell table:style-name="Tabelle63.A3" office:value-type="string">
            <text:p text:style-name="P120">other</text:p>
          </table:table-cell>
          <table:table-cell table:style-name="Tabelle63.A2" office:value-type="string">
            <text:p text:style-name="P461"><text:span text:style-name="T288">Definition</text:span>: <text:span text:style-name="T130">The used identifier is taken from another norm data record then GND and VIAF</text:span>.</text:p>
            <text:p text:style-name="P461"><text:span text:style-name="T288">Comment</text:span>: Please contact DARIAH-DE so the norm data record of your choice might become part of the DCDDM.</text:p>
          </table:table-cell>
        </table:table-row>
        <table:table-row>
          <table:table-cell table:style-name="Tabelle63.A3" office:value-type="string">
            <text:p text:style-name="P120">none </text:p>
          </table:table-cell>
          <table:table-cell table:style-name="Tabelle63.A2" office:value-type="string">
            <text:p text:style-name="P540"><text:span text:style-name="T199">Definition:</text:span><text:span text:style-name="T200"> </text:span><text:span text:style-name="T75">Use this attribute in case your identifier is not taken from any norm data record.</text:span></text:p>
            <text:p text:style-name="P195">default</text:p>
          </table:table-cell>
        </table:table-row>
        <table:table-row>
          <table:table-cell table:style-name="Tabelle63.A2" table:number-columns-spanned="2" office:value-type="string">
            <text:p text:style-name="P145">when used for dcddm:spatialValues:</text:p>
          </table:table-cell>
          <table:covered-table-cell/>
        </table:table-row>
        <table:table-row>
          <table:table-cell table:style-name="Tabelle63.A3" office:value-type="string">
            <text:p text:style-name="P139">TGN</text:p>
          </table:table-cell>
          <table:table-cell table:style-name="Tabelle63.A2" office:value-type="string">
            <text:p text:style-name="P140"><text:span text:style-name="T199">Definition</text:span><text:span text:style-name="T197">: </text:span>The set of places specified by the Getty Thesaurus of Geographic Names.</text:p>
            <text:p text:style-name="P139"><text:span text:style-name="T288">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39">GeoNames</text:p>
          </table:table-cell>
          <table:table-cell table:style-name="Tabelle63.A2" office:value-type="string">
            <text:p text:style-name="P140"><text:span text:style-name="T199">Definition:</text:span><text:span text:style-name="T197"> </text:span>The set of places specified by GeoNames <text:soft-page-break/>geographical database.</text:p>
            <text:p text:style-name="P140"><text:span text:style-name="T288">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41">GND</text:p>
          </table:table-cell>
          <table:table-cell table:style-name="Tabelle63.A2" office:value-type="string">
            <text:p text:style-name="P558"><text:span text:style-name="T174">Definition:</text:span><text:span text:style-name="T172"> </text:span><text:span text:style-name="T75">The set of places specified by the Deutschen Nationalbibliothek.</text:span></text:p>
            <text:p text:style-name="P559"><text:span text:style-name="T53">See:</text:span><text:span text:style-name="T75"> </text:span><text:a xlink:type="simple" xlink:href="https://portal.dnb.de/" text:style-name="Internet_20_link" text:visited-style-name="Visited_20_Internet_20_Link">https://portal.dnb.de</text:a><text:span text:style-name="T75"> </text:span></text:p>
          </table:table-cell>
        </table:table-row>
        <table:table-row>
          <table:table-cell table:style-name="Tabelle63.A2" table:number-columns-spanned="2" office:value-type="string">
            <text:p text:style-name="P144">when used for dcddm:spatialValues:</text:p>
          </table:table-cell>
          <table:covered-table-cell/>
        </table:table-row>
        <table:table-row>
          <table:table-cell table:style-name="Tabelle63.A3" office:value-type="string">
            <text:p text:style-name="P142">DDC</text:p>
          </table:table-cell>
          <table:table-cell table:style-name="Tabelle63.A2" office:value-type="string">
            <text:p text:style-name="P560"><text:span text:style-name="T198">Definition</text:span><text:span text:style-name="T192">: </text:span><text:span text:style-name="T203">The set of conceptual resources specified by the Dewey Decimal Classification</text:span><text:span text:style-name="T192">. (</text:span><text:a xlink:type="simple" xlink:href="http://purl.org/dc/terms/DDC" text:style-name="Internet_20_link" text:visited-style-name="Visited_20_Internet_20_Link">http://purl.org/dc/terms/DDC</text:a><text:span text:style-name="T192">)</text:span></text:p>
            <text:p text:style-name="P560"><text:span text:style-name="T198">See</text:span><text:span text:style-name="T192">: </text:span><text:a xlink:type="simple" xlink:href="http://www.oclc.org/dewey/" text:style-name="Internet_20_link" text:visited-style-name="Visited_20_Internet_20_Link">http://www.oclc.org/dewey/</text:a></text:p>
          </table:table-cell>
        </table:table-row>
        <table:table-row>
          <table:table-cell table:style-name="Tabelle63.A3" office:value-type="string">
            <text:p text:style-name="P142">LCSH</text:p>
          </table:table-cell>
          <table:table-cell table:style-name="Tabelle63.A2" office:value-type="string">
            <text:p text:style-name="P560"><text:span text:style-name="T198">Definition</text:span><text:span text:style-name="T192">:<text:tab/></text:span><text:span text:style-name="T203">The set of labeled concepts specified by the Library of Congress Subject Headings.</text:span><text:span text:style-name="T204">(</text:span><text:a xlink:type="simple" xlink:href="http://purl.org/dc/terms/LCSH" text:style-name="Internet_20_link" text:visited-style-name="Visited_20_Internet_20_Link">http://purl.org/dc/terms/LCSH</text:a><text:span text:style-name="T204">) </text:span></text:p>
            <text:p text:style-name="P560"><text:span text:style-name="T205">See</text:span><text:span text:style-name="T204">: </text:span><text:a xlink:type="simple" xlink:href="http://id.loc.gov/authorities/subjects.html" text:style-name="Internet_20_link" text:visited-style-name="Visited_20_Internet_20_Link">http://id.loc.gov/authorities/subjects.html</text:a><text:span text:style-name="T204"> </text:span></text:p>
          </table:table-cell>
        </table:table-row>
        <table:table-row>
          <table:table-cell table:style-name="Tabelle63.A3" office:value-type="string">
            <text:p text:style-name="P142">GND</text:p>
          </table:table-cell>
          <table:table-cell table:style-name="Tabelle63.A2" office:value-type="string">
            <text:p text:style-name="P560"><text:span text:style-name="T288">Definition</text:span>: The set of conceptual resources specified by the Deutschen Nationalbibliothek.</text:p>
            <text:p text:style-name="P560"><text:span text:style-name="T288">See</text:span> <text:a xlink:type="simple" xlink:href="https://portal.dnb.de/" text:style-name="Internet_20_link" text:visited-style-name="Visited_20_Internet_20_Link">https://portal.dnb.de</text:a> </text:p>
          </table:table-cell>
        </table:table-row>
      </table:table>
      <text:h text:style-name="P620" text:outline-level="3"><text:bookmark-start text:name="__RefHeading__3642_1216570832"/><text:span text:style-name="T287">@x</text:span>ml:lang<text:bookmark-end text:name="__RefHeading__3642_1216570832"/></text:h>
      <text:p text:style-name="P10">The attribute provides information about the used language. </text:p>
      <table:table table:name="Tabelle64" table:style-name="Tabelle64">
        <table:table-column table:style-name="Tabelle64.A"/>
        <table:table-column table:style-name="Tabelle64.B"/>
        <table:table-row>
          <table:table-cell table:style-name="Tabelle64.A1" office:value-type="string">
            <text:p text:style-name="P120">Value</text:p>
          </table:table-cell>
          <table:table-cell table:style-name="Tabelle64.B1" office:value-type="string">
            <text:p text:style-name="Table_20_Contents">Definition/Comment/Recommendation/Default</text:p>
          </table:table-cell>
        </table:table-row>
        <table:table-row>
          <table:table-cell table:style-name="Tabelle64.A2" office:value-type="string">
            <text:p text:style-name="P120"/>
          </table:table-cell>
          <table:table-cell table:style-name="Tabelle64.B2" office:value-type="string">
            <text:p text:style-name="Table_20_Contents"><text:span text:style-name="T182">T</text:span><text:span text:style-name="T181">wo to three lower case letters matching </text:span><text:span text:style-name="T185">ISO639-1 or ISO639-3. </text:span><text:span text:style-name="T186">Use of ISO639-3 is recommended. </text:span></text:p>
            <text:p text:style-name="Table_20_Contents"><text:span text:style-name="T288">Usage</text:span>: optional but recommended</text:p>
          </table:table-cell>
        </table:table-row>
      </table:table>
      <text:h text:style-name="Heading_20_3" text:outline-level="3"><text:bookmark-start text:name="__RefHeading__6463_1851432170"/>@<text:span text:style-name="T303">isoStandard</text:span><text:bookmark-end text:name="__RefHeading__6463_1851432170"/></text:h>
      <text:p text:style-name="P10">The attribute provides information about the used isoStandard. </text:p>
      <table:table table:name="Tabelle76" table:style-name="Tabelle76">
        <table:table-column table:style-name="Tabelle76.A"/>
        <table:table-column table:style-name="Tabelle76.B"/>
        <table:table-row>
          <table:table-cell table:style-name="Tabelle76.A1" office:value-type="string">
            <text:p text:style-name="P126">Value</text:p>
          </table:table-cell>
          <table:table-cell table:style-name="Tabelle76.B1" office:value-type="string">
            <text:p text:style-name="P462">Definition/Comment/Recommendation/Default</text:p>
          </table:table-cell>
        </table:table-row>
        <table:table-row>
          <table:table-cell table:style-name="Tabelle76.A2" office:value-type="string">
            <text:p text:style-name="P138">ISO639-1</text:p>
          </table:table-cell>
          <table:table-cell table:style-name="Tabelle76.B2" office:value-type="string">
            <text:p text:style-name="P463">Two lower case letters matching ISO639-1</text:p>
          </table:table-cell>
        </table:table-row>
        <table:table-row>
          <table:table-cell table:style-name="Tabelle76.A2" office:value-type="string">
            <text:p text:style-name="P138">ISO639-3</text:p>
          </table:table-cell>
          <table:table-cell table:style-name="Tabelle76.B2" office:value-type="string">
            <text:p text:style-name="P463">The lower case letters matching ISO639-2</text:p>
          </table:table-cell>
        </table:table-row>
      </table:table>
      <text:h text:style-name="P635" text:outline-level="1"><text:bookmark-start text:name="__RefHeading__5347_93448129"/>Controlled Vocabulary<text:bookmark-end text:name="__RefHeading__5347_93448129"/></text:h>
      <text:h text:style-name="P621" text:outline-level="3"><text:bookmark-start text:name="__RefHeading__6465_1851432170"/>dcddm:agentTypeValues<text:bookmark-end text:name="__RefHeading__6465_1851432170"/></text:h>
      <text:p text:style-name="P8">Fixed vocabulary naming possible types of agents. Values are taken from DARIAH-DE.</text:p>
      <table:table table:name="Tabelle74" table:style-name="Tabelle74">
        <table:table-column table:style-name="Tabelle74.A"/>
        <table:table-column table:style-name="Tabelle74.B"/>
        <table:table-row>
          <table:table-cell table:style-name="Tabelle74.A1" office:value-type="string">
            <text:p text:style-name="P125"><text:span text:style-name="T290">v</text:span>alue</text:p>
          </table:table-cell>
          <table:table-cell table:style-name="Tabelle74.B1" office:value-type="string">
            <text:p text:style-name="P546">Definition/Comment</text:p>
          </table:table-cell>
        </table:table-row>
        <table:table-row>
          <table:table-cell table:style-name="Tabelle74.A2" office:value-type="string">
            <text:p text:style-name="P137">person</text:p>
          </table:table-cell>
          <table:table-cell table:style-name="Tabelle74.B2" office:value-type="string">
            <text:p text:style-name="P557">The Agent is a person</text:p>
          </table:table-cell>
        </table:table-row>
        <table:table-row>
          <table:table-cell table:style-name="Tabelle74.A2" office:value-type="string">
            <text:p text:style-name="P137">organisation</text:p>
          </table:table-cell>
          <table:table-cell table:style-name="Tabelle74.B2" office:value-type="string">
            <text:p text:style-name="P557">The Agent is any kind of organisation or institution. </text:p>
          </table:table-cell>
        </table:table-row>
      </table:table>
      <text:h text:style-name="P621" text:outline-level="3"><text:bookmark-start text:name="__RefHeading__6467_1851432170"/>dcddm:collectionTypeValues<text:bookmark-end text:name="__RefHeading__6467_1851432170"/></text:h>
      <text:p text:style-name="P9">Fix<text:span text:style-name="T302">ed vocabulary naming possibly types of collections. Values are taken from DARIAH-DE. </text:span><text:span text:style-name="T304">ToDo: Report 4.3.2</text:span></text:p>
      <table:table table:name="Tabelle75" table:style-name="Tabelle75">
        <table:table-column table:style-name="Tabelle75.A"/>
        <table:table-column table:style-name="Tabelle75.B"/>
        <table:table-row>
          <table:table-cell table:style-name="Tabelle75.A1" office:value-type="string">
            <text:p text:style-name="P126"><text:span text:style-name="T290">v</text:span>alue</text:p>
          </table:table-cell>
          <table:table-cell table:style-name="Tabelle75.B1" office:value-type="string">
            <text:p text:style-name="P547">Definition/Comment</text:p>
          </table:table-cell>
        </table:table-row>
        <table:table-row>
          <table:table-cell table:style-name="Tabelle75.A2" office:value-type="string">
            <text:p text:style-name="P138">Collection</text:p>
          </table:table-cell>
          <table:table-cell table:style-name="Tabelle75.B2" office:value-type="string">
            <text:p text:style-name="P15">ToDo: Report 4.3.2</text:p>
          </table:table-cell>
        </table:table-row>
        <text:soft-page-break/>
        <table:table-row>
          <table:table-cell table:style-name="Tabelle75.A2" office:value-type="string">
            <text:p text:style-name="P138">Holding Collection</text:p>
          </table:table-cell>
          <table:table-cell table:style-name="Tabelle75.B2" office:value-type="string">
            <text:p text:style-name="P15">ToDo: Report 4.3.2</text:p>
          </table:table-cell>
        </table:table-row>
        <table:table-row>
          <table:table-cell table:style-name="Tabelle75.A2" office:value-type="string">
            <text:p text:style-name="P138">Referntial Collection</text:p>
          </table:table-cell>
          <table:table-cell table:style-name="Tabelle75.B2" office:value-type="string">
            <text:p text:style-name="P15">ToDo: Report 4.3.2</text:p>
          </table:table-cell>
        </table:table-row>
      </table:table>
      <text:h text:style-name="P622" text:outline-level="3"><text:bookmark-start text:name="__RefHeading__5585_1948270698"/>dcddm:accessRightsValues<text:bookmark-end text:name="__RefHeading__5585_1948270698"/></text:h>
      <text:p text:style-name="P5"><text:span text:style-name="T297">Fixed vocabulary</text:span> naming possible restrictions while accessing <text:span text:style-name="T296">the</text:span> collection´s items. <text:span text:style-name="T296">Values are taken from DARIAH-DE</text:span></text:p>
      <table:table table:name="Tabelle65" table:style-name="Tabelle65">
        <table:table-column table:style-name="Tabelle65.A"/>
        <table:table-column table:style-name="Tabelle65.B"/>
        <table:table-row>
          <table:table-cell table:style-name="Tabelle65.A1" office:value-type="string">
            <text:p text:style-name="P121"><text:span text:style-name="T290">v</text:span>alue</text:p>
          </table:table-cell>
          <table:table-cell table:style-name="Tabelle65.B1" office:value-type="string">
            <text:p text:style-name="P542">Definition/Comment</text:p>
          </table:table-cell>
        </table:table-row>
        <table:table-row>
          <table:table-cell table:style-name="Tabelle65.A2" office:value-type="string">
            <text:p text:style-name="P127">free</text:p>
          </table:table-cell>
          <table:table-cell table:style-name="Tabelle65.B2" office:value-type="string">
            <text:p text:style-name="P541"/>
          </table:table-cell>
        </table:table-row>
        <table:table-row>
          <table:table-cell table:style-name="Tabelle65.A2" office:value-type="string">
            <text:p text:style-name="P127">free but registration needed</text:p>
          </table:table-cell>
          <table:table-cell table:style-name="Tabelle65.B2" office:value-type="string">
            <text:p text:style-name="P541"/>
          </table:table-cell>
        </table:table-row>
        <table:table-row>
          <table:table-cell table:style-name="Tabelle65.A2" office:value-type="string">
            <text:p text:style-name="P127">soft Paywall</text:p>
          </table:table-cell>
          <table:table-cell table:style-name="Tabelle65.B2" table:number-rows-spanned="2" office:value-type="string">
            <text:p text:style-name="P219">A paywall is a system that prevents Internet users from accessing webpage content without a paid subscription. There are both "hard" and "soft" paywalls in use. "Hard" paywalls allow minimal to no access to content without subscription, while "soft" paywalls allow more flexibility in what users can view without subscribing, such as selective free content and/or a limited number of articles per month, or the sampling of several pages of a book or paragraphs of an article. </text:p>
            <text:p text:style-name="P509"><text:span text:style-name="T288">See</text:span>: <text:a xlink:type="simple" xlink:href="http://en.wikipedia.org/wiki/Paywall" text:style-name="Internet_20_link" text:visited-style-name="Visited_20_Internet_20_Link">http://en.wikipedia.org/wiki/Paywall</text:a> </text:p>
          </table:table-cell>
        </table:table-row>
        <table:table-row>
          <table:table-cell table:style-name="Tabelle65.A2" office:value-type="string">
            <text:p text:style-name="P127">hard Paywall</text:p>
          </table:table-cell>
          <table:covered-table-cell/>
        </table:table-row>
        <table:table-row>
          <table:table-cell table:style-name="Tabelle65.A2" office:value-type="string">
            <text:p text:style-name="P127">not specified</text:p>
          </table:table-cell>
          <table:table-cell table:style-name="Tabelle65.B2" office:value-type="string">
            <text:p text:style-name="P541"/>
          </table:table-cell>
        </table:table-row>
      </table:table>
      <text:h text:style-name="P623" text:outline-level="3"><text:bookmark-start text:name="__RefHeading__5587_1948270698"/>dcddm:<text:span text:style-name="T292">r</text:span>ightsValues<text:bookmark-end text:name="__RefHeading__5587_1948270698"/></text:h>
      <text:p text:style-name="P4">Fixed vocabulary provided by DARIAH-DE.</text:p>
      <table:table table:name="Tabelle66" table:style-name="Tabelle66">
        <table:table-column table:style-name="Tabelle66.A"/>
        <table:table-column table:style-name="Tabelle66.B"/>
        <table:table-row>
          <table:table-cell table:style-name="Tabelle66.A1" office:value-type="string">
            <text:p text:style-name="P122"><text:span text:style-name="T290">v</text:span>alue</text:p>
          </table:table-cell>
          <table:table-cell table:style-name="Tabelle66.B1" office:value-type="string">
            <text:p text:style-name="P543">Definition/Comment</text:p>
          </table:table-cell>
        </table:table-row>
        <table:table-row>
          <table:table-cell table:style-name="Tabelle66.A2" office:value-type="string">
            <text:p text:style-name="P128">Attribution v1.0(CC BY)</text:p>
          </table:table-cell>
          <table:table-cell table:style-name="Tabelle66.B2" office:value-type="string">
            <text:p text:style-name="P548"/>
          </table:table-cell>
        </table:table-row>
        <table:table-row>
          <table:table-cell table:style-name="Tabelle66.A2" office:value-type="string">
            <text:p text:style-name="P128">Attribution Share Alike v1.0(CC BY-SA)</text:p>
          </table:table-cell>
          <table:table-cell table:style-name="Tabelle66.B2" office:value-type="string">
            <text:p text:style-name="P548"/>
          </table:table-cell>
        </table:table-row>
        <table:table-row>
          <table:table-cell table:style-name="Tabelle66.A2" office:value-type="string">
            <text:p text:style-name="P128">Attribution No Derivatives v1.0(CC BY-ND)</text:p>
          </table:table-cell>
          <table:table-cell table:style-name="Tabelle66.B2" office:value-type="string">
            <text:p text:style-name="P548"/>
          </table:table-cell>
        </table:table-row>
        <table:table-row>
          <table:table-cell table:style-name="Tabelle66.A2" office:value-type="string">
            <text:p text:style-name="P128">...</text:p>
          </table:table-cell>
          <table:table-cell table:style-name="Tabelle66.B2" office:value-type="string">
            <text:p text:style-name="P548"/>
          </table:table-cell>
        </table:table-row>
      </table:table>
      <text:h text:style-name="P627" text:outline-level="3"><text:bookmark-start text:name="__RefHeading__5589_1948270698"/>dcddm:accrualMethodsValues<text:bookmark-end text:name="__RefHeading__5589_1948270698"/></text:h>
      <text:p text:style-name="P6">A fixed vocabulary naming methods by which items are added to a collection. <text:span text:style-name="T295">Values are taken from </text:span><text:a xlink:type="simple" xlink:href="http://dublincore.org/groups/collections/accrual-method/" text:style-name="Internet_20_link" text:visited-style-name="Visited_20_Internet_20_Link"><text:span text:style-name="T295">http://dublincore.org/groups/collections/accrual-method/</text:span></text:a><text:span text:style-name="T275"> </text:span></text:p>
      <table:table table:name="Tabelle69" table:style-name="Tabelle69">
        <table:table-column table:style-name="Tabelle69.A"/>
        <table:table-column table:style-name="Tabelle69.B"/>
        <table:table-row>
          <table:table-cell table:style-name="Tabelle69.A1" office:value-type="string">
            <text:p text:style-name="P123"><text:span text:style-name="T290">v</text:span>alue</text:p>
          </table:table-cell>
          <table:table-cell table:style-name="Tabelle69.B1" office:value-type="string">
            <text:p text:style-name="P544">Definition/Comment</text:p>
          </table:table-cell>
        </table:table-row>
        <table:table-row>
          <table:table-cell table:style-name="Tabelle69.A2" office:value-type="string">
            <text:p text:style-name="P133">deposit</text:p>
          </table:table-cell>
          <table:table-cell table:style-name="Tabelle69.B2" office:value-type="string">
            <text:p text:style-name="P553">The permanent addition of items to the collection, where the transfer of ownership is conditional on certain requirements or restrictions, but without financial payment or reciprocal transfer of items.</text:p>
          </table:table-cell>
        </table:table-row>
        <table:table-row>
          <table:table-cell table:style-name="Tabelle69.A2" office:value-type="string">
            <text:p text:style-name="P133">donation</text:p>
          </table:table-cell>
          <table:table-cell table:style-name="Tabelle69.B2" office:value-type="string">
            <text:p text:style-name="P553">The permanent addition of items to the collection through the transfer of ownership, without financial payment.</text:p>
          </table:table-cell>
        </table:table-row>
        <table:table-row>
          <table:table-cell table:style-name="Tabelle69.A2" office:value-type="string">
            <text:p text:style-name="P133">purchase</text:p>
          </table:table-cell>
          <table:table-cell table:style-name="Tabelle69.B2" office:value-type="string">
            <text:p text:style-name="P553">The permanent addition of items to the collection through the transfer of ownership, accompanied by one or more financial payments.</text:p>
          </table:table-cell>
        </table:table-row>
        <table:table-row>
          <table:table-cell table:style-name="Tabelle69.A2" office:value-type="string">
            <text:p text:style-name="P133">loan</text:p>
          </table:table-cell>
          <table:table-cell table:style-name="Tabelle69.B2" office:value-type="string">
            <text:p text:style-name="P553">The temporary addition of items to the collection with no transfer of ownership, without financial payment.</text:p>
          </table:table-cell>
        </table:table-row>
        <table:table-row>
          <table:table-cell table:style-name="Tabelle69.A2" office:value-type="string">
            <text:p text:style-name="P133">license</text:p>
          </table:table-cell>
          <table:table-cell table:style-name="Tabelle69.B2" office:value-type="string">
            <text:p text:style-name="P553">The temporary addition of items to the collection with no transfer of ownership, accompanied by one or more <text:soft-page-break/>financial payments.</text:p>
          </table:table-cell>
        </table:table-row>
        <table:table-row>
          <table:table-cell table:style-name="Tabelle69.A2" office:value-type="string">
            <text:p text:style-name="P133">itemcreation</text:p>
          </table:table-cell>
          <table:table-cell table:style-name="Tabelle69.B2" office:value-type="string">
            <text:p text:style-name="P553">The permanent addition of items to the collection as a result of item creation by the owner of the collection [or by any other agent related to the collection]</text:p>
          </table:table-cell>
        </table:table-row>
      </table:table>
      <text:h text:style-name="P628" text:outline-level="3"><text:bookmark-start text:name="__RefHeading__5871_143566849"/>dcddm:<text:span text:style-name="T294">accrualPeriodicityValues</text:span><text:bookmark-end text:name="__RefHeading__5871_143566849"/></text:h>
      <text:p text:style-name="P2"><text:span text:style-name="T298">A fixed vocabulary naming</text:span> frequencies with which a repeatable event occurs. <text:span text:style-name="T295">Values are taken from </text:span><text:a xlink:type="simple" xlink:href="http://dublincore.org/groups/collections/frequency/" text:style-name="Internet_20_link" text:visited-style-name="Visited_20_Internet_20_Link"><text:span text:style-name="T295">http://dublincore.org/groups/collections/frequency/</text:span></text:a><text:span text:style-name="T295"> </text:span></text:p>
      <table:table table:name="Tabelle71" table:style-name="Tabelle71">
        <table:table-column table:style-name="Tabelle71.A"/>
        <table:table-column table:style-name="Tabelle71.B"/>
        <table:table-row>
          <table:table-cell table:style-name="Tabelle71.A1" office:value-type="string">
            <text:p text:style-name="P124"><text:span text:style-name="T290">v</text:span>alue</text:p>
          </table:table-cell>
          <table:table-cell table:style-name="Tabelle71.B1" office:value-type="string">
            <text:p text:style-name="P545">Definition/Comment</text:p>
          </table:table-cell>
        </table:table-row>
        <table:table-row>
          <table:table-cell table:style-name="Tabelle71.A2" office:value-type="string">
            <text:p text:style-name="P135">triennial</text:p>
          </table:table-cell>
          <table:table-cell table:style-name="Tabelle71.B2" office:value-type="string">
            <text:p text:style-name="P223">The event occurs every three years.</text:p>
          </table:table-cell>
        </table:table-row>
        <table:table-row>
          <table:table-cell table:style-name="Tabelle71.A2" office:value-type="string">
            <text:p text:style-name="P135">biennial</text:p>
          </table:table-cell>
          <table:table-cell table:style-name="Tabelle71.B2" office:value-type="string">
            <text:p text:style-name="P223">The event occurs every two years.</text:p>
          </table:table-cell>
        </table:table-row>
        <table:table-row>
          <table:table-cell table:style-name="Tabelle71.A2" office:value-type="string">
            <text:p text:style-name="P135">annual</text:p>
          </table:table-cell>
          <table:table-cell table:style-name="Tabelle71.B2" office:value-type="string">
            <text:p text:style-name="P223">The event occurs once a year.</text:p>
          </table:table-cell>
        </table:table-row>
        <table:table-row>
          <table:table-cell table:style-name="Tabelle71.A2" office:value-type="string">
            <text:p text:style-name="P135">semiannual</text:p>
          </table:table-cell>
          <table:table-cell table:style-name="Tabelle71.B2" office:value-type="string">
            <text:p text:style-name="P223">The event occurs twice a year.</text:p>
          </table:table-cell>
        </table:table-row>
        <table:table-row>
          <table:table-cell table:style-name="Tabelle71.A2" office:value-type="string">
            <text:p text:style-name="P135">threeTimesAYear</text:p>
          </table:table-cell>
          <table:table-cell table:style-name="Tabelle71.B2" office:value-type="string">
            <text:p text:style-name="P223">The event occurs three times a year.</text:p>
          </table:table-cell>
        </table:table-row>
        <table:table-row>
          <table:table-cell table:style-name="Tabelle71.A2" office:value-type="string">
            <text:p text:style-name="P135">quarterly</text:p>
          </table:table-cell>
          <table:table-cell table:style-name="Tabelle71.B2" office:value-type="string">
            <text:p text:style-name="P223">The event occurs every three months.</text:p>
          </table:table-cell>
        </table:table-row>
        <table:table-row>
          <table:table-cell table:style-name="Tabelle71.A2" office:value-type="string">
            <text:p text:style-name="P135">bimonthly</text:p>
          </table:table-cell>
          <table:table-cell table:style-name="Tabelle71.B2" office:value-type="string">
            <text:p text:style-name="P223">The event occurs every two months.</text:p>
          </table:table-cell>
        </table:table-row>
        <table:table-row>
          <table:table-cell table:style-name="Tabelle71.A2" office:value-type="string">
            <text:p text:style-name="P135">monthly</text:p>
          </table:table-cell>
          <table:table-cell table:style-name="Tabelle71.B2" office:value-type="string">
            <text:p text:style-name="P223">The event occurs once a month.</text:p>
          </table:table-cell>
        </table:table-row>
        <table:table-row>
          <table:table-cell table:style-name="Tabelle71.A2" office:value-type="string">
            <text:p text:style-name="P135">semimonthly</text:p>
          </table:table-cell>
          <table:table-cell table:style-name="Tabelle71.B2" office:value-type="string">
            <text:p text:style-name="P223">The event occurs twice a month.</text:p>
          </table:table-cell>
        </table:table-row>
        <table:table-row>
          <table:table-cell table:style-name="Tabelle71.A2" office:value-type="string">
            <text:p text:style-name="P135">threeTimesAMonth</text:p>
          </table:table-cell>
          <table:table-cell table:style-name="Tabelle71.B2" office:value-type="string">
            <text:p text:style-name="P223">The event occurs three times a month.</text:p>
          </table:table-cell>
        </table:table-row>
        <table:table-row>
          <table:table-cell table:style-name="Tabelle71.A2" office:value-type="string">
            <text:p text:style-name="P135">biweekly</text:p>
          </table:table-cell>
          <table:table-cell table:style-name="Tabelle71.B2" office:value-type="string">
            <text:p text:style-name="P223">The event occurs every two weeks.</text:p>
          </table:table-cell>
        </table:table-row>
        <table:table-row>
          <table:table-cell table:style-name="Tabelle71.A2" office:value-type="string">
            <text:p text:style-name="P135">weekly</text:p>
          </table:table-cell>
          <table:table-cell table:style-name="Tabelle71.B2" office:value-type="string">
            <text:p text:style-name="P223">The event occurs once a week.</text:p>
          </table:table-cell>
        </table:table-row>
        <table:table-row>
          <table:table-cell table:style-name="Tabelle71.A2" office:value-type="string">
            <text:p text:style-name="P135">semiweekly</text:p>
          </table:table-cell>
          <table:table-cell table:style-name="Tabelle71.B2" office:value-type="string">
            <text:p text:style-name="P223">The event occurs twice a week.</text:p>
          </table:table-cell>
        </table:table-row>
        <table:table-row>
          <table:table-cell table:style-name="Tabelle71.A2" office:value-type="string">
            <text:p text:style-name="P135">threeTimesAWeek</text:p>
          </table:table-cell>
          <table:table-cell table:style-name="Tabelle71.B2" office:value-type="string">
            <text:p text:style-name="P223">The event occurs three times a week.</text:p>
          </table:table-cell>
        </table:table-row>
        <table:table-row>
          <table:table-cell table:style-name="Tabelle71.A2" office:value-type="string">
            <text:p text:style-name="P135">daily</text:p>
          </table:table-cell>
          <table:table-cell table:style-name="Tabelle71.B2" office:value-type="string">
            <text:p text:style-name="P223">The event occurs once a day.</text:p>
          </table:table-cell>
        </table:table-row>
        <table:table-row>
          <table:table-cell table:style-name="Tabelle71.A2" office:value-type="string">
            <text:p text:style-name="P135">continuous</text:p>
          </table:table-cell>
          <table:table-cell table:style-name="Tabelle71.B2" office:value-type="string">
            <text:p text:style-name="P223">The event repeats without interruption.</text:p>
          </table:table-cell>
        </table:table-row>
        <table:table-row>
          <table:table-cell table:style-name="Tabelle71.A2" office:value-type="string">
            <text:p text:style-name="P135">irregularly</text:p>
          </table:table-cell>
          <table:table-cell table:style-name="Tabelle71.B2" office:value-type="string">
            <text:p text:style-name="P223">The event occurs at uneven intervals.</text:p>
          </table:table-cell>
        </table:table-row>
        <table:table-row>
          <table:table-cell table:style-name="Tabelle71.A2" office:value-type="string">
            <text:p text:style-name="P135">periodical</text:p>
          </table:table-cell>
          <table:table-cell table:style-name="Tabelle71.B2" office:value-type="string">
            <text:p text:style-name="P555">The event occurs at intervals which are not described in this list.</text:p>
          </table:table-cell>
        </table:table-row>
        <table:table-row>
          <table:table-cell table:style-name="Tabelle71.A2" office:value-type="string">
            <text:p text:style-name="P135">finalized/stable</text:p>
          </table:table-cell>
          <table:table-cell table:style-name="Tabelle71.B2" office:value-type="string">
            <text:p text:style-name="P556">The collection is complete and <text:span text:style-name="T299">items are no longer added to the collection</text:span></text:p>
          </table:table-cell>
        </table:table-row>
        <table:table-row>
          <table:table-cell table:style-name="Tabelle71.A2" office:value-type="string">
            <text:p text:style-name="P135">not specified</text:p>
          </table:table-cell>
          <table:table-cell table:style-name="Tabelle71.B2" office:value-type="string">
            <text:p text:style-name="P555">No information can be provided</text:p>
          </table:table-cell>
        </table:table-row>
      </table:table>
      <text:h text:style-name="P629" text:outline-level="3"><text:bookmark-start text:name="__RefHeading__5873_143566849"/>dcddm:accrualPolicyValues<text:bookmark-end text:name="__RefHeading__5873_143566849"/></text:h>
      <text:p text:style-name="P7">A fixed vocabulary naming policies governing the addition of items are added to a collection. Values and Definitions taken from <text:a xlink:type="simple" xlink:href="http://dublincore.org/groups/collections/accrual-policy/" text:style-name="Internet_20_link" text:visited-style-name="Visited_20_Internet_20_Link">http://dublincore.org/groups/collections/accrual-policy/</text:a><text:span text:style-name="T276"> </text:span></text:p>
      <table:table table:name="Tabelle72" table:style-name="Tabelle72">
        <table:table-column table:style-name="Tabelle72.A"/>
        <table:table-column table:style-name="Tabelle72.B"/>
        <table:table-row>
          <table:table-cell table:style-name="Tabelle72.A1" office:value-type="string">
            <text:p text:style-name="P130">Value</text:p>
          </table:table-cell>
          <table:table-cell table:style-name="Tabelle72.B1" office:value-type="string">
            <text:p text:style-name="P551">Definition/Comment</text:p>
          </table:table-cell>
        </table:table-row>
        <table:table-row>
          <table:table-cell table:style-name="Tabelle72.A2" office:value-type="string">
            <text:p text:style-name="P136">closed</text:p>
          </table:table-cell>
          <table:table-cell table:style-name="Tabelle72.B2" office:value-type="string">
            <text:p text:style-name="P224">A fixed vocabulary naming policies governing the addition of items are added to a collection.</text:p>
          </table:table-cell>
        </table:table-row>
        <table:table-row>
          <table:table-cell table:style-name="Tabelle72.A2" office:value-type="string">
            <text:p text:style-name="P136">passive</text:p>
          </table:table-cell>
          <table:table-cell table:style-name="Tabelle72.B2" office:value-type="string">
            <text:p text:style-name="P224">A policy that items are added to the collection only in response to the initiative of an external agent.</text:p>
          </table:table-cell>
        </table:table-row>
        <table:table-row>
          <table:table-cell table:style-name="Tabelle72.A2" office:value-type="string">
            <text:p text:style-name="P136">active</text:p>
          </table:table-cell>
          <table:table-cell table:style-name="Tabelle72.B2" office:value-type="string">
            <text:p text:style-name="P224">A policy that items are actively sought for addition to the collection.</text:p>
          </table:table-cell>
        </table:table-row>
        <table:table-row>
          <table:table-cell table:style-name="Tabelle72.A2" office:value-type="string">
            <text:p text:style-name="P136">partial</text:p>
          </table:table-cell>
          <table:table-cell table:style-name="Tabelle72.B2" office:value-type="string">
            <text:p text:style-name="P224">A policy that items are actively sought for addition to a specific part of the <text:soft-page-break/>collection.</text:p>
          </table:table-cell>
        </table:table-row>
      </table:table>
      <text:h text:style-name="P624" text:outline-level="3"><text:bookmark-start text:name="__RefHeading__5591_1948270698"/>dcddm:<text:span text:style-name="T291">itemTypeValues</text:span><text:bookmark-end text:name="__RefHeading__5591_1948270698"/></text:h>
      <text:p text:style-name="Text_20_body">Values and Definitions taken from: <text:a xlink:type="simple" xlink:href="http://dublincore.org/documents/dcmi-type-vocabulary/#H7" text:style-name="Internet_20_link" text:visited-style-name="Visited_20_Internet_20_Link">http://dublincore.org/documents/dcmi-type-vocabulary/#H7</text:a> </text:p>
      <table:table table:name="Tabelle67" table:style-name="Tabelle67">
        <table:table-column table:style-name="Tabelle67.A"/>
        <table:table-column table:style-name="Tabelle67.B"/>
        <table:table-row>
          <table:table-cell table:style-name="Tabelle67.A1" office:value-type="string">
            <text:p text:style-name="P128">Value</text:p>
          </table:table-cell>
          <table:table-cell table:style-name="Tabelle67.B1" office:value-type="string">
            <text:p text:style-name="P549">Definition/Comment</text:p>
          </table:table-cell>
        </table:table-row>
        <table:table-row>
          <table:table-cell table:style-name="Tabelle67.A2" office:value-type="string">
            <text:p text:style-name="P128">Collection</text:p>
          </table:table-cell>
          <table:table-cell table:style-name="Tabelle67.B2" office:value-type="string">
            <text:p text:style-name="P220">An aggregation of resources.</text:p>
            <text:p text:style-name="P221"><text:span text:style-name="T76">A </text:span><text:span text:style-name="T53">collection is described as a group; its parts may also be separately described.</text:span></text:p>
          </table:table-cell>
        </table:table-row>
        <table:table-row>
          <table:table-cell table:style-name="Tabelle67.A2" office:value-type="string">
            <text:p text:style-name="P128">Dataset</text:p>
          </table:table-cell>
          <table:table-cell table:style-name="Tabelle67.B2" office:value-type="string">
            <text:p text:style-name="P220">Data encoded in a defined structure. </text:p>
            <text:p text:style-name="P220">Examples include lists, tables, and databases. A dataset may be useful for direct machine processing.</text:p>
          </table:table-cell>
        </table:table-row>
        <table:table-row>
          <table:table-cell table:style-name="Tabelle67.A2" office:value-type="string">
            <text:p text:style-name="P128">Event</text:p>
          </table:table-cell>
          <table:table-cell table:style-name="Tabelle67.B2" office:value-type="string">
            <text:p text:style-name="P220">A non-persistent, time-based occurrence. Metadata for an event provides descriptive information that is the basis for discovery of the purpose, location, duration, and responsible agents associated with an event. Examples include an exhibition, webcast, conference, workshop, open day, performance, battle, trial, wedding, tea party, conflagration. </text:p>
          </table:table-cell>
        </table:table-row>
        <table:table-row>
          <table:table-cell table:style-name="Tabelle67.A2" office:value-type="string">
            <text:p text:style-name="P128">Image</text:p>
          </table:table-cell>
          <table:table-cell table:style-name="Tabelle67.B2" office:value-type="string">
            <text:p text:style-name="P220">A visual representation other than text.</text:p>
            <text:p text:style-name="P220">Examples include images and photographs of physical objects, paintings, prints, drawings, other images and graphics, animations and moving pictures, film, diagrams, maps, musical notation. Note that Image may include both electronic and physical representations.</text:p>
          </table:table-cell>
        </table:table-row>
        <table:table-row>
          <table:table-cell table:style-name="Tabelle67.A2" office:value-type="string">
            <text:p text:style-name="P128">InteractiveResource</text:p>
          </table:table-cell>
          <table:table-cell table:style-name="Tabelle67.B2" office:value-type="string">
            <text:p text:style-name="P220">A resource requiring interaction from the user to be understood, executed, or experienced.</text:p>
            <text:p text:style-name="P220">Examples include forms on Web pages, applets, multimedia learning objects, chat services, or virtual reality environments.</text:p>
          </table:table-cell>
        </table:table-row>
        <table:table-row>
          <table:table-cell table:style-name="Tabelle67.A2" office:value-type="string">
            <text:p text:style-name="P128">MovingImage</text:p>
          </table:table-cell>
          <table:table-cell table:style-name="Tabelle67.B2" office:value-type="string">
            <text:p text:style-name="P220">A series of visual representations imparting an impression of motion when shown in succession.</text:p>
            <text:p text:style-name="P220">Examples include animations, movies, television programs, videos, zoetropes, or visual output from a simulation. Instances of the type Moving Image must also be describable as instances of the broader type Image.</text:p>
          </table:table-cell>
        </table:table-row>
        <table:table-row>
          <table:table-cell table:style-name="Tabelle67.A2" office:value-type="string">
            <text:p text:style-name="P128">PhysicalObject</text:p>
          </table:table-cell>
          <table:table-cell table:style-name="Tabelle67.B2" office:value-type="string">
            <text:p text:style-name="P220">An inanimate, three-dimensional object or substance.</text:p>
            <text:p text:style-name="P220">Note that digital representations of, or surrogates for, these objects should use Image, Text or one of the other types.</text:p>
          </table:table-cell>
        </table:table-row>
        <table:table-row>
          <table:table-cell table:style-name="Tabelle67.A2" office:value-type="string">
            <text:p text:style-name="P132">Service</text:p>
          </table:table-cell>
          <table:table-cell table:style-name="Tabelle67.B2" office:value-type="string">
            <text:p text:style-name="P222">A system that provides one or more functions.</text:p>
            <text:p text:style-name="P222">Examples include a photocopying service, a banking service, an authentication service, interlibrary loans, a Z39.50 or Web server.</text:p>
          </table:table-cell>
        </table:table-row>
        <table:table-row>
          <table:table-cell table:style-name="Tabelle67.A2" office:value-type="string">
            <text:p text:style-name="P132">Software</text:p>
          </table:table-cell>
          <table:table-cell table:style-name="Tabelle67.B2" office:value-type="string">
            <text:p text:style-name="P222">A computer program in source or compiled form.</text:p>
            <text:p text:style-name="P222">Examples include a C source file, MS-Windows .exe executable, or Perl script.</text:p>
          </table:table-cell>
        </table:table-row>
        <table:table-row>
          <table:table-cell table:style-name="Tabelle67.A2" office:value-type="string">
            <text:p text:style-name="P132">Sound</text:p>
          </table:table-cell>
          <table:table-cell table:style-name="Tabelle67.B2" office:value-type="string">
            <text:p text:style-name="P222">A resource primarily intended to be heard.</text:p>
            <text:p text:style-name="P222">Examples include a music playback file format, an audio compact disc, and recorded speech or sounds.</text:p>
          </table:table-cell>
        </table:table-row>
        <table:table-row>
          <table:table-cell table:style-name="Tabelle67.A2" office:value-type="string">
            <text:p text:style-name="P132">StillImage</text:p>
          </table:table-cell>
          <table:table-cell table:style-name="Tabelle67.B2" office:value-type="string">
            <text:p text:style-name="P222">A static visual representation.</text:p>
            <text:p text:style-name="P222">Examples include paintings, drawings, graphic designs, plans and maps. Recommended best practice is to assign the type Text to images of textual materials. Instances of the type Still Image must also be describable as instances of the broader type Image.</text:p>
          </table:table-cell>
        </table:table-row>
        <text:soft-page-break/>
        <table:table-row>
          <table:table-cell table:style-name="Tabelle67.A2" office:value-type="string">
            <text:p text:style-name="P132">Text</text:p>
          </table:table-cell>
          <table:table-cell table:style-name="Tabelle67.B2" office:value-type="string">
            <text:p text:style-name="P222">A resource consisting primarily of words for reading.</text:p>
            <text:p text:style-name="P222">Examples include books, letters, dissertations, poems, newspapers, articles, archives of mailing lists. Note that facsimiles or images of texts are still of the genre Text.</text:p>
          </table:table-cell>
        </table:table-row>
      </table:table>
      <text:h text:style-name="P624" text:outline-level="3"><text:bookmark-start text:name="__RefHeading__5875_143566849"/>dcddm:<text:span text:style-name="T294">RESTMethodsValues</text:span><text:bookmark-end text:name="__RefHeading__5875_143566849"/></text:h>
      <text:p text:style-name="P3"><text:span text:style-name="T294">A list of methods supported by a REST-API. Values and Definitions taken from: </text:span><text:a xlink:type="simple" xlink:href="http://www.restapitutorial.com/lessons/httpmethods.html" text:style-name="Internet_20_link" text:visited-style-name="Visited_20_Internet_20_Link"><text:span text:style-name="T294">http://www.restapitutorial.com/lessons/httpmethods.html</text:span></text:a><text:span text:style-name="T294"> </text:span></text:p>
      <table:table table:name="Tabelle70" table:style-name="Tabelle70">
        <table:table-column table:style-name="Tabelle70.A"/>
        <table:table-column table:style-name="Tabelle70.B"/>
        <table:table-row>
          <table:table-cell table:style-name="Tabelle70.A1" office:value-type="string">
            <text:p text:style-name="P129">Value</text:p>
          </table:table-cell>
          <table:table-cell table:style-name="Tabelle70.B1" office:value-type="string">
            <text:p text:style-name="P550">Definition/Comment</text:p>
          </table:table-cell>
        </table:table-row>
        <table:table-row>
          <table:table-cell table:style-name="Tabelle70.A2" office:value-type="string">
            <text:p text:style-name="P134">GET</text:p>
          </table:table-cell>
          <table:table-cell table:style-name="Tabelle70.B2" office:value-type="string">
            <text:p text:style-name="P554">The HTTP GET method is used to **read** (or retrieve) a representation of a resource. In the “happy” (or non-error) path, GET returns a representation in XML or JSON and an HTTP response code of 200 (OK). In an error case, it most often returns a 404 (NOT FOUND) or 400 (BAD REQUEST).</text:p>
          </table:table-cell>
        </table:table-row>
        <table:table-row>
          <table:table-cell table:style-name="Tabelle70.A2" office:value-type="string">
            <text:p text:style-name="P134">POST</text:p>
          </table:table-cell>
          <table:table-cell table:style-name="Tabelle70.B2" office:value-type="string">
            <text:p text:style-name="P554">The POST verb is most-often utilized to **create**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able:table-cell>
        </table:table-row>
        <table:table-row>
          <table:table-cell table:style-name="Tabelle70.A2" office:value-type="string">
            <text:p text:style-name="P134">PUT</text:p>
          </table:table-cell>
          <table:table-cell table:style-name="Tabelle70.B2" office:value-type="string">
            <text:p text:style-name="P554">PUT is most-often utilized for **update** capabilities, PUT-ing to a known resource URI with the request body containing the newly-updated representation of the original resource.</text:p>
          </table:table-cell>
        </table:table-row>
        <table:table-row>
          <table:table-cell table:style-name="Tabelle70.A2" office:value-type="string">
            <text:p text:style-name="P134">DELETE</text:p>
          </table:table-cell>
          <table:table-cell table:style-name="Tabelle70.B2" office:value-type="string">
            <text:p text:style-name="P554">DELETE is pretty easy to understand. It is used to **delete** a resource identified by a URI.</text:p>
          </table:table-cell>
        </table:table-row>
      </table:table>
      <text:h text:style-name="P605" text:outline-level="3"><text:bookmark-start text:name="__RefHeading__6469_1851432170"/>dcddm:encodingSchemeValues<text:bookmark-end text:name="__RefHeading__6469_1851432170"/></text:h>
      <text:p text:style-name="P13">A list of encoding schemes, used to model objects and the object´s metadata.</text:p>
      <text:p text:style-name="P14">ToDo: Create and maintain a controlled vocabulary - maybe by harvesting the schema-registry </text:p>
      <text:p text:style-name="P14"/>
      <table:table table:name="Tabelle79" table:style-name="Tabelle79">
        <table:table-column table:style-name="Tabelle79.A"/>
        <table:table-column table:style-name="Tabelle79.B"/>
        <table:table-row>
          <table:table-cell table:style-name="Tabelle79.A1" office:value-type="string">
            <text:p text:style-name="P131">Value</text:p>
          </table:table-cell>
          <table:table-cell table:style-name="Tabelle79.B1" office:value-type="string">
            <text:p text:style-name="P552">Definition/Comment</text:p>
          </table:table-cell>
        </table:table-row>
        <table:table-row>
          <table:table-cell table:style-name="Tabelle79.A2" office:value-type="string">
            <text:p text:style-name="P143">TEI-P4</text:p>
          </table:table-cell>
          <table:table-cell table:style-name="Tabelle79.B2" office:value-type="string">
            <text:p text:style-name="P561">link to specification / schema </text:p>
          </table:table-cell>
        </table:table-row>
        <table:table-row>
          <table:table-cell table:style-name="Tabelle79.A2" office:value-type="string">
            <text:p text:style-name="P143">TEI-P5</text:p>
          </table:table-cell>
          <table:table-cell table:style-name="Tabelle79.B2" office:value-type="string">
            <text:p text:style-name="P552"/>
          </table:table-cell>
        </table:table-row>
        <table:table-row>
          <table:table-cell table:style-name="Tabelle79.A2" office:value-type="string">
            <text:p text:style-name="P143">LIDO</text:p>
          </table:table-cell>
          <table:table-cell table:style-name="Tabelle79.B2" office:value-type="string">
            <text:p text:style-name="P552"/>
          </table:table-cell>
        </table:table-row>
        <table:table-row>
          <table:table-cell table:style-name="Tabelle79.A2" office:value-type="string">
            <text:p text:style-name="P143">METS</text:p>
          </table:table-cell>
          <table:table-cell table:style-name="Tabelle79.B2" office:value-type="string">
            <text:p text:style-name="P552"/>
          </table:table-cell>
        </table:table-row>
        <table:table-row>
          <table:table-cell table:style-name="Tabelle79.A2" office:value-type="string">
            <text:p text:style-name="P143">OAI_DC</text:p>
          </table:table-cell>
          <table:table-cell table:style-name="Tabelle79.B2" office:value-type="string">
            <text:p text:style-name="P552"/>
          </table:table-cell>
        </table:table-row>
        <table:table-row>
          <table:table-cell table:style-name="Tabelle79.A2" office:value-type="string">
            <text:p text:style-name="P143">DC Simple</text:p>
          </table:table-cell>
          <table:table-cell table:style-name="Tabelle79.B2" office:value-type="string">
            <text:p text:style-name="P552"/>
          </table:table-cell>
        </table:table-row>
        <table:table-row>
          <table:table-cell table:style-name="Tabelle79.A2" office:value-type="string">
            <text:p text:style-name="P143"/>
          </table:table-cell>
          <table:table-cell table:style-name="Tabelle79.B2" office:value-type="string">
            <text:p text:style-name="P552"/>
          </table:table-cell>
        </table:table-row>
      </table:table>
      <text:h text:style-name="P636" text:outline-level="1"><text:bookmark-start text:name="__RefHeading__5349_93448129"/>Syntax Encoding Schemes<text:bookmark-end text:name="__RefHeading__5349_93448129"/></text:h>
      <text:h text:style-name="P630" text:outline-level="3"><text:bookmark-start text:name="__RefHeading__5355_93448129"/><text:span text:style-name="T290">dcddm:</text:span>periodValues<text:bookmark-end text:name="__RefHeading__5355_93448129"/></text:h>
      <table:table table:name="Tabelle54" table:style-name="Tabelle54">
        <table:table-column table:style-name="Tabelle54.A"/>
        <table:table-column table:style-name="Tabelle54.B"/>
        <table:table-row>
          <table:table-cell table:style-name="Tabelle54.A1" office:value-type="string">
            <text:p text:style-name="P363">Definition</text:p>
          </table:table-cell>
          <table:table-cell table:style-name="Tabelle54.B1" office:value-type="string">
            <text:p text:style-name="P505">This type is <text:span text:style-name="T289">used to validate dates against </text:span><text:span text:style-name="T195">ISO8601</text:span><text:span text:style-name="T289">. It validates strings against a special regular expressions </text:span><text:soft-page-break/><text:span text:style-name="T289">(RegEx) patterns.</text:span></text:p>
          </table:table-cell>
        </table:table-row>
        <table:table-row>
          <table:table-cell table:style-name="Tabelle54.A2" office:value-type="string">
            <text:p text:style-name="P434">See</text:p>
          </table:table-cell>
          <table:table-cell table:style-name="Tabelle54.B2" office:value-type="string">
            <text:p text:style-name="P507">ISO8601</text:p>
          </table:table-cell>
        </table:table-row>
        <table:table-row>
          <table:table-cell table:style-name="Tabelle54.A2" office:value-type="string">
            <text:p text:style-name="P434">Value</text:p>
          </table:table-cell>
          <table:table-cell table:style-name="Tabelle54.B2" office:value-type="string">
            <text:p text:style-name="P507">String</text:p>
          </table:table-cell>
        </table:table-row>
        <table:table-row>
          <table:table-cell table:style-name="Tabelle54.A2" office:value-type="string">
            <text:p text:style-name="P434">RegEx</text:p>
          </table:table-cell>
          <table:table-cell table:style-name="Tabelle54.B2" office:value-type="string">
            <text:p text:style-name="P507">[\d{,4}][-\d\d]+[-\d\d]+(/|--)[\d{,4}][-\d\d]+[-\d\d]+</text:p>
            <text:p text:style-name="P507">or </text:p>
            <text:p text:style-name="P507">[\d{,4}][-\d\d]+[-\d\d]+(/)*</text:p>
          </table:table-cell>
        </table:table-row>
      </table:table>
      <text:h text:style-name="P627" text:outline-level="3"><text:bookmark-start text:name="__RefHeading__5593_1948270698"/><text:span text:style-name="T305">d</text:span>cddm:languageValues<text:bookmark-end text:name="__RefHeading__5593_1948270698"/></text:h>
      <table:table table:name="Tabelle68" table:style-name="Tabelle68">
        <table:table-column table:style-name="Tabelle68.A"/>
        <table:table-column table:style-name="Tabelle68.B"/>
        <table:table-row>
          <table:table-cell table:style-name="Tabelle68.A1" office:value-type="string">
            <text:p text:style-name="P364">Definition</text:p>
          </table:table-cell>
          <table:table-cell table:style-name="Tabelle68.B1" office:value-type="string">
            <text:p text:style-name="P506">This type is <text:span text:style-name="T289">used to validate string against </text:span><text:span text:style-name="T196">ISO639-1 or ISO639-3</text:span><text:span text:style-name="T289">. It validates strings against a special regular expressions (RegEx) patterns.</text:span></text:p>
          </table:table-cell>
        </table:table-row>
        <table:table-row>
          <table:table-cell table:style-name="Tabelle68.A2" office:value-type="string">
            <text:p text:style-name="P435">See</text:p>
          </table:table-cell>
          <table:table-cell table:style-name="Tabelle68.B2" office:value-type="string">
            <text:p text:style-name="P300">ISO639-1</text:p>
            <text:p text:style-name="P300">ISO639-3</text:p>
          </table:table-cell>
        </table:table-row>
        <table:table-row>
          <table:table-cell table:style-name="Tabelle68.A2" office:value-type="string">
            <text:p text:style-name="P435">Value</text:p>
          </table:table-cell>
          <table:table-cell table:style-name="Tabelle68.B2" office:value-type="string">
            <text:p text:style-name="P508">String</text:p>
          </table:table-cell>
        </table:table-row>
        <table:table-row>
          <table:table-cell table:style-name="Tabelle68.A2" office:value-type="string">
            <text:p text:style-name="P435">RegEx</text:p>
          </table:table-cell>
          <table:table-cell table:style-name="Tabelle68.B2" office:value-type="string">
            <text:p text:style-name="P510">[a-z][a-z][a-z]?</text:p>
          </table:table-cell>
        </table:table-row>
      </table:table>
      <text:h text:style-name="P625" text:outline-level="3"><text:bookmark-start text:name="__RefHeading__5351_93448129"/>xs:anyString<text:bookmark-end text:name="__RefHeading__5351_93448129"/></text:h>
      <table:table table:name="Tabelle77" table:style-name="Tabelle77">
        <table:table-column table:style-name="Tabelle77.A"/>
        <table:table-column table:style-name="Tabelle77.B"/>
        <table:table-row>
          <table:table-cell table:style-name="Tabelle77.A1" office:value-type="string">
            <text:p text:style-name="P366">Definition</text:p>
          </table:table-cell>
          <table:table-cell table:style-name="Tabelle77.B1" office:value-type="string">
            <text:p text:style-name="P198">The string data type can contain characters, line feeds, carriage returns, and tab characters.</text:p>
          </table:table-cell>
        </table:table-row>
        <table:table-row>
          <table:table-cell table:style-name="Tabelle77.A2" office:value-type="string">
            <text:p text:style-name="P437">See</text:p>
          </table:table-cell>
          <table:table-cell table:style-name="Tabelle77.B2" office:value-type="string">
            <text:p text:style-name="P301"><text:a xlink:type="simple" xlink:href="http://www.w3schools.com/schema/schema_dtypes_string.asp" text:style-name="Internet_20_link" text:visited-style-name="Visited_20_Internet_20_Link">http://www.w3schools.com/schema/schema_dtypes_string.asp</text:a> </text:p>
          </table:table-cell>
        </table:table-row>
      </table:table>
      <text:p text:style-name="P12">Definition: </text:p>
      <text:h text:style-name="Heading_20_3" text:outline-level="3"><text:bookmark-start text:name="__RefHeading__5353_93448129"/><text:span text:style-name="T290">x</text:span>s:anyURI<text:bookmark-end text:name="__RefHeading__5353_93448129"/></text:h>
      <table:table table:name="Tabelle78" table:style-name="Tabelle78">
        <table:table-column table:style-name="Tabelle78.A"/>
        <table:table-column table:style-name="Tabelle78.B"/>
        <table:table-row>
          <table:table-cell table:style-name="Tabelle78.A1" office:value-type="string">
            <text:p text:style-name="P366">Definition</text:p>
          </table:table-cell>
          <table:table-cell table:style-name="Tabelle78.B1" office:value-type="string">
            <text:p text:style-name="P226">The anyURI data type is used to specify a URI.</text:p>
          </table:table-cell>
        </table:table-row>
        <table:table-row>
          <table:table-cell table:style-name="Tabelle78.A2" office:value-type="string">
            <text:p text:style-name="P437">See</text:p>
          </table:table-cell>
          <table:table-cell table:style-name="Tabelle78.B2" office:value-type="string">
            <text:p text:style-name="P301"><text:a xlink:type="simple" xlink:href="http://www.w3schools.com/schema/schema_dtypes_misc.asp" text:style-name="Internet_20_link" text:visited-style-name="Visited_20_Internet_20_Link">http://www.w3schools.com/schema/schema_dtypes_misc.asp</text:a> <text:s/></text:p>
          </table:table-cell>
        </table:table-row>
      </table:table>
      <text:p text:style-name="P36"/>
      <text:h text:style-name="P62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2cm" fo:margin-right="2cm" fo:margin-top="2.401cm" fo:margin-bottom="0.801cm" loext:contextual-spacing="false" fo:text-align="center" style:justify-single-word="false" fo:text-indent="0cm" style:auto-text-indent="false" style:page-number="auto" fo:keep-with-next="always"/>
      <style:text-properties fo:color="#000000" style:font-name="Ubuntu" fo:font-family="Ubuntu" style:font-style-name="Bold" style:font-pitch="variable" fo:font-size="22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loext:contextual-spacing="false" fo:line-height="105%" fo:text-align="justify" style:justify-single-word="false" fo:orphans="2" fo:widows="2" fo:hyphenation-ladder-count="1" fo:text-indent="0cm" style:auto-text-indent="false" style:page-number="auto">
        <style:tab-stops/>
      </style:paragraph-properties>
      <style:text-properties style:font-name="WeblySleek UI Semilight" fo:font-family="'WeblySleek UI Semilight'" style:font-style-name="Semilight" style:font-pitch="variable" fo:font-size="11pt" fo:font-weight="normal" style:font-size-asian="10.5pt" fo:hyphenate="true" fo:hyphenation-remain-char-count="4" fo:hyphenation-push-char-count="4"/>
    </style:style>
    <style:style style:name="List" style:family="paragraph" style:parent-style-name="Text_20_body" style:class="list" style:master-page-name="">
      <style:paragraph-properties fo:margin-top="0.049cm" fo:margin-bottom="0.049cm" loext:contextual-spacing="false" style:page-number="auto"/>
      <style:text-properties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Heading_20_1" style:display-name="Heading 1" style:family="paragraph" style:parent-style-name="normal" style:default-outline-level="1" style:class="text" style:master-page-name="">
      <style:paragraph-properties fo:margin-top="0.801cm" fo:margin-bottom="0.4cm" loext:contextual-spacing="false" fo:line-height="100%" fo:text-align="start" style:justify-single-word="false" style:register-true="true" style:page-number="auto" fo:keep-with-next="always"/>
      <style:text-properties fo:color="#004586" style:font-name="Ubuntu" fo:font-family="Ubuntu" style:font-style-name="Bold" style:font-pitch="variable" fo:font-size="16pt" fo:font-weight="bold" style:font-size-asian="18pt" style:font-weight-asian="bold"/>
    </style:style>
    <style:style style:name="Heading_20_2" style:display-name="Heading 2" style:family="paragraph" style:parent-style-name="normal" style:default-outline-level="2" style:class="text" style:master-page-name="">
      <style:paragraph-properties fo:margin-top="0.6cm" fo:margin-bottom="0.199cm" loext:contextual-spacing="false" fo:line-height="100%" style:register-true="true" style:page-number="auto" fo:keep-with-next="always">
        <style:tab-stops/>
      </style:paragraph-properties>
      <style:text-properties fo:color="#3465a4" style:font-name="Ubuntu" fo:font-family="Ubuntu" style:font-style-name="Bold" style:font-pitch="variable" fo:font-size="14pt" fo:font-weight="bold" style:font-size-asian="14pt" style:font-weight-asian="bold"/>
    </style:style>
    <style:style style:name="Heading_20_3" style:display-name="Heading 3" style:family="paragraph" style:parent-style-name="normal" style:default-outline-level="3" style:class="text" style:master-page-name="">
      <style:paragraph-properties fo:margin-top="0.494cm" fo:margin-bottom="0.141cm" loext:contextual-spacing="false" fo:line-height="100%" style:page-number="auto" fo:keep-with-next="always"/>
      <style:text-properties fo:color="#000000" style:font-name="Ubuntu" fo:font-family="Ubuntu" style:font-style-name="Bold" style:font-pitch="variable" fo:font-size="12pt" fo:font-style="normal" fo:font-weight="bold" style:font-size-asian="12pt" style:font-weight-asian="bold"/>
    </style:style>
    <style:style style:name="Heading_20_4" style:display-name="Heading 4" style:family="paragraph" style:parent-style-name="normal" style:default-outline-level="4" style:class="text">
      <style:paragraph-properties fo:margin-top="0.423cm" fo:margin-bottom="0.071cm" loext:contextual-spacing="false" fo:line-height="100%"/>
      <style:text-properties fo:color="#333333" style:font-name="WeblySleek UI Semilight1" fo:font-family="'WeblySleek UI Semilight'" style:font-style-name="Italic" style:font-pitch="variable" fo:font-size="12pt" fo:font-style="normal" fo:font-weight="bold" style:font-size-asian="11pt" style:font-style-asian="italic"/>
    </style:style>
    <style:style style:name="Heading_20_5" style:display-name="Heading 5" style:family="paragraph" style:parent-style-name="normal" style:default-outline-level="" style:class="text">
      <style:paragraph-properties fo:margin-top="0.388cm" fo:margin-bottom="0.071cm" loext:contextual-spacing="false" fo:line-height="100%"/>
      <style:text-properties fo:color="#666666" fo:font-size="10pt" fo:font-weight="bold" style:font-size-asian="10pt" style:font-weight-asian="bold"/>
    </style:style>
    <style:style style:name="Heading_20_6" style:display-name="Heading 6" style:family="paragraph" style:parent-style-name="normal" style:default-outline-level="" style:class="text">
      <style:paragraph-properties fo:margin-top="0.353cm" fo:margin-bottom="0.071cm" loext:contextual-spacing="false" fo:line-height="100%"/>
      <style:text-properties fo:color="#666666" fo:font-size="10pt" fo:font-style="italic" style:font-size-asian="10pt" style:font-style-asian="italic"/>
    </style:style>
    <style:style style:name="Title" style:family="paragraph" style:parent-style-name="normal" style:default-outline-level="" style:class="chapter">
      <style:paragraph-properties fo:margin-top="0.847cm" fo:margin-bottom="0.212cm" loext:contextual-spacing="false" fo:line-height="100%" fo:text-align="start" style:justify-single-word="false"/>
      <style:text-properties fo:font-size="36pt" fo:font-weight="bold" style:font-size-asian="36pt" style:font-weight-asian="bold"/>
    </style:style>
    <style:style style:name="Subtitle" style:family="paragraph" style:parent-style-name="normal" style:default-outline-level="" style:class="chapter">
      <style:paragraph-properties fo:margin-top="0.635cm" fo:margin-bottom="0.141cm" loext: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Quotations" style:family="paragraph" style:parent-style-name="Standard" style:class="html"/>
    <style:style style:name="Authors" style:family="paragraph" style:parent-style-name="Heading_20_1" style:default-outline-level="" style:list-style-name="">
      <style:text-properties fo:font-size="14pt"/>
    </style:style>
    <style:style style:name="Footer" style:family="paragraph" style:parent-style-name="Standard" style:class="extra">
      <style:text-properties style:font-name="Ubuntu Light" fo:font-family="'Ubuntu Light'" style:font-style-name="Light" style:font-pitch="variable" fo:font-size="10pt" fo:font-weight="250" style:font-size-asian="10.5pt"/>
    </style:style>
    <style:style style:name="Autoren" style:family="paragraph" style:parent-style-name="Heading">
      <style:paragraph-properties fo:margin-top="0.6cm" fo:margin-bottom="0.6cm" loext:contextual-spacing="false" fo:text-align="center" style:justify-single-word="false"/>
      <style:text-properties style:font-name="Ubuntu1" fo:font-family="Ubuntu" style:font-style-name="Regular" style:font-pitch="variable" fo:font-size="14pt" fo:font-weight="normal" style:font-size-asian="18pt" style:font-size-complex="18pt"/>
    </style:style>
    <style:style style:name="Table_20_Contents" style:display-name="Table Contents" style:family="paragraph" style:parent-style-name="Standard" style:class="extra">
      <style:text-properties style:font-name="WeblySleek UI Semilight2" fo:font-family="'WeblySleek UI Semilight'" fo:font-size="11pt" style:font-size-asian="11pt" style:font-size-complex="11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fo:line-height="95%" fo:text-align="justify" style:justify-single-word="false" style:page-number="auto"/>
      <style:text-properties style:font-name="WeblySleek UI Semilight" fo:font-family="'WeblySleek UI Semilight'" style:font-style-name="Semilight" style:font-pitch="variable" fo:font-size="10pt" fo:font-weight="250" style:font-size-asian="10.5pt"/>
    </style:style>
    <style:style style:name="Table_20_Heading" style:display-name="Table Heading" style:family="paragraph" style:parent-style-name="Table_20_Contents" style:class="extra"/>
    <style:style style:name="Header" style:family="paragraph" style:parent-style-name="Standard" style:class="extra"/>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ibliography" style:family="paragraph" style:parent-style-name="Text_20_body">
      <style:paragraph-properties fo:margin-left="0.801cm" fo:margin-right="0cm" fo:margin-top="0.249cm" fo:margin-bottom="0.249cm" loext:contextual-spacing="false" fo:text-indent="-0.801cm" style:auto-text-indent="false">
        <style:tab-stops/>
      </style:paragraph-properties>
      <style:text-properties fo:font-size="11pt" style:font-size-asian="10.5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Blockquote" style:family="paragraph" style:parent-style-name="Text_20_body" style:master-page-name="">
      <style:paragraph-properties fo:margin-left="1.199cm" fo:margin-right="0.6cm" fo:text-indent="0cm" style:auto-text-indent="false" style:page-number="auto"/>
      <style:text-properties fo:font-size="10pt" fo:font-weight="normal" style:font-size-asian="10.5pt"/>
    </style:style>
    <style:style style:name="Contents_20_Heading" style:display-name="Contents Heading" style:family="paragraph" style:parent-style-name="Heading" style:class="index">
      <style:paragraph-properties fo:margin-top="0cm" fo:margin-bottom="0.801cm" loext:contextual-spacing="false"/>
      <style:text-properties fo:font-size="16pt"/>
    </style:style>
    <style:style style:name="Bildunterschrift" style:family="paragraph" style:parent-style-name="caption" style:master-page-name="">
      <style:paragraph-properties fo:margin-top="0.6cm" fo:margin-bottom="0.6cm" loext:contextual-spacing="false" fo:text-align="center" style:justify-single-word="false" style:page-number="auto"/>
      <style:text-properties style:font-name="Ubuntu" fo:font-family="Ubuntu" style:font-style-name="Bold" style:font-pitch="variable" fo:font-size="11pt"/>
    </style:style>
    <style:style style:name="Contents_20_1" style:display-name="Contents 1" style:family="paragraph" style:parent-style-name="Heading_20_1" style:default-outline-level="" style:list-style-name="" style:class="index" style:master-page-name="">
      <style:paragraph-properties fo:margin-left="0cm" fo:margin-right="0cm" fo:margin-top="0.4cm" fo:margin-bottom="0.199cm" loext:contextual-spacing="false" fo:text-indent="0cm" style:auto-text-indent="false" style:page-number="auto" fo:keep-with-next="auto"/>
    </style:style>
    <style:style style:name="Contents_20_2" style:display-name="Contents 2" style:family="paragraph" style:parent-style-name="Heading_20_2" style:default-outline-level="" style:list-style-name="" style:class="index">
      <style:paragraph-properties fo:margin-left="0cm" fo:margin-right="0cm" fo:margin-top="0.3cm" fo:margin-bottom="0.101cm" loext:contextual-spacing="false" fo:text-indent="0cm" style:auto-text-indent="false"/>
      <style:text-properties fo:color="#000000" fo:font-weight="normal"/>
    </style:style>
    <style:style style:name="Contents_20_3" style:display-name="Contents 3" style:family="paragraph" style:parent-style-name="Heading_20_3" style:default-outline-level="" style:list-style-name="" style:class="index" style:master-page-name="">
      <style:paragraph-properties fo:margin-left="0.6cm" fo:margin-right="0cm" fo:margin-top="0.101cm" fo:margin-bottom="0.101cm" loext:contextual-spacing="false" fo:text-indent="0cm" style:auto-text-indent="false" style:page-number="auto">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LO-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hi" style:country-asian="IN" style:font-style-asian="normal" style:font-weight-asian="normal" style:font-name-complex="Liberation Serif1" style:font-family-complex="'Liberation Serif'" style:font-family-generic-complex="system" style:font-pitch-complex="variable" style:font-size-complex="12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language="de" fo:country="D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citatio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 style:font-family-asian="'Times New Roman'" style:font-family-generic-asian="system" style:font-pitch-asian="variable" style:font-size-asian="12pt" style:font-style-asian="normal" style:font-weight-asian="normal" style:font-name-complex="Arial1" style:font-family-complex="Arial"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Numbering_20_Symbols" style:num-suffix="." style:num-format="1"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fo:text-indent="-1.27cm" fo:margin-left="1.771cm"/>
        </style:list-level-properties>
      </text:list-level-style-number>
      <text:list-level-style-number text:level="3" text:style-name="Zeichenformat"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4" text:style-name="Zeichenformat"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Zeichenformat"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Zeichenformat"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Zeichenformat"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Zeichenformat"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Zeichenformat"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35z1"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3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4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2.065cm" fo:margin-left="12.7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cm" fo:margin-left="2.401cm" fo:margin-right="2.401cm" style:shadow="none"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WP-Template</dc:title>
    <meta:generator>LibreOffice/4.4.1.2$Windows_x86 LibreOffice_project/45e2de17089c24a1fa810c8f975a7171ba4cd432</meta:generator>
    <meta:editing-duration>P1DT7H32M21S</meta:editing-duration>
    <meta:editing-cycles>186</meta:editing-cycles>
    <meta:creation-date>2015-05-21T13:35:48.702000000</meta:creation-date>
    <dc:date>2015-06-08T15:00:04.542000000</dc:date>
    <meta:document-statistic meta:table-count="79" meta:image-count="0" meta:object-count="0" meta:page-count="36" meta:paragraph-count="1440" meta:word-count="8186" meta:character-count="64119" meta:non-whitespace-character-count="56660"/>
    <meta:user-defined meta:name="ZOTERO_PREF_1">&lt;data data-version="3" zotero-version="4.0.26.4"&gt;&lt;session id="bbzXgKH8"/&gt;&lt;style id="http://www.zotero.org/styles/chicago-fullnote-bibliography" hasBibliography="1" bibliographyStyleHasBeenSet="0"/&gt;&lt;prefs&gt;&lt;pref name="fieldType" value="ReferenceMark"/&gt;&lt;pref</meta:user-defined>
    <meta:user-defined meta:name="ZOTERO_PREF_2"> name="storeReferences" value="true"/&gt;&lt;pref name="automaticJournalAbbreviations" value="true"/&gt;&lt;pref name="noteType" value="1"/&gt;&lt;/prefs&gt;&lt;/data&gt;</meta:user-defined>
    <meta:template xlink:type="simple" xlink:actuate="onRequest" xlink:title="DWP-Template" xlink:href="file:///C:/Users/andorfer/AppData/Roaming/LibreOffice/4/user/template/DWP-Template.ott" meta:date="2015-05-21T13:35:48.553000000"/>
  </office:meta>
</office:document-meta>
</file>